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mm"/>
    </style:style>
    <style:style style:name="co3" style:family="table-column">
      <style:table-column-properties fo:break-before="auto" style:column-width="48.07mm"/>
    </style:style>
    <style:style style:name="co4" style:family="table-column">
      <style:table-column-properties fo:break-before="auto" style:column-width="7.85mm"/>
    </style:style>
    <style:style style:name="co5" style:family="table-column">
      <style:table-column-properties fo:break-before="auto" style:column-width="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3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mm"/>
    </style:style>
    <style:style style:name="ce21" style:family="table-cell" style:parent-style-name="Default" style:data-style-name="N3">
      <style:table-cell-properties fo:background-color="#00cc33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3">
      <style:table-cell-properties fo:background-color="#00cccc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0.99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00" style:text-align-source="fix" style:repeat-content="false" fo:border-left="none" fo:border-right="none" fo:border-top="0.99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results_phrases_PROB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column table:style-name="co3" table:default-cell-style-name="ce7"/>
        <table:table-column table:style-name="co4" table:default-cell-style-name="ce13"/>
        <table:table-column table:style-name="co3" table:default-cell-style-name="ce17"/>
        <table:table-column table:style-name="co5" table:default-cell-style-name="ce17"/>
        <table:table-column table:style-name="co3" table:default-cell-style-name="ce14"/>
        <table:table-column table:style-name="co5" table:default-cell-style-name="ce20"/>
        <table:table-row table:style-name="ro1">
          <table:table-cell/>
          <table:table-cell table:style-name="Default"/>
          <table:table-cell table:style-name="ce2" office:value-type="string" calcext:value-type="string" table:number-columns-spanned="72" table:number-rows-spanned="1">
            <text:p>1 Ngram</text:p>
          </table:table-cell>
          <table:covered-table-cell table:number-columns-repeated="71" table:style-name="ce9"/>
          <table:table-cell table:style-name="ce23" office:value-type="string" calcext:value-type="string" table:number-columns-spanned="72" table:number-rows-spanned="1">
            <text:p>3 Ngram</text:p>
          </table:table-cell>
          <table:covered-table-cell table:number-columns-repeated="71" table:style-name="ce9"/>
          <table:table-cell table:style-name="ce26" office:value-type="string" calcext:value-type="string" table:number-columns-spanned="72" table:number-rows-spanned="1">
            <text:p>5 Ngram</text:p>
          </table:table-cell>
          <table:covered-table-cell table:number-columns-repeated="71" table:style-name="ce9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24" table:number-rows-spanned="1">
            <text:p>50000 characters</text:p>
          </table:table-cell>
          <table:covered-table-cell table:number-columns-repeated="23" table:style-name="ce10"/>
          <table:table-cell table:style-name="ce21" office:value-type="string" calcext:value-type="string" table:number-columns-spanned="24" table:number-rows-spanned="1">
            <text:p>500000 characters</text:p>
          </table:table-cell>
          <table:covered-table-cell table:number-columns-repeated="23" table:style-name="ce10"/>
          <table:table-cell table:style-name="ce22" office:value-type="string" calcext:value-type="string" table:number-columns-spanned="24" table:number-rows-spanned="1">
            <text:p>1100000 characteres</text:p>
          </table:table-cell>
          <table:covered-table-cell table:number-columns-repeated="23" table:style-name="ce10"/>
          <table:table-cell table:style-name="ce3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2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  <table:table-cell table:style-name="ce3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2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style-name="ce6" office:value-type="string" calcext:value-type="string">
            <text:p>0.9482968978138688331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272800000000001041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2108000000000000984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547972878372703586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371799999999997909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3348000000000008747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3607616456987385867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151599999999998624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1424000000000016364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452367142028521573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2722000000000004416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string" calcext:value-type="string">
            <text:p>0.92625999999999986123</text:p>
          </table:table-cell>
          <table:table-cell table:style-name="ce19" office:value-type="string" calcext:value-type="string">
            <text:p>af</text:p>
          </table:table-cell>
          <table:table-cell table:style-name="ce6" office:value-type="string" calcext:value-type="string">
            <text:p>0.95800958009580117203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406236437418624696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1494000000000019757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96396378378270286547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510097060582363148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3069999999999986073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94446166677000054079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296055776334658515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0494200000000013517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95105770634623787441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405436432618594633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2240999999999995218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95629948353935123606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405042209321141655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2290699238906315216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6202409664841503911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5107527663736979306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3416612424045175622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4157385496374046419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3049701998916378720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1552787464681695262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94978031558554776304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string" calcext:value-type="string">
            <text:p>0.94168160611493134660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92675337001225455147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string" calcext:value-type="string">
            <text:p>0.07628305132205288885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0673826953078122958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6004240169606783056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string" calcext:value-type="string">
            <text:p>0.11418456738269533446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10716428657146286063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8530341213648545695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07130285211408458890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0610224408976358864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5456218248729947234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string" calcext:value-type="string">
            <text:p>0.10452418096723870011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1000840033601344131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7522300892035678477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08587485874858748203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07897278972789727181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6241462414624147220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string" calcext:value-type="string">
            <text:p>0.13963939639396397152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12913929139291396853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8478433913735651528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string" calcext:value-type="string">
            <text:p>0.07999679996799968773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07418074180741805745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5708257082570825786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string" calcext:value-type="string">
            <text:p>0.13018130181301812431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string" calcext:value-type="string">
            <text:p>0.1200712007120071089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string" calcext:value-type="string">
            <text:p>0.07745030980123923658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0.08634062793183953921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861960030654740500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5962674307927413875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14435533284727017356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1404690757122999955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8452038418356451477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0.08217953916112269441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814259727107354142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5516671469727536803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13539346578254060627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1295935519589669904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7765853481152183713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string" calcext:value-type="string">
            <text:p>0.00308024641971357642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30402432194575551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190015201216097297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01196095687655011897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73205856468517441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324025922073765873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string" calcext:value-type="string">
            <text:p>0.00286022881830546444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27202176174093927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174013921113689088</text:p>
          </table:table-cell>
          <table:table-cell table:style-name="ce19" office:value-type="string" calcext:value-type="string">
            <text:p>da</text:p>
          </table:table-cell>
          <table:table-cell table:style-name="ce24" office:value-type="string" calcext:value-type="string">
            <text:p>0.01072085766861348606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906072485798863417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288023041843347418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string" calcext:value-type="string">
            <text:p>0.00672609416531831390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38820543487608836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216603032442454213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01919226869176169498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116461630462826593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344002752022016167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string" calcext:value-type="string">
            <text:p>0.00657609206528891616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32900460606448489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202602836439710193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01804825267553746351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143322006508091182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327002616020928213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string" calcext:value-type="string">
            <text:p>0.00922008381894380731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38127584680238296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202910751087963465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02461836086080625499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116155495817693039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348277476511043259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string" calcext:value-type="string">
            <text:p>0.00896279245667241063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035909384713147659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192092480756660740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string" calcext:value-type="string">
            <text:p>0.02337289725743459806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string" calcext:value-type="string">
            <text:p>0.01415557036375752337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string" calcext:value-type="string">
            <text:p>0.00328913576094219499</text:p>
          </table:table-cell>
          <table:table-cell table:style-name="ce19"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0.4054241772779890729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106955595608716869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1938323266887922169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07368739597518492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755252949733312029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586588992544914589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026024596813446709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164828193111352217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1890636242162606617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005371851498150448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680350721241262834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589195570753949127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313603420899558504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225742007895683827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076543021725565096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452773538912780937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875630499012422403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832209820294372737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307677615515255409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267705825840089783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041477974475092716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444009620076336264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821959098436212842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804797528225422609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27757921943477137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18225685377286926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066012605014262704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424022881842935017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880142583395325695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780363059725233565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303580578385358901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2220560435396987941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026564283490712992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42311927725818732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3829687806061057298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3761891353360669598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22491978963384388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51015343643131645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19146519552166157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135199665731510713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9118254325930428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41189978478236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71494042163153075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42343635539860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20404582052945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782064650677789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41169374925380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69054855017003638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42325086290269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20393762771593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10020189249882909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122672177478331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29946635096258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64292623032156095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146829510382314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10267218358533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962155958079605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122633642370112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29832668562035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62278394892124940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146656237778646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102603517621687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1323145115940590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3329197058200417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129815337682147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3283190066857688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262020175553517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121386882289406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258108477831062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1461354601409340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286291777127577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1842855662964597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296048661290727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223513634331694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0.9476999999999999868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216600000000002568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179861583390023672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573000000000001508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290599999999998859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470816497979758441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407600000000002626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137999999999999456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144777373284793897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512800000000001254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220599999999999907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416009921190543696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419854198541984802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890111296917132532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89033089161907952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522117132702797581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010283419111837499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548374191896562779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340213402134018849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757733660049009660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16341749312893183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470976825860953907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900948330869661306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457982621775588238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418455177529856392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932526750707410201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341511535401749943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507795525413869075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9050980670280022177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608593664763428687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342984338934298138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813549921120944485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67394022047961366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9439403994581772039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957826620246823745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530766992762846001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40613624544981730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34813392535701498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74827972475596060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1040441617664706747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861034441377655224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34069451112177873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14012560502420073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00212008480339222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60225636101776342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942237689507580134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779831193247730036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04464714354296484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09504333060662897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63821156100351693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90550488078092515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980289802898028778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640310924151229476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84483951881648292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85844001816025553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35996343436889327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79108657385181648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893588935889358809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582842763672441477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34017290282317294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15159702613315509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65116177569736620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00659530691270765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973019705669516538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646958966436838728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500564608074713854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89994336296701647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36855816101903746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86048752901471423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879955054055134994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592481462791469501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552232156657374379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00262020961676934097</text:p>
          </table:table-cell>
          <table:table-cell table:style-name="ce14" office:value-type="string" calcext:value-type="string">
            <text:p>ru</text:p>
          </table:table-cell>
          <table:table-cell office:value-type="string" calcext:value-type="string">
            <text:p>0.0020001600128010240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12002400480096018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00724057924633970777</text:p>
          </table:table-cell>
          <table:table-cell table:style-name="ce14" office:value-type="string" calcext:value-type="string">
            <text:p>ru</text:p>
          </table:table-cell>
          <table:table-cell office:value-type="string" calcext:value-type="string">
            <text:p>0.0061604928394271519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0202040408081615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00244019521561724849</text:p>
          </table:table-cell>
          <table:table-cell table:style-name="ce14" office:value-type="string" calcext:value-type="string">
            <text:p>ru</text:p>
          </table:table-cell>
          <table:table-cell office:value-type="string" calcext:value-type="string">
            <text:p>0.0020401632130570444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14002800560112023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00632050564045123602</text:p>
          </table:table-cell>
          <table:table-cell table:style-name="ce14" office:value-type="string" calcext:value-type="string">
            <text:p>ru</text:p>
          </table:table-cell>
          <table:table-cell office:value-type="string" calcext:value-type="string">
            <text:p>0.0051804144331546496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7601520304060812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21420385566940200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6881100976156185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5120839817730107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60580848131873846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24243539556775286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1841610459022429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21540387726979087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6320998717797410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860797170736000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53040742570395985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9542853256575465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0140141961987466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21909489263441149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6664969357507865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6209181224454173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61909878853003592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24413418742413408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3372897473240565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21654840747828366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6201234609435878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5627344348018974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2827945082937442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9957938304057138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25274321673184922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0.37401931672553367925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342618288964264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2000000000000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5000716024631247647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3596174610519821679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33665499596014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2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4838553943145996183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0166286948545848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213563302566952217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8452529345405868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3233728104298937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5533604940909472302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2900568359608349244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57432053258666959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85841920751219213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8255118494677536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3169631789210071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5414385555367553504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2789632345910924016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60137937475738445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273560557588479968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4086464787293498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1631910851041508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5590394375146042760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2904374588391472333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71338167080698955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146267926524714875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39894806781530463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1600114293878134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5460771852981625151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2788168401142562813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5449276477934816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48763714794786026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180448543522470084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65862462592169825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168981284257760378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460551651862093313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20367220953365423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440169699467113807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212965485596294801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09566595206565557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218874711195127004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95202987715211412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210985865185442031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625214917627934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246340694909913827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617074450032396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235735181345678646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05997626202681885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18508412521042135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561922273662390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74652201219984348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207779827488781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22960047679184201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11946343849908411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222132129509288855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0.9298599999999999088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168599999999997862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090199999999999391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406399999999999206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314599999999999546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217199999999999837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4119999999999941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064400000000000234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043799999999998506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349200000000000843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192200000000000370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183399999999998231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30624612492248637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26999999999998536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0946109461094626347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508199999999996876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9348592183106195774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64875589253536158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39669676036111800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077740000000001918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009739999999999415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68371220454645342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20239999999998437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1591149546897288047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2597636363636370849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9221828581922184575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082870979384302101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831181818181808030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9340047945934003559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27806282931939607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19954835911997514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084300000000000707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8985972727272727445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45465181924544806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2373636363636340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144023381924463178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92619704788191462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436617464698587989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37026962156972628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709028361134445422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611824472978919203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38035042803424298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452018080723228937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94215768630745283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03424273941915387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686427457098283955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94423776951078092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18633490679254233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471891325391809446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88141552566210121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07361229444917741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654170466727467675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39962159848639405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06681626726506997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33766940271044301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52881411525646296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2710810843243373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632430118881902314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1438205752823006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6778147112588449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62569103089400177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75737046794630408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07902519202429766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644716710288394390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18373669770308617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0061091186778127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24523198910532542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37718795852356007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25672518341409312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624725564938494806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495009990927256157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6473158319143772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3603488279062322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580126410112809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6000720086410368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9404752380190382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0602448195855658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820065605248419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9203136250900065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7201376110088811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640051204096327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57204576366109262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0002400192015352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8600688055044403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1960894905057354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0780086240689923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5020070280983933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7860957219144377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21460171681373443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868019096420121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30440608812176230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0620084960679685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46000368002944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6580931618632383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9500156001247999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8340183484036649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9800406369177752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0745493619976800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443649673126557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6755183025223084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6736424496089077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903648686118447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8736755501211370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0181855206746210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429103392098679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5236980504279617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5836421223349903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86637545057432607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table:style-name="ce8" office:value-type="string" calcext:value-type="string">
            <text:p>0.90211412684761083103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973600000000001575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88599999999999989875</text:p>
          </table:table-cell>
          <table:table-cell office:value-type="string" calcext:value-type="string">
            <text:p>cr</text:p>
          </table:table-cell>
          <table:table-cell table:style-name="ce8" office:value-type="string" calcext:value-type="string">
            <text:p>0.9155949356961419205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37799999999999256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0494000000000007766</text:p>
          </table:table-cell>
          <table:table-cell office:value-type="string" calcext:value-type="string">
            <text:p>cr</text:p>
          </table:table-cell>
          <table:table-cell table:style-name="ce8" office:value-type="string" calcext:value-type="string">
            <text:p>0.87093225593535616991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686400000000000787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86583999999999994301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8906534392063523153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891600000000001724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88131999999999999229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0881108811088118227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922318446368927569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89184799999999986309</text:p>
          </table:table-cell>
          <table:table-cell office:value-type="string" calcext:value-type="string">
            <text:p>cr</text:p>
          </table:table-cell>
          <table:table-cell table:style-name="ce8" office:value-type="string" calcext:value-type="string">
            <text:p>0.92157152942917686111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01379999999998915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0940345642073849852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7767726606359630637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7705799999999989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6093516561099359130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349336096016584996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9311599999999979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8555731334388021470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0713253883909539255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92659999999999898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89207073888920707105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92025905760704462821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13218181818182328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90862363169086235448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87516397921066357846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64144723683875515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5676038578567603743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89238691002711856282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8894170759889418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8106593114884068640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04464178567142684795</text:p>
          </table:table-cell>
          <table:table-cell table:style-name="ce14" office:value-type="string" calcext:value-type="string">
            <text:p>bs</text:p>
          </table:table-cell>
          <table:table-cell office:value-type="string" calcext:value-type="string">
            <text:p>0.040661626465058602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684294743579485942</text:p>
          </table:table-cell>
          <table:table-cell office:value-type="string" calcext:value-type="string">
            <text:p>sr</text:p>
          </table:table-cell>
          <table:table-cell table:style-name="ce8" office:value-type="string" calcext:value-type="string">
            <text:p>0.08750700056004483141</text:p>
          </table:table-cell>
          <table:table-cell table:style-name="ce14" office:value-type="string" calcext:value-type="string">
            <text:p>sr</text:p>
          </table:table-cell>
          <table:table-cell office:value-type="string" calcext:value-type="string">
            <text:p>0.0870034801392055717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8352334093363733558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4194167766710667905</text:p>
          </table:table-cell>
          <table:table-cell table:style-name="ce14" office:value-type="string" calcext:value-type="string">
            <text:p>bs</text:p>
          </table:table-cell>
          <table:table-cell office:value-type="string" calcext:value-type="string">
            <text:p>0.0379415176607064419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35026802144171506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750830033201328045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48459876790143197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722628905156205980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750830033201328045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21110106642559531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09163091630916264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957903831615326550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836953391254259965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744027440274402235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40316161264645052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98426374821997109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286362863628636318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844423377693510474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20991535864573818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640286402864028575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431691693984898247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11213950710326431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2166663939359227825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938983525424591514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819400592916098291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35478568857114881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39927345322446052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83268165896506057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206329523594802784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812492386349793482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00653734998686605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478123397709793382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1402512200976078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0802464197135772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2801536184342122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60204816385310789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46405568668240176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2203376270101601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060244819585566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6802144171533719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1401368164179702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50044003520281429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9204704564547712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6602928234258742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40620324962599707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7300764421403799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21700303804253261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80380643045144355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61600862412073756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5300906018120373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9340314722517786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5940518810376208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21000294004116055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74080592644741134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4800767210740966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9540790815816295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6527405554202005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2991222607581006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3682017192977354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65263873686813387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9764178602435477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7927755444160196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4745580893021416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1436655954399372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3318351324471400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8300212000770915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4245890402241478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4173193270817334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table:style-name="ce8" office:value-type="string" calcext:value-type="string">
            <text:p>0.96749999999999991562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638799999999998480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5215712942776575822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7267999999999987804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699000000000000953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5823749424965487531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5793999999999990269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540400000000001101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68199999999998839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6404000000000000803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62819999999999898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5090000000000007851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6249184996740000386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605536055360553993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847199999999999065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6978399999999975734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657137942827658250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6362599999999987155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529399999999975446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477777911111645581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769368616211679957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6050199999999996692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567459999999999853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535957215743294801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5976894461434414385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591558809331381940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207146370222495158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6722172878653311923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645359445157078992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6128052189612800404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463540890131747485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45988943606209997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544026429403271727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576723039957670824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55132604907104276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529058070686291515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09229292100894109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69606784271370859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5780631225249013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665693197047586560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61302452098083888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585623424936997372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95427359830376255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5540621624864995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488059522380895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607485047906707181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55722228889155560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30021200848033932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230005060111322552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91100764403057711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71800687202748776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45156393440655900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700227002270022019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6720667206672065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16684767064875515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6390065560262238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6000064000256001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677354901807839804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59922599225992266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528889520011360386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22477558805293885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9311905963208930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778003232733150335</text:p>
          </table:table-cell>
          <table:table-cell office:value-type="string" calcext:value-type="string">
            <text:p>cr</text:p>
          </table:table-cell>
          <table:table-cell table:style-name="ce8" office:value-type="string" calcext:value-type="string">
            <text:p>0.07133863579131868859</text:p>
          </table:table-cell>
          <table:table-cell table:style-name="ce14" office:value-type="string" calcext:value-type="string">
            <text:p>nl</text:p>
          </table:table-cell>
          <table:table-cell office:value-type="string" calcext:value-type="string">
            <text:p>0.071219088242941278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63101310644704131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07475367868318327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6757348897040440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63291205984010916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654799242899455485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607985687181645459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540115474091966626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8201476265727831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32002560204816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2600364050967135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47408533536036487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18801504120329623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6200496039683174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00018003240583326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32002560204816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2600364050967135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42607669380488487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17201376110088800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5800464037122969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1580301087828284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2940094083010656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26200209601676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65281697324130437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36320508487118824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30320303203032034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13320346329004561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2860091522928734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244001952015616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5770150023900621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35560497846969861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26540265402654026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11781989556211723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355457130597313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3245481099390813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55973541433329953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34236612629910036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28064197647589316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123456341183144497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331820595058873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3100025363843886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50082546655224081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3319115048109441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253823258283347470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table:style-name="ce8" office:value-type="string" calcext:value-type="string">
            <text:p>0.87305999999999994721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6479999999999990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5909999999999997478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9319999999999988294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91899999999999915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8114000000000003432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6776000000000008683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57500000000000039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5209999999999996856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88787999999999989154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85859999999999758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7484000000000006203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86743600000000009587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8643871863231178398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6156544626178510615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923159999999996649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8898273389640336539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8522600000000006837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5901600000000011281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8541491248947494785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5362882903063241891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88521199999999988783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8804032824196945661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7856527139162843287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87448681631569591399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6845782306679009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6114833353636477398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431052476554462327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93892437888467061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8827141189604352789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6882588663958792985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60308709932845361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5171491532696486093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8796413805141105602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87266056180152973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87927592463972614745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04182167286691468311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344213768550742094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972118884755390461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0.09862394495779830406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662426497059882407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202208088323533042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4456178247129884834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335413416536661512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040121604864194638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0.09698387935517417680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629625185007400417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4790191607664306267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3976215904863619754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381464577574930768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700827008270082971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8595034380137520080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740107401074010795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397853978539785685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411121644486577841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376204514454173480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725627256272562804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0.08212632850531402517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697246972469724862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12845128451284715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12694285680519218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8588357219805545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747017481020333843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834812885513116081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759242575621073417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34385218815028872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01185100605368633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9314724157837065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751926603169292662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8094218610084590038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712422067756733473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087396010701886878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00316025282022561757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6001280102408191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6200868121537014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1070085606848547588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42003360268821508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34018762626767754</text:p>
          </table:table-cell>
          <table:table-cell office:value-type="string" calcext:value-type="string">
            <text:p>is</text:p>
          </table:table-cell>
          <table:table-cell table:style-name="ce8" office:value-type="string" calcext:value-type="string">
            <text:p>0.00348027842227378132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4801184094727578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50007000980137220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1306104488359068234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49003920313625080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58022123097233624</text:p>
          </table:table-cell>
          <table:table-cell office:value-type="string" calcext:value-type="string">
            <text:p>is</text:p>
          </table:table-cell>
          <table:table-cell table:style-name="ce8" office:value-type="string" calcext:value-type="string">
            <text:p>0.00170801366410931244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3120209923358772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8060145082611487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0689005512044096186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55400775610858566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12006784217094952</text:p>
          </table:table-cell>
          <table:table-cell office:value-type="string" calcext:value-type="string">
            <text:p>is</text:p>
          </table:table-cell>
          <table:table-cell table:style-name="ce8" office:value-type="string" calcext:value-type="string">
            <text:p>0.0016960135681085444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1900190403046448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69800977213681009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0777806222449779500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54320760490646899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4000884022984587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20054746002005473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370917814931549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849104031607761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6440973500644099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6312767444883740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21145762120176295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17827451001782743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26909898517536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7654663753894375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0741004715484552996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63927737656273879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50732374289080629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style-name="ce8" office:value-type="string" calcext:value-type="string">
            <text:p>0.87996000000000007546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7439999999999995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7132000000000009443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9839999999999975433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95460000000000033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9126000000000005219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6937999999999993062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6887999999999998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5989999999999999769</text:p>
          </table:table-cell>
          <table:table-cell office:value-type="string" calcext:value-type="string">
            <text:p>it</text:p>
          </table:table-cell>
          <table:table-cell table:style-name="ce14" office:value-type="string" calcext:value-type="string">
            <text:p>0.89025999999999994028</text:p>
          </table:table-cell>
          <table:table-cell table:style-name="ce20" office:value-type="string" calcext:value-type="string">
            <text:p>en</text:p>
          </table:table-cell>
          <table:table-cell office:value-type="string" calcext:value-type="string">
            <text:p>0.88875999999999999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8283999999999995811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7867527205163220572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697254789019155385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6139089112712907692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90092340554043304213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917399999999999771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8416907335258665412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86784120704724243556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565174260697042685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5503284026272230456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89102134612807670777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794960000000001665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7842102736821892073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87515386447562426575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7113134956854387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6623769540980155579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9886781406477878065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93429612471318024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8905333378181938819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86560223855359463840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0.8652713282593755828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5492115873253970992</text:p>
          </table:table-cell>
          <table:table-cell office:value-type="string" calcext:value-type="string">
            <text:p>nl</text:p>
          </table:table-cell>
          <table:table-cell table:style-name="ce8" office:value-type="string" calcext:value-type="string">
            <text:p>0.88943323430267040575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887276862824955769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781685371297140996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00828033121324994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2481699267970719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18416736669466812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273050922036881305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8994359774390976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55434217368694488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685627425097004167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00816032641305719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86615464618584592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193447737909516248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798231929277171126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6683067322692921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73748737487374943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77544775447754921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398924787097445152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57427574275742693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999289992899929230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04469044690446588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85416854168541667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48124481244812286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379144549734596811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455094550945509324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863628636286363077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25928259282592697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92705044486646665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75793936870507333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396185059695943059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490045845746290620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001679101594282472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35123282490631369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8246861570937270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54148344580374563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37703035752110695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38700882641980438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862323669332441117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45868250190455472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520201616129289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26010080806464482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160092807424593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13401072085766857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3700296023681893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22401792143371462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23401872149771980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180094407552604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1600928074245939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25410032802624211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3580286422913833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8201456116489320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4690065660919255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02003468117916013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854006832054656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18943065202913088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30000420005880093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056016448131584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5780640928973024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9540324371028613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814006512052096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0684289580054131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9360411045754658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9780158241265929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8754862539784411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0591217199045787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0445559001044555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94365226624581589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31336620026891138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06365137200997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3824576746537017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0263739001026373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9782102752080061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18517424233470997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30418430696251158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85819533232968979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0.907559999999999922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6400000000000000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62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44800000000000794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8805399999999999893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256010308229629376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35907867970339274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90127999999999985903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12962688996065074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8675310856838850392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7081076323601188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3120081122109174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9060776243104973204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2897752163350761356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50136750016244735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8518987417723188349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216078529625275406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1900313339735932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8872195488781954297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2792556930985416463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9090009602502711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8796926861596952029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5082816262102377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339099848996019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96913861396039791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2902948543100273837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810474016923860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8560295931846219064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222633555932665767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3842869405092907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8777262921336057566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2793422447078302006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6849842129781444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700428017120684753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200040008001600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200008000320012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1499859994399775908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318501767684810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286426259559476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66422656906276231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200040008001600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200008000320012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1349253970158806326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284002158416404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2000280039205489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487992687809882877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100003000090002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20003120486795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1217549740397922825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380053967663408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0866223352804109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467312150115903046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100003000090002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2000308047439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1087168697349578661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22003124443671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060001800054001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504772355158861693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636381570753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0054546942189332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16334736690906451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236405114715581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145456132248715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469580838214478379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54546942189332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4545578515777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1040745249236123132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145479012379354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090910082655447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70805664453156246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341027282182574664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63205056404512368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32142571405712465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826114783443503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48022976275715269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32660979829394888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234882818593823081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39618938179728892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236222691524110781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32609713458166033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224267917842067808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table:style-name="ce8" office:value-type="string" calcext:value-type="string">
            <text:p>0.93531999999999992923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298199999999999798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2643999999999993022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4545999999999996710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92199999999997217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3742000000000025306</text:p>
          </table:table-cell>
          <table:table-cell office:value-type="string" calcext:value-type="string">
            <text:p>es</text:p>
          </table:table-cell>
          <table:table-cell table:style-name="ce14" office:value-type="string" calcext:value-type="string">
            <text:p>0.92188000000000003276</text:p>
          </table:table-cell>
          <table:table-cell table:style-name="ce20" office:value-type="string" calcext:value-type="string">
            <text:p>it</text:p>
          </table:table-cell>
          <table:table-cell office:value-type="string" calcext:value-type="string">
            <text:p>0.921099999999999918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956000000000004402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3539999999999989821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18799999999999306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079999999999984972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93889763338580023433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2517730070920203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21700000000001651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082770496622959211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445660000000000167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143799999999999706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2901799999999978841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62655575933457230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714950289701724362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956563739382437106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8353999999999910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044599999999999529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3558237590386839067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99733817213881037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92582548702847944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4792617427699754629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424434793913074592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954121359395414981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2363335866675899677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1268905026673357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536809071379920955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721977170826076264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5932086593593060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93824704817107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69042761710468414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3061722468898756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9701588063522551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21924876995079756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829833193327732948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65630625225008909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66502660106404237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11216448657946293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6541461658466341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0972438897555898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708228329133164941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6282651306052237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65530786369436433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55544555445554430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99303993039930582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14425373104477270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99388993889938895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970149701497014932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2382748592983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18644186441864477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81083810838108369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04883258599103176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84116841168411671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81698816988169900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3210508420954990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07384410628067530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90675568549589472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52387194839244649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970442539179794810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34387764285772581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87355021936483298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37754785712272698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72456577035874675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39434396914892233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813068810437884564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9560506294130972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800224017921433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14201136090887269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820065605248419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426114089127129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27602208176654126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4201936154892396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620209616769340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13801104088327065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8000640051204095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3281062484998796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26202096167693414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240179214337147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286036576585225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670009380131321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6460103361653784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253420054720874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40020560287844040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9440412165770328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106033696539144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6380089321250498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5980095681530901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1676186818989100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32640456966397529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9300410205742879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793642135579167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7545516281496850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5609147000560913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33956246954523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35191197018884712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870932580357476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7466417937584998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7154603992214482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5318235000531823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1066516847395251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29700243001988205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82365946630472450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8" office:value-type="string" calcext:value-type="string">
            <text:p>0.95209999999999994635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417600000000001525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758000000000007113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928000000000002156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509400000000001185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694000000000010608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4611999999999985000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291800000000001169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279999999999984261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382000000000000117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414399999999998325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9260000000000196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7889130447826291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52077408309631412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1629999999999958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72812619376672627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67939999999999134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0833999999999726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13370387185422316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28742000000000067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16376865507461824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14671805405275817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7921999999999811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45000000000001083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55864529184917399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12279317379336118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4559829304590463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63785546946381632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3338027285529068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7848469393784855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960364950099372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9280672598938752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8694323711792049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09521367940952840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446752649344666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21189057788340504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94419776791071574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4861394455778217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14612584503380088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200048001920076962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5503020120804842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72462898515940635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7441897675907042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0613224528981189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97811912476499095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006040241609664209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638225529021160947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22224888995559707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6646839643113571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58803588035880374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91222912229122284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22284201115620064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49808498084980851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22642890571562335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42947973063515035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8503385033850356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67062136497091991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27898502173038713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34927349273492569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42446424464244436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45030654991345328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1629975490730679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01201916739469999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18180487587580623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62214577729130959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37256556154244069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27888042007883787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49165540902950377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74229017821022505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00336640342113106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36577414583547418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6410362238339487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5240419233538683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0400832066565324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6400512040963278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2821025682054563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9002320185614843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7202176174093923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5060404832386590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0000800064005118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560044803584286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14609168733498644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6402112168973515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5602048163853108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0500671014762328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872010464125569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382006876123770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97762150767316917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7720221761774088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1220297084159184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912064065409439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764009168110017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376005264073696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83121828680231008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3420187361498888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634013072104577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7955002900047448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8445515967388853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3818240827358241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91064878157429401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5727436447322855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8963722562375280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659134422199635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7645503198656718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357278248845664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7692832174984200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1100134273581744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60728003309105918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0.8137801081435359629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416482859557627316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2725979824706465937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455004684890211619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313520284467430743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116810410046906065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075640054847227355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302189330866483363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2903916669370801839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392769907181241162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185542850216167787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216604989853168783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31534198016111947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446987686306654419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494652224265958118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594324283125285290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28040678408775510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91197804157831185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204363173177603441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34423631123919307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047904438903771939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488048504343594924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187120167717621077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88707060749642629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281056595034460565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388509601910662416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26445795480962264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565341451357928459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233979202387964546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617308155745704301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203042727257360278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6271482071938647706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287336690054404986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490783162332493638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7141825779552088970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6146129305889613814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174306665028061136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159970314786946690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4961465947805378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669151796626741984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24471653129672266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13618618164210269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186242606577843271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151512036675369513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486775920817783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645890159996743151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11330208501697078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15818062436578524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266512970297887869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28377835672580881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22795635814826078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991730287979065011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58219985880029159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44590878688037247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288065665931911824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20997204599442560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21293839498652679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949076572429862208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42563414405338358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5099854608321752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275688722696155498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26849165121469041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2498748907799371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035980082087485099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61244704215439840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45798679907573880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297580868906304613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19684020270397711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22135280266352089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990535784122018175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249858220593832010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53076195086635873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3687013519049570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030779062815675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51741698920350388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212317142164390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3070058740457233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822351514154725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38270499145020764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212268153715601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5319145248031474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894746814456918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124511987533980888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959019270165930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123864165601434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18631622807869759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70853609333959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103802713472766882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897329221933989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222918498520068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16271037553155381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660795690990089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25999543848761379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877382115778971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16356707067733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20127147086287187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405572860557738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3911036196785659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764864012775094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1744496658198588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0.9745600000000000928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460567634058042463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34859999999999913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771199999999999885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530571834310057610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48539999999999938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525599999999999623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09552573154388133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0969999999999995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572599999999998887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336160169610177028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763999999999968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726359999999999450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552515525155252929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436756620539723527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768859999999999210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614737688426129302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34497206983242323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512040000000000494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92635755814534492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00235201411207652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574120000000000407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379916279497677589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338576031456188308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693372727272725475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538239997381787738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446096978710792901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736599999999999699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598722530357175486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41625605911294716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484027272727272306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263591296988056278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04897108716759701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546909090909092565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367774346424092568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341270331892116418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537453745374537397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37021480859234123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7261890475619024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055442217688707523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871034841393655417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29672967296729618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0802032081283234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504050405040504107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06016240649626006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8863954558182337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770830833233329543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7626762676267632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72382289529158039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526947377263281627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60404604046040361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179664718658874761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924049240492404583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37027370273702908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54202216808867276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97664976649766638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397803978039780598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084744338977355754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806768067680677103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89466894668946533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66328302415095435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523498047700650601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59648379580597440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141056620102945534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92708771783093196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28019018441160847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43910079836508672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90088501206834559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07657139636343202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1059774654135734878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804623302148286256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758183066132721073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0264021121689735202</text:p>
          </table:table-cell>
          <table:table-cell table:style-name="ce14" office:value-type="string" calcext:value-type="string">
            <text:p>nl</text:p>
          </table:table-cell>
          <table:table-cell office:value-type="string" calcext:value-type="string">
            <text:p>0.0016601328106248501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6600924129378112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74405952476198069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37803024241939348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08008640691255320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00210016801344107499</text:p>
          </table:table-cell>
          <table:table-cell table:style-name="ce14" office:value-type="string" calcext:value-type="string">
            <text:p>nl</text:p>
          </table:table-cell>
          <table:table-cell office:value-type="string" calcext:value-type="string">
            <text:p>0.0014801184094727578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5400756105854820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69805584446755710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32602608208656689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9400752060164812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35160281282250256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29920418885864409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3860054040756570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111120888967111749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49540693569709980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022008176065408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5120280962247694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24280339924758953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3580050120701689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106120848966791726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42440594168318360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832006656053248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2427390645056882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30000245456553737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469094320685968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102782191935243370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50509504168670471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9427341289754837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3224557180207927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2640930698523897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448185077709656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994094523980086804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43454900994644501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87273361988087178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style-name="ce8" office:value-type="string" calcext:value-type="string">
            <text:p>0.93213999999999996859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29379999999999983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596000000000000529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4268000000000007343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375399999999999289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681999999999998607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2668000000000005922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24920000000000186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956000000000004402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3714000000000008406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32000000000000050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169999999999975060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353019999999999667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4685698742795270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992599999999991045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4393799999999972172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38172000000000005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302599999999991098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3232400000000004159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37480000000001156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91205964823859309032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4100799999999973355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72840000000002191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92629399999999995075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289463085844988921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11888043229246037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025432796634887289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416430527941643813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351761868441459402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369436462099431040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236280559868796924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3840674110929507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90945611669849990566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3824938249382472399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82443497573176216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9238025194614168933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59614384575383042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31361254450177997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27081083243329737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121204848193927725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67434697387895470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9423176927077038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6001440057602307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307012280491219605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25381015240609636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118164726589063587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12232489299571786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64630585223408793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102148408593632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4942099768399072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31603242445394229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123156492625970531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984709847098471230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95407954079541262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66781467125868523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3414093656374632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20363966551397928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1191284765139061091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915589155891558398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60813694646503557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441079277633071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39121442565125887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3752487570104240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1243160196182709759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996606342040358417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73595128700701878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69419860999368326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24530334504561453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2033328181677681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1206569120768730685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916114920731313647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4735428691429989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960076806144491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5400432034562763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4000320025602047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6660532842627408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1601728138251059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7201376110088807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8200656052484199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5400432034562764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3600288023041842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7800624049923991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020161612929034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7001360108808703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212009696077568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292004088057232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238001904015232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81860654885239064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404033656471190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854014832118656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0900087200697602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2680037520525287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2400033600470406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89500716005728037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246031444440222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4280314166911674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2709171785638627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441821395064691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3254572082862496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82282341796720507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282745949739587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920026182175211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2000076364122309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43454861489901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3227299132447448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92318769301259172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1572903778303638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31274517379782480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0.4103132238896163852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5682172869147658067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31198495879670368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4315243782400419170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401864298287726018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35671899901664916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5787791815841641929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3123473240062180633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02600208016641514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4014392322340660235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5513388505910081782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00179210394203233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4153802172670097436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330405947307051486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295499999999999998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5615246089679790664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936930198028154803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81683937668384964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998125033803475725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5503955190219403936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383286843244147579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4139350213334546113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323182179793158330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20458041360451237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5557655477943957977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942842387592249919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86453018340249454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126238039281517562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490125457710547038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125672660454127799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480840361000147847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86433436715792517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370585872428907323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85057175896183986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364984808109346595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84508946680488597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371418607688506347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83926012517032324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62657854047632941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6379478225833529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75639332452875490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7875566056310296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75755333944899847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900558137393231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45957999822784055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5139439415645738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45765655327408335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5258350260213217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46291122418340852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54122316435143423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46226556579420617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0.8050362457077451239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12001200120012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1200072004320259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8365429024679210678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7692523946263981615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12001200120012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1200072004320259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8050161649832325849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0166286948545848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7963242042990497093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500048004608442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240004320077761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8327962427022101987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7688351189486275494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500048004608442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240004320077761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8077073282103354179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786792123867426473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2724454860938929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7987482616009389246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500098201101307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418189421625847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8361856921565217204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7733070065829018568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50009774637770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418189421625847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8128080298112754231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78673314956987328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1839297540569229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542261582023013097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497419523264453697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136755226218446910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421712151334417834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161285150864142121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540864782802883206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20001240076884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20000320005120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14783230710969604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4812793527132172566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20001240076884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20000320005120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184045224414407793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18182181825454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9091206621307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581179224019779602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363638347118256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27273223149511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166986340544665948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18182181825454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9091198356311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523428521472426230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18182148766341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9091950532515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4016467516818958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108444622954111873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200823375840947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8434581785319811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1663359987174091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2197295765395332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1222256285102299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0374254225305572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14393951123372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728451051049411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39344548958462379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53264171699584004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0.401989041269439018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3710498649790768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400064010241638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5850406960426605129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311984958796703681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4104352678571428492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281999999999999993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270600000000000007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5823895180990452669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0763677249460044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34978798303864311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881914495106185136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620059525714468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370708279357521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610517212932881747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900464890983986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40065923823581828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897674243446550557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245804424479640626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228200000000000000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5555277470008942453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97053870334102843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412639933116121071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919019338143583941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309131658264044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218224669571479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5670254250911371807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702758198183166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383568693198142574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944724623187370604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234672121832026348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29764054116462085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5613063864850559303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83205369312789878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400397863031832890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216021031959709834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884416750870102436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233149376821479466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870023874299039601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100534368986748036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647899503891493505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132183890009948366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631713928977176569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108551529192347489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667468711188780317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133595638533148125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646210862062999991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19956286230162498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165328692527929033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1209227334738931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176568573014991708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59232411975833181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676179260043125417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4895730358235652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8593877424761389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6687959341869827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68722775357809590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5386129787155009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85846424731561704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0.9241984839696794074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088600000000002232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05619999999999980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380200000000001869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24700000000000077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17399999999998927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50783015660312047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8972199999999999064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96919999999999939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3142000000000002569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17580000000000062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11599999999998589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657749946499667004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165394992369955140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330600000000006222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3284959709758252799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13315879895278648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2921999999999971287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0456542739256440289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03020000000000044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274141644849870136</text:p>
          </table:table-cell>
          <table:table-cell office:value-type="string" calcext:value-type="string">
            <text:p>hu</text:p>
          </table:table-cell>
          <table:table-cell table:style-name="ce8" office:value-type="string" calcext:value-type="string">
            <text:p>0.92223753342520042864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1034000000000019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67035002210012217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194840330802105388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14670676374571889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20886113924258076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3195781067896743544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3089526607799821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96951988916324349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087866922789507029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04962468079458459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089600325819385596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2276069843826857841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9222723033034726514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919734253579103988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64421865311918696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92419241924192407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56406256250250057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7168286731469257489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59905990599059912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52010080403216214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352021121267276013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201220122012201220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4680587223488939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705228209128365007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384238423842384185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1920876835073412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37833378333782824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93962715478016682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63441634416344149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51706517065170631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602406024060240658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52624547241850246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2363323633236493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99801998019980241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45821458214582169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14706147061470711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400464004640046361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2528405511299191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6784573691966682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93011722887130240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66546514386909753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370228147113796147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61449928862666321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57312131870649357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6911847460570068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98375432392259923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50755504807757873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213954283303878279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403360045818806495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3203910591670630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324032403240323997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800112015682195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40003200256020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85206816545323593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40019602744384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600072008641036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1003100310031000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600084011761646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400032002560204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83606688535082796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40019602744384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600048003840307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89802657237201256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840015120272164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620017360486093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1760864652105123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24001736024304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280005600112002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9360271043794611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78001092015288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480009600192003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8820963493488908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220017080239123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280005600112002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20782026002078204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709101867937959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554553016632045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9173265211501921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163654347385368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318183264469384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15638520021563859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609100322459528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436369586858002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9436994881771638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1145472248207472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3000019091030579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0.8438906334380062990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34260000000000001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135400000000000408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649718983138987571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57380000000000030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43080000000000051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400704042242534974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31360000000000098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0640000000000000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61331679900794178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5351999999999983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36719999999999908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47842478424784440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41315999999999952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11915999999999749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701512209073256620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3503999999999938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420659999999997591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43687062122372544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39537999999999895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044948269689616848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8654131924791547136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1559999999999881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329080000000000927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8455909024379379967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32887412486329137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1299659271488244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684438997915430169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0575878486057654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44056705660747863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415699458266325816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2962657231274961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10350219455343578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864007483724807734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58261309885826162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39909417852428674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994299429942994417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9841993679747176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50218008720348755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559755975597560129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486259450378012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93623744949797610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932493249324932299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8881955278211111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3121724868994751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46294629462946385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2962518500740027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56822272890915639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88435238093333618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0142200568802267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86143089144713180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660196601966019425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31442525770103124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70342281369125569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17730177301773564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914219656878626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54342834742678025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66735667356673189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159224636898549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4404544045440449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058405341891025669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503468734118870317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94956699763816948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60876739228262261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1708002003660042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93348690992859945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983113406091901259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8954062383519549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63247105668662098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17938880984741334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60214347987748932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78648610810604396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51607225011501608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8800704056324506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7800624049923994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6962374732462537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3680294423553883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7201376110088809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51207169003660499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8800704056324506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7400592047363789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5522173104234593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36602928234258742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6801344107528599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69501251022518395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752006016048128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740126282778222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209042926600972386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37440524167338361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792014336114687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68260955653379204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744005952047616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70012540275886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99782796959157571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35380495326934585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6980135841086726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57009971972294083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707293946091109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18190297659416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90166575301618338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42182124960908808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7000108182506613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57119064567361507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687292721242800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181902976594165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8202099486992071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41345755241856321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59364650502321400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8" office:value-type="string" calcext:value-type="string">
            <text:p>0.91654000000000013237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9162399999999999433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559493569614180952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478000000000005532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927259999999999973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2725563533812016548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0820000000000000728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9069144148648918824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0644000000000013451</text:p>
          </table:table-cell>
          <table:table-cell office:value-type="string" calcext:value-type="string">
            <text:p>fi</text:p>
          </table:table-cell>
          <table:table-cell table:style-name="ce8" office:value-type="string" calcext:value-type="string">
            <text:p>0.92766000000000015113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9198751925115505878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1841510490629429952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2926957561745371361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2413224132241471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093610246645918327</text:p>
          </table:table-cell>
          <table:table-cell office:value-type="string" calcext:value-type="string">
            <text:p>is</text:p>
          </table:table-cell>
          <table:table-cell table:style-name="ce8" office:value-type="string" calcext:value-type="string">
            <text:p>0.94195165170991013159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47284334824034202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3471199999999976527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1704150224901348487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150339608150596104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0992145952875713721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3078158468950822346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90967237410274748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2628399999999988523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2966507090038685845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218308233013875474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2114815902369751033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4209342579427590714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59529376684109225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3510891393340167532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1790242873610439212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149581631799619252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0996611808941285648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3156247840901240664</text:p>
          </table:table-cell>
          <table:table-cell table:style-name="ce14" office:value-type="string" calcext:value-type="string">
            <text:p>af</text:p>
          </table:table-cell>
          <table:table-cell office:value-type="string" calcext:value-type="string">
            <text:p>0.9301246922693702234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926813436763918474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64646464646464446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9241569662786496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53014120564822744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040904090409040666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94723788951558043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508620344813792563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52445244524452283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9581583263330527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24412976519060786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985498549854985916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9552382095283808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65818632745309824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573316052849479895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3256133024532091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02763027630276356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259655270347569688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73492293969175864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505125051250512602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68755925165904605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2682130728522912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78262782627826318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1188806153735382092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7146228584914338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50168501685016859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77444762832914071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1149232496511355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038198390173036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1279707196273407177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68579402633648325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99685906521053283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5666799395628672326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30314683248560229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769560561239425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1204560785319085947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68062127555125237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980754440478767087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00272021761740939231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9802772388134337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58004640371229696</text:p>
          </table:table-cell>
          <table:table-cell office:value-type="string" calcext:value-type="string">
            <text:p>sv</text:p>
          </table:table-cell>
          <table:table-cell table:style-name="ce8" office:value-type="string" calcext:value-type="string">
            <text:p>0.0134210736858948707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96613525893625065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332026562124969988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00298023841907352595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19002660372452139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60004800384030736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01538123049843987539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0.0090212629768167511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36802944235538844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49201574450382402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1762014096112769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6140098241571865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75205606579410568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9014072112576900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7880530327424580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51741655732983442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2154017232137856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7060112961807388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72004472116275009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9568076544612356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2580596128345797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47500777285446483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1270008081869611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753641844667961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182557200832012059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762641216807743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9000390003900045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48527978588779477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1540009800062363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7254618000725461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78993512632910946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861369117803477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38094095229783417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0.9301000000000001488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806000000000010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72800000000001041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0800000000000080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9159999999999994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5219999999999940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3239999999999949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22000000000000197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780000000000017124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3402000000000018343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316599999999999326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0000000000000048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16617266469067182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11719999999998886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7066698933785109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36160000000000103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0399999999999902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161690263663698097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2829999999999990301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82416729666919019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160062240871385875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375480000000001590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31262000000000256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64128297796170219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282533754668199632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4300731564741351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5860620044254938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0966202635098225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7541193593754207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084102659208411090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1902884800704021107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58897706084652146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057600733100229284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3416025069341590559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9835263187081650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59482503915946649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77819112764510389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78415136605464302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626145045801831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91023640945637820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7862314492579697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50422016880675116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57618304732189187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69614784591383513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478139125565021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4383375335013402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35821432857314372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53262130485219404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77383819070552536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6350145400581602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41863418634186233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924043696174784157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9594238376953510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85182340729362773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58323666589332753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5296141184564720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20505769103843901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64163456653826989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605202420809683172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5490221960887861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75548048443900708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6130262765547371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5326450109048529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93453152059782107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869523912555332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62674261838895864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55665707571397959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4026382537705575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1836826717479525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7911308687766767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77610666210907688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5289392487595380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280102408192655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1000880070405633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640051204096327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70605648451876118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600208016641331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960156812545003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220097607808624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0600848067845428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620049603968317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66405312424993971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5802064165133210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900152012160972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726020712248547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7720061760494084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920165764641409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4200513604108812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992015936127488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8820414049109078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6700200402404831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730005840046720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440108802176043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2840502724021809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2120176961415694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1880015040120320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6772849257085506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66365627332456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600076364677700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5964056134902695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881843843325136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861843570594144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6227375992392677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63001832780590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5100069546402907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4118589845571739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8400083636743796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181275199207261962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0.2039800000000000224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1000160025604096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401614490250808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1971799999999999941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401614490250808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20001600128010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230000000000000037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1000160025604096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401614490250808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2194399999999999406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401614490250808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20001600128010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439787350643428109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5320148964170996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200019201843377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407325922340582680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5320138323596414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200011600672839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828507483284364854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6720188165268625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200019201843377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767245155315902205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6720174724542839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200011600672839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4133745952147611646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2436407934689721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190934259516027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371318749852267815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2418221389077275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190930613996486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793520169241440753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3072783141511663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190934259516027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751891647658520345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3054595438834453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190930613996486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6800272010880433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6600264010560423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14800592023680946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14400576023040920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9400931244699744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20000640020480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19240923564331083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20000600018000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29321231491722652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20000640020480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26741123127171345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20000600018000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20809771956173108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9091090912727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205915829972617287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9091074383170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32028291809284839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9091090912727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3039187610514880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9091074383170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table:style-name="ce8" office:value-type="string" calcext:value-type="string">
            <text:p>0.00000000000000000000</text:p>
          </table:table-cell>
          <table:table-cell table:style-name="ce14"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400032002560204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400032002560204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9000468024337263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860044722325560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1300059802750926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11200515223700288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0836392529923760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790936414167034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1327317373402560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11909491501077759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0.4497024004186017109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5566009196515004919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510967741935483776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25567122172866298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35907867970339274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5536115521735222033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12962688996065074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63221465947986765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539402438430838016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834256537612098503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215757318788906624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47158674104781884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5376325945296190900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2792500688964753563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8798140208219438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31890645664788208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538965696064260813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49197033167775949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222486883848910174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59022987527335686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53711269817427043094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2793396817585932501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6717122315908028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209314495028780772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599927391541114699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019485128072778454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584534260119244156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80293899712133040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510290995151094911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80244270760912817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030262313553117426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1628464620288042064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489431015411436048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162105136508430176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480904209704113572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9158108196506838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559724071160595631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13227513227513228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62022471910112373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104590163934426233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435917403842643863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2126307620171708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479620641763750868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77595810719838915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39983780294713154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9317257762302812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444213211417085214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0.160785725716114547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3584686774941995279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1495239238278124327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400072005760459426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0166286948545848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232754344417064162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4000032000256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4124779237195757009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18164943834608077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4000032000256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4019173112040497208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786792123867426473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2724454860938929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196062208200171561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18181933885033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4018280242500064103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2109050738506439703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18181933885033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3896766544592299985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278673314956987328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1839297540569229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600120024004800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45605472656718810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600120024004800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448053766451974277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14201420142014203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81505053313305417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14201420142014196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79564933025847578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13556357076809353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72271914782966045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3192672111636738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706262717365807591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table:style-name="ce8" office:value-type="string" calcext:value-type="string">
            <text:p>0.00000000000000000000</text:p>
          </table:table-cell>
          <table:table-cell table:style-name="ce14" office:value-type="string" calcext:value-type="string">
            <text:p>s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table:style-name="ce8" office:value-type="string" calcext:value-type="string">
            <text:p>0.00000000000000000000</text:p>
          </table:table-cell>
          <table:table-cell table:style-name="ce14"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00000000000000000000</text:p>
          </table:table-cell>
          <table:table-cell table:style-name="ce14"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table:style-name="ce8" office:value-type="string" calcext:value-type="string">
            <text:p>0.00000000000000000000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0040004160432685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29201927327203599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40004160432685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2860188772458982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90921406626897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2263899799249367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90921406626897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002254807832184108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style-name="ce8" office:value-type="string" calcext:value-type="string">
            <text:p>0.93209999999999992859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31860000000000132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151999999999990365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4272000000000022446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422599999999999864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899999999999994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7300000000000004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08199999999999629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003999999999999781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4220000000000041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3580000000000067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7100000000000026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1471999999999975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7925711702846545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55108171514401149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9069999999999969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0617999999999954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890100461406455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2217999999999769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89291557166228652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889184448582282405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0288000000000234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7186000000000158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60986853815953256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4747370612497907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55651838733961467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38979950653917105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6655830194665592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81316494499529756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77183680927717501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8885207987112484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887785148504950383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86274007123727058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646391009364626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51342867298728389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39981308903997092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91403656146245876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32221288851553939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70418816752670304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56086243449737899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81235249409976773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56434257370294882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9723588943557724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0262010480419207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45617824712988622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512260490419616576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29233169326773211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21232849313972557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9031036124144495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0326201304805202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63183705469643811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6073064292257169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8988355953423817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32614987069767303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8988355953423803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6548186192744769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2898343186745492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7476629906519671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1900327601310399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790134222416003645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8317943505680604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506365938026991022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64002530922896158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9692796369411638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88758585266296447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823518823404276317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86059619807812931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463765744389747283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427729216950986021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6135481601146292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81236732894240423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779209208836104116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6540523241859348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040083206656532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860068805504440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9301544123529877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080326426114088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780222417793423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6280502440195212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960076806144491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8000640051204095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8761500920073607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37202976238099034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68021441715337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7088056704453634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7480059840478724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746011936190978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19554156433251469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51403611228889858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202803244851917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6978055824446594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714011424182786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6920055360442882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9056152449219588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3874030992247938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902030432486919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6436556733065629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748186579369141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7436525887837552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9030259503538680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44854830894378418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568191797584166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6283819165648454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7000152730605032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6500041363899586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8497524966249546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3698205352215877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39000884551083526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0.4206384507475965373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5141883499474506624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1769339527368204434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25567122172866298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35907867970339274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50957577282304478139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12962688996065074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81819830734112475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20000560015680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5060181867405603162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71550715203597903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215757318788906624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1900313339735932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5024344893875171136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2792500688964753563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8798140208219438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418023424314236669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9091074383170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5035410223141414398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49113500100842144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222486883848910174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3842869405092907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5013125833754674687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2793396817585932501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6717122315908028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86142001710863994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579673217186355491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1939132776730406391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494386262854986241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1663923121412999584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528597318792341786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166145564561009477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459357164692275610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48785307450889237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5052123248426488439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532968057181098749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40780753673529965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6501728090887315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47459786590221368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9090296949700356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48749803428211986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1191003391524266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562490245603753519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12209723932070761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4867306837771143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9795063102214273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537903662276745416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105732795501772402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37176744146187525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8" office:value-type="string" calcext:value-type="string">
            <text:p>0.94483669020141214379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0879999999999911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919999999999989715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5171710302618151012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8660000000000152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392000000000007454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93295597735864144173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05699999999999949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283999999999997588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94247654859291540852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4299999999999677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823999999999994515</text:p>
          </table:table-cell>
          <table:table-cell office:value-type="string" calcext:value-type="string">
            <text:p>en</text:p>
          </table:table-cell>
          <table:table-cell table:style-name="ce8" office:value-type="string" calcext:value-type="string">
            <text:p>0.95540155401554027748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18815312891878166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480000000000027960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616817700906206134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5609613657681915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3064599999999986224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4298965793794731205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15814694888169089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0742799999999990135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4987169923019543205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55875535253212937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2454400000000003246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537949084852821446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1967756187761056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1647704493739545750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5975952443074330489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58770395528712704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3173435927552539226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402047478742932007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126478641740516373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0866975091750257221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4840120837791730413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70188255230019658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25387069237461279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92663706548261934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27225089003560082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90423616944677903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381655266210648214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0923236929477185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799431977279091293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854634185367414561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594223768950757902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32621304852193971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257450298011920375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754230169206768219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212288491539659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984809848098480988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45506455064550760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603947247366968392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592175921759217960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59668596685966707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828788287882878671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915049150491504675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0796607966079663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42386508638103628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45625456254562524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04228042280422661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40167401674016733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002415469916626555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19476669396987061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9261393956859677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629637643148638404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52013738256754416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822770368121193557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945487834922586062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59040375711481789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34058915027486452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469027530175192330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804231659445415469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737758569592197877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49203936314905182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3401872149771980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0201616129290338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172013761100888139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61204896391711307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3280262420993678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44035522841827214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9801584126730134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8801504120329625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169613569085526778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45203616289303137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5602048163853108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60940853171944408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1500301004214062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20420326725227601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91722684117577729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71521001294018110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3640029120232960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5310074341040775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9960279443912215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8060252843539808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01302818239455332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59440832171650404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92202337618700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65136896574608318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20100164455890997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9063827001906384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06401688741089731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69291413028458375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328638454971986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60027763863522510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8918336604572217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16763758281878415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206328960873316327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62245907242961771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268276385587076175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style-name="ce8" office:value-type="string" calcext:value-type="string">
            <text:p>0.93785627137628269079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2480000000000086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140000000000020997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94585675140508440606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4524000000000030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46200000000001084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926479999999999970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62555753345201869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013800000000000700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94076000000000026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36796207772466305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1812000000000004718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0.94738547385473859119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151600000000012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935151610909648934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5505373032238205511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4441599999999992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3417560505363017587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3516961101766604703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3646000000000078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915345492072952016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4340566043396245632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7849999999999850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427954567727410584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4581117776846457268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156254062511090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1805864395623992813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5296217137111605133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44912577034300871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3324521180077035787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3248829304346325664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23373427382074618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0888330503020020590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94179840307203621652</text:p>
          </table:table-cell>
          <table:table-cell table:style-name="ce14" office:value-type="string" calcext:value-type="string">
            <text:p>id</text:p>
          </table:table-cell>
          <table:table-cell office:value-type="string" calcext:value-type="string">
            <text:p>0.93818346777309369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245233619031342220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56682267290691618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3961358454338168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95211808472338882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3756550262010483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04432177287091321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724428977159086162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2682107284291374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42813712548501875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79611184447377952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31005240209608353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780031201248049671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61802472098883946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6058184232736915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35604027248326969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26823268232682359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12682450729802929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83948839488395143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736413255438597980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3164172656690626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35663356633566362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320403844846138263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0626442505770021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52228522285222861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644511601208821727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3148377947172480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55475635709746606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22247505211396834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09596861803917255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914462027416587802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74020874792156618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985745389751773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34220916352951993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32928391362490497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04994113609607281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85495739067667514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647298558982969535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9420753660292822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2000960076806145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36002880230418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736218897511802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55204416353308253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4802072290120618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8580686454916391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1800944075526043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2800224017921433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23521881750540048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8203856308504673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13201848258756227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379603036824294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9760156162498598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6200086801215218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15360122880983043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72841019774276859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6020832666645340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3426027408219265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8520136322181154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6000084001176016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12376099008792065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57060798851183954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07805402940476483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2813654268708982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2845583001284560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770005600040727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13754632984028075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82600826008260106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5536735079782981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236092411497164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11609207001160920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700005090946116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11370072355005899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68255041854849854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215094037731457851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table:style-name="ce8" office:value-type="string" calcext:value-type="string">
            <text:p>0.93845999999999996088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52799999999998892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2369999999999996554</text:p>
          </table:table-cell>
          <table:table-cell office:value-type="string" calcext:value-type="string">
            <text:p>pl</text:p>
          </table:table-cell>
          <table:table-cell table:style-name="ce8" office:value-type="string" calcext:value-type="string">
            <text:p>0.94831999999999994078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46260000000000212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424000000000040345</text:p>
          </table:table-cell>
          <table:table-cell office:value-type="string" calcext:value-type="string">
            <text:p>pl</text:p>
          </table:table-cell>
          <table:table-cell table:style-name="ce8" office:value-type="string" calcext:value-type="string">
            <text:p>0.92987999999999992884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261599999999998722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602000000000005642</text:p>
          </table:table-cell>
          <table:table-cell office:value-type="string" calcext:value-type="string">
            <text:p>pl</text:p>
          </table:table-cell>
          <table:table-cell table:style-name="ce8" office:value-type="string" calcext:value-type="string">
            <text:p>0.94098000000000014964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389399999999997747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81599999999999850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386139128730377478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308017232068928059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9787999999999827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99198998397996307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429359999999999963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22350512907180419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25237058059970829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173096692386770723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7087999999999681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56298912597824735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309379999999999322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8103999999999818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57142857142854985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266515514601871839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82953237586658490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53354691258584185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392716525590524279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12165848931215350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276850488190695465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141797659448162027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12629797106508711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391571862085017485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9282479861308713386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60474422926047166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93215728629145167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2840913636545459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1020840833633352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673426937077482995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482219288771550680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98015920636825490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87415496619864796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2320892835713430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97607904316172665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651426057042281681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456418256730269159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77830226418113465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579562023356887459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09261674093392732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20756083024332093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914965489792938790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517442069768279042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87941551766207079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560901314249941454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0540082160328643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91941535532284268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872665235991415960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468261873047492102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77801511206044757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509282912930985737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136605667977915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10237510386420203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808296514482081396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516975077159441617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99900727092230914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49094618256001504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0846023073356548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94409974590793524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773932253313696638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469247587489034084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390200709455835459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8601488119049521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2400336047046586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20009600768061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47803824305944460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9000720057604608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56007841097753693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17601408112649014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2400336047046586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200096007680614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44403552284182721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7600608048643891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5600784109775368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37841589346752583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96000768006144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8600068800550407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82180821808218035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34940489166848344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6760054080432643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6501533064388722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84000672005376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740005920047360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77660776607766041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34820487486824825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6200049600396801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9418823683425828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1036370231446927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681820661166040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6591950020818601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32100233456243323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8436401983645377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8500621831749062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945460562021758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5727345620762445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61955784570236864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31654775671095792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78636721076004890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ce8" office:value-type="string" calcext:value-type="string">
            <text:p>0.93210000000000003961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228799999999999226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837999999999997414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4249999999999989342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50600000000000022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2732000000000003315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0986000000000011312</text:p>
          </table:table-cell>
          <table:table-cell table:style-name="ce14" office:value-type="string" calcext:value-type="string">
            <text:p>es</text:p>
          </table:table-cell>
          <table:table-cell office:value-type="string" calcext:value-type="string">
            <text:p>0.908740000000000103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844000000000013628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2345999999999983654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229999999999999316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1683999999999987729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2528800000000022141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248676994707978327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757199999999993434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3838399999999988488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5270000000000045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227999999999987768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1938399999999997902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955795823183291259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8897844569823969429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295400000000000329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26780000000001003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601868426157960990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2067425699729832367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18481487239208860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0824884067865641057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3469345825488603374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2745691093274653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375979207216007971</text:p>
          </table:table-cell>
          <table:table-cell office:value-type="string" calcext:value-type="string">
            <text:p>fr</text:p>
          </table:table-cell>
          <table:table-cell table:style-name="ce8" office:value-type="string" calcext:value-type="string">
            <text:p>0.9079840214114539565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92606070743829360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88646128223450126882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2591925919259177036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100106636654462510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04441771690444262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52222088883555228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03420136805472207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7215088603544135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219848793951757992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014440577623104689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10828433137325327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01620064802592372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6181847273890963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52414096563862591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07240289611584377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81303252130085199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658426337053482219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51422205688822733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56448216067889267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060296482371857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331985327941311303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953577164388959008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36962947851791533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72261889047555991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08987361772511978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9102712821702581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73464293857175622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74645343616185105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648442593770375136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463044697638434755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53561142707530340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7103838748211347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318458141249475579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923610915401727461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734366974395338351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72647173262448205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409315044582466633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337774262610284620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067475638569922863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729381347234103749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64669384860840270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46203696295703655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10400832066565326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5600784109775369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17409392751420087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51404112328986310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42403392271381703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44603568285462831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8400672053764302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480067209409317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97207776622129735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43003440275222017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41403312264981194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7820302562420497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8340183484036650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4460080281445064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19380955047640353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40800897619747648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40660325282602261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3520268162145292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71801579634751974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4320060480846731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89580716645733179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8800310402483215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484076649686294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37209463003720962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7981948795525747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4918257827620971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12109600498184070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934570492721316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7600512734264558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32718360281965169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660919905962097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4527342695296200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87173123514197800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7191145761836675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18458888075746384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table:style-name="ce8" office:value-type="string" calcext:value-type="string">
            <text:p>0.95955999999999996852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41619999999999901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021999999999994468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6589999999999998082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500000000000000666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730000000000003091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4967999999999996863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7919999999999864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498000000000003329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5877999999999985459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446400000000000352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318000000000001837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231980927923698399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47633999999999976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121407399407196692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6113199999999998635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54279999999999795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206849378083823421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450799999999999201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391817567270269728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2424987899661181778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517379999999999729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490260000000000362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534431895229286358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4956072567536609075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40420247442887102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450062728413241242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5821534058729240790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51517696995151762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4620548336245502430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3723619246234324276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35591996887193300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590501645484457605</text:p>
          </table:table-cell>
          <table:table-cell office:value-type="string" calcext:value-type="string">
            <text:p>ro</text:p>
          </table:table-cell>
          <table:table-cell table:style-name="ce8" office:value-type="string" calcext:value-type="string">
            <text:p>0.94842493879484235375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464543994210893318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394371907903950047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311612464498579912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3880555222208892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15204608184327397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865834633385335478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615024600984039188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42221688867554688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62010480419216755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1840473618944758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96803872154886221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731429257170286562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504620184807392374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44521780871234845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94889436461966900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4094056376225501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10701549821697539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890306709201275914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635211433805808606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63442253769014939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266748535953150491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1912047648190586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91280365121460486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765602968089042768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52618947141048540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23762095048380185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288414859206275152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4104942957483348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06200579275886938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869088528882343558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63285293371648981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585378869215097686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263168899741631212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168850059547078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91564052563875286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761032018763977552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52057887956857680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515446860309618851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12801024081926554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200168023523293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000080006400512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462036962957036289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3600288023041842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340027202176174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7600608048643890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400196027443842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600072008641036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32602608208656680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340027202176174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3200256020481638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10760387373945461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200002800039200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660005280042240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7821965946842201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5980047840382723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442006188086633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0240368653271516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980027720388085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640005120040960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75219557464954137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54800438403507224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4080057120799691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0318406947060665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718197438158528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936367041334695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528283292938586113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5772753512515966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4054578628370595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10100220368444402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1409101157099324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00890912330590293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61801236024720479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5127296033163788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39091228928236687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0.9199599999999997779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9136800000000000476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1819818378205377840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2978000000000027292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274000000000000021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444013281593791830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861400000000000387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796800000000000174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7926751210145215331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0115999999999996106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87200000000000743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449893987278455310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1396113961139624493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773153519334939698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19562251711266531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2781156686940113865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15870390113834753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4853461243039107753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88557085570855698098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489753463019453771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7965522621528959845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0393942363654189442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675397204814262464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471756384817251906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1372874514538382495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824196387654303919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2566018865780177460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2734933953945053453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54991275757883117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5449594501218306686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88618431638861838717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538296121514660219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79700784180020445291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0327821162010546452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718677743660990797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303160344764883849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31217248689947582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15008600344013776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08233317330772972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916036641465658996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698227929117164469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454872779644742986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392015680627225138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06208248329933265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196631461033765463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824632985319412731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639025561022440874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4172667626820288772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89325134721016424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15134421507441123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13282985961803506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684506845068450775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629329364769797006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70282077234195211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73302088521632374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01462820479486777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200532085133621369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06325863258632587194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0570280979899145668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23895954265963020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89193676564992036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19407149734560172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140762303383146256</text:p>
          </table:table-cell>
          <table:table-cell office:value-type="string" calcext:value-type="string">
            <text:p>bg</text:p>
          </table:table-cell>
          <table:table-cell table:style-name="ce8" office:value-type="string" calcext:value-type="string">
            <text:p>0.06763982879813235094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0627628302056633391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87390419664726487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71489921193544571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206614763704536831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044478707475633206</text:p>
          </table:table-cell>
          <table:table-cell office:value-type="string" calcext:value-type="string">
            <text:p>bg</text:p>
          </table:table-cell>
          <table:table-cell table:style-name="ce8" office:value-type="string" calcext:value-type="string">
            <text:p>0.06261250122728612144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0564776803371476315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41612615217324006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41003280262420990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200336026882150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2400480096019203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109008720697655794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8801504120329627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8401680336067214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36402912232978632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200336026882149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2400480096019203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86006880550444034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4601168093447479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7401480296059212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5382461193791004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5800104401879233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4160682351905711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39845817489353434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8320256483590762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9881343862765336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4542297683033912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5560100081801472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3980652827063637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33564900475469418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6500231003234039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8161109910947889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5439451526668972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5327369588537971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4709643221796009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38879619568923584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7127490713518172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0164782211812965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4221013092606622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4981886116628864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4564171616489569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32805576948081167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15554743424007215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9273772679829362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0.9520171210272617701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334160049602976405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993999999999998884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579574774486468991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43680000000000185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9426165569934195076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270556233373999921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17159999999999975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35800000000000586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376362581754904557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272399999999998421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9260600000000001053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661097966587797181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391273912739128704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363276179657078479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7085382512295070878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482136892821354523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474856849141097825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4153164918989518117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27281999999999939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46794880769282265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04957029742179264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36162000000000049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96875781254687609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6526078276648286103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385747286104292319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346969165286357350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717862610409492285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47196648687666509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462925319728436868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9398261448223447223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14091449600535121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129344255886663317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95069618434976121968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931971137893196965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281251931825206247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529052905290529063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210408416336653469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56806272250890055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032903290329033052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34421376855074209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484099363974558855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483648364836483796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192807712308492341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47205888235529477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973497349734973316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33421336853474134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32009280371214959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64845648456484480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23990239902399023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61181934183210265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228652286522864817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33502402028824346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7446274462744623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528705287052870440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221502215022150207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47141765701188399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1583315833158332187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32122385468625620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671410685642741992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561757609586961276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243983370803268796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55592182117853718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1237224930317802340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40442038774756952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74455792980877189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279210613876076513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229956008810965201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144873649195949427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16617908824957206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38268390554857568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57964808930949661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8402576360690495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800144011520921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400112008960716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1156161862660772498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800144011520921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1600128010240819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64022963214850086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600128010240819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400112008960716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111215570179825154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400112008960716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01400112008960716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37900530607428502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2120029680415525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740013920111361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81622542715598120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14000912007296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1080008640069120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5340494766926740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700023800333204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200024000480009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1733024262339673272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10000880007040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7600060800486403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388548280351129916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9181975125251029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663642413245139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856558956792412826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681828884365627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1145461834757130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37682092233398069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645468008374614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001181822479354470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779376577284197403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618192115768009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990922603490047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8" office:value-type="string" calcext:value-type="string">
            <text:p>0.87525999999999992696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693921635298117456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855999999999988770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33599999999999319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887599999999999944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8787327239634372678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87187999999999998835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60111606696401742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5852000000000017188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8919999999999999041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808128487709263598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7917999999999996152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815700000000001868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705387053870538016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933121598729590218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79059999999999819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950253701522208338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892713356280138592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8792079999999998785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608131648789891787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050516303097812632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535200000000014775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864413186479118689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7954327725966352514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87378212698334789543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717966666878791404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6022741942228786449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950471322895047210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898232433656034778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8866414059687492966</text:p>
          </table:table-cell>
          <table:table-cell office:value-type="string" calcext:value-type="string">
            <text:p>af</text:p>
          </table:table-cell>
          <table:table-cell table:style-name="ce8" office:value-type="string" calcext:value-type="string">
            <text:p>0.86931212794507484176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614974540608207886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5297505356832803436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89217164898921696992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881626842279426448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8801322197444152450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3794303544283543494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322212888515540640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30481219248769949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910272821825745953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820832833313332455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28829153166126592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54828386270901671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29981199247969925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99411976479059226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7804624369949593465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692827713108524062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6028241129645183632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3597014388057552525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347523475234752382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3083812335249340800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08881035524142097404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794287942879428887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7203915262644203232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3323813295253182087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3222232222322223699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3012412049648197782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07596030384121538193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683206832068320585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5963895422326759982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3530551873730677914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2953489450329868302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2914536682397412745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08651197547631910012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715272089579240266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775153910769934701</text:p>
          </table:table-cell>
          <table:table-cell office:value-type="string" calcext:value-type="string">
            <text:p>sr</text:p>
          </table:table-cell>
          <table:table-cell table:style-name="ce8" office:value-type="string" calcext:value-type="string">
            <text:p>0.03212824023316406680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28116221351491409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2679758942605685659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7312013294569627564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584006901899749922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5306024118291446240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00248019841587326971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019402328279393532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8601488119049521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6407968956274715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5004400352028134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436034882790623229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0236018881510520820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018202184262111457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6201296103688295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604072488698643561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8403872309784757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64029122329786363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30880432326052570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28440227521820179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20280567855899965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87421223897134539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737805902447219528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45460909218184349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29760416645833042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279402235217881796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19280385607712161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77081079135107900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636205089640716915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74007480149602745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0243273611904043247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020491207144831195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66911366973186031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69916344389837567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564820235709947993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92096255858034263</text:p>
          </table:table-cell>
          <table:table-cell office:value-type="string" calcext:value-type="string">
            <text:p>bs</text:p>
          </table:table-cell>
          <table:table-cell table:style-name="ce8" office:value-type="string" calcext:value-type="string">
            <text:p>0.00230182655209655238</text:p>
          </table:table-cell>
          <table:table-cell table:style-name="ce14" office:value-type="string" calcext:value-type="string">
            <text:p>cr</text:p>
          </table:table-cell>
          <table:table-cell office:value-type="string" calcext:value-type="string">
            <text:p>0.00199638904495148166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54820293003995546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1355199066169957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6436532496481799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31427701286835703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table:style-name="ce8" office:value-type="string" calcext:value-type="string">
            <text:p>0.95738000000000000878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50859999999999927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919999999999982165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6220000000000005524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584600000000000896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5744000000000017980</text:p>
          </table:table-cell>
          <table:table-cell office:value-type="string" calcext:value-type="string">
            <text:p>es</text:p>
          </table:table-cell>
          <table:table-cell table:style-name="ce8" office:value-type="string" calcext:value-type="string">
            <text:p>0.95265999999999984027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432799999999998963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323999999999996735</text:p>
          </table:table-cell>
          <table:table-cell office:value-type="string" calcext:value-type="string">
            <text:p>la</text:p>
          </table:table-cell>
          <table:table-cell table:style-name="ce8" office:value-type="string" calcext:value-type="string">
            <text:p>0.95749999999999979572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516200000000000214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94933999999999985064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554980000000002915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539659999999998696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5142180568722289902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611619999999999608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604739999999999389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6037999999999990042</text:p>
          </table:table-cell>
          <table:table-cell office:value-type="string" calcext:value-type="string">
            <text:p>it</text:p>
          </table:table-cell>
          <table:table-cell table:style-name="ce8" office:value-type="string" calcext:value-type="string">
            <text:p>0.95209399999999988484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474179999999998713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3644361866171188513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5786199999999988020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542579999999999396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4748999999999994337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5081727272727278866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493216338968506473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94923758189869511526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0.95867806912200681513</text:p>
          </table:table-cell>
          <table:table-cell table:style-name="ce14" office:value-type="string" calcext:value-type="string">
            <text:p>it</text:p>
          </table:table-cell>
          <table:table-cell office:value-type="string" calcext:value-type="string">
            <text:p>0.958434129795843414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5749533862365054926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4346818181818181692</text:p>
          </table:table-cell>
          <table:table-cell table:style-name="ce14" office:value-type="string" calcext:value-type="string">
            <text:p>fi</text:p>
          </table:table-cell>
          <table:table-cell office:value-type="string" calcext:value-type="string">
            <text:p>0.942703996101718844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93621346240035197006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0.95463318269546326711</text:p>
          </table:table-cell>
          <table:table-cell table:style-name="ce14" office:value-type="string" calcext:value-type="string">
            <text:p>la</text:p>
          </table:table-cell>
          <table:table-cell office:value-type="string" calcext:value-type="string">
            <text:p>0.9503118181818182019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948462586716145805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676227049081963294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5761830473218925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26217048681947346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1419256770270810319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32285291411656402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988039521580863500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738269530781229588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3861754470178801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96015840633625326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1312252490099604096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09444377775110929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882835313412536487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450193505805174032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3940175760703040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06304063040630394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345280358410752275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1783047132188527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11224512245122447718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45759372781183616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2240168960675839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10364103641036245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2091962758882766893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003510035100350916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7292389169556681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6668454594216205455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2663830290137670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407960479425155189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1375416828792005163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1137850626593757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1119061666756061279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6642090238824695236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40838367447124754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398566172693826173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1234267781361707144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9984518083296892166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0.094956795258160281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8603088247059756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3120249619969597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8400672053764299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14017121369709587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13521081686534921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1803344267541398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94031522521801764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3100248019841586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84006720537642995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21441715337226986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12901032082566602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38203056244499548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6701247842426646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78601428811430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6600105601689626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787060760065842246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8454067632541058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7260661649263097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7601278443467074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77001416011328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62601001616025844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78646073966514835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7932063456507650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2260591648283080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97920666783033866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352735881046515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9509186000950919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946780366737273921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7370046900298458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50782326005078251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39510240297899569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266371695092605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9263729000926372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189168795512604896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707549957136091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460276074735089039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0.622160550930208500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6759747780208468226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239563695125235343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434083601286173598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401864298287726018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6756756756756757686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31234732400621806336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875107258040655033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058704570799131605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400011200313608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6659550396614870582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02523849776595454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391138435446258189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3304059473070514868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6676607024519548572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2936930198028155358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52912126881462695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080786026200872829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181842151920026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18182148766341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6688234874730277779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2754336236843610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385996922819682869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323182179793158330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671066309067101629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2942842387592249919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411950357480818763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211752612643481240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034006820667910685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23163423338495726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333100691580483290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79245572572971946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310166956432808352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195126696498654841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300074474262199929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186209502336716348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3384962351314975415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10441708377479865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335236197296746238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12335949011410751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18018018018018011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13131313131313131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180837563451776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11185873060802723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2013461427831790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3988031343924436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21301035703691550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10638363767002797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20443113580775034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13594112972711300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221395220619906557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0.3866963826504372092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52008216147890651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014105998440201661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35907867970339274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2048327732437189505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5199725805446503423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7129626889960650749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77843541271971283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20000560015680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5450243293149970025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93060033778595774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15757318788906624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19003133397359329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543250014162790284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792500688964753563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8798140208219438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176967596951792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9092107596001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90910743831706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5377090291340675953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433375171984715312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222486883848910174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73842869405092907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0.5374707846530153432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2793396817585932501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167171223159080284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48348935294722757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101760262933350172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46797110787073154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10002492833104822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106897147796024220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24628224727386009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110992449237929165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264782898795211038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078512669054113058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208943063593000147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8078857073875110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230560378079517520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205754260827818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5170190575519103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1017397497202156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1371143658460579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211583139727846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41126758772808032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020540396682145896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40002517861076995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.001332349894855779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29657172904351642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12520719546715904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29627000359245267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0.6175228804447590036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800128020483277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6313624410945350984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3043783328655627062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649759903961584894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49997380415991310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8001280204832772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6288493549729504694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2927492782589384834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0166286948545848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223403984501886254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1120029120757139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80007680737350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6360518292682929564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28976952704970726504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498413936096686605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82403073592414033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11200291207571402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800076807373508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6317313362127618958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27867921238674264739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27244548609389296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72532639010287480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509103868098460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154547843012119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63051083066707269698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290292261500407045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5676758292434981312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6119853875072662763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509103868098460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154547843012119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0.6255715720582097905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27867331495698732802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24518392975405692291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0.0116702945110277716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115603926367589277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116053651891438736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114966446444363518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113385265516012367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.0111831246119599610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112744699449108618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10625044098821654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16316359194919890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1139994232821677986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1150025714071086468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0.0112858508933055424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00786802696110572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781148287983335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00785957558291852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0780355842264072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1680167405770611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1968603301196305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.0001651666149991615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01889959025688323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15629287200308417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0.0001964521432239520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.0001537069374990610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0.0001937735624065529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0.8149200000000000887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005680340820449103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858399999999998719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398599999999999399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259695581734904923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16400000000000014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015999999999998681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7804868292097524307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714999999999999635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295200000000000351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105086305178309524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14799999999998592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148981489814894896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068260682606828160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879519999999998747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402024020240201895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348050088300530413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147360000000000157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00870008700087177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7861727170363020933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722279999999998034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268262682626826842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155488932933598889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04379999999999828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132126278889213466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031585827832511403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884990909090908717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379526303492677019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317798301252651294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135045454545455356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7989230781818330573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7815737822356082498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727336363636364557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8247015646548552236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8126214218895313479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994727272727272238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30217208688347535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59625962596259606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0210021002100219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648425937037481470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321412856514260575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291029102910290923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39941597663906570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3002300230022997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2210221022102226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590823632945317867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79811192447697969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268226822682268162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408425717960051448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70243783412967772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3442896401099247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618288656041184464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319923199231992375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73461093844375377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392405493676911479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46562465624656189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0342809598668765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580508127113779429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92042920429204308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43960975843903332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22791042713659137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61285381164288524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1018190148828490224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597580876102855873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320904375968763186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64009570926492555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401450928876302889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34775928762664884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980285203629864370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0.055655304390514429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2928858120792555628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235391337075158309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19401552124169931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8002520352849397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14001400140014003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65805264421153648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800144011520921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1600224031364390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20801664133130648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600224031364391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80006400512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062004960396831714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600128010240819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0140019602744384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18900340206123712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2000036000648011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7400103601450422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65881185861345502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3180044520623288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24200338804743267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22020396367134612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20000280003920059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6200086801215218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0.0065481178661215919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2900040600568407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22600316404429660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15827646835288834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1545632977964206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590917148870211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8728180344605317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24091084298794897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2063643867795882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0.0017472997309958431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1145472248207472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00004363695868580025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0.0056400871649834585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0.00021181972232525324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0.00018090974876272276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table:style-name="ce8" office:value-type="string" calcext:value-type="string">
            <text:p>0.89899999999999991029</text:p>
          </table:table-cell>
          <table:table-cell table:style-name="ce14" office:value-type="string" calcext:value-type="string">
            <text:p>ru</text:p>
          </table:table-cell>
          <table:table-cell office:value-type="string" calcext:value-type="string">
            <text:p>0.8982199999999997963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8936072328679441900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1592000000000017845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101799999999998780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90724886986438380010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88772000000000028663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876599999999998935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8266591991038911846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0714000000000016843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000400000000001732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89806776813217592537</text:p>
          </table:table-cell>
          <table:table-cell office:value-type="string" calcext:value-type="string">
            <text:p>uk</text:p>
          </table:table-cell>
          <table:table-cell table:style-name="ce8" office:value-type="string" calcext:value-type="string">
            <text:p>0.90283702837028390054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26092470425385228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7204655107576367623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91828350970105820927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087743231133587062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8715642758700707926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89366293662936624465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819035769580053640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5890483572535880619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91143746862481156423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72188440120336672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7569884644080886460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90257494654467684825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969701102397997782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7638936372960507537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91815198319984725472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130777903043967302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9083468129466114593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89383712018938377142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8862434367541764945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6420254867996926240</text:p>
          </table:table-cell>
          <table:table-cell office:value-type="string" calcext:value-type="string">
            <text:p>ru</text:p>
          </table:table-cell>
          <table:table-cell table:style-name="ce8" office:value-type="string" calcext:value-type="string">
            <text:p>0.91002827298429966874</text:p>
          </table:table-cell>
          <table:table-cell table:style-name="ce14" office:value-type="string" calcext:value-type="string">
            <text:p>bg</text:p>
          </table:table-cell>
          <table:table-cell office:value-type="string" calcext:value-type="string">
            <text:p>0.9027639378841326722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8809656515583955682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347855656905104726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50410016400655979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86607464298571973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753920627300367629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524620984839393386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08816352654106166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38654184669547053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47609904396175889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73006920276811103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6951112177948466642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55218208728349199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373214928597143946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65538486157785044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28995723332839906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79582514155198179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796585149239699280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75787561833780417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405184051840518297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58677388382140915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20333931425439576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65462316472430627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7193549548540408012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12478571957217987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373543735437354348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75170587876963931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245081297929954825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74884679931126101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832146838103862696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70609843363426622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3932224715178710833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370806447653501888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215678911203391922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161929186435839679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763939273264852974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409177907193482570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3610130292330460816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1002200440088018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3200256020481638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000160012801024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432086417283456675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6600528042243381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3400272021761740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1002200440088018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2800224017921433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000160012801024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41008201640328045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9600768061444914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3400272021761740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6942778615692975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26204192670827329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1700030600550810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64368754150564491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71610455126448476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4800347204860870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98032477326281521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25404013834185802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15400277204989689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56227646959986585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76611185233044058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240031360439046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18029387082666974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3082434668751932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15273004963726612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71162567416690634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7728642804860861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1545728763820628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22329891414538619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2918762917344453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14182011572885084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0.0066625692350774107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0.0008192301782212065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0.00020727536532283135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0.846715178000865598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916393576929379172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662146518935009087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869807661225148631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8271682894040004452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057497352095627007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414019940384418472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654257822892577278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2571308044261284564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815911754010262724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8061797752808989026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3940253073892802104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804918886968984281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534029008619381739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698365535275406679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9074288699172393668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8062532816178586969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5706068293069619379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795368464388638729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220760155010309544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599058429993960750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9059708615106005780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766874411419258938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5519432108367038347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755946050765426313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361716697411817556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975522165180436551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9049565370790565443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862117571053109932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5927295844651216949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8743932004490271303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0861197819037369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4808127181925628268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9037795334346928610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7600434883780048389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5743642972871016994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485270774495454443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7496620376059973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3638408361723943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544833717218249136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415953719546973063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31474139757285981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462759287050552234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69380487505372370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3245172805451891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471432034911912545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395106460937182033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29546946815495744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589037287228017514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156722627167855538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12445893117290095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764731088013124504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394282762329408176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67282681398171785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570442858966072538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111357468700951853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11434146542912892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699922095826212342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331892164145149645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59816167455546548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59285576111008889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109684542145896020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12138743548429581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765233518547730251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356776132960973657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83059177346664365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573491511865276554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86335742818530875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10737432762947544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1710372655976002132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3164059444661713322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73541276881544564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27624878883460114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204834084391642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47312697001535845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611122428193114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0.0026315248452951208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204670582697149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241847496666262561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61069945444182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.0041025387547806305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130006890365189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0.0315803005199108699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868048204198812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22295549808258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39605101729944256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107946829709558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000000000000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0.0301237498572430803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783017410497935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222918498520068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43907286080550481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99822316277026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11451671085103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320468484714416870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1184427035868561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1417581279203536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042148319066926016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0089498183684083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011386486972720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0311001169682283036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.0001075481180057059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.00001417403534786354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0.7389400000000000412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08680000000000087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4100000000000023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986400000000000165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54140000000000143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8420000000000169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384600000000000052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028400000000000202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60399623977437677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7974599999999999466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500599999999999489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8959999999999821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515520000000001088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06834827339309579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46726467264671978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38840000000000429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580419999999999936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4677717421739466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528980000000000671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015488061952248610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76080056480337976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23659999999999126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504880000000000439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5017720141761237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516672787901047536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029125560456583876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35414782174698933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91111240404510462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532120542146933939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460987130862296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7551236549951092502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6975309932663452672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66596877963103207065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0.8077093007610935959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7469065824724976376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714843508521849080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490019600784031353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96003840153606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8280331213248530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89463578543141575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44581783271330846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72610904436177414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470818832753309990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1002040081603263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75803032121284866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492259690387615356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45101804072162889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67410696427857093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32882131528526273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68240545924367398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6696080352964236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1627526510106041268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34866418397020766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9028116112464443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10022040088160336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706408476901722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5944047552380417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17926071704286117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34370412444949337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82141128564514197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37893843057325529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67836733654910849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60364843660509585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1711527517422822553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38355663758165951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91774053518425065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515902814015349181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693094689607397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59582089009495497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1571417662278157823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37896570344929152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290310410501865949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6401312104968395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24001920153612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200016001280102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1826146091687336215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720137611008880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12000960076806145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3001040083206658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80006400512040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200016001280102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0.0157412593007440586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1400912072965835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10600848067845428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257202057616460903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128002048032768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100004200176407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10441683533468329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2860282926224376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0740085920687364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2940183521468170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12000192003072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060002520105844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182541460331682586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2600277206098534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9400075200601604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73911082989694490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16727394381050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081819966981097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445654150212002442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3672913721550748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10918251297962805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0.0024618360860806250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0021818340497021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0.0000063637752096409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0.0209401522920166678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00130729055396209951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0.00099091539673434284</text:p>
          </table:table-cell>
          <table:table-cell office:value-type="string" calcext:value-type="string">
            <text:p>it</text:p>
          </table:table-cell>
        </table:table-row>
      </table:table>
      <table:table table:name="1 Ngram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Default"/>
        <table:table-column table:style-name="co3" table:default-cell-style-name="ce17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25"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/>
          <table:table-cell table:style-name="ce2" office:value-type="string" calcext:value-type="string" table:number-columns-spanned="72" table:number-rows-spanned="1">
            <text:p>1 Ngram</text:p>
          </table:table-cell>
          <table:covered-table-cell table:number-columns-repeated="71" table:style-name="ce9"/>
        </table:table-row>
        <table:table-row table:style-name="ro1">
          <table:table-cell/>
          <table:table-cell table:style-name="ce3" office:value-type="string" calcext:value-type="string" table:number-columns-spanned="24" table:number-rows-spanned="1">
            <text:p>50000 characters</text:p>
          </table:table-cell>
          <table:covered-table-cell table:number-columns-repeated="23" table:style-name="ce10"/>
          <table:table-cell table:style-name="ce21" office:value-type="string" calcext:value-type="string" table:number-columns-spanned="24" table:number-rows-spanned="1">
            <text:p>500000 characters</text:p>
          </table:table-cell>
          <table:covered-table-cell table:number-columns-repeated="23" table:style-name="ce10"/>
          <table:table-cell table:style-name="ce22" office:value-type="string" calcext:value-type="string" table:number-columns-spanned="24" table:number-rows-spanned="1">
            <text:p>1100000 characteres</text:p>
          </table:table-cell>
          <table:covered-table-cell table:number-columns-repeated="23" table:style-name="ce1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/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float" office:value="0.948296897813869" calcext:value-type="float">
            <text:p>0,948296897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2728" calcext:value-type="float">
            <text:p>0,9272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2108" calcext:value-type="float">
            <text:p>0,92108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5479728783727" calcext:value-type="float">
            <text:p>0,954797287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3718" calcext:value-type="float">
            <text:p>0,9371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3348" calcext:value-type="float">
            <text:p>0,93348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36076164569874" calcext:value-type="float">
            <text:p>0,9360761646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1516" calcext:value-type="float">
            <text:p>0,91516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1424" calcext:value-type="float">
            <text:p>0,91424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45236714202852" calcext:value-type="float">
            <text:p>0,9452367142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2722" calcext:value-type="float">
            <text:p>0,92722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float" office:value="0.92626" calcext:value-type="float">
            <text:p>0,92626</text:p>
          </table:table-cell>
          <table:table-cell table:style-name="ce19" office:value-type="string" calcext:value-type="string">
            <text:p>af</text:p>
          </table:table-cell>
          <table:table-cell table:style-name="ce6" office:value-type="float" office:value="0.958009580095801" calcext:value-type="float">
            <text:p>0,9580095801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40623643741862" calcext:value-type="float">
            <text:p>0,940623643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1494" calcext:value-type="float">
            <text:p>0,91494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963963783782703" calcext:value-type="float">
            <text:p>0,963963783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51009706058236" calcext:value-type="float">
            <text:p>0,9510097061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307" calcext:value-type="float">
            <text:p>0,9307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94446166677" calcext:value-type="float">
            <text:p>0,9444616668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29605577633466" calcext:value-type="float">
            <text:p>0,9296055776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04942" calcext:value-type="float">
            <text:p>0,904942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951057706346238" calcext:value-type="float">
            <text:p>0,9510577063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40543643261859" calcext:value-type="float">
            <text:p>0,9405436433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2241" calcext:value-type="float">
            <text:p>0,92241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956299483539351" calcext:value-type="float">
            <text:p>0,9562994835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40504220932114" calcext:value-type="float">
            <text:p>0,940504220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22906992389063" calcext:value-type="float">
            <text:p>0,9229069924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62024096648415" calcext:value-type="float">
            <text:p>0,9620240966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5107527663737" calcext:value-type="float">
            <text:p>0,9510752766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34166124240452" calcext:value-type="float">
            <text:p>0,9341661242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4157385496374" calcext:value-type="float">
            <text:p>0,941573855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30497019989164" calcext:value-type="float">
            <text:p>0,9304970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15527874646817" calcext:value-type="float">
            <text:p>0,9155278746</text:p>
          </table:table-cell>
          <table:table-cell table:style-name="ce19" office:value-type="string" calcext:value-type="string">
            <text:p>en</text:p>
          </table:table-cell>
          <table:table-cell table:style-name="ce6" office:value-type="float" office:value="0.949780315585547" calcext:value-type="float">
            <text:p>0,9497803156</text:p>
          </table:table-cell>
          <table:table-cell table:style-name="ce12" office:value-type="string" calcext:value-type="string">
            <text:p>id</text:p>
          </table:table-cell>
          <table:table-cell table:style-name="ce16" office:value-type="float" office:value="0.941681606114931" calcext:value-type="float">
            <text:p>0,9416816061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926753370012254" calcext:value-type="float">
            <text:p>0,92675337</text:p>
          </table:table-cell>
          <table:table-cell table:style-name="ce19" office:value-type="string" calcext:value-type="string">
            <text:p>en</text:p>
          </table:table-cell>
        </table:table-row>
        <table:table-row table:style-name="ro1">
          <table:table-cell/>
          <table:table-cell table:style-name="ce7" office:value-type="float" office:value="0.405424177277989" calcext:value-type="float">
            <text:p>0,4054241773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210695559560872" calcext:value-type="float">
            <text:p>0,210695559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193832326688792" calcext:value-type="float">
            <text:p>0,1938323267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507368739597518" calcext:value-type="float">
            <text:p>0,507368739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75525294973331" calcext:value-type="float">
            <text:p>0,375525295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58658899254491" calcext:value-type="float">
            <text:p>0,3586588993</text:p>
          </table:table-cell>
          <table:table-cell table:style-name="ce20" office:value-type="string" calcext:value-type="string">
            <text:p>fa</text:p>
          </table:table-cell>
          <table:table-cell table:style-name="ce7" office:value-type="float" office:value="0.402602459681345" calcext:value-type="float">
            <text:p>0,4026024597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216482819311135" calcext:value-type="float">
            <text:p>0,216482819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189063624216261" calcext:value-type="float">
            <text:p>0,1890636242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500537185149815" calcext:value-type="float">
            <text:p>0,5005371851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68035072124126" calcext:value-type="float">
            <text:p>0,368035072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58919557075395" calcext:value-type="float">
            <text:p>0,3589195571</text:p>
          </table:table-cell>
          <table:table-cell table:style-name="ce20" office:value-type="string" calcext:value-type="string">
            <text:p>fa</text:p>
          </table:table-cell>
          <table:table-cell office:value-type="float" office:value="0.331360342089956" calcext:value-type="float">
            <text:p>0,3313603421</text:p>
          </table:table-cell>
          <table:table-cell table:style-name="ce13" office:value-type="string" calcext:value-type="string">
            <text:p>ar</text:p>
          </table:table-cell>
          <table:table-cell office:value-type="float" office:value="0.222574200789568" calcext:value-type="float">
            <text:p>0,2225742008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07654302172556" calcext:value-type="float">
            <text:p>0,2076543022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445277353891278" calcext:value-type="float">
            <text:p>0,4452773539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87563049901242" calcext:value-type="float">
            <text:p>0,3875630499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83220982029437" calcext:value-type="float">
            <text:p>0,383220982</text:p>
          </table:table-cell>
          <table:table-cell table:style-name="ce20" office:value-type="string" calcext:value-type="string">
            <text:p>fa</text:p>
          </table:table-cell>
          <table:table-cell table:style-name="ce7" office:value-type="float" office:value="0.330767761551526" calcext:value-type="float">
            <text:p>0,330767761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226770582584009" calcext:value-type="float">
            <text:p>0,226770582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04147797447509" calcext:value-type="float">
            <text:p>0,2041477974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444400962007634" calcext:value-type="float">
            <text:p>0,444400962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82195909843621" calcext:value-type="float">
            <text:p>0,382195909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80479752822542" calcext:value-type="float">
            <text:p>0,3804797528</text:p>
          </table:table-cell>
          <table:table-cell table:style-name="ce20" office:value-type="string" calcext:value-type="string">
            <text:p>fa</text:p>
          </table:table-cell>
          <table:table-cell table:style-name="ce7" office:value-type="float" office:value="0.327757921943477" calcext:value-type="float">
            <text:p>0,3277579219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218225685377287" calcext:value-type="float">
            <text:p>0,218225685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06601260501426" calcext:value-type="float">
            <text:p>0,2066012605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442402288184293" calcext:value-type="float">
            <text:p>0,4424022882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88014258339532" calcext:value-type="float">
            <text:p>0,388014258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78036305972523" calcext:value-type="float">
            <text:p>0,378036306</text:p>
          </table:table-cell>
          <table:table-cell table:style-name="ce20" office:value-type="string" calcext:value-type="string">
            <text:p>fa</text:p>
          </table:table-cell>
          <table:table-cell table:style-name="ce7" office:value-type="float" office:value="0.330358057838536" calcext:value-type="float">
            <text:p>0,3303580578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222056043539699" calcext:value-type="float">
            <text:p>0,222056043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02656428349071" calcext:value-type="float">
            <text:p>0,2026564283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442311927725819" calcext:value-type="float">
            <text:p>0,4423119277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0.382968780606106" calcext:value-type="float">
            <text:p>0,382968780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376189135336067" calcext:value-type="float">
            <text:p>0,3761891353</text:p>
          </table:table-cell>
          <table:table-cell table:style-name="ce20" office:value-type="string" calcext:value-type="string">
            <text:p>fa</text:p>
          </table:table-cell>
        </table:table-row>
        <table:table-row table:style-name="ro1">
          <table:table-cell/>
          <table:table-cell table:style-name="ce7" office:value-type="float" office:value="0.9477" calcext:value-type="float">
            <text:p>0,947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2166" calcext:value-type="float">
            <text:p>0,9216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17986158339" calcext:value-type="float">
            <text:p>0,8217986158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573" calcext:value-type="float">
            <text:p>0,9573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2906" calcext:value-type="float">
            <text:p>0,9290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47081649797976" calcext:value-type="float">
            <text:p>0,8470816498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4076" calcext:value-type="float">
            <text:p>0,9407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138" calcext:value-type="float">
            <text:p>0,913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14477737328479" calcext:value-type="float">
            <text:p>0,8144777373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5128" calcext:value-type="float">
            <text:p>0,95128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2206" calcext:value-type="float">
            <text:p>0,9220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41600992119054" calcext:value-type="float">
            <text:p>0,8416009921</text:p>
          </table:table-cell>
          <table:table-cell table:style-name="ce20" office:value-type="string" calcext:value-type="string">
            <text:p>uk</text:p>
          </table:table-cell>
          <table:table-cell office:value-type="float" office:value="0.941985419854198" calcext:value-type="float">
            <text:p>0,9419854199</text:p>
          </table:table-cell>
          <table:table-cell table:style-name="ce13" office:value-type="string" calcext:value-type="string">
            <text:p>bg</text:p>
          </table:table-cell>
          <table:table-cell office:value-type="float" office:value="0.889011129691713" calcext:value-type="float">
            <text:p>0,889011129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8903308916191" calcext:value-type="float">
            <text:p>0,8289033089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5221171327028" calcext:value-type="float">
            <text:p>0,9522117133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01028341911183" calcext:value-type="float">
            <text:p>0,901028341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54837419189656" calcext:value-type="float">
            <text:p>0,8548374192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34021340213402" calcext:value-type="float">
            <text:p>0,9340213402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875773366004901" calcext:value-type="float">
            <text:p>0,87577336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1634174931289" calcext:value-type="float">
            <text:p>0,8216341749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47097682586095" calcext:value-type="float">
            <text:p>0,947097682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890094833086966" calcext:value-type="float">
            <text:p>0,890094833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45798262177559" calcext:value-type="float">
            <text:p>0,8457982622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41845517752985" calcext:value-type="float">
            <text:p>0,9418455178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893252675070741" calcext:value-type="float">
            <text:p>0,893252675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34151153540175" calcext:value-type="float">
            <text:p>0,8341511535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50779552541387" calcext:value-type="float">
            <text:p>0,950779552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905098067028002" calcext:value-type="float">
            <text:p>0,90509806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60859366476343" calcext:value-type="float">
            <text:p>0,8608593665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3429843389343" calcext:value-type="float">
            <text:p>0,934298433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881354992112094" calcext:value-type="float">
            <text:p>0,881354992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6739402204796" calcext:value-type="float">
            <text:p>0,8267394022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943940399458177" calcext:value-type="float">
            <text:p>0,943940399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0.895782662024682" calcext:value-type="float">
            <text:p>0,89578266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53076699276285" calcext:value-type="float">
            <text:p>0,8530766993</text:p>
          </table:table-cell>
          <table:table-cell table:style-name="ce20" office:value-type="string" calcext:value-type="string">
            <text:p>uk</text:p>
          </table:table-cell>
        </table:table-row>
        <table:table-row table:style-name="ro1">
          <table:table-cell/>
          <table:table-cell table:style-name="ce7" office:value-type="float" office:value="0.374019316725534" calcext:value-type="float">
            <text:p>0,3740193167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0000342618288964265" calcext:value-type="float">
            <text:p>3,42618288964265E-005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0.00002" calcext:value-type="float">
            <text:p>0,00002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500071602463125" calcext:value-type="float">
            <text:p>0,500071602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359617461051982" calcext:value-type="float">
            <text:p>0,359617461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000033665499596014" calcext:value-type="float">
            <text:p>3,3665499596014E-005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0.00002" calcext:value-type="float">
            <text:p>0,00002</text:p>
          </table:table-cell>
          <table:table-cell table:style-name="ce20" office:value-type="string" calcext:value-type="string">
            <text:p>bs</text:p>
          </table:table-cell>
          <table:table-cell table:style-name="ce7" office:value-type="float" office:value="0.4838553943146" calcext:value-type="float">
            <text:p>0,4838553943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016628694854" calcext:value-type="float">
            <text:p>0,2540166287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421356330256695" calcext:value-type="float">
            <text:p>0,4213563303</text:p>
          </table:table-cell>
          <table:table-cell table:style-name="ce13" office:value-type="string" calcext:value-type="string">
            <text:p>bn</text:p>
          </table:table-cell>
          <table:table-cell office:value-type="float" office:value="0.000845252934540587" calcext:value-type="float">
            <text:p>0,000845252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00323372810429894" calcext:value-type="float">
            <text:p>0,0003233728</text:p>
          </table:table-cell>
          <table:table-cell table:style-name="ce20" office:value-type="string" calcext:value-type="string">
            <text:p>hi</text:p>
          </table:table-cell>
          <table:table-cell table:style-name="ce7" office:value-type="float" office:value="0.553360494090947" calcext:value-type="float">
            <text:p>0,553360494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290056835960835" calcext:value-type="float">
            <text:p>0,290056836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5743205325867" calcext:value-type="float">
            <text:p>0,2557432053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08584192075122" calcext:value-type="float">
            <text:p>0,408584192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000825511849467754" calcext:value-type="float">
            <text:p>0,0008255118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00316963178921007" calcext:value-type="float">
            <text:p>0,0003169632</text:p>
          </table:table-cell>
          <table:table-cell table:style-name="ce20" office:value-type="string" calcext:value-type="string">
            <text:p>hi</text:p>
          </table:table-cell>
          <table:table-cell table:style-name="ce7" office:value-type="float" office:value="0.541438555536755" calcext:value-type="float">
            <text:p>0,541438555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278963234591092" calcext:value-type="float">
            <text:p>0,2789632346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6013793747574" calcext:value-type="float">
            <text:p>0,2460137937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27356055758848" calcext:value-type="float">
            <text:p>0,427356055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00040864647872935" calcext:value-type="float">
            <text:p>0,0004086465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00163191085104151" calcext:value-type="float">
            <text:p>0,0001631911</text:p>
          </table:table-cell>
          <table:table-cell table:style-name="ce20" office:value-type="string" calcext:value-type="string">
            <text:p>hi</text:p>
          </table:table-cell>
          <table:table-cell table:style-name="ce7" office:value-type="float" office:value="0.559039437514604" calcext:value-type="float">
            <text:p>0,559039437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290437458839147" calcext:value-type="float">
            <text:p>0,290437458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713381670807" calcext:value-type="float">
            <text:p>0,2571338167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14626792652471" calcext:value-type="float">
            <text:p>0,4146267927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000398948067815305" calcext:value-type="float">
            <text:p>0,0003989481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00160011429387813" calcext:value-type="float">
            <text:p>0,0001600114</text:p>
          </table:table-cell>
          <table:table-cell table:style-name="ce20" office:value-type="string" calcext:value-type="string">
            <text:p>hi</text:p>
          </table:table-cell>
          <table:table-cell table:style-name="ce7" office:value-type="float" office:value="0.546077185298162" calcext:value-type="float">
            <text:p>0,5460771853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0.278816840114256" calcext:value-type="float">
            <text:p>0,2788168401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544927647793" calcext:value-type="float">
            <text:p>0,2455449276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92986" calcext:value-type="float">
            <text:p>0,9298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1686" calcext:value-type="float">
            <text:p>0,9168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0902" calcext:value-type="float">
            <text:p>0,90902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94064" calcext:value-type="float">
            <text:p>0,94064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3146" calcext:value-type="float">
            <text:p>0,9314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2172" calcext:value-type="float">
            <text:p>0,92172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92412" calcext:value-type="float">
            <text:p>0,92412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0644" calcext:value-type="float">
            <text:p>0,90644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0438" calcext:value-type="float">
            <text:p>0,90438</text:p>
          </table:table-cell>
          <table:table-cell table:style-name="ce20" office:value-type="string" calcext:value-type="string">
            <text:p>cr</text:p>
          </table:table-cell>
          <table:table-cell table:style-name="ce7" office:value-type="float" office:value="0.93492" calcext:value-type="float">
            <text:p>0,93492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1922" calcext:value-type="float">
            <text:p>0,9192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1834" calcext:value-type="float">
            <text:p>0,91834</text:p>
          </table:table-cell>
          <table:table-cell table:style-name="ce20" office:value-type="string" calcext:value-type="string">
            <text:p>fi</text:p>
          </table:table-cell>
          <table:table-cell office:value-type="float" office:value="0.923062461249225" calcext:value-type="float">
            <text:p>0,9230624612</text:p>
          </table:table-cell>
          <table:table-cell table:style-name="ce13" office:value-type="string" calcext:value-type="string">
            <text:p>bs</text:p>
          </table:table-cell>
          <table:table-cell office:value-type="float" office:value="0.9227" calcext:value-type="float">
            <text:p>0,922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09461094610946" calcext:value-type="float">
            <text:p>0,9094610946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5082" calcext:value-type="float">
            <text:p>0,935082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0.934859218310619" calcext:value-type="float">
            <text:p>0,934859218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926487558925354" calcext:value-type="float">
            <text:p>0,9264875589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13966967603611" calcext:value-type="float">
            <text:p>0,913966967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07774" calcext:value-type="float">
            <text:p>0,90777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00974" calcext:value-type="float">
            <text:p>0,900974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926837122045464" calcext:value-type="float">
            <text:p>0,926837122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22024" calcext:value-type="float">
            <text:p>0,92202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15911495468973" calcext:value-type="float">
            <text:p>0,915911495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25976363636363" calcext:value-type="float">
            <text:p>0,9259763636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0.922182858192218" calcext:value-type="float">
            <text:p>0,922182858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90828709793843" calcext:value-type="float">
            <text:p>0,908287097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8311818181818" calcext:value-type="float">
            <text:p>0,9383118182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0.9340047945934" calcext:value-type="float">
            <text:p>0,934004794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922780628293194" calcext:value-type="float">
            <text:p>0,9227806283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119954835912" calcext:value-type="float">
            <text:p>0,911995483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0843" calcext:value-type="float">
            <text:p>0,9084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898597272727273" calcext:value-type="float">
            <text:p>0,8985972727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924546518192454" calcext:value-type="float">
            <text:p>0,9245465182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0.922373636363636" calcext:value-type="float">
            <text:p>0,922373636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14402338192446" calcext:value-type="float">
            <text:p>0,9144023382</text:p>
          </table:table-cell>
          <table:table-cell table:style-name="ce20" office:value-type="string" calcext:value-type="string">
            <text:p>nl</text:p>
          </table:table-cell>
        </table:table-row>
        <table:table-row table:style-name="ro1">
          <table:table-cell/>
          <table:table-cell table:style-name="ce8" office:value-type="float" office:value="0.902114126847611" calcext:value-type="float">
            <text:p>0,9021141268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9736" calcext:value-type="float">
            <text:p>0,8973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886" calcext:value-type="float">
            <text:p>0,886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0.915594935696142" calcext:value-type="float">
            <text:p>0,9155949357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378" calcext:value-type="float">
            <text:p>0,9137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90494" calcext:value-type="float">
            <text:p>0,90494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0.870932255935356" calcext:value-type="float">
            <text:p>0,8709322559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6864" calcext:value-type="float">
            <text:p>0,8686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86584" calcext:value-type="float">
            <text:p>0,8658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890653439206352" calcext:value-type="float">
            <text:p>0,8906534392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8916" calcext:value-type="float">
            <text:p>0,8891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88132" calcext:value-type="float">
            <text:p>0,8813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08811088110881" calcext:value-type="float">
            <text:p>0,9088110881</text:p>
          </table:table-cell>
          <table:table-cell table:style-name="ce14" office:value-type="string" calcext:value-type="string">
            <text:p>id</text:p>
          </table:table-cell>
          <table:table-cell office:value-type="float" office:value="0.892231844636893" calcext:value-type="float">
            <text:p>0,892231844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891848" calcext:value-type="float">
            <text:p>0,891848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0.921571529429177" calcext:value-type="float">
            <text:p>0,921571529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0138" calcext:value-type="float">
            <text:p>0,91013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09403456420738" calcext:value-type="float">
            <text:p>0,9094034564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77677266063596" calcext:value-type="float">
            <text:p>0,877677266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77058" calcext:value-type="float">
            <text:p>0,87705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60935165610993" calcext:value-type="float">
            <text:p>0,8609351656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3493360960166" calcext:value-type="float">
            <text:p>0,89349336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93116" calcext:value-type="float">
            <text:p>0,89311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8555731334388" calcext:value-type="float">
            <text:p>0,885557313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07132538839095" calcext:value-type="float">
            <text:p>0,9071325388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9266" calcext:value-type="float">
            <text:p>0,8926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892070738889207" calcext:value-type="float">
            <text:p>0,892070738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0.920259057607045" calcext:value-type="float">
            <text:p>0,9202590576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1321818181818" calcext:value-type="float">
            <text:p>0,911321818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0.908623631690862" calcext:value-type="float">
            <text:p>0,908623631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0.875163979210663" calcext:value-type="float">
            <text:p>0,8751639792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64144723683875" calcext:value-type="float">
            <text:p>0,864144723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56760385785676" calcext:value-type="float">
            <text:p>0,8567603858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0.892386910027119" calcext:value-type="float">
            <text:p>0,8923869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889417075988942" calcext:value-type="float">
            <text:p>0,88941707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81065931148841" calcext:value-type="float">
            <text:p>0,8810659311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8" office:value-type="float" office:value="0.9675" calcext:value-type="float">
            <text:p>0,9675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6388" calcext:value-type="float">
            <text:p>0,9638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52157129427766" calcext:value-type="float">
            <text:p>0,9521571294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7268" calcext:value-type="float">
            <text:p>0,97268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699" calcext:value-type="float">
            <text:p>0,969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58237494249655" calcext:value-type="float">
            <text:p>0,9582374942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5794" calcext:value-type="float">
            <text:p>0,95794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5404" calcext:value-type="float">
            <text:p>0,9540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682" calcext:value-type="float">
            <text:p>0,9468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6404" calcext:value-type="float">
            <text:p>0,96404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6282" calcext:value-type="float">
            <text:p>0,9628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509" calcext:value-type="float">
            <text:p>0,9509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624918499674" calcext:value-type="float">
            <text:p>0,96249185</text:p>
          </table:table-cell>
          <table:table-cell table:style-name="ce14" office:value-type="string" calcext:value-type="string">
            <text:p>it</text:p>
          </table:table-cell>
          <table:table-cell office:value-type="float" office:value="0.960553605536055" calcext:value-type="float">
            <text:p>0,960553605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58472" calcext:value-type="float">
            <text:p>0,95847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69784" calcext:value-type="float">
            <text:p>0,969784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65713794282766" calcext:value-type="float">
            <text:p>0,965713794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63626" calcext:value-type="float">
            <text:p>0,96362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5294" calcext:value-type="float">
            <text:p>0,95529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47777791111164" calcext:value-type="float">
            <text:p>0,9477777911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7693686162117" calcext:value-type="float">
            <text:p>0,9476936862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60502" calcext:value-type="float">
            <text:p>0,96050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56746" calcext:value-type="float">
            <text:p>0,95674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5359572157433" calcext:value-type="float">
            <text:p>0,9535957216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59768944614344" calcext:value-type="float">
            <text:p>0,959768944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59155880933138" calcext:value-type="float">
            <text:p>0,9591558809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52071463702225" calcext:value-type="float">
            <text:p>0,952071463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67221728786533" calcext:value-type="float">
            <text:p>0,9672217288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64535944515708" calcext:value-type="float">
            <text:p>0,964535944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61280521896128" calcext:value-type="float">
            <text:p>0,9612805219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46354089013174" calcext:value-type="float">
            <text:p>0,946354089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4598894360621" calcext:value-type="float">
            <text:p>0,945988943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5440264294033" calcext:value-type="float">
            <text:p>0,9454402643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57672303995767" calcext:value-type="float">
            <text:p>0,95767230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55132604907104" calcext:value-type="float">
            <text:p>0,955132604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52905807068629" calcext:value-type="float">
            <text:p>0,9529058071</text:p>
          </table:table-cell>
          <table:table-cell table:style-name="ce20" office:value-type="string" calcext:value-type="string">
            <text:p>id</text:p>
          </table:table-cell>
        </table:table-row>
        <table:table-row table:style-name="ro1">
          <table:table-cell/>
          <table:table-cell table:style-name="ce8" office:value-type="float" office:value="0.87306" calcext:value-type="float">
            <text:p>0,87306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648" calcext:value-type="float">
            <text:p>0,864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591" calcext:value-type="float">
            <text:p>0,8591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932" calcext:value-type="float">
            <text:p>0,8932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919" calcext:value-type="float">
            <text:p>0,891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8114" calcext:value-type="float">
            <text:p>0,8811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6776" calcext:value-type="float">
            <text:p>0,86776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575" calcext:value-type="float">
            <text:p>0,857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521" calcext:value-type="float">
            <text:p>0,8521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88788" calcext:value-type="float">
            <text:p>0,88788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8586" calcext:value-type="float">
            <text:p>0,8858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7484" calcext:value-type="float">
            <text:p>0,8748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867436" calcext:value-type="float">
            <text:p>0,867436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864387186323118" calcext:value-type="float">
            <text:p>0,864387186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61565446261785" calcext:value-type="float">
            <text:p>0,8615654463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92316" calcext:value-type="float">
            <text:p>0,892316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889827338964033" calcext:value-type="float">
            <text:p>0,889827339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85226" calcext:value-type="float">
            <text:p>0,88522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59016" calcext:value-type="float">
            <text:p>0,859016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854149124894749" calcext:value-type="float">
            <text:p>0,8541491249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53628829030632" calcext:value-type="float">
            <text:p>0,85362882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885212" calcext:value-type="float">
            <text:p>0,885212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880403282419695" calcext:value-type="float">
            <text:p>0,880403282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78565271391628" calcext:value-type="float">
            <text:p>0,878565271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0.874486816315696" calcext:value-type="float">
            <text:p>0,8744868163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6845782306679" calcext:value-type="float">
            <text:p>0,868457823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61148333536364" calcext:value-type="float">
            <text:p>0,861148333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4310524765544" calcext:value-type="float">
            <text:p>0,8943105248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93892437888467" calcext:value-type="float">
            <text:p>0,893892437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88271411896043" calcext:value-type="float">
            <text:p>0,8882714119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68825886639588" calcext:value-type="float">
            <text:p>0,8688258866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60308709932845" calcext:value-type="float">
            <text:p>0,860308709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51714915326965" calcext:value-type="float">
            <text:p>0,851714915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87964138051411" calcext:value-type="float">
            <text:p>0,8879641381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87266056180153" calcext:value-type="float">
            <text:p>0,887266056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879275924639726" calcext:value-type="float">
            <text:p>0,8792759246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8" office:value-type="float" office:value="0.87996" calcext:value-type="float">
            <text:p>0,87996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744" calcext:value-type="float">
            <text:p>0,874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7132" calcext:value-type="float">
            <text:p>0,87132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984" calcext:value-type="float">
            <text:p>0,8984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9546" calcext:value-type="float">
            <text:p>0,8954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9126" calcext:value-type="float">
            <text:p>0,8912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6938" calcext:value-type="float">
            <text:p>0,86938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6888" calcext:value-type="float">
            <text:p>0,8688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599" calcext:value-type="float">
            <text:p>0,8599</text:p>
          </table:table-cell>
          <table:table-cell table:style-name="ce20" office:value-type="string" calcext:value-type="string">
            <text:p>it</text:p>
          </table:table-cell>
          <table:table-cell table:style-name="ce14" office:value-type="float" office:value="0.89026" calcext:value-type="float">
            <text:p>0,89026</text:p>
          </table:table-cell>
          <table:table-cell table:style-name="ce20" office:value-type="string" calcext:value-type="string">
            <text:p>en</text:p>
          </table:table-cell>
          <table:table-cell table:style-name="ce17" office:value-type="float" office:value="0.88876" calcext:value-type="float">
            <text:p>0,8887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8284" calcext:value-type="float">
            <text:p>0,8828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78675272051632" calcext:value-type="float">
            <text:p>0,8786752721</text:p>
          </table:table-cell>
          <table:table-cell table:style-name="ce14" office:value-type="string" calcext:value-type="string">
            <text:p>af</text:p>
          </table:table-cell>
          <table:table-cell office:value-type="float" office:value="0.869725478901915" calcext:value-type="float">
            <text:p>0,869725478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61390891127129" calcext:value-type="float">
            <text:p>0,861390891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900923405540433" calcext:value-type="float">
            <text:p>0,9009234055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9174" calcext:value-type="float">
            <text:p>0,8917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84169073352586" calcext:value-type="float">
            <text:p>0,884169073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867841207047242" calcext:value-type="float">
            <text:p>0,86784120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56517426069704" calcext:value-type="float">
            <text:p>0,8565174261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55032840262722" calcext:value-type="float">
            <text:p>0,855032840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891021346128077" calcext:value-type="float">
            <text:p>0,8910213461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79496" calcext:value-type="float">
            <text:p>0,87949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78421027368219" calcext:value-type="float">
            <text:p>0,878421027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875153864475624" calcext:value-type="float">
            <text:p>0,8751538645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71131349568544" calcext:value-type="float">
            <text:p>0,871131349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66237695409801" calcext:value-type="float">
            <text:p>0,866237695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98867814064779" calcext:value-type="float">
            <text:p>0,8988678141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93429612471318" calcext:value-type="float">
            <text:p>0,893429612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89053333781819" calcext:value-type="float">
            <text:p>0,889053333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865602238553594" calcext:value-type="float">
            <text:p>0,8656022386</text:p>
          </table:table-cell>
          <table:table-cell table:style-name="ce14" office:value-type="string" calcext:value-type="string">
            <text:p>en</text:p>
          </table:table-cell>
          <table:table-cell table:style-name="ce17" office:value-type="float" office:value="0.865271328259376" calcext:value-type="float">
            <text:p>0,865271328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5492115873254" calcext:value-type="float">
            <text:p>0,854921158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0.88943323430267" calcext:value-type="float">
            <text:p>0,8894332343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887276862824956" calcext:value-type="float">
            <text:p>0,887276862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0.878168537129714" calcext:value-type="float">
            <text:p>0,8781685371</text:p>
          </table:table-cell>
          <table:table-cell table:style-name="ce20" office:value-type="string" calcext:value-type="string">
            <text:p>nl</text:p>
          </table:table-cell>
        </table:table-row>
        <table:table-row table:style-name="ro1">
          <table:table-cell/>
          <table:table-cell table:style-name="ce7" office:value-type="float" office:value="0.90756" calcext:value-type="float">
            <text:p>0,90756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00064" calcext:value-type="float">
            <text:p>0,00064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0.00062" calcext:value-type="float">
            <text:p>0,00062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2448" calcext:value-type="float">
            <text:p>0,92448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88054" calcext:value-type="float">
            <text:p>0,88054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0256010308229629" calcext:value-type="float">
            <text:p>0,0256010308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0.0235907867970339" calcext:value-type="float">
            <text:p>0,0235907868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90128" calcext:value-type="float">
            <text:p>0,90128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1296268899606" calcext:value-type="float">
            <text:p>0,2712962689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867531085683885" calcext:value-type="float">
            <text:p>0,8675310857</text:p>
          </table:table-cell>
          <table:table-cell table:style-name="ce13" office:value-type="string" calcext:value-type="string">
            <text:p>el</text:p>
          </table:table-cell>
          <table:table-cell office:value-type="float" office:value="0.000708107632360119" calcext:value-type="float">
            <text:p>0,000708107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000312008112210917" calcext:value-type="float">
            <text:p>0,0003120081</text:p>
          </table:table-cell>
          <table:table-cell table:style-name="ce20" office:value-type="string" calcext:value-type="string">
            <text:p>sv</text:p>
          </table:table-cell>
          <table:table-cell table:style-name="ce7" office:value-type="float" office:value="0.906077624310497" calcext:value-type="float">
            <text:p>0,9060776243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289775216335076" calcext:value-type="float">
            <text:p>0,289775216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5013675001624" calcext:value-type="float">
            <text:p>0,255013675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851898741772319" calcext:value-type="float">
            <text:p>0,8518987418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0216078529625275" calcext:value-type="float">
            <text:p>0,021607853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1900313339736" calcext:value-type="float">
            <text:p>0,0171900313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887219548878195" calcext:value-type="float">
            <text:p>0,8872195489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279255693098542" calcext:value-type="float">
            <text:p>0,2792556931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90900096025" calcext:value-type="float">
            <text:p>0,261909001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879692686159695" calcext:value-type="float">
            <text:p>0,879692686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000508281626210238" calcext:value-type="float">
            <text:p>0,000508281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000339099848996019" calcext:value-type="float">
            <text:p>0,0003390998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89691386139604" calcext:value-type="float">
            <text:p>0,8969138614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290294854310027" calcext:value-type="float">
            <text:p>0,290294854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81047401692" calcext:value-type="float">
            <text:p>0,256781047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856029593184622" calcext:value-type="float">
            <text:p>0,856029593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0222633555932666" calcext:value-type="float">
            <text:p>0,0222633556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3842869405093" calcext:value-type="float">
            <text:p>0,0173842869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877726292133606" calcext:value-type="float">
            <text:p>0,8777262921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0.27934224470783" calcext:value-type="float">
            <text:p>0,279342244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684984212978" calcext:value-type="float">
            <text:p>0,2616849842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8" office:value-type="float" office:value="0.93532" calcext:value-type="float">
            <text:p>0,93532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2982" calcext:value-type="float">
            <text:p>0,9298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2644" calcext:value-type="float">
            <text:p>0,9264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4546" calcext:value-type="float">
            <text:p>0,9454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922" calcext:value-type="float">
            <text:p>0,9392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3742" calcext:value-type="float">
            <text:p>0,93742</text:p>
          </table:table-cell>
          <table:table-cell table:style-name="ce20" office:value-type="string" calcext:value-type="string">
            <text:p>es</text:p>
          </table:table-cell>
          <table:table-cell table:style-name="ce14" office:value-type="float" office:value="0.92188" calcext:value-type="float">
            <text:p>0,92188</text:p>
          </table:table-cell>
          <table:table-cell table:style-name="ce20" office:value-type="string" calcext:value-type="string">
            <text:p>it</text:p>
          </table:table-cell>
          <table:table-cell table:style-name="ce17" office:value-type="float" office:value="0.9211" calcext:value-type="float">
            <text:p>0,921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956" calcext:value-type="float">
            <text:p>0,9195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354" calcext:value-type="float">
            <text:p>0,9354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188" calcext:value-type="float">
            <text:p>0,9318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308" calcext:value-type="float">
            <text:p>0,9308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9388976333858" calcext:value-type="float">
            <text:p>0,9388976334</text:p>
          </table:table-cell>
          <table:table-cell table:style-name="ce14" office:value-type="string" calcext:value-type="string">
            <text:p>af</text:p>
          </table:table-cell>
          <table:table-cell office:value-type="float" office:value="0.93251773007092" calcext:value-type="float">
            <text:p>0,9325177301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217" calcext:value-type="float">
            <text:p>0,9321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082770496623" calcext:value-type="float">
            <text:p>0,950827705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44566" calcext:value-type="float">
            <text:p>0,94456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1438" calcext:value-type="float">
            <text:p>0,94143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29018" calcext:value-type="float">
            <text:p>0,92901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26265557593345" calcext:value-type="float">
            <text:p>0,926265557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17149502897017" calcext:value-type="float">
            <text:p>0,917149502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9565637393824" calcext:value-type="float">
            <text:p>0,9395656374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8354" calcext:value-type="float">
            <text:p>0,93835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0446" calcext:value-type="float">
            <text:p>0,93044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35582375903869" calcext:value-type="float">
            <text:p>0,9355823759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29973381721388" calcext:value-type="float">
            <text:p>0,929973381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9258254870285" calcext:value-type="float">
            <text:p>0,929258254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47926174276997" calcext:value-type="float">
            <text:p>0,9479261743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42443479391307" calcext:value-type="float">
            <text:p>0,94244347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9541213593954" calcext:value-type="float">
            <text:p>0,939541213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23633358666759" calcext:value-type="float">
            <text:p>0,923633358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21268905026673" calcext:value-type="float">
            <text:p>0,92126890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5368090713799" calcext:value-type="float">
            <text:p>0,9153680907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7219771708261" calcext:value-type="float">
            <text:p>0,937219771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5932086593593" calcext:value-type="float">
            <text:p>0,935932086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9382470481711" calcext:value-type="float">
            <text:p>0,9293824705</text:p>
          </table:table-cell>
          <table:table-cell table:style-name="ce20" office:value-type="string" calcext:value-type="string">
            <text:p>en</text:p>
          </table:table-cell>
        </table:table-row>
        <table:table-row table:style-name="ro1">
          <table:table-cell/>
          <table:table-cell table:style-name="ce8" office:value-type="float" office:value="0.9521" calcext:value-type="float">
            <text:p>0,9521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4176" calcext:value-type="float">
            <text:p>0,9417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758" calcext:value-type="float">
            <text:p>0,9275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928" calcext:value-type="float">
            <text:p>0,95928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5094" calcext:value-type="float">
            <text:p>0,950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694" calcext:value-type="float">
            <text:p>0,9369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4612" calcext:value-type="float">
            <text:p>0,94612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2918" calcext:value-type="float">
            <text:p>0,9291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28" calcext:value-type="float">
            <text:p>0,922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382" calcext:value-type="float">
            <text:p>0,95382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4144" calcext:value-type="float">
            <text:p>0,9414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926" calcext:value-type="float">
            <text:p>0,92926</text:p>
          </table:table-cell>
          <table:table-cell table:style-name="ce20" office:value-type="string" calcext:value-type="string">
            <text:p>la</text:p>
          </table:table-cell>
          <table:table-cell office:value-type="float" office:value="0.937889130447826" calcext:value-type="float">
            <text:p>0,9378891304</text:p>
          </table:table-cell>
          <table:table-cell table:style-name="ce13" office:value-type="string" calcext:value-type="string">
            <text:p>es</text:p>
          </table:table-cell>
          <table:table-cell office:value-type="float" office:value="0.935207740830963" calcext:value-type="float">
            <text:p>0,935207740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163" calcext:value-type="float">
            <text:p>0,93163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47281261937667" calcext:value-type="float">
            <text:p>0,9472812619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46794" calcext:value-type="float">
            <text:p>0,9467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0834" calcext:value-type="float">
            <text:p>0,940834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31337038718542" calcext:value-type="float">
            <text:p>0,9313370387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28742" calcext:value-type="float">
            <text:p>0,92874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1637686550746" calcext:value-type="float">
            <text:p>0,9216376866</text:p>
          </table:table-cell>
          <table:table-cell table:style-name="ce20" office:value-type="string" calcext:value-type="string">
            <text:p>it</text:p>
          </table:table-cell>
          <table:table-cell table:style-name="ce7" office:value-type="float" office:value="0.941467180540527" calcext:value-type="float">
            <text:p>0,9414671805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37922" calcext:value-type="float">
            <text:p>0,93792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45" calcext:value-type="float">
            <text:p>0,9345</text:p>
          </table:table-cell>
          <table:table-cell table:style-name="ce20" office:value-type="string" calcext:value-type="string">
            <text:p>it</text:p>
          </table:table-cell>
          <table:table-cell table:style-name="ce7" office:value-type="float" office:value="0.935586452918492" calcext:value-type="float">
            <text:p>0,9355864529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31227931737933" calcext:value-type="float">
            <text:p>0,931227931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455982930459" calcext:value-type="float">
            <text:p>0,9245598293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46378554694638" calcext:value-type="float">
            <text:p>0,9463785547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43338027285529" calcext:value-type="float">
            <text:p>0,943338027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7848469393785" calcext:value-type="float">
            <text:p>0,9378484694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29603649500994" calcext:value-type="float">
            <text:p>0,9296036495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19280672598939" calcext:value-type="float">
            <text:p>0,919280672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8694323711792" calcext:value-type="float">
            <text:p>0,9186943237</text:p>
          </table:table-cell>
          <table:table-cell table:style-name="ce20" office:value-type="string" calcext:value-type="string">
            <text:p>it</text:p>
          </table:table-cell>
          <table:table-cell table:style-name="ce7" office:value-type="float" office:value="0.940952136794095" calcext:value-type="float">
            <text:p>0,9409521368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0.934467526493446" calcext:value-type="float">
            <text:p>0,934467526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2118905778834" calcext:value-type="float">
            <text:p>0,9321189058</text:p>
          </table:table-cell>
          <table:table-cell table:style-name="ce20" office:value-type="string" calcext:value-type="string">
            <text:p>it</text:p>
          </table:table-cell>
        </table:table-row>
        <table:table-row table:style-name="ro1">
          <table:table-cell/>
          <table:table-cell table:style-name="ce7" office:value-type="float" office:value="0.813780108143536" calcext:value-type="float">
            <text:p>0,8137801081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641648285955763" calcext:value-type="float">
            <text:p>0,64164828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272597982470646" calcext:value-type="float">
            <text:p>0,2725979825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45500468489021" calcext:value-type="float">
            <text:p>0,845500468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31352028446743" calcext:value-type="float">
            <text:p>0,731352028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411681041004691" calcext:value-type="float">
            <text:p>0,411681041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07564005484723" calcext:value-type="float">
            <text:p>0,807564005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630218933086648" calcext:value-type="float">
            <text:p>0,630218933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29039166693708" calcext:value-type="float">
            <text:p>0,2903916669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39276990718124" calcext:value-type="float">
            <text:p>0,8392769907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18554285021617" calcext:value-type="float">
            <text:p>0,718554285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421660498985317" calcext:value-type="float">
            <text:p>0,421660499</text:p>
          </table:table-cell>
          <table:table-cell table:style-name="ce20" office:value-type="string" calcext:value-type="string">
            <text:p>ar</text:p>
          </table:table-cell>
          <table:table-cell office:value-type="float" office:value="0.831534198016112" calcext:value-type="float">
            <text:p>0,831534198</text:p>
          </table:table-cell>
          <table:table-cell table:style-name="ce13" office:value-type="string" calcext:value-type="string">
            <text:p>fa</text:p>
          </table:table-cell>
          <table:table-cell office:value-type="float" office:value="0.644698768630665" calcext:value-type="float">
            <text:p>0,644698768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494652224265958" calcext:value-type="float">
            <text:p>0,4946522243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59432428312528" calcext:value-type="float">
            <text:p>0,859432428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28040678408776" calcext:value-type="float">
            <text:p>0,728040678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591197804157831" calcext:value-type="float">
            <text:p>0,5911978042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2043631731776" calcext:value-type="float">
            <text:p>0,820436317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634423631123919" calcext:value-type="float">
            <text:p>0,634423631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504790443890377" calcext:value-type="float">
            <text:p>0,5047904439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48804850434359" calcext:value-type="float">
            <text:p>0,848804850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18712016771762" calcext:value-type="float">
            <text:p>0,718712016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588707060749643" calcext:value-type="float">
            <text:p>0,5887070607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28105659503446" calcext:value-type="float">
            <text:p>0,828105659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638850960191066" calcext:value-type="float">
            <text:p>0,638850960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526445795480962" calcext:value-type="float">
            <text:p>0,5264457955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56534145135793" calcext:value-type="float">
            <text:p>0,8565341451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23397920238797" calcext:value-type="float">
            <text:p>0,723397920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617308155745704" calcext:value-type="float">
            <text:p>0,6173081557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20304272725736" calcext:value-type="float">
            <text:p>0,8203042727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627148207193865" calcext:value-type="float">
            <text:p>0,627148207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52873366900544" calcext:value-type="float">
            <text:p>0,528733669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49078316233249" calcext:value-type="float">
            <text:p>0,8490783162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0.714182577955209" calcext:value-type="float">
            <text:p>0,71418257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614612930588961" calcext:value-type="float">
            <text:p>0,6146129306</text:p>
          </table:table-cell>
          <table:table-cell table:style-name="ce20" office:value-type="string" calcext:value-type="string">
            <text:p>ar</text:p>
          </table:table-cell>
        </table:table-row>
        <table:table-row table:style-name="ro1">
          <table:table-cell/>
          <table:table-cell table:style-name="ce7" office:value-type="float" office:value="0.97456" calcext:value-type="float">
            <text:p>0,9745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46056763405804" calcext:value-type="float">
            <text:p>0,946056763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3486" calcext:value-type="float">
            <text:p>0,93486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97712" calcext:value-type="float">
            <text:p>0,97712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53057183431005" calcext:value-type="float">
            <text:p>0,953057183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4854" calcext:value-type="float">
            <text:p>0,94854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95256" calcext:value-type="float">
            <text:p>0,9525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20955257315439" calcext:value-type="float">
            <text:p>0,920955257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097" calcext:value-type="float">
            <text:p>0,9097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95726" calcext:value-type="float">
            <text:p>0,9572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33616016961018" calcext:value-type="float">
            <text:p>0,93361601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2764" calcext:value-type="float">
            <text:p>0,92764</text:p>
          </table:table-cell>
          <table:table-cell table:style-name="ce20" office:value-type="string" calcext:value-type="string">
            <text:p>no</text:p>
          </table:table-cell>
          <table:table-cell office:value-type="float" office:value="0.972636" calcext:value-type="float">
            <text:p>0,972636</text:p>
          </table:table-cell>
          <table:table-cell table:style-name="ce13" office:value-type="string" calcext:value-type="string">
            <text:p>fi</text:p>
          </table:table-cell>
          <table:table-cell office:value-type="float" office:value="0.955251552515525" calcext:value-type="float">
            <text:p>0,955251552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43675662053972" calcext:value-type="float">
            <text:p>0,9436756621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76886" calcext:value-type="float">
            <text:p>0,97688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61473768842613" calcext:value-type="float">
            <text:p>0,961473768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53449720698324" calcext:value-type="float">
            <text:p>0,9534497207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51204" calcext:value-type="float">
            <text:p>0,951204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29263575581453" calcext:value-type="float">
            <text:p>0,929263575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20023520141121" calcext:value-type="float">
            <text:p>0,9200235201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57412" calcext:value-type="float">
            <text:p>0,957412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37991627949768" calcext:value-type="float">
            <text:p>0,9379916279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33857603145619" calcext:value-type="float">
            <text:p>0,9338576031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69337272727272" calcext:value-type="float">
            <text:p>0,969337272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53823999738179" calcext:value-type="float">
            <text:p>0,953823999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44609697871079" calcext:value-type="float">
            <text:p>0,9446096979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7366" calcext:value-type="float">
            <text:p>0,9736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59872253035718" calcext:value-type="float">
            <text:p>0,95987225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54162560591129" calcext:value-type="float">
            <text:p>0,9541625606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48402727272727" calcext:value-type="float">
            <text:p>0,948402727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26359129698806" calcext:value-type="float">
            <text:p>0,926359129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20489710871676" calcext:value-type="float">
            <text:p>0,9204897109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54690909090909" calcext:value-type="float">
            <text:p>0,954690909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0.936777434642409" calcext:value-type="float">
            <text:p>0,936777434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34127033189211" calcext:value-type="float">
            <text:p>0,9341270332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8" office:value-type="float" office:value="0.93214" calcext:value-type="float">
            <text:p>0,93214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2938" calcext:value-type="float">
            <text:p>0,9293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596" calcext:value-type="float">
            <text:p>0,9259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4268" calcext:value-type="float">
            <text:p>0,94268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3754" calcext:value-type="float">
            <text:p>0,9375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682" calcext:value-type="float">
            <text:p>0,9368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2668" calcext:value-type="float">
            <text:p>0,92668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2492" calcext:value-type="float">
            <text:p>0,9249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956" calcext:value-type="float">
            <text:p>0,9195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3714" calcext:value-type="float">
            <text:p>0,93714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32" calcext:value-type="float">
            <text:p>0,93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17" calcext:value-type="float">
            <text:p>0,931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35302" calcext:value-type="float">
            <text:p>0,935302</text:p>
          </table:table-cell>
          <table:table-cell table:style-name="ce14" office:value-type="string" calcext:value-type="string">
            <text:p>la</text:p>
          </table:table-cell>
          <table:table-cell office:value-type="float" office:value="0.924685698742795" calcext:value-type="float">
            <text:p>0,924685698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9926" calcext:value-type="float">
            <text:p>0,91992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43938" calcext:value-type="float">
            <text:p>0,94393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38172" calcext:value-type="float">
            <text:p>0,93817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3026" calcext:value-type="float">
            <text:p>0,93302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32324" calcext:value-type="float">
            <text:p>0,93232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3748" calcext:value-type="float">
            <text:p>0,91374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.912059648238593" calcext:value-type="float">
            <text:p>0,9120596482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41008" calcext:value-type="float">
            <text:p>0,94100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27284" calcext:value-type="float">
            <text:p>0,927284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.926294" calcext:value-type="float">
            <text:p>0,92629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28946308584499" calcext:value-type="float">
            <text:p>0,9289463086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21188804322925" calcext:value-type="float">
            <text:p>0,921188804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0254327966349" calcext:value-type="float">
            <text:p>0,92025432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41643052794164" calcext:value-type="float">
            <text:p>0,941643052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35176186844146" calcext:value-type="float">
            <text:p>0,935176186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3694364620994" calcext:value-type="float">
            <text:p>0,933694364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2362805598688" calcext:value-type="float">
            <text:p>0,923628056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384067411093" calcext:value-type="float">
            <text:p>0,9138406741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.9094561166985" calcext:value-type="float">
            <text:p>0,909456116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38249382493825" calcext:value-type="float">
            <text:p>0,9382493825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28244349757317" calcext:value-type="float">
            <text:p>0,928244349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.923802519461417" calcext:value-type="float">
            <text:p>0,9238025195</text:p>
          </table:table-cell>
          <table:table-cell table:style-name="ce20" office:value-type="string" calcext:value-type="string">
            <text:p>it</text:p>
          </table:table-cell>
        </table:table-row>
        <table:table-row table:style-name="ro1">
          <table:table-cell/>
          <table:table-cell table:style-name="ce7" office:value-type="float" office:value="0.410313223889616" calcext:value-type="float">
            <text:p>0,410313223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de</text:p>
          </table:table-cell>
          <table:table-cell table:style-name="ce7" office:value-type="float" office:value="0.568217286914766" calcext:value-type="float">
            <text:p>0,568217286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3119849587967" calcext:value-type="float">
            <text:p>0,2311984959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431524378240042" calcext:value-type="float">
            <text:p>0,4315243782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0401864298287726" calcext:value-type="float">
            <text:p>0,0401864298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356718999016649" calcext:value-type="float">
            <text:p>0,0356718999</text:p>
          </table:table-cell>
          <table:table-cell table:style-name="ce20" office:value-type="string" calcext:value-type="string">
            <text:p>te</text:p>
          </table:table-cell>
          <table:table-cell table:style-name="ce7" office:value-type="float" office:value="0.578779181584164" calcext:value-type="float">
            <text:p>0,578779181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312347324006218" calcext:value-type="float">
            <text:p>0,31234732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0260020801664" calcext:value-type="float">
            <text:p>0,2502600208</text:p>
          </table:table-cell>
          <table:table-cell table:style-name="ce20" office:value-type="string" calcext:value-type="string">
            <text:p>ko</text:p>
          </table:table-cell>
          <table:table-cell office:value-type="float" office:value="0.401439232234066" calcext:value-type="float">
            <text:p>0,4014392322</text:p>
          </table:table-cell>
          <table:table-cell table:style-name="ce13"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ta</text:p>
          </table:table-cell>
          <table:table-cell table:style-name="ce7" office:value-type="float" office:value="0.551338850591008" calcext:value-type="float">
            <text:p>0,551338850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001792103942" calcext:value-type="float">
            <text:p>0,240017921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41538021726701" calcext:value-type="float">
            <text:p>0,4153802173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0330405947307051" calcext:value-type="float">
            <text:p>0,0330405947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0.02955" calcext:value-type="float">
            <text:p>0,02955</text:p>
          </table:table-cell>
          <table:table-cell table:style-name="ce20" office:value-type="string" calcext:value-type="string">
            <text:p>pt</text:p>
          </table:table-cell>
          <table:table-cell table:style-name="ce7" office:value-type="float" office:value="0.561524608967979" calcext:value-type="float">
            <text:p>0,56152460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293693019802815" calcext:value-type="float">
            <text:p>0,293693019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8168393766838" calcext:value-type="float">
            <text:p>0,2481683938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399812503380348" calcext:value-type="float">
            <text:p>0,3998125034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55039551902194" calcext:value-type="float">
            <text:p>0,55039551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38328684324415" calcext:value-type="float">
            <text:p>0,2383286843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413935021333455" calcext:value-type="float">
            <text:p>0,4139350213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0323182179793158" calcext:value-type="float">
            <text:p>0,032318218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0320458041360451" calcext:value-type="float">
            <text:p>0,0320458041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555765547794396" calcext:value-type="float">
            <text:p>0,5557655478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0.294284238759225" calcext:value-type="float">
            <text:p>0,294284238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8645301834025" calcext:value-type="float">
            <text:p>0,2486453018</text:p>
          </table:table-cell>
          <table:table-cell table:style-name="ce20" office:value-type="string" calcext:value-type="string">
            <text:p>ko</text:p>
          </table:table-cell>
        </table:table-row>
        <table:table-row table:style-name="ro1">
          <table:table-cell/>
          <table:table-cell table:style-name="ce7" office:value-type="float" office:value="0.805036245707745" calcext:value-type="float">
            <text:p>0,805036245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00012001200120012" calcext:value-type="float">
            <text:p>0,000120012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0.000120007200432026" calcext:value-type="float">
            <text:p>0,0001200072</text:p>
          </table:table-cell>
          <table:table-cell table:style-name="ce20" office:value-type="string" calcext:value-type="string">
            <text:p>sq</text:p>
          </table:table-cell>
          <table:table-cell table:style-name="ce7" office:value-type="float" office:value="0.836542902467921" calcext:value-type="float">
            <text:p>0,8365429025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769252394626398" calcext:value-type="float">
            <text:p>0,769252394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00012001200120012" calcext:value-type="float">
            <text:p>0,000120012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0.000120007200432026" calcext:value-type="float">
            <text:p>0,0001200072</text:p>
          </table:table-cell>
          <table:table-cell table:style-name="ce20" office:value-type="string" calcext:value-type="string">
            <text:p>sq</text:p>
          </table:table-cell>
          <table:table-cell table:style-name="ce7" office:value-type="float" office:value="0.805016164983233" calcext:value-type="float">
            <text:p>0,805016165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016628694854" calcext:value-type="float">
            <text:p>0,2540166287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79632420429905" calcext:value-type="float">
            <text:p>0,7963242043</text:p>
          </table:table-cell>
          <table:table-cell table:style-name="ce13" office:value-type="string" calcext:value-type="string">
            <text:p>he</text:p>
          </table:table-cell>
          <table:table-cell office:value-type="float" office:value="0.0000500048004608442" calcext:value-type="float">
            <text:p>5,00048004608442E-005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240004320077761" calcext:value-type="float">
            <text:p>2,40004320077761E-005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83279624270221" calcext:value-type="float">
            <text:p>0,832796242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768835118948627" calcext:value-type="float">
            <text:p>0,7688351189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0000500048004608442" calcext:value-type="float">
            <text:p>5,00048004608442E-005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240004320077761" calcext:value-type="float">
            <text:p>2,40004320077761E-005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807707328210335" calcext:value-type="float">
            <text:p>0,8077073282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278679212386743" calcext:value-type="float">
            <text:p>0,278679212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272445486094" calcext:value-type="float">
            <text:p>0,2452724455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798748261600939" calcext:value-type="float">
            <text:p>0,798748261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0000500098201101307" calcext:value-type="float">
            <text:p>5,00098201101307E-00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0000418189421625848" calcext:value-type="float">
            <text:p>4,18189421625848E-005</text:p>
          </table:table-cell>
          <table:table-cell table:style-name="ce20" office:value-type="string" calcext:value-type="string">
            <text:p>pl</text:p>
          </table:table-cell>
          <table:table-cell table:style-name="ce7" office:value-type="float" office:value="0.836185692156522" calcext:value-type="float">
            <text:p>0,8361856922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773307006582902" calcext:value-type="float">
            <text:p>0,773307006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0000500097746377701" calcext:value-type="float">
            <text:p>5,00097746377701E-00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0000418189421625848" calcext:value-type="float">
            <text:p>4,18189421625848E-005</text:p>
          </table:table-cell>
          <table:table-cell table:style-name="ce20" office:value-type="string" calcext:value-type="string">
            <text:p>pl</text:p>
          </table:table-cell>
          <table:table-cell table:style-name="ce7" office:value-type="float" office:value="0.812808029811275" calcext:value-type="float">
            <text:p>0,8128080298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0.278673314956987" calcext:value-type="float">
            <text:p>0,2786733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183929754057" calcext:value-type="float">
            <text:p>0,2451839298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401989041269439" calcext:value-type="float">
            <text:p>0,401989041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000371049864979077" calcext:value-type="float">
            <text:p>0,0003710499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.0000400064010241639" calcext:value-type="float">
            <text:p>4,00064010241639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58504069604266" calcext:value-type="float">
            <text:p>0,585040696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64975990396158" calcext:value-type="float">
            <text:p>0,2649759904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3119849587967" calcext:value-type="float">
            <text:p>0,2311984959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410435267857143" calcext:value-type="float">
            <text:p>0,4104352679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0282" calcext:value-type="float">
            <text:p>0,0282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0.02706" calcext:value-type="float">
            <text:p>0,02706</text:p>
          </table:table-cell>
          <table:table-cell table:style-name="ce20" office:value-type="string" calcext:value-type="string">
            <text:p>bg</text:p>
          </table:table-cell>
          <table:table-cell table:style-name="ce7" office:value-type="float" office:value="0.582389518099045" calcext:value-type="float">
            <text:p>0,5823895181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7076367724946" calcext:value-type="float">
            <text:p>0,2707636772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34978798303864" calcext:value-type="float">
            <text:p>0,2349787983</text:p>
          </table:table-cell>
          <table:table-cell table:style-name="ce20" office:value-type="string" calcext:value-type="string">
            <text:p>ko</text:p>
          </table:table-cell>
          <table:table-cell office:value-type="float" office:value="0.388191449510618" calcext:value-type="float">
            <text:p>0,3881914495</text:p>
          </table:table-cell>
          <table:table-cell table:style-name="ce13" office:value-type="string" calcext:value-type="string">
            <text:p>hi</text:p>
          </table:table-cell>
          <table:table-cell office:value-type="float" office:value="0.0000620059525714469" calcext:value-type="float">
            <text:p>0,000062006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370708279357522" calcext:value-type="float">
            <text:p>3,70708279357522E-005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561051721293288" calcext:value-type="float">
            <text:p>0,561051721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54990046489098" calcext:value-type="float">
            <text:p>0,2549900465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40065923823582" calcext:value-type="float">
            <text:p>0,2400659238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389767424344655" calcext:value-type="float">
            <text:p>0,389767424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0245804424479641" calcext:value-type="float">
            <text:p>0,0245804424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0.02282" calcext:value-type="float">
            <text:p>0,02282</text:p>
          </table:table-cell>
          <table:table-cell table:style-name="ce20" office:value-type="string" calcext:value-type="string">
            <text:p>pt</text:p>
          </table:table-cell>
          <table:table-cell table:style-name="ce7" office:value-type="float" office:value="0.555527747000894" calcext:value-type="float">
            <text:p>0,55552774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5970538703341" calcext:value-type="float">
            <text:p>0,259705387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41263993311612" calcext:value-type="float">
            <text:p>0,2412639933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391901933814358" calcext:value-type="float">
            <text:p>0,3919019338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0000309131658264044" calcext:value-type="float">
            <text:p>3,09131658264044E-005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218224669571479" calcext:value-type="float">
            <text:p>2,18224669571479E-005</text:p>
          </table:table-cell>
          <table:table-cell table:style-name="ce20" office:value-type="string" calcext:value-type="string">
            <text:p>ru</text:p>
          </table:table-cell>
          <table:table-cell table:style-name="ce7" office:value-type="float" office:value="0.567025425091137" calcext:value-type="float">
            <text:p>0,5670254251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56770275819818" calcext:value-type="float">
            <text:p>0,2567702758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38356869319814" calcext:value-type="float">
            <text:p>0,2383568693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394472462318737" calcext:value-type="float">
            <text:p>0,394472462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0234672121832026" calcext:value-type="float">
            <text:p>0,0234672122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0229764054116462" calcext:value-type="float">
            <text:p>0,0229764054</text:p>
          </table:table-cell>
          <table:table-cell table:style-name="ce20" office:value-type="string" calcext:value-type="string">
            <text:p>pt</text:p>
          </table:table-cell>
          <table:table-cell table:style-name="ce7" office:value-type="float" office:value="0.561306386485056" calcext:value-type="float">
            <text:p>0,5613063865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0.258320536931279" calcext:value-type="float">
            <text:p>0,258320536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240039786303183" calcext:value-type="float">
            <text:p>0,2400397863</text:p>
          </table:table-cell>
          <table:table-cell table:style-name="ce20" office:value-type="string" calcext:value-type="string">
            <text:p>ko</text:p>
          </table:table-cell>
        </table:table-row>
        <table:table-row table:style-name="ro1">
          <table:table-cell/>
          <table:table-cell table:style-name="ce7" office:value-type="float" office:value="0.924198483969679" calcext:value-type="float">
            <text:p>0,924198484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0886" calcext:value-type="float">
            <text:p>0,9088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0562" calcext:value-type="float">
            <text:p>0,90562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93802" calcext:value-type="float">
            <text:p>0,9380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247" calcext:value-type="float">
            <text:p>0,924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174" calcext:value-type="float">
            <text:p>0,92174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15078301566031" calcext:value-type="float">
            <text:p>0,9150783016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89722" calcext:value-type="float">
            <text:p>0,8972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9692" calcext:value-type="float">
            <text:p>0,89692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93142" calcext:value-type="float">
            <text:p>0,9314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1758" calcext:value-type="float">
            <text:p>0,9175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116" calcext:value-type="float">
            <text:p>0,91116</text:p>
          </table:table-cell>
          <table:table-cell table:style-name="ce20" office:value-type="string" calcext:value-type="string">
            <text:p>af</text:p>
          </table:table-cell>
          <table:table-cell office:value-type="float" office:value="0.916577499464997" calcext:value-type="float">
            <text:p>0,9165774995</text:p>
          </table:table-cell>
          <table:table-cell table:style-name="ce13" office:value-type="string" calcext:value-type="string">
            <text:p>hu</text:p>
          </table:table-cell>
          <table:table-cell office:value-type="float" office:value="0.916539499236995" calcext:value-type="float">
            <text:p>0,916539499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13306" calcext:value-type="float">
            <text:p>0,91330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32849597097582" calcext:value-type="float">
            <text:p>0,9328495971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1331587989528" calcext:value-type="float">
            <text:p>0,931331588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0.92922" calcext:value-type="float">
            <text:p>0,92922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04565427392564" calcext:value-type="float">
            <text:p>0,9045654274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0302" calcext:value-type="float">
            <text:p>0,9030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2741416448499" calcext:value-type="float">
            <text:p>0,902741416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0.9222375334252" calcext:value-type="float">
            <text:p>0,9222375334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21034" calcext:value-type="float">
            <text:p>0,92103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6703500221001" calcext:value-type="float">
            <text:p>0,9167035002</text:p>
          </table:table-cell>
          <table:table-cell table:style-name="ce20" office:value-type="string" calcext:value-type="string">
            <text:p>hu</text:p>
          </table:table-cell>
          <table:table-cell table:style-name="ce7" office:value-type="float" office:value="0.91948403308021" calcext:value-type="float">
            <text:p>0,9194840331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14670676374572" calcext:value-type="float">
            <text:p>0,914670676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2088611392426" calcext:value-type="float">
            <text:p>0,9120886114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31957810678967" calcext:value-type="float">
            <text:p>0,9319578107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30895266077998" calcext:value-type="float">
            <text:p>0,930895266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9695198891632" calcext:value-type="float">
            <text:p>0,9296951989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08786692278951" calcext:value-type="float">
            <text:p>0,9087866923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0.904962468079458" calcext:value-type="float">
            <text:p>0,904962468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0896003258194" calcext:value-type="float">
            <text:p>0,900896003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22760698438268" calcext:value-type="float">
            <text:p>0,9227606984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922272303303473" calcext:value-type="float">
            <text:p>0,922272303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0.919734253579104" calcext:value-type="float">
            <text:p>0,9197342536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7" office:value-type="float" office:value="0.843890633438006" calcext:value-type="float">
            <text:p>0,8438906334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3426" calcext:value-type="float">
            <text:p>0,8342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1354" calcext:value-type="float">
            <text:p>0,81354</text:p>
          </table:table-cell>
          <table:table-cell table:style-name="ce20" office:value-type="string" calcext:value-type="string">
            <text:p>fr</text:p>
          </table:table-cell>
          <table:table-cell table:style-name="ce7" office:value-type="float" office:value="0.864971898313899" calcext:value-type="float">
            <text:p>0,864971898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5738" calcext:value-type="float">
            <text:p>0,8573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4308" calcext:value-type="float">
            <text:p>0,84308</text:p>
          </table:table-cell>
          <table:table-cell table:style-name="ce20" office:value-type="string" calcext:value-type="string">
            <text:p>fr</text:p>
          </table:table-cell>
          <table:table-cell table:style-name="ce7" office:value-type="float" office:value="0.840070404224254" calcext:value-type="float">
            <text:p>0,8400704042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3136" calcext:value-type="float">
            <text:p>0,8313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064" calcext:value-type="float">
            <text:p>0,8064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861331679900794" calcext:value-type="float">
            <text:p>0,8613316799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5352" calcext:value-type="float">
            <text:p>0,8535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3672" calcext:value-type="float">
            <text:p>0,83672</text:p>
          </table:table-cell>
          <table:table-cell table:style-name="ce20" office:value-type="string" calcext:value-type="string">
            <text:p>en</text:p>
          </table:table-cell>
          <table:table-cell office:value-type="float" office:value="0.847842478424784" calcext:value-type="float">
            <text:p>0,8478424784</text:p>
          </table:table-cell>
          <table:table-cell table:style-name="ce13" office:value-type="string" calcext:value-type="string">
            <text:p>id</text:p>
          </table:table-cell>
          <table:table-cell office:value-type="float" office:value="0.841316" calcext:value-type="float">
            <text:p>0,84131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11916" calcext:value-type="float">
            <text:p>0,811916</text:p>
          </table:table-cell>
          <table:table-cell table:style-name="ce20" office:value-type="string" calcext:value-type="string">
            <text:p>fr</text:p>
          </table:table-cell>
          <table:table-cell table:style-name="ce7" office:value-type="float" office:value="0.870151220907325" calcext:value-type="float">
            <text:p>0,8701512209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63504" calcext:value-type="float">
            <text:p>0,86350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42066" calcext:value-type="float">
            <text:p>0,842066</text:p>
          </table:table-cell>
          <table:table-cell table:style-name="ce20" office:value-type="string" calcext:value-type="string">
            <text:p>fr</text:p>
          </table:table-cell>
          <table:table-cell table:style-name="ce7" office:value-type="float" office:value="0.843687062122372" calcext:value-type="float">
            <text:p>0,8436870621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39538" calcext:value-type="float">
            <text:p>0,83953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04494826968961" calcext:value-type="float">
            <text:p>0,804494827</text:p>
          </table:table-cell>
          <table:table-cell table:style-name="ce20" office:value-type="string" calcext:value-type="string">
            <text:p>de</text:p>
          </table:table-cell>
          <table:table-cell table:style-name="ce7" office:value-type="float" office:value="0.865413192479155" calcext:value-type="float">
            <text:p>0,8654131925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6156" calcext:value-type="float">
            <text:p>0,8615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32908" calcext:value-type="float">
            <text:p>0,832908</text:p>
          </table:table-cell>
          <table:table-cell table:style-name="ce20" office:value-type="string" calcext:value-type="string">
            <text:p>fr</text:p>
          </table:table-cell>
          <table:table-cell table:style-name="ce7" office:value-type="float" office:value="0.845590902437938" calcext:value-type="float">
            <text:p>0,8455909024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32887412486329" calcext:value-type="float">
            <text:p>0,832887412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12996592714882" calcext:value-type="float">
            <text:p>0,8129965927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868443899791543" calcext:value-type="float">
            <text:p>0,868443899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60575878486057" calcext:value-type="float">
            <text:p>0,860575878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44056705660748" calcext:value-type="float">
            <text:p>0,8440567057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841569945826632" calcext:value-type="float">
            <text:p>0,841569945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29626572312749" calcext:value-type="float">
            <text:p>0,829626572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10350219455343" calcext:value-type="float">
            <text:p>0,8103502195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864007483724808" calcext:value-type="float">
            <text:p>0,864007483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0.858261309885826" calcext:value-type="float">
            <text:p>0,858261309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839909417852429" calcext:value-type="float">
            <text:p>0,8399094179</text:p>
          </table:table-cell>
          <table:table-cell table:style-name="ce20" office:value-type="string" calcext:value-type="string">
            <text:p>en</text:p>
          </table:table-cell>
        </table:table-row>
        <table:table-row table:style-name="ro1">
          <table:table-cell/>
          <table:table-cell table:style-name="ce8" office:value-type="float" office:value="0.91654" calcext:value-type="float">
            <text:p>0,91654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91624" calcext:value-type="float">
            <text:p>0,9162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15594935696142" calcext:value-type="float">
            <text:p>0,9155949357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478" calcext:value-type="float">
            <text:p>0,93478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92726" calcext:value-type="float">
            <text:p>0,9272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2725563533812" calcext:value-type="float">
            <text:p>0,9272556353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082" calcext:value-type="float">
            <text:p>0,9082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906914414864892" calcext:value-type="float">
            <text:p>0,9069144149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0644" calcext:value-type="float">
            <text:p>0,90644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0.92766" calcext:value-type="float">
            <text:p>0,92766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0.91987519251155" calcext:value-type="float">
            <text:p>0,9198751925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18415104906294" calcext:value-type="float">
            <text:p>0,918415104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29269575617454" calcext:value-type="float">
            <text:p>0,9292695756</text:p>
          </table:table-cell>
          <table:table-cell table:style-name="ce14" office:value-type="string" calcext:value-type="string">
            <text:p>af</text:p>
          </table:table-cell>
          <table:table-cell office:value-type="float" office:value="0.922413224132241" calcext:value-type="float">
            <text:p>0,922413224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20936102466459" calcext:value-type="float">
            <text:p>0,9209361025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0.94195165170991" calcext:value-type="float">
            <text:p>0,941951651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4728433482403" calcext:value-type="float">
            <text:p>0,9347284335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34712" calcext:value-type="float">
            <text:p>0,934712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17041502249013" calcext:value-type="float">
            <text:p>0,9170415022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15033960815059" calcext:value-type="float">
            <text:p>0,9150339608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09921459528757" calcext:value-type="float">
            <text:p>0,9099214595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30781584689508" calcext:value-type="float">
            <text:p>0,930781584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29096723741027" calcext:value-type="float">
            <text:p>0,9290967237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26284" calcext:value-type="float">
            <text:p>0,92628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29665070900387" calcext:value-type="float">
            <text:p>0,9296650709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21830823301387" calcext:value-type="float">
            <text:p>0,9218308233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21148159023698" calcext:value-type="float">
            <text:p>0,92114815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42093425794276" calcext:value-type="float">
            <text:p>0,9420934258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5952937668411" calcext:value-type="float">
            <text:p>0,9359529377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35108913933402" calcext:value-type="float">
            <text:p>0,935108913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17902428736104" calcext:value-type="float">
            <text:p>0,9179024287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14958163179962" calcext:value-type="float">
            <text:p>0,9149581632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09966118089413" calcext:value-type="float">
            <text:p>0,909966118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31562478409012" calcext:value-type="float">
            <text:p>0,9315624784</text:p>
          </table:table-cell>
          <table:table-cell table:style-name="ce14" office:value-type="string" calcext:value-type="string">
            <text:p>af</text:p>
          </table:table-cell>
          <table:table-cell table:style-name="ce17" office:value-type="float" office:value="0.93012469226937" calcext:value-type="float">
            <text:p>0,9301246923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.926813436763918" calcext:value-type="float">
            <text:p>0,9268134368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1">
          <table:table-cell/>
          <table:table-cell table:style-name="ce7" office:value-type="float" office:value="0.9301" calcext:value-type="float">
            <text:p>0,9301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0.92806" calcext:value-type="float">
            <text:p>0,9280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728" calcext:value-type="float">
            <text:p>0,92728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08" calcext:value-type="float">
            <text:p>0,9408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0.93916" calcext:value-type="float">
            <text:p>0,9391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3522" calcext:value-type="float">
            <text:p>0,93522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2324" calcext:value-type="float">
            <text:p>0,9232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222" calcext:value-type="float">
            <text:p>0,922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178" calcext:value-type="float">
            <text:p>0,917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3402" calcext:value-type="float">
            <text:p>0,93402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3166" calcext:value-type="float">
            <text:p>0,9316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" calcext:value-type="float">
            <text:p>0,93</text:p>
          </table:table-cell>
          <table:table-cell table:style-name="ce20" office:value-type="string" calcext:value-type="string">
            <text:p>la</text:p>
          </table:table-cell>
          <table:table-cell office:value-type="float" office:value="0.931661726646907" calcext:value-type="float">
            <text:p>0,9316617266</text:p>
          </table:table-cell>
          <table:table-cell table:style-name="ce13" office:value-type="string" calcext:value-type="string">
            <text:p>it</text:p>
          </table:table-cell>
          <table:table-cell office:value-type="float" office:value="0.931172" calcext:value-type="float">
            <text:p>0,93117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07066698933785" calcext:value-type="float">
            <text:p>0,9070666989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3616" calcext:value-type="float">
            <text:p>0,94361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0.9404" calcext:value-type="float">
            <text:p>0,940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1616902636637" calcext:value-type="float">
            <text:p>0,921616902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283" calcext:value-type="float">
            <text:p>0,9283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8241672966692" calcext:value-type="float">
            <text:p>0,91824167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1600622408714" calcext:value-type="float">
            <text:p>0,901600622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37548" calcext:value-type="float">
            <text:p>0,93754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31262" calcext:value-type="float">
            <text:p>0,93126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6412829779617" calcext:value-type="float">
            <text:p>0,9164128298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2825337546682" calcext:value-type="float">
            <text:p>0,9282533755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0.924300731564741" calcext:value-type="float">
            <text:p>0,924300731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05860620044255" calcext:value-type="float">
            <text:p>0,90586062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0966202635098" calcext:value-type="float">
            <text:p>0,940966202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0.937541193593754" calcext:value-type="float">
            <text:p>0,937541193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0841026592084" calcext:value-type="float">
            <text:p>0,920841026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1902884800704" calcext:value-type="float">
            <text:p>0,91902884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5889770608465" calcext:value-type="float">
            <text:p>0,915889770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0576007331002" calcext:value-type="float">
            <text:p>0,900576007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34160250693416" calcext:value-type="float">
            <text:p>0,9341602507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29835263187082" calcext:value-type="float">
            <text:p>0,929835263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5948250391594" calcext:value-type="float">
            <text:p>0,9159482504</text:p>
          </table:table-cell>
          <table:table-cell table:style-name="ce20" office:value-type="string" calcext:value-type="string">
            <text:p>es</text:p>
          </table:table-cell>
        </table:table-row>
        <table:table-row table:style-name="ro1">
          <table:table-cell/>
          <table:table-cell table:style-name="ce7" office:value-type="float" office:value="0.20398" calcext:value-type="float">
            <text:p>0,2039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10001600256041" calcext:value-type="float">
            <text:p>0,000100016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401614490250808" calcext:value-type="float">
            <text:p>4,01614490250808E-005</text:p>
          </table:table-cell>
          <table:table-cell table:style-name="ce20" office:value-type="string" calcext:value-type="string">
            <text:p>he</text:p>
          </table:table-cell>
          <table:table-cell table:style-name="ce7" office:value-type="float" office:value="0.19718" calcext:value-type="float">
            <text:p>0,1971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0401614490250808" calcext:value-type="float">
            <text:p>4,01614490250808E-005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0.0000200016001280102" calcext:value-type="float">
            <text:p>2,00016001280102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23" calcext:value-type="float">
            <text:p>0,223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10001600256041" calcext:value-type="float">
            <text:p>0,000100016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401614490250808" calcext:value-type="float">
            <text:p>4,01614490250808E-005</text:p>
          </table:table-cell>
          <table:table-cell table:style-name="ce20" office:value-type="string" calcext:value-type="string">
            <text:p>he</text:p>
          </table:table-cell>
          <table:table-cell table:style-name="ce7" office:value-type="float" office:value="0.21944" calcext:value-type="float">
            <text:p>0,21944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0401614490250808" calcext:value-type="float">
            <text:p>4,01614490250808E-005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0.0000200016001280102" calcext:value-type="float">
            <text:p>2,00016001280102E-005</text:p>
          </table:table-cell>
          <table:table-cell table:style-name="ce20" office:value-type="string" calcext:value-type="string">
            <text:p>ko</text:p>
          </table:table-cell>
          <table:table-cell office:value-type="float" office:value="0.243978735064343" calcext:value-type="float">
            <text:p>0,2439787351</text:p>
          </table:table-cell>
          <table:table-cell table:style-name="ce13" office:value-type="string" calcext:value-type="string">
            <text:p>ja</text:p>
          </table:table-cell>
          <table:table-cell office:value-type="float" office:value="0.0005320148964171" calcext:value-type="float">
            <text:p>0,000532014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200019201843377" calcext:value-type="float">
            <text:p>2,00019201843377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40732592234058" calcext:value-type="float">
            <text:p>0,2407325922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532013832359641" calcext:value-type="float">
            <text:p>0,000532013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200011600672839" calcext:value-type="float">
            <text:p>2,00011600672839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82850748328436" calcext:value-type="float">
            <text:p>0,2828507483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672018816526863" calcext:value-type="float">
            <text:p>0,000672018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200019201843377" calcext:value-type="float">
            <text:p>2,00019201843377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7672451553159" calcext:value-type="float">
            <text:p>0,276724515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672017472454284" calcext:value-type="float">
            <text:p>0,000672017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200011600672839" calcext:value-type="float">
            <text:p>2,00011600672839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41337459521476" calcext:value-type="float">
            <text:p>0,241337459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243640793468972" calcext:value-type="float">
            <text:p>0,000243640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190934259516027" calcext:value-type="float">
            <text:p>1,90934259516027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37131874985227" calcext:value-type="float">
            <text:p>0,23713187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241822138907728" calcext:value-type="float">
            <text:p>0,0002418221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190930613996487" calcext:value-type="float">
            <text:p>1,90930613996487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79352016924144" calcext:value-type="float">
            <text:p>0,279352016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307278314151166" calcext:value-type="float">
            <text:p>0,0003072783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190934259516027" calcext:value-type="float">
            <text:p>1,90934259516027E-005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275189164765852" calcext:value-type="float">
            <text:p>0,275189164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0.000305459543883445" calcext:value-type="float">
            <text:p>0,000305459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.0000190930613996487" calcext:value-type="float">
            <text:p>1,90930613996487E-005</text:p>
          </table:table-cell>
          <table:table-cell table:style-name="ce20" office:value-type="string" calcext:value-type="string">
            <text:p>ko</text:p>
          </table:table-cell>
        </table:table-row>
        <table:table-row table:style-name="ro1">
          <table:table-cell/>
          <table:table-cell table:style-name="ce7" office:value-type="float" office:value="0.449702400418602" calcext:value-type="float">
            <text:p>0,449702400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5566009196515" calcext:value-type="float">
            <text:p>0,5566009197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51096774193548" calcext:value-type="float">
            <text:p>0,4510967742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0255671221728663" calcext:value-type="float">
            <text:p>0,0255671222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0.0235907867970339" calcext:value-type="float">
            <text:p>0,0235907868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553611552173522" calcext:value-type="float">
            <text:p>0,5536115522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1296268899606" calcext:value-type="float">
            <text:p>0,2712962689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436322146594799" calcext:value-type="float">
            <text:p>0,4363221466</text:p>
          </table:table-cell>
          <table:table-cell table:style-name="ce13"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pt</text:p>
          </table:table-cell>
          <table:table-cell table:style-name="ce7" office:value-type="float" office:value="0.539402438430838" calcext:value-type="float">
            <text:p>0,539402438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8342565376121" calcext:value-type="float">
            <text:p>0,438342565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0215757318788907" calcext:value-type="float">
            <text:p>0,021575731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47158674104782" calcext:value-type="float">
            <text:p>0,0147158674</text:p>
          </table:table-cell>
          <table:table-cell table:style-name="ce20" office:value-type="string" calcext:value-type="string">
            <text:p>te</text:p>
          </table:table-cell>
          <table:table-cell table:style-name="ce7" office:value-type="float" office:value="0.537632594529619" calcext:value-type="float">
            <text:p>0,5376325945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279250068896475" calcext:value-type="float">
            <text:p>0,279250068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879814020822" calcext:value-type="float">
            <text:p>0,26187981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3189064566479" calcext:value-type="float">
            <text:p>0,4331890646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538965696064261" calcext:value-type="float">
            <text:p>0,538965696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4919703316777" calcext:value-type="float">
            <text:p>0,4349197033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022248688384891" calcext:value-type="float">
            <text:p>0,0222486884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59022987527336" calcext:value-type="float">
            <text:p>0,0159022988</text:p>
          </table:table-cell>
          <table:table-cell table:style-name="ce20" office:value-type="string" calcext:value-type="string">
            <text:p>te</text:p>
          </table:table-cell>
          <table:table-cell table:style-name="ce7" office:value-type="float" office:value="0.53711269817427" calcext:value-type="float">
            <text:p>0,5371126982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0.279339681758593" calcext:value-type="float">
            <text:p>0,279339681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671712231591" calcext:value-type="float">
            <text:p>0,2616717122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160785725716115" calcext:value-type="float">
            <text:p>0,1607857257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no</text:p>
          </table:table-cell>
          <table:table-cell table:style-name="ce7" office:value-type="float" office:value="0.358468677494199" calcext:value-type="float">
            <text:p>0,3584686775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149523923827812" calcext:value-type="float">
            <text:p>0,149523923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fa</text:p>
          </table:table-cell>
          <table:table-cell table:style-name="ce7" office:value-type="float" office:value="0.340007200576046" calcext:value-type="float">
            <text:p>0,340007200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016628694854" calcext:value-type="float">
            <text:p>0,2540166287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223275434441706" calcext:value-type="float">
            <text:p>0,2232754344</text:p>
          </table:table-cell>
          <table:table-cell table:style-name="ce13" office:value-type="string" calcext:value-type="string">
            <text:p>ko</text:p>
          </table:table-cell>
          <table:table-cell office:value-type="float" office:value="0.000004000032000256" calcext:value-type="float">
            <text:p>0,00000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th</text:p>
          </table:table-cell>
          <table:table-cell table:style-name="ce7" office:value-type="float" office:value="0.412477923719576" calcext:value-type="float">
            <text:p>0,4124779237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218164943834608" calcext:value-type="float">
            <text:p>0,218164943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000004000032000256" calcext:value-type="float">
            <text:p>0,00000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40191731120405" calcext:value-type="float">
            <text:p>0,401917311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278679212386743" calcext:value-type="float">
            <text:p>0,278679212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272445486094" calcext:value-type="float">
            <text:p>0,2452724455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219606220820017" calcext:value-type="float">
            <text:p>0,219606220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00000181819338850338" calcext:value-type="float">
            <text:p>1,81819338850338E-00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401828024250006" calcext:value-type="float">
            <text:p>0,4018280243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210905073850644" calcext:value-type="float">
            <text:p>0,2109050739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00000181819338850338" calcext:value-type="float">
            <text:p>1,81819338850338E-00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38967665445923" calcext:value-type="float">
            <text:p>0,3896766545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0.278673314956987" calcext:value-type="float">
            <text:p>0,2786733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183929754057" calcext:value-type="float">
            <text:p>0,2451839298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8" office:value-type="float" office:value="0.9321" calcext:value-type="float">
            <text:p>0,9321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3186" calcext:value-type="float">
            <text:p>0,9318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152" calcext:value-type="float">
            <text:p>0,9315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4272" calcext:value-type="float">
            <text:p>0,94272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4226" calcext:value-type="float">
            <text:p>0,9422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9" calcext:value-type="float">
            <text:p>0,939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173" calcext:value-type="float">
            <text:p>0,9173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1082" calcext:value-type="float">
            <text:p>0,9108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004" calcext:value-type="float">
            <text:p>0,9004</text:p>
          </table:table-cell>
          <table:table-cell table:style-name="ce20" office:value-type="string" calcext:value-type="string">
            <text:p>it</text:p>
          </table:table-cell>
          <table:table-cell table:style-name="ce7" office:value-type="float" office:value="0.92422" calcext:value-type="float">
            <text:p>0,9242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2358" calcext:value-type="float">
            <text:p>0,9235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171" calcext:value-type="float">
            <text:p>0,9171</text:p>
          </table:table-cell>
          <table:table-cell table:style-name="ce20" office:value-type="string" calcext:value-type="string">
            <text:p>it</text:p>
          </table:table-cell>
          <table:table-cell office:value-type="float" office:value="0.941472" calcext:value-type="float">
            <text:p>0,941472</text:p>
          </table:table-cell>
          <table:table-cell table:style-name="ce13" office:value-type="string" calcext:value-type="string">
            <text:p>la</text:p>
          </table:table-cell>
          <table:table-cell office:value-type="float" office:value="0.927925711702846" calcext:value-type="float">
            <text:p>0,927925711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551081715144" calcext:value-type="float">
            <text:p>0,9155108172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907" calcext:value-type="float">
            <text:p>0,94907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40618" calcext:value-type="float">
            <text:p>0,94061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8901004614064" calcext:value-type="float">
            <text:p>0,9289010046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32218" calcext:value-type="float">
            <text:p>0,93221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889291557166228" calcext:value-type="float">
            <text:p>0,889291557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88918444858228" calcext:value-type="float">
            <text:p>0,8889184449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0288" calcext:value-type="float">
            <text:p>0,94028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07186" calcext:value-type="float">
            <text:p>0,90718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6098685381595" calcext:value-type="float">
            <text:p>0,9060986854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34747370612498" calcext:value-type="float">
            <text:p>0,9347473706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25565183873396" calcext:value-type="float">
            <text:p>0,925565183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3897995065392" calcext:value-type="float">
            <text:p>0,9138979951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6655830194666" calcext:value-type="float">
            <text:p>0,946655830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38131649449953" calcext:value-type="float">
            <text:p>0,93813164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7718368092771" calcext:value-type="float">
            <text:p>0,9277183681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18885207987112" calcext:value-type="float">
            <text:p>0,91888520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88778514850495" calcext:value-type="float">
            <text:p>0,887785148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86274007123727" calcext:value-type="float">
            <text:p>0,8862740071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36463910093646" calcext:value-type="float">
            <text:p>0,936463910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0.905134286729873" calcext:value-type="float">
            <text:p>0,905134286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39981308904" calcext:value-type="float">
            <text:p>0,9039981309</text:p>
          </table:table-cell>
          <table:table-cell table:style-name="ce20" office:value-type="string" calcext:value-type="string">
            <text:p>es</text:p>
          </table:table-cell>
        </table:table-row>
        <table:table-row table:style-name="ro1">
          <table:table-cell/>
          <table:table-cell table:style-name="ce7" office:value-type="float" office:value="0.420638450747596" calcext:value-type="float">
            <text:p>0,4206384507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nl</text:p>
          </table:table-cell>
          <table:table-cell table:style-name="ce7" office:value-type="float" office:value="0.514188349947451" calcext:value-type="float">
            <text:p>0,514188349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17693395273682" calcext:value-type="float">
            <text:p>0,4176933953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0255671221728663" calcext:value-type="float">
            <text:p>0,0255671222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0.0235907867970339" calcext:value-type="float">
            <text:p>0,0235907868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509575772823045" calcext:value-type="float">
            <text:p>0,509575772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1296268899606" calcext:value-type="float">
            <text:p>0,2712962689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408181983073411" calcext:value-type="float">
            <text:p>0,4081819831</text:p>
          </table:table-cell>
          <table:table-cell table:style-name="ce13" office:value-type="string" calcext:value-type="string">
            <text:p>ml</text:p>
          </table:table-cell>
          <table:table-cell office:value-type="float" office:value="0.00000200005600156804" calcext:value-type="float">
            <text:p>2,00005600156804E-00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50601818674056" calcext:value-type="float">
            <text:p>0,5060181867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0715507152036" calcext:value-type="float">
            <text:p>0,407155071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0215757318788907" calcext:value-type="float">
            <text:p>0,021575731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1900313339736" calcext:value-type="float">
            <text:p>0,0171900313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502434489387517" calcext:value-type="float">
            <text:p>0,5024344894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279250068896475" calcext:value-type="float">
            <text:p>0,279250068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879814020822" calcext:value-type="float">
            <text:p>0,26187981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04180234243142" calcext:value-type="float">
            <text:p>0,4041802342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00000090910743831706" calcext:value-type="float">
            <text:p>9,0910743831706E-00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ur</text:p>
          </table:table-cell>
          <table:table-cell table:style-name="ce7" office:value-type="float" office:value="0.503541022314141" calcext:value-type="float">
            <text:p>0,5035410223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04911350010084" calcext:value-type="float">
            <text:p>0,4049113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022248688384891" calcext:value-type="float">
            <text:p>0,0222486884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3842869405093" calcext:value-type="float">
            <text:p>0,0173842869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501312583375467" calcext:value-type="float">
            <text:p>0,5013125834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0.279339681758593" calcext:value-type="float">
            <text:p>0,279339681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671712231591" calcext:value-type="float">
            <text:p>0,2616717122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8" office:value-type="float" office:value="0.944836690201412" calcext:value-type="float">
            <text:p>0,9448366902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088" calcext:value-type="float">
            <text:p>0,9108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92" calcext:value-type="float">
            <text:p>0,909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51717103026182" calcext:value-type="float">
            <text:p>0,951717103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866" calcext:value-type="float">
            <text:p>0,9286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392" calcext:value-type="float">
            <text:p>0,9239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932955977358641" calcext:value-type="float">
            <text:p>0,932955977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057" calcext:value-type="float">
            <text:p>0,905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284" calcext:value-type="float">
            <text:p>0,9028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942476548592915" calcext:value-type="float">
            <text:p>0,9424765486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43" calcext:value-type="float">
            <text:p>0,924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824" calcext:value-type="float">
            <text:p>0,9182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0.95540155401554" calcext:value-type="float">
            <text:p>0,955401554</text:p>
          </table:table-cell>
          <table:table-cell table:style-name="ce14" office:value-type="string" calcext:value-type="string">
            <text:p>id</text:p>
          </table:table-cell>
          <table:table-cell office:value-type="float" office:value="0.921881531289188" calcext:value-type="float">
            <text:p>0,921881531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148" calcext:value-type="float">
            <text:p>0,914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61681770090621" calcext:value-type="float">
            <text:p>0,961681770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5609613657682" calcext:value-type="float">
            <text:p>0,9356096137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30646" calcext:value-type="float">
            <text:p>0,93064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42989657937947" calcext:value-type="float">
            <text:p>0,9429896579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1581469488817" calcext:value-type="float">
            <text:p>0,911581469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07428" calcext:value-type="float">
            <text:p>0,90742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49871699230195" calcext:value-type="float">
            <text:p>0,9498716992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5587553525321" calcext:value-type="float">
            <text:p>0,925587553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24544" calcext:value-type="float">
            <text:p>0,92454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53794908485282" calcext:value-type="float">
            <text:p>0,9537949085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1967756187761" calcext:value-type="float">
            <text:p>0,921967756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16477044937395" calcext:value-type="float">
            <text:p>0,916477044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59759524430743" calcext:value-type="float">
            <text:p>0,959759524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5877039552871" calcext:value-type="float">
            <text:p>0,935877039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31734359275525" calcext:value-type="float">
            <text:p>0,9317343593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40204747874293" calcext:value-type="float">
            <text:p>0,9402047479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12647864174051" calcext:value-type="float">
            <text:p>0,912647864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08669750917502" calcext:value-type="float">
            <text:p>0,908669750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48401208377917" calcext:value-type="float">
            <text:p>0,948401208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7018825523002" calcext:value-type="float">
            <text:p>0,927018825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25387069237461" calcext:value-type="float">
            <text:p>0,9253870692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1">
          <table:table-cell/>
          <table:table-cell table:style-name="ce8" office:value-type="float" office:value="0.937856271376283" calcext:value-type="float">
            <text:p>0,937856271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248" calcext:value-type="float">
            <text:p>0,9324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14" calcext:value-type="float">
            <text:p>0,911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0.945856751405084" calcext:value-type="float">
            <text:p>0,945856751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4524" calcext:value-type="float">
            <text:p>0,9452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462" calcext:value-type="float">
            <text:p>0,92462</text:p>
          </table:table-cell>
          <table:table-cell table:style-name="ce20" office:value-type="string" calcext:value-type="string">
            <text:p>da</text:p>
          </table:table-cell>
          <table:table-cell table:style-name="ce7" office:value-type="float" office:value="0.92648" calcext:value-type="float">
            <text:p>0,92648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0.92625557533452" calcext:value-type="float">
            <text:p>0,926255575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0138" calcext:value-type="float">
            <text:p>0,90138</text:p>
          </table:table-cell>
          <table:table-cell table:style-name="ce20" office:value-type="string" calcext:value-type="string">
            <text:p>da</text:p>
          </table:table-cell>
          <table:table-cell table:style-name="ce7" office:value-type="float" office:value="0.94076" calcext:value-type="float">
            <text:p>0,94076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0.936796207772466" calcext:value-type="float">
            <text:p>0,936796207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1812" calcext:value-type="float">
            <text:p>0,9181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0.947385473854739" calcext:value-type="float">
            <text:p>0,9473854739</text:p>
          </table:table-cell>
          <table:table-cell table:style-name="ce14" office:value-type="string" calcext:value-type="string">
            <text:p>id</text:p>
          </table:table-cell>
          <table:table-cell office:value-type="float" office:value="0.931516" calcext:value-type="float">
            <text:p>0,93151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9351516109096" calcext:value-type="float">
            <text:p>0,919351516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55053730322382" calcext:value-type="float">
            <text:p>0,9550537303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44416" calcext:value-type="float">
            <text:p>0,94441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3417560505363" calcext:value-type="float">
            <text:p>0,934175605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35169611017666" calcext:value-type="float">
            <text:p>0,93516961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3646" calcext:value-type="float">
            <text:p>0,92364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9153454920729" calcext:value-type="float">
            <text:p>0,9091534549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43405660433962" calcext:value-type="float">
            <text:p>0,943405660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785" calcext:value-type="float">
            <text:p>0,9378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4279545677274" calcext:value-type="float">
            <text:p>0,9242795457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45811177768464" calcext:value-type="float">
            <text:p>0,9458111778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1562540625111" calcext:value-type="float">
            <text:p>0,931562540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1805864395624" calcext:value-type="float">
            <text:p>0,918058644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52962171371116" calcext:value-type="float">
            <text:p>0,9529621714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44912577034301" calcext:value-type="float">
            <text:p>0,94491257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3324521180077" calcext:value-type="float">
            <text:p>0,933245211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32488293043463" calcext:value-type="float">
            <text:p>0,932488293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23373427382074" calcext:value-type="float">
            <text:p>0,923373427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088833050302" calcext:value-type="float">
            <text:p>0,90888330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941798403072036" calcext:value-type="float">
            <text:p>0,9417984031</text:p>
          </table:table-cell>
          <table:table-cell table:style-name="ce14" office:value-type="string" calcext:value-type="string">
            <text:p>id</text:p>
          </table:table-cell>
          <table:table-cell table:style-name="ce17" office:value-type="float" office:value="0.938183467773094" calcext:value-type="float">
            <text:p>0,938183467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24523361903134" calcext:value-type="float">
            <text:p>0,9245233619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8" office:value-type="float" office:value="0.93846" calcext:value-type="float">
            <text:p>0,9384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528" calcext:value-type="float">
            <text:p>0,9352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237" calcext:value-type="float">
            <text:p>0,9237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0.94832" calcext:value-type="float">
            <text:p>0,94832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4626" calcext:value-type="float">
            <text:p>0,9462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3424" calcext:value-type="float">
            <text:p>0,93424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0.92988" calcext:value-type="float">
            <text:p>0,92988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2616" calcext:value-type="float">
            <text:p>0,9261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602" calcext:value-type="float">
            <text:p>0,91602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0.94098" calcext:value-type="float">
            <text:p>0,94098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3894" calcext:value-type="float">
            <text:p>0,938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816" calcext:value-type="float">
            <text:p>0,92816</text:p>
          </table:table-cell>
          <table:table-cell table:style-name="ce20" office:value-type="string" calcext:value-type="string">
            <text:p>pl</text:p>
          </table:table-cell>
          <table:table-cell office:value-type="float" office:value="0.938613912873038" calcext:value-type="float">
            <text:p>0,9386139129</text:p>
          </table:table-cell>
          <table:table-cell table:style-name="ce13" office:value-type="string" calcext:value-type="string">
            <text:p>pl</text:p>
          </table:table-cell>
          <table:table-cell office:value-type="float" office:value="0.930801723206893" calcext:value-type="float">
            <text:p>0,930801723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9788" calcext:value-type="float">
            <text:p>0,919788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499198998398" calcext:value-type="float">
            <text:p>0,949919899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42936" calcext:value-type="float">
            <text:p>0,94293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2235051290718" calcext:value-type="float">
            <text:p>0,9322350513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32523705805997" calcext:value-type="float">
            <text:p>0,932523705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17309669238677" calcext:value-type="float">
            <text:p>0,917309669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7088" calcext:value-type="float">
            <text:p>0,917088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45629891259782" calcext:value-type="float">
            <text:p>0,9456298913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30938" calcext:value-type="float">
            <text:p>0,93093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8104" calcext:value-type="float">
            <text:p>0,928104</text:p>
          </table:table-cell>
          <table:table-cell table:style-name="ce20" office:value-type="string" calcext:value-type="string">
            <text:p>la</text:p>
          </table:table-cell>
          <table:table-cell table:style-name="ce7" office:value-type="float" office:value="0.935714285714285" calcext:value-type="float">
            <text:p>0,9357142857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26651551460187" calcext:value-type="float">
            <text:p>0,926651551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8295323758666" calcext:value-type="float">
            <text:p>0,9182953238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45335469125858" calcext:value-type="float">
            <text:p>0,9453354691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39271652559052" calcext:value-type="float">
            <text:p>0,939271652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1216584893121" calcext:value-type="float">
            <text:p>0,9312165849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27685048819069" calcext:value-type="float">
            <text:p>0,927685048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14179765944816" calcext:value-type="float">
            <text:p>0,914179765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12629797106509" calcext:value-type="float">
            <text:p>0,9126297971</text:p>
          </table:table-cell>
          <table:table-cell table:style-name="ce20" office:value-type="string" calcext:value-type="string">
            <text:p>es</text:p>
          </table:table-cell>
          <table:table-cell table:style-name="ce7" office:value-type="float" office:value="0.939157186208501" calcext:value-type="float">
            <text:p>0,9391571862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0.928247986130871" calcext:value-type="float">
            <text:p>0,9282479861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6047442292605" calcext:value-type="float">
            <text:p>0,9260474423</text:p>
          </table:table-cell>
          <table:table-cell table:style-name="ce20" office:value-type="string" calcext:value-type="string">
            <text:p>es</text:p>
          </table:table-cell>
        </table:table-row>
        <table:table-row table:style-name="ro1">
          <table:table-cell/>
          <table:table-cell table:style-name="ce8" office:value-type="float" office:value="0.9321" calcext:value-type="float">
            <text:p>0,9321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2288" calcext:value-type="float">
            <text:p>0,9228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1838" calcext:value-type="float">
            <text:p>0,9183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425" calcext:value-type="float">
            <text:p>0,9425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506" calcext:value-type="float">
            <text:p>0,9350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2732" calcext:value-type="float">
            <text:p>0,9273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0986" calcext:value-type="float">
            <text:p>0,90986</text:p>
          </table:table-cell>
          <table:table-cell table:style-name="ce14" office:value-type="string" calcext:value-type="string">
            <text:p>es</text:p>
          </table:table-cell>
          <table:table-cell table:style-name="ce17" office:value-type="float" office:value="0.90874" calcext:value-type="float">
            <text:p>0,9087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0844" calcext:value-type="float">
            <text:p>0,9084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2346" calcext:value-type="float">
            <text:p>0,9234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23" calcext:value-type="float">
            <text:p>0,923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1684" calcext:value-type="float">
            <text:p>0,9168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25288" calcext:value-type="float">
            <text:p>0,925288</text:p>
          </table:table-cell>
          <table:table-cell table:style-name="ce14" office:value-type="string" calcext:value-type="string">
            <text:p>la</text:p>
          </table:table-cell>
          <table:table-cell office:value-type="float" office:value="0.924867699470798" calcext:value-type="float">
            <text:p>0,924867699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7572" calcext:value-type="float">
            <text:p>0,90757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38384" calcext:value-type="float">
            <text:p>0,938384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527" calcext:value-type="float">
            <text:p>0,9352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228" calcext:value-type="float">
            <text:p>0,9222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19384" calcext:value-type="float">
            <text:p>0,91938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95579582318329" calcext:value-type="float">
            <text:p>0,895579582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8897844569824" calcext:value-type="float">
            <text:p>0,8889784457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2954" calcext:value-type="float">
            <text:p>0,9295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2678" calcext:value-type="float">
            <text:p>0,91267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6018684261579" calcext:value-type="float">
            <text:p>0,906018684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20674256997298" calcext:value-type="float">
            <text:p>0,920674257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18481487239209" calcext:value-type="float">
            <text:p>0,918481487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08248840678656" calcext:value-type="float">
            <text:p>0,908248840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34693458254886" calcext:value-type="float">
            <text:p>0,9346934583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2745691093274" calcext:value-type="float">
            <text:p>0,932745691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375979207216" calcext:value-type="float">
            <text:p>0,923759792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0.907984021411454" calcext:value-type="float">
            <text:p>0,907984021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92606070743829" calcext:value-type="float">
            <text:p>0,892606070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886461282234501" calcext:value-type="float">
            <text:p>0,886461282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25919259192592" calcext:value-type="float">
            <text:p>0,925919259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10010663665446" calcext:value-type="float">
            <text:p>0,910010663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04441771690444" calcext:value-type="float">
            <text:p>0,9044417717</text:p>
          </table:table-cell>
          <table:table-cell table:style-name="ce20" office:value-type="string" calcext:value-type="string">
            <text:p>es</text:p>
          </table:table-cell>
        </table:table-row>
        <table:table-row table:style-name="ro1">
          <table:table-cell/>
          <table:table-cell table:style-name="ce8" office:value-type="float" office:value="0.95956" calcext:value-type="float">
            <text:p>0,9595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4162" calcext:value-type="float">
            <text:p>0,9416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4022" calcext:value-type="float">
            <text:p>0,9402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659" calcext:value-type="float">
            <text:p>0,9659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5" calcext:value-type="float">
            <text:p>0,9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473" calcext:value-type="float">
            <text:p>0,9473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4968" calcext:value-type="float">
            <text:p>0,94968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792" calcext:value-type="float">
            <text:p>0,9379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498" calcext:value-type="float">
            <text:p>0,93498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5878" calcext:value-type="float">
            <text:p>0,95878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4464" calcext:value-type="float">
            <text:p>0,94464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4318" calcext:value-type="float">
            <text:p>0,9431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2319809279237" calcext:value-type="float">
            <text:p>0,9523198093</text:p>
          </table:table-cell>
          <table:table-cell table:style-name="ce14" office:value-type="string" calcext:value-type="string">
            <text:p>it</text:p>
          </table:table-cell>
          <table:table-cell office:value-type="float" office:value="0.947634" calcext:value-type="float">
            <text:p>0,94763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1214073994072" calcext:value-type="float">
            <text:p>0,93121407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61132" calcext:value-type="float">
            <text:p>0,961132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5428" calcext:value-type="float">
            <text:p>0,9542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42068493780838" calcext:value-type="float">
            <text:p>0,942068493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4508" calcext:value-type="float">
            <text:p>0,9450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39181756727027" calcext:value-type="float">
            <text:p>0,939181756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24249878996612" calcext:value-type="float">
            <text:p>0,924249879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51738" calcext:value-type="float">
            <text:p>0,95173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49026" calcext:value-type="float">
            <text:p>0,94902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5344318952293" calcext:value-type="float">
            <text:p>0,935344319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49560725675366" calcext:value-type="float">
            <text:p>0,9495607257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40420247442887" calcext:value-type="float">
            <text:p>0,940420247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4500627284132" calcext:value-type="float">
            <text:p>0,934500627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58215340587292" calcext:value-type="float">
            <text:p>0,958215340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51517696995152" calcext:value-type="float">
            <text:p>0,95151769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46205483362455" calcext:value-type="float">
            <text:p>0,946205483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37236192462343" calcext:value-type="float">
            <text:p>0,9372361925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35591996887193" calcext:value-type="float">
            <text:p>0,935591996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5905016454844" calcext:value-type="float">
            <text:p>0,925905016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0.948424938794842" calcext:value-type="float">
            <text:p>0,948424938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46454399421089" calcext:value-type="float">
            <text:p>0,94645439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39437190790395" calcext:value-type="float">
            <text:p>0,9394371908</text:p>
          </table:table-cell>
          <table:table-cell table:style-name="ce20" office:value-type="string" calcext:value-type="string">
            <text:p>ro</text:p>
          </table:table-cell>
        </table:table-row>
        <table:table-row table:style-name="ro1">
          <table:table-cell/>
          <table:table-cell table:style-name="ce7" office:value-type="float" office:value="0.91996" calcext:value-type="float">
            <text:p>0,91996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0.91368" calcext:value-type="float">
            <text:p>0,9136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0.818198183782054" calcext:value-type="float">
            <text:p>0,818198183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2978" calcext:value-type="float">
            <text:p>0,92978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274" calcext:value-type="float">
            <text:p>0,927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44401328159379" calcext:value-type="float">
            <text:p>0,8444013282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88614" calcext:value-type="float">
            <text:p>0,8861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0.87968" calcext:value-type="float">
            <text:p>0,8796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0.792675121014522" calcext:value-type="float">
            <text:p>0,79267512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0116" calcext:value-type="float">
            <text:p>0,90116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9872" calcext:value-type="float">
            <text:p>0,8987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4498939872785" calcext:value-type="float">
            <text:p>0,8244989399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13961139611396" calcext:value-type="float">
            <text:p>0,9139611396</text:p>
          </table:table-cell>
          <table:table-cell table:style-name="ce14" office:value-type="string" calcext:value-type="string">
            <text:p>bg</text:p>
          </table:table-cell>
          <table:table-cell office:value-type="float" office:value="0.877315351933494" calcext:value-type="float">
            <text:p>0,877315351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1956225171126" calcext:value-type="float">
            <text:p>0,821956225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27811566869401" calcext:value-type="float">
            <text:p>0,9278115669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91587039011383" calcext:value-type="float">
            <text:p>0,89158703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48534612430391" calcext:value-type="float">
            <text:p>0,848534612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885570855708557" calcext:value-type="float">
            <text:p>0,8855708557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48975346301945" calcext:value-type="float">
            <text:p>0,8489753463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796552262152896" calcext:value-type="float">
            <text:p>0,796552262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03939423636542" calcext:value-type="float">
            <text:p>0,9039394236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67539720481426" calcext:value-type="float">
            <text:p>0,867539720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4717563848172" calcext:value-type="float">
            <text:p>0,824717563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13728745145384" calcext:value-type="float">
            <text:p>0,9137287451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8241963876543" calcext:value-type="float">
            <text:p>0,882419638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25660188657802" calcext:value-type="float">
            <text:p>0,8256601887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2734933953945" calcext:value-type="float">
            <text:p>0,9273493395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95499127575788" calcext:value-type="float">
            <text:p>0,895499127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54495945012183" calcext:value-type="float">
            <text:p>0,85449594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886184316388618" calcext:value-type="float">
            <text:p>0,8861843164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53829612151466" calcext:value-type="float">
            <text:p>0,853829612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797007841800204" calcext:value-type="float">
            <text:p>0,797007841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03278211620105" calcext:value-type="float">
            <text:p>0,9032782116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71867774366099" calcext:value-type="float">
            <text:p>0,871867774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30316034476488" calcext:value-type="float">
            <text:p>0,8303160345</text:p>
          </table:table-cell>
          <table:table-cell table:style-name="ce20" office:value-type="string" calcext:value-type="string">
            <text:p>uk</text:p>
          </table:table-cell>
        </table:table-row>
        <table:table-row table:style-name="ro1">
          <table:table-cell/>
          <table:table-cell table:style-name="ce7" office:value-type="float" office:value="0.952017121027262" calcext:value-type="float">
            <text:p>0,952017121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33416004960298" calcext:value-type="float">
            <text:p>0,93341600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2994" calcext:value-type="float">
            <text:p>0,92994</text:p>
          </table:table-cell>
          <table:table-cell table:style-name="ce20" office:value-type="string" calcext:value-type="string">
            <text:p>bs</text:p>
          </table:table-cell>
          <table:table-cell table:style-name="ce7" office:value-type="float" office:value="0.957957477448647" calcext:value-type="float">
            <text:p>0,9579574774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4368" calcext:value-type="float">
            <text:p>0,9436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0.94261655699342" calcext:value-type="float">
            <text:p>0,942616557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9270556233374" calcext:value-type="float">
            <text:p>0,927055623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1716" calcext:value-type="float">
            <text:p>0,9171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358" calcext:value-type="float">
            <text:p>0,91358</text:p>
          </table:table-cell>
          <table:table-cell table:style-name="ce20" office:value-type="string" calcext:value-type="string">
            <text:p>bs</text:p>
          </table:table-cell>
          <table:table-cell table:style-name="ce7" office:value-type="float" office:value="0.93763625817549" calcext:value-type="float">
            <text:p>0,9376362582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2724" calcext:value-type="float">
            <text:p>0,9272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0.92606" calcext:value-type="float">
            <text:p>0,92606</text:p>
          </table:table-cell>
          <table:table-cell table:style-name="ce20" office:value-type="string" calcext:value-type="string">
            <text:p>la</text:p>
          </table:table-cell>
          <table:table-cell office:value-type="float" office:value="0.966109796658779" calcext:value-type="float">
            <text:p>0,9661097967</text:p>
          </table:table-cell>
          <table:table-cell table:style-name="ce13" office:value-type="string" calcext:value-type="string">
            <text:p>sq</text:p>
          </table:table-cell>
          <table:table-cell office:value-type="float" office:value="0.939127391273913" calcext:value-type="float">
            <text:p>0,939127391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36327617965708" calcext:value-type="float">
            <text:p>0,936327618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70853825122951" calcext:value-type="float">
            <text:p>0,9708538251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48213689282135" calcext:value-type="float">
            <text:p>0,948213689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947485684914109" calcext:value-type="float">
            <text:p>0,9474856849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941531649189895" calcext:value-type="float">
            <text:p>0,9415316492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27282" calcext:value-type="float">
            <text:p>0,92728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4679488076928" calcext:value-type="float">
            <text:p>0,9146794881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950495702974218" calcext:value-type="float">
            <text:p>0,95049570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36162" calcext:value-type="float">
            <text:p>0,93616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9687578125469" calcext:value-type="float">
            <text:p>0,9296875781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65260782766483" calcext:value-type="float">
            <text:p>0,9652607828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38574728610429" calcext:value-type="float">
            <text:p>0,938574728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34696916528636" calcext:value-type="float">
            <text:p>0,9346969165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71786261040949" calcext:value-type="float">
            <text:p>0,971786261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47196648687666" calcext:value-type="float">
            <text:p>0,947196648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946292531972843" calcext:value-type="float">
            <text:p>0,946292532</text:p>
          </table:table-cell>
          <table:table-cell table:style-name="ce20" office:value-type="string" calcext:value-type="string">
            <text:p>af</text:p>
          </table:table-cell>
          <table:table-cell table:style-name="ce7" office:value-type="float" office:value="0.939826144822345" calcext:value-type="float">
            <text:p>0,9398261448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14091449600535" calcext:value-type="float">
            <text:p>0,914091449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12934425588666" calcext:value-type="float">
            <text:p>0,9129344256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950696184349761" calcext:value-type="float">
            <text:p>0,950696184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0.931971137893197" calcext:value-type="float">
            <text:p>0,931971137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28125193182521" calcext:value-type="float">
            <text:p>0,9281251932</text:p>
          </table:table-cell>
          <table:table-cell table:style-name="ce20" office:value-type="string" calcext:value-type="string">
            <text:p>af</text:p>
          </table:table-cell>
        </table:table-row>
        <table:table-row table:style-name="ro1">
          <table:table-cell/>
          <table:table-cell table:style-name="ce8" office:value-type="float" office:value="0.87526" calcext:value-type="float">
            <text:p>0,87526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69392163529812" calcext:value-type="float">
            <text:p>0,869392163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6856" calcext:value-type="float">
            <text:p>0,86856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336" calcext:value-type="float">
            <text:p>0,89336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8876" calcext:value-type="float">
            <text:p>0,8887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87873272396344" calcext:value-type="float">
            <text:p>0,8878732724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87188" calcext:value-type="float">
            <text:p>0,8718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60111606696402" calcext:value-type="float">
            <text:p>0,860111606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5852" calcext:value-type="float">
            <text:p>0,8585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892" calcext:value-type="float">
            <text:p>0,889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80812848770926" calcext:value-type="float">
            <text:p>0,880812848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7918" calcext:value-type="float">
            <text:p>0,8791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8157" calcext:value-type="float">
            <text:p>0,88157</text:p>
          </table:table-cell>
          <table:table-cell table:style-name="ce14" office:value-type="string" calcext:value-type="string">
            <text:p>la</text:p>
          </table:table-cell>
          <table:table-cell office:value-type="float" office:value="0.870538705387054" calcext:value-type="float">
            <text:p>0,870538705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69331215987296" calcext:value-type="float">
            <text:p>0,869331216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7906" calcext:value-type="float">
            <text:p>0,897906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95025370152221" calcext:value-type="float">
            <text:p>0,895025370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89271335628014" calcext:value-type="float">
            <text:p>0,8892713356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879208" calcext:value-type="float">
            <text:p>0,879208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60813164878989" calcext:value-type="float">
            <text:p>0,8608131649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60505163030978" calcext:value-type="float">
            <text:p>0,86050516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5352" calcext:value-type="float">
            <text:p>0,89535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86441318647912" calcext:value-type="float">
            <text:p>0,886441318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79543277259663" calcext:value-type="float">
            <text:p>0,8795432773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873782126983348" calcext:value-type="float">
            <text:p>0,873782127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71796666687879" calcext:value-type="float">
            <text:p>0,871796666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60227419422288" calcext:value-type="float">
            <text:p>0,8602274194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95047132289505" calcext:value-type="float">
            <text:p>0,8950471323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89823243365603" calcext:value-type="float">
            <text:p>0,889823243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88664140596875" calcext:value-type="float">
            <text:p>0,8886641406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0.869312127945075" calcext:value-type="float">
            <text:p>0,8693121279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61497454060821" calcext:value-type="float">
            <text:p>0,861497454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52975053568328" calcext:value-type="float">
            <text:p>0,852975053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892171648989217" calcext:value-type="float">
            <text:p>0,892171649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881626842279426" calcext:value-type="float">
            <text:p>0,881626842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0.880132219744415" calcext:value-type="float">
            <text:p>0,8801322197</text:p>
          </table:table-cell>
          <table:table-cell table:style-name="ce20" office:value-type="string" calcext:value-type="string">
            <text:p>id</text:p>
          </table:table-cell>
        </table:table-row>
        <table:table-row table:style-name="ro1">
          <table:table-cell/>
          <table:table-cell table:style-name="ce8" office:value-type="float" office:value="0.95738" calcext:value-type="float">
            <text:p>0,95738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5086" calcext:value-type="float">
            <text:p>0,9508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92" calcext:value-type="float">
            <text:p>0,949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622" calcext:value-type="float">
            <text:p>0,9622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5846" calcext:value-type="float">
            <text:p>0,9584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5744" calcext:value-type="float">
            <text:p>0,9574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0.95266" calcext:value-type="float">
            <text:p>0,95266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4328" calcext:value-type="float">
            <text:p>0,9432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4324" calcext:value-type="float">
            <text:p>0,9432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0.9575" calcext:value-type="float">
            <text:p>0,9575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5162" calcext:value-type="float">
            <text:p>0,9516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0.94934" calcext:value-type="float">
            <text:p>0,9493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55498" calcext:value-type="float">
            <text:p>0,955498</text:p>
          </table:table-cell>
          <table:table-cell table:style-name="ce14" office:value-type="string" calcext:value-type="string">
            <text:p>la</text:p>
          </table:table-cell>
          <table:table-cell office:value-type="float" office:value="0.953966" calcext:value-type="float">
            <text:p>0,953966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51421805687223" calcext:value-type="float">
            <text:p>0,951421805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61162" calcext:value-type="float">
            <text:p>0,96116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60474" calcext:value-type="float">
            <text:p>0,960474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6038" calcext:value-type="float">
            <text:p>0,9603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0.952094" calcext:value-type="float">
            <text:p>0,952094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47418" calcext:value-type="float">
            <text:p>0,947418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36443618661712" calcext:value-type="float">
            <text:p>0,9364436187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57862" calcext:value-type="float">
            <text:p>0,957862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54258" calcext:value-type="float">
            <text:p>0,954258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4749" calcext:value-type="float">
            <text:p>0,9474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50817272727273" calcext:value-type="float">
            <text:p>0,9508172727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49321633896851" calcext:value-type="float">
            <text:p>0,949321633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949237581898695" calcext:value-type="float">
            <text:p>0,949237581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0.958678069122007" calcext:value-type="float">
            <text:p>0,9586780691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0.958434129795843" calcext:value-type="float">
            <text:p>0,958434129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5749533862365" calcext:value-type="float">
            <text:p>0,957495338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43468181818182" calcext:value-type="float">
            <text:p>0,9434681818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0.942703996101719" calcext:value-type="float">
            <text:p>0,942703996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0.936213462400352" calcext:value-type="float">
            <text:p>0,936213462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0.954633182695463" calcext:value-type="float">
            <text:p>0,9546331827</text:p>
          </table:table-cell>
          <table:table-cell table:style-name="ce14" office:value-type="string" calcext:value-type="string">
            <text:p>la</text:p>
          </table:table-cell>
          <table:table-cell table:style-name="ce17" office:value-type="float" office:value="0.950311818181818" calcext:value-type="float">
            <text:p>0,9503118182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0.948462586716146" calcext:value-type="float">
            <text:p>0,9484625867</text:p>
          </table:table-cell>
          <table:table-cell table:style-name="ce20" office:value-type="string" calcext:value-type="string">
            <text:p>no</text:p>
          </table:table-cell>
        </table:table-row>
        <table:table-row table:style-name="ro1">
          <table:table-cell/>
          <table:table-cell table:style-name="ce7" office:value-type="float" office:value="0.622160550930208" calcext:value-type="float">
            <text:p>0,6221605509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vi</text:p>
          </table:table-cell>
          <table:table-cell table:style-name="ce7" office:value-type="float" office:value="0.675974778020847" calcext:value-type="float">
            <text:p>0,67597477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23956369512524" calcext:value-type="float">
            <text:p>0,623956369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0434083601286174" calcext:value-type="float">
            <text:p>0,0434083601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401864298287726" calcext:value-type="float">
            <text:p>0,0401864298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675675675675676" calcext:value-type="float">
            <text:p>0,675675675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312347324006218" calcext:value-type="float">
            <text:p>0,31234732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87510725804065" calcext:value-type="float">
            <text:p>0,2875107258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605870457079913" calcext:value-type="float">
            <text:p>0,6058704571</text:p>
          </table:table-cell>
          <table:table-cell table:style-name="ce13" office:value-type="string" calcext:value-type="string">
            <text:p>ta</text:p>
          </table:table-cell>
          <table:table-cell office:value-type="float" office:value="0.00000400011200313608" calcext:value-type="float">
            <text:p>4,00011200313608E-00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665955039661487" calcext:value-type="float">
            <text:p>0,665955039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0252384977659" calcext:value-type="float">
            <text:p>0,61025238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0391138435446258" calcext:value-type="float">
            <text:p>0,0391138435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330405947307051" calcext:value-type="float">
            <text:p>0,0330405947</text:p>
          </table:table-cell>
          <table:table-cell table:style-name="ce20" office:value-type="string" calcext:value-type="string">
            <text:p>cs</text:p>
          </table:table-cell>
          <table:table-cell table:style-name="ce7" office:value-type="float" office:value="0.667660702451955" calcext:value-type="float">
            <text:p>0,667660702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293693019802815" calcext:value-type="float">
            <text:p>0,293693019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5291212688146" calcext:value-type="float">
            <text:p>0,2752912127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08078602620087" calcext:value-type="float">
            <text:p>0,608078602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00000181842151920026" calcext:value-type="float">
            <text:p>1,81842151920026E-006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0181821487663412" calcext:value-type="float">
            <text:p>1,81821487663412E-006</text:p>
          </table:table-cell>
          <table:table-cell table:style-name="ce20" office:value-type="string" calcext:value-type="string">
            <text:p>ro</text:p>
          </table:table-cell>
          <table:table-cell table:style-name="ce7" office:value-type="float" office:value="0.668823487473028" calcext:value-type="float">
            <text:p>0,668823487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2754336236844" calcext:value-type="float">
            <text:p>0,612754336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0385996922819683" calcext:value-type="float">
            <text:p>0,0385996923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323182179793158" calcext:value-type="float">
            <text:p>0,032318218</text:p>
          </table:table-cell>
          <table:table-cell table:style-name="ce20" office:value-type="string" calcext:value-type="string">
            <text:p>uk</text:p>
          </table:table-cell>
          <table:table-cell table:style-name="ce7" office:value-type="float" office:value="0.671066309067102" calcext:value-type="float">
            <text:p>0,6710663091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0.294284238759225" calcext:value-type="float">
            <text:p>0,294284238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4119503574808" calcext:value-type="float">
            <text:p>0,2741195036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386696382650437" calcext:value-type="float">
            <text:p>0,386696382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de</text:p>
          </table:table-cell>
          <table:table-cell table:style-name="ce7" office:value-type="float" office:value="0.520082161478906" calcext:value-type="float">
            <text:p>0,5200821615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0141059984402" calcext:value-type="float">
            <text:p>0,4014105998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0235907867970339" calcext:value-type="float">
            <text:p>0,0235907868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204832773243719" calcext:value-type="float">
            <text:p>0,0204832773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51997258054465" calcext:value-type="float">
            <text:p>0,5199725805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71296268899606" calcext:value-type="float">
            <text:p>0,2712962689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437784354127197" calcext:value-type="float">
            <text:p>0,4377843541</text:p>
          </table:table-cell>
          <table:table-cell table:style-name="ce13" office:value-type="string" calcext:value-type="string">
            <text:p>te</text:p>
          </table:table-cell>
          <table:table-cell office:value-type="float" office:value="0.00000200005600156804" calcext:value-type="float">
            <text:p>2,00005600156804E-00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bn</text:p>
          </table:table-cell>
          <table:table-cell table:style-name="ce7" office:value-type="float" office:value="0.545024329314997" calcext:value-type="float">
            <text:p>0,5450243293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930600337786" calcext:value-type="float">
            <text:p>0,439306003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0215757318788907" calcext:value-type="float">
            <text:p>0,021575731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1900313339736" calcext:value-type="float">
            <text:p>0,0171900313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54325001416279" calcext:value-type="float">
            <text:p>0,543250014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279250068896475" calcext:value-type="float">
            <text:p>0,279250068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879814020822" calcext:value-type="float">
            <text:p>0,26187981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1769675969518" calcext:value-type="float">
            <text:p>0,431769676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00000090921075960013" calcext:value-type="float">
            <text:p>9,0921075960013E-007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.00000090910743831706" calcext:value-type="float">
            <text:p>9,0910743831706E-007</text:p>
          </table:table-cell>
          <table:table-cell table:style-name="ce20" office:value-type="string" calcext:value-type="string">
            <text:p>ro</text:p>
          </table:table-cell>
          <table:table-cell table:style-name="ce7" office:value-type="float" office:value="0.537709029134068" calcext:value-type="float">
            <text:p>0,537709029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433375171984715" calcext:value-type="float">
            <text:p>0,43337517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022248688384891" calcext:value-type="float">
            <text:p>0,0222486884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0.0173842869405093" calcext:value-type="float">
            <text:p>0,0173842869</text:p>
          </table:table-cell>
          <table:table-cell table:style-name="ce20" office:value-type="string" calcext:value-type="string">
            <text:p>kn</text:p>
          </table:table-cell>
          <table:table-cell table:style-name="ce7" office:value-type="float" office:value="0.537470784653015" calcext:value-type="float">
            <text:p>0,537470784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0.279339681758593" calcext:value-type="float">
            <text:p>0,2793396818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1671712231591" calcext:value-type="float">
            <text:p>0,2616717122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617522880444759" calcext:value-type="float">
            <text:p>0,617522880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0000800128020483277" calcext:value-type="float">
            <text:p>8,00128020483277E-005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631362441094535" calcext:value-type="float">
            <text:p>0,6313624411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304378332865563" calcext:value-type="float">
            <text:p>0,3043783329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64975990396158" calcext:value-type="float">
            <text:p>0,264975990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4999738041599" calcext:value-type="float">
            <text:p>0,614999738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0000800128020483277" calcext:value-type="float">
            <text:p>8,00128020483277E-005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string" calcext:value-type="string">
            <text:p>hi</text:p>
          </table:table-cell>
          <table:table-cell table:style-name="ce7" office:value-type="float" office:value="0.62884935497295" calcext:value-type="float">
            <text:p>0,62884935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292749278258938" calcext:value-type="float">
            <text:p>0,292749278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016628694854" calcext:value-type="float">
            <text:p>0,2540166287</text:p>
          </table:table-cell>
          <table:table-cell table:style-name="ce20" office:value-type="string" calcext:value-type="string">
            <text:p>gu</text:p>
          </table:table-cell>
          <table:table-cell office:value-type="float" office:value="0.622340398450189" calcext:value-type="float">
            <text:p>0,6223403985</text:p>
          </table:table-cell>
          <table:table-cell table:style-name="ce13" office:value-type="string" calcext:value-type="string">
            <text:p>th</text:p>
          </table:table-cell>
          <table:table-cell office:value-type="float" office:value="0.000112002912075714" calcext:value-type="float">
            <text:p>0,000112002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0.00000800076807373508" calcext:value-type="float">
            <text:p>8,00076807373508E-006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636051829268293" calcext:value-type="float">
            <text:p>0,636051829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289769527049707" calcext:value-type="float">
            <text:p>0,28976952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4984139360967" calcext:value-type="float">
            <text:p>0,2549841394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8240307359241" calcext:value-type="float">
            <text:p>0,618240307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000112002912075714" calcext:value-type="float">
            <text:p>0,000112002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0.00000800076807373508" calcext:value-type="float">
            <text:p>8,00076807373508E-006</text:p>
          </table:table-cell>
          <table:table-cell table:style-name="ce20" office:value-type="string" calcext:value-type="string">
            <text:p>ko</text:p>
          </table:table-cell>
          <table:table-cell table:style-name="ce7" office:value-type="float" office:value="0.631731336212762" calcext:value-type="float">
            <text:p>0,6317313362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278679212386743" calcext:value-type="float">
            <text:p>0,278679212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272445486094" calcext:value-type="float">
            <text:p>0,2452724455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7253263901029" calcext:value-type="float">
            <text:p>0,6172532639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0000509103868098461" calcext:value-type="float">
            <text:p>5,09103868098461E-00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0.0000154547843012119" calcext:value-type="float">
            <text:p>1,54547843012119E-005</text:p>
          </table:table-cell>
          <table:table-cell table:style-name="ce20" office:value-type="string" calcext:value-type="string">
            <text:p>el</text:p>
          </table:table-cell>
          <table:table-cell table:style-name="ce7" office:value-type="float" office:value="0.630510830667073" calcext:value-type="float">
            <text:p>0,6305108307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290292261500407" calcext:value-type="float">
            <text:p>0,29029226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5676758292435" calcext:value-type="float">
            <text:p>0,2567675829</text:p>
          </table:table-cell>
          <table:table-cell table:style-name="ce20" office:value-type="string" calcext:value-type="string">
            <text:p>gu</text:p>
          </table:table-cell>
          <table:table-cell table:style-name="ce7" office:value-type="float" office:value="0.611985387507266" calcext:value-type="float">
            <text:p>0,611985387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0000509103868098461" calcext:value-type="float">
            <text:p>5,09103868098461E-00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0.0000154547843012119" calcext:value-type="float">
            <text:p>1,54547843012119E-005</text:p>
          </table:table-cell>
          <table:table-cell table:style-name="ce20" office:value-type="string" calcext:value-type="string">
            <text:p>el</text:p>
          </table:table-cell>
          <table:table-cell table:style-name="ce7" office:value-type="float" office:value="0.62557157205821" calcext:value-type="float">
            <text:p>0,6255715721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0.278673314956987" calcext:value-type="float">
            <text:p>0,278673315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0.245183929754057" calcext:value-type="float">
            <text:p>0,2451839298</text:p>
          </table:table-cell>
          <table:table-cell table:style-name="ce20" office:value-type="string" calcext:value-type="string">
            <text:p>gu</text:p>
          </table:table-cell>
        </table:table-row>
        <table:table-row table:style-name="ro1">
          <table:table-cell/>
          <table:table-cell table:style-name="ce7" office:value-type="float" office:value="0.81492" calcext:value-type="float">
            <text:p>0,8149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00568034082045" calcext:value-type="float">
            <text:p>0,800568034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8584" calcext:value-type="float">
            <text:p>0,78584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3986" calcext:value-type="float">
            <text:p>0,8398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2596955817349" calcext:value-type="float">
            <text:p>0,8259695582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164" calcext:value-type="float">
            <text:p>0,8164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016" calcext:value-type="float">
            <text:p>0,801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780486829209752" calcext:value-type="float">
            <text:p>0,7804868292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715" calcext:value-type="float">
            <text:p>0,7715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2952" calcext:value-type="float">
            <text:p>0,8295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10508630517831" calcext:value-type="float">
            <text:p>0,810508630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0148" calcext:value-type="float">
            <text:p>0,80148</text:p>
          </table:table-cell>
          <table:table-cell table:style-name="ce20" office:value-type="string" calcext:value-type="string">
            <text:p>fi</text:p>
          </table:table-cell>
          <table:table-cell office:value-type="float" office:value="0.81489814898149" calcext:value-type="float">
            <text:p>0,814898149</text:p>
          </table:table-cell>
          <table:table-cell table:style-name="ce13" office:value-type="string" calcext:value-type="string">
            <text:p>tr</text:p>
          </table:table-cell>
          <table:table-cell office:value-type="float" office:value="0.806826068260683" calcext:value-type="float">
            <text:p>0,806826068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87952" calcext:value-type="float">
            <text:p>0,787952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4020240202402" calcext:value-type="float">
            <text:p>0,84020240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34805008830053" calcext:value-type="float">
            <text:p>0,834805008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14736" calcext:value-type="float">
            <text:p>0,814736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00870008700087" calcext:value-type="float">
            <text:p>0,800870008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786172717036302" calcext:value-type="float">
            <text:p>0,78617271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72228" calcext:value-type="float">
            <text:p>0,772228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26826268262682" calcext:value-type="float">
            <text:p>0,826826268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1554889329336" calcext:value-type="float">
            <text:p>0,815548893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00438" calcext:value-type="float">
            <text:p>0,800438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13212627888921" calcext:value-type="float">
            <text:p>0,8132126279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03158582783251" calcext:value-type="float">
            <text:p>0,803158582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88499090909091" calcext:value-type="float">
            <text:p>0,7884990909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37952630349268" calcext:value-type="float">
            <text:p>0,837952630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31779830125265" calcext:value-type="float">
            <text:p>0,831779830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813504545454545" calcext:value-type="float">
            <text:p>0,8135045455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798923078181833" calcext:value-type="float">
            <text:p>0,798923078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781573782235608" calcext:value-type="float">
            <text:p>0,7815737822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72733636363637" calcext:value-type="float">
            <text:p>0,7727336364</text:p>
          </table:table-cell>
          <table:table-cell table:style-name="ce20" office:value-type="string" calcext:value-type="string">
            <text:p>fi</text:p>
          </table:table-cell>
          <table:table-cell table:style-name="ce7" office:value-type="float" office:value="0.824701564654855" calcext:value-type="float">
            <text:p>0,824701564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0.812621421889531" calcext:value-type="float">
            <text:p>0,8126214219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0.799472727272727" calcext:value-type="float">
            <text:p>0,7994727273</text:p>
          </table:table-cell>
          <table:table-cell table:style-name="ce20" office:value-type="string" calcext:value-type="string">
            <text:p>fi</text:p>
          </table:table-cell>
        </table:table-row>
        <table:table-row table:style-name="ro1">
          <table:table-cell/>
          <table:table-cell table:style-name="ce8" office:value-type="float" office:value="0.899" calcext:value-type="float">
            <text:p>0,899</text:p>
          </table:table-cell>
          <table:table-cell table:style-name="ce14" office:value-type="string" calcext:value-type="string">
            <text:p>ru</text:p>
          </table:table-cell>
          <table:table-cell table:style-name="ce17" office:value-type="float" office:value="0.89822" calcext:value-type="float">
            <text:p>0,89822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0.893607232867944" calcext:value-type="float">
            <text:p>0,8936072329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1592" calcext:value-type="float">
            <text:p>0,91592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1018" calcext:value-type="float">
            <text:p>0,9101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907248869864384" calcext:value-type="float">
            <text:p>0,9072488699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88772" calcext:value-type="float">
            <text:p>0,88772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8766" calcext:value-type="float">
            <text:p>0,8876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82665919910389" calcext:value-type="float">
            <text:p>0,8826659199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0714" calcext:value-type="float">
            <text:p>0,90714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0004" calcext:value-type="float">
            <text:p>0,9000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0.898067768132176" calcext:value-type="float">
            <text:p>0,898067768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0.902837028370284" calcext:value-type="float">
            <text:p>0,9028370284</text:p>
          </table:table-cell>
          <table:table-cell table:style-name="ce14" office:value-type="string" calcext:value-type="string">
            <text:p>bg</text:p>
          </table:table-cell>
          <table:table-cell office:value-type="float" office:value="0.892609247042538" calcext:value-type="float">
            <text:p>0,892609247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72046551075763" calcext:value-type="float">
            <text:p>0,8720465511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918283509701058" calcext:value-type="float">
            <text:p>0,9182835097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08774323113359" calcext:value-type="float">
            <text:p>0,9087743231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87156427587007" calcext:value-type="float">
            <text:p>0,8871564276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893662936629366" calcext:value-type="float">
            <text:p>0,8936629366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81903576958005" calcext:value-type="float">
            <text:p>0,881903577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58904835725359" calcext:value-type="float">
            <text:p>0,858904835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911437468624811" calcext:value-type="float">
            <text:p>0,9114374686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97218844012033" calcext:value-type="float">
            <text:p>0,897218844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75698846440809" calcext:value-type="float">
            <text:p>0,8756988464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902574946544677" calcext:value-type="float">
            <text:p>0,9025749465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969701102398" calcext:value-type="float">
            <text:p>0,8969701102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76389363729605" calcext:value-type="float">
            <text:p>0,876389363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918151983199847" calcext:value-type="float">
            <text:p>0,9181519832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13077790304397" calcext:value-type="float">
            <text:p>0,9130777903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90834681294661" calcext:value-type="float">
            <text:p>0,8908346813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893837120189384" calcext:value-type="float">
            <text:p>0,8938371202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886243436754176" calcext:value-type="float">
            <text:p>0,8862434368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64202548679969" calcext:value-type="float">
            <text:p>0,864202548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0.9100282729843" calcext:value-type="float">
            <text:p>0,910028273</text:p>
          </table:table-cell>
          <table:table-cell table:style-name="ce14" office:value-type="string" calcext:value-type="string">
            <text:p>bg</text:p>
          </table:table-cell>
          <table:table-cell table:style-name="ce17" office:value-type="float" office:value="0.902763937884132" calcext:value-type="float">
            <text:p>0,9027639379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0.880965651558395" calcext:value-type="float">
            <text:p>0,8809656516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/>
          <table:table-cell table:style-name="ce7" office:value-type="float" office:value="0.846715178000865" calcext:value-type="float">
            <text:p>0,846715178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91639357692938" calcext:value-type="float">
            <text:p>0,7916393577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66214651893501" calcext:value-type="float">
            <text:p>0,2662146519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86980766122515" calcext:value-type="float">
            <text:p>0,886980766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827168289404" calcext:value-type="float">
            <text:p>0,827168289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405749735209563" calcext:value-type="float">
            <text:p>0,4057497352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41401994038442" calcext:value-type="float">
            <text:p>0,84140199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65425782289258" calcext:value-type="float">
            <text:p>0,765425782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257130804426128" calcext:value-type="float">
            <text:p>0,2571308044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81591175401026" calcext:value-type="float">
            <text:p>0,881591175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806179775280899" calcext:value-type="float">
            <text:p>0,806179775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39402530738928" calcext:value-type="float">
            <text:p>0,3940253074</text:p>
          </table:table-cell>
          <table:table-cell table:style-name="ce20" office:value-type="string" calcext:value-type="string">
            <text:p>ar</text:p>
          </table:table-cell>
          <table:table-cell office:value-type="float" office:value="0.880491888696898" calcext:value-type="float">
            <text:p>0,8804918887</text:p>
          </table:table-cell>
          <table:table-cell table:style-name="ce13" office:value-type="string" calcext:value-type="string">
            <text:p>ur</text:p>
          </table:table-cell>
          <table:table-cell office:value-type="float" office:value="0.753402900861938" calcext:value-type="float">
            <text:p>0,753402900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469836553527541" calcext:value-type="float">
            <text:p>0,4698365535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907428869917239" calcext:value-type="float">
            <text:p>0,9074288699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806253281617859" calcext:value-type="float">
            <text:p>0,806253281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570606829306962" calcext:value-type="float">
            <text:p>0,5706068293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79536846438864" calcext:value-type="float">
            <text:p>0,879536846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22076015501031" calcext:value-type="float">
            <text:p>0,722076015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459905842999396" calcext:value-type="float">
            <text:p>0,459905843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9059708615106" calcext:value-type="float">
            <text:p>0,9059708615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76687441141926" calcext:value-type="float">
            <text:p>0,7766874411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551943210836704" calcext:value-type="float">
            <text:p>0,5519432108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75594605076543" calcext:value-type="float">
            <text:p>0,875594605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36171669741182" calcext:value-type="float">
            <text:p>0,7361716697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497552216518044" calcext:value-type="float">
            <text:p>0,4975522165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904956537079056" calcext:value-type="float">
            <text:p>0,904956537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86211757105311" calcext:value-type="float">
            <text:p>0,7862117571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592729584465122" calcext:value-type="float">
            <text:p>0,5927295845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874393200449027" calcext:value-type="float">
            <text:p>0,874393200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08611978190374" calcext:value-type="float">
            <text:p>0,708611978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480812718192563" calcext:value-type="float">
            <text:p>0,4808127182</text:p>
          </table:table-cell>
          <table:table-cell table:style-name="ce20" office:value-type="string" calcext:value-type="string">
            <text:p>ar</text:p>
          </table:table-cell>
          <table:table-cell table:style-name="ce7" office:value-type="float" office:value="0.903779533434693" calcext:value-type="float">
            <text:p>0,903779533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0.760043488378005" calcext:value-type="float">
            <text:p>0,760043488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0.574364297287102" calcext:value-type="float">
            <text:p>0,5743642973</text:p>
          </table:table-cell>
          <table:table-cell table:style-name="ce20" office:value-type="string" calcext:value-type="string">
            <text:p>ar</text:p>
          </table:table-cell>
        </table:table-row>
        <table:table-row table:style-name="ro1">
          <table:table-cell/>
          <table:table-cell table:style-name="ce7" office:value-type="float" office:value="0.73894" calcext:value-type="float">
            <text:p>0,7389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0868" calcext:value-type="float">
            <text:p>0,7086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41" calcext:value-type="float">
            <text:p>0,6641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79864" calcext:value-type="float">
            <text:p>0,7986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5414" calcext:value-type="float">
            <text:p>0,7541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842" calcext:value-type="float">
            <text:p>0,71842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73846" calcext:value-type="float">
            <text:p>0,7384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0284" calcext:value-type="float">
            <text:p>0,7028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6039962397744" calcext:value-type="float">
            <text:p>0,6660399624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79746" calcext:value-type="float">
            <text:p>0,7974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5006" calcext:value-type="float">
            <text:p>0,7500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896" calcext:value-type="float">
            <text:p>0,71896</text:p>
          </table:table-cell>
          <table:table-cell table:style-name="ce20" office:value-type="string" calcext:value-type="string">
            <text:p>en</text:p>
          </table:table-cell>
          <table:table-cell office:value-type="float" office:value="0.751552" calcext:value-type="float">
            <text:p>0,751552</text:p>
          </table:table-cell>
          <table:table-cell table:style-name="ce13" office:value-type="string" calcext:value-type="string">
            <text:p>vi</text:p>
          </table:table-cell>
          <table:table-cell office:value-type="float" office:value="0.706834827339309" calcext:value-type="float">
            <text:p>0,706834827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4672646726467" calcext:value-type="float">
            <text:p>0,6646726467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803884" calcext:value-type="float">
            <text:p>0,80388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58042" calcext:value-type="float">
            <text:p>0,75804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4677717421739" calcext:value-type="float">
            <text:p>0,7146777174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752898" calcext:value-type="float">
            <text:p>0,75289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01548806195225" calcext:value-type="float">
            <text:p>0,701548806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7608005648034" calcext:value-type="float">
            <text:p>0,6676080056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802366" calcext:value-type="float">
            <text:p>0,80236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50488" calcext:value-type="float">
            <text:p>0,75048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5017720141761" calcext:value-type="float">
            <text:p>0,7150177201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751667278790104" calcext:value-type="float">
            <text:p>0,751667278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02912556045658" calcext:value-type="float">
            <text:p>0,70291255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354147821747" calcext:value-type="float">
            <text:p>0,6635414782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809111124040451" calcext:value-type="float">
            <text:p>0,80911112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53212054214693" calcext:value-type="float">
            <text:p>0,753212054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4609871308623" calcext:value-type="float">
            <text:p>0,7146098713</text:p>
          </table:table-cell>
          <table:table-cell table:style-name="ce20" office:value-type="string" calcext:value-type="string">
            <text:p>en</text:p>
          </table:table-cell>
          <table:table-cell table:style-name="ce7" office:value-type="float" office:value="0.755123654995109" calcext:value-type="float">
            <text:p>0,755123655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697530993266345" calcext:value-type="float">
            <text:p>0,697530993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665968779631032" calcext:value-type="float">
            <text:p>0,6659687796</text:p>
          </table:table-cell>
          <table:table-cell table:style-name="ce20" office:value-type="string" calcext:value-type="string">
            <text:p>id</text:p>
          </table:table-cell>
          <table:table-cell table:style-name="ce7" office:value-type="float" office:value="0.807709300761093" calcext:value-type="float">
            <text:p>0,807709300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0.746906582472498" calcext:value-type="float">
            <text:p>0,746906582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0.714843508521849" calcext:value-type="float">
            <text:p>0,7148435085</text:p>
          </table:table-cell>
          <table:table-cell table:style-name="ce20" office:value-type="string" calcext:value-type="string">
            <text:p>en</text:p>
          </table:table-cell>
        </table:table-row>
        <table:table-row table:style-name="ro1">
          <table:table-cell table:number-columns-repeated="25"/>
          <table:table-cell table:style-name="Default" table:formula="of:=SUM([.Z6:.Z48])" office:value-type="float" office:value="33.5934368185802" calcext:value-type="float">
            <text:p>33,5934368186</text:p>
          </table:table-cell>
          <table:table-cell/>
          <table:table-cell table:style-name="Default" table:formula="of:=SUM([.AB6:.AB48])" office:value-type="float" office:value="26.9531778509343" calcext:value-type="float">
            <text:p>26,9531778509</text:p>
          </table:table-cell>
          <table:table-cell table:number-columns-repeated="45"/>
        </table:table-row>
        <table:table-row table:style-name="ro1" table:number-rows-repeated="8">
          <table:table-cell table:number-columns-repeated="25"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table:number-columns-repeated="25"/>
          <table:table-cell office:value-type="float" office:value="0.331360342089956" calcext:value-type="float">
            <text:p>0,3313603421</text:p>
          </table:table-cell>
          <table:table-cell/>
          <table:table-cell office:value-type="float" office:value="0.222574200789568" calcext:value-type="float">
            <text:p>0,2225742008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41985419854198" calcext:value-type="float">
            <text:p>0,9419854199</text:p>
          </table:table-cell>
          <table:table-cell/>
          <table:table-cell office:value-type="float" office:value="0.889011129691713" calcext:value-type="float">
            <text:p>0,8890111297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421356330256695" calcext:value-type="float">
            <text:p>0,4213563303</text:p>
          </table:table-cell>
          <table:table-cell/>
          <table:table-cell office:value-type="float" office:value="0.000845252934540587" calcext:value-type="float">
            <text:p>0,0008452529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23062461249225" calcext:value-type="float">
            <text:p>0,9230624612</text:p>
          </table:table-cell>
          <table:table-cell/>
          <table:table-cell office:value-type="float" office:value="0.9227" calcext:value-type="float">
            <text:p>0,9227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867531085683885" calcext:value-type="float">
            <text:p>0,8675310857</text:p>
          </table:table-cell>
          <table:table-cell/>
          <table:table-cell office:value-type="float" office:value="0.000708107632360119" calcext:value-type="float">
            <text:p>0,000708107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37889130447826" calcext:value-type="float">
            <text:p>0,9378891304</text:p>
          </table:table-cell>
          <table:table-cell/>
          <table:table-cell office:value-type="float" office:value="0.935207740830963" calcext:value-type="float">
            <text:p>0,9352077408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831534198016112" calcext:value-type="float">
            <text:p>0,831534198</text:p>
          </table:table-cell>
          <table:table-cell/>
          <table:table-cell office:value-type="float" office:value="0.644698768630665" calcext:value-type="float">
            <text:p>0,644698768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72636" calcext:value-type="float">
            <text:p>0,972636</text:p>
          </table:table-cell>
          <table:table-cell/>
          <table:table-cell office:value-type="float" office:value="0.955251552515525" calcext:value-type="float">
            <text:p>0,9552515525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401439232234066" calcext:value-type="float">
            <text:p>0,40143923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79632420429905" calcext:value-type="float">
            <text:p>0,7963242043</text:p>
          </table:table-cell>
          <table:table-cell/>
          <table:table-cell office:value-type="float" office:value="0.0000500048004608442" calcext:value-type="float">
            <text:p>5,00048004608442E-005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388191449510618" calcext:value-type="float">
            <text:p>0,3881914495</text:p>
          </table:table-cell>
          <table:table-cell/>
          <table:table-cell office:value-type="float" office:value="0.0000620059525714469" calcext:value-type="float">
            <text:p>0,00006200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16577499464997" calcext:value-type="float">
            <text:p>0,9165774995</text:p>
          </table:table-cell>
          <table:table-cell/>
          <table:table-cell office:value-type="float" office:value="0.916539499236995" calcext:value-type="float">
            <text:p>0,9165394992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847842478424784" calcext:value-type="float">
            <text:p>0,8478424784</text:p>
          </table:table-cell>
          <table:table-cell/>
          <table:table-cell office:value-type="float" office:value="0.841316" calcext:value-type="float">
            <text:p>0,84131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31661726646907" calcext:value-type="float">
            <text:p>0,9316617266</text:p>
          </table:table-cell>
          <table:table-cell/>
          <table:table-cell office:value-type="float" office:value="0.931172" calcext:value-type="float">
            <text:p>0,931172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243978735064343" calcext:value-type="float">
            <text:p>0,2439787351</text:p>
          </table:table-cell>
          <table:table-cell/>
          <table:table-cell office:value-type="float" office:value="0.0005320148964171" calcext:value-type="float">
            <text:p>0,0005320149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436322146594799" calcext:value-type="float">
            <text:p>0,436322146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223275434441706" calcext:value-type="float">
            <text:p>0,2232754344</text:p>
          </table:table-cell>
          <table:table-cell/>
          <table:table-cell office:value-type="float" office:value="0.000004000032000256" calcext:value-type="float">
            <text:p>0,000004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41472" calcext:value-type="float">
            <text:p>0,941472</text:p>
          </table:table-cell>
          <table:table-cell/>
          <table:table-cell office:value-type="float" office:value="0.927925711702846" calcext:value-type="float">
            <text:p>0,9279257117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408181983073411" calcext:value-type="float">
            <text:p>0,4081819831</text:p>
          </table:table-cell>
          <table:table-cell/>
          <table:table-cell office:value-type="float" office:value="0.00000200005600156804" calcext:value-type="float">
            <text:p>2,00005600156804E-00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38613912873038" calcext:value-type="float">
            <text:p>0,9386139129</text:p>
          </table:table-cell>
          <table:table-cell/>
          <table:table-cell office:value-type="float" office:value="0.930801723206893" calcext:value-type="float">
            <text:p>0,9308017232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966109796658779" calcext:value-type="float">
            <text:p>0,9661097967</text:p>
          </table:table-cell>
          <table:table-cell/>
          <table:table-cell office:value-type="float" office:value="0.939127391273913" calcext:value-type="float">
            <text:p>0,9391273913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605870457079913" calcext:value-type="float">
            <text:p>0,6058704571</text:p>
          </table:table-cell>
          <table:table-cell/>
          <table:table-cell office:value-type="float" office:value="0.00000400011200313608" calcext:value-type="float">
            <text:p>4,00011200313608E-00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437784354127197" calcext:value-type="float">
            <text:p>0,4377843541</text:p>
          </table:table-cell>
          <table:table-cell/>
          <table:table-cell office:value-type="float" office:value="0.00000200005600156804" calcext:value-type="float">
            <text:p>2,00005600156804E-006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622340398450189" calcext:value-type="float">
            <text:p>0,6223403985</text:p>
          </table:table-cell>
          <table:table-cell/>
          <table:table-cell office:value-type="float" office:value="0.000112002912075714" calcext:value-type="float">
            <text:p>0,0001120029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81489814898149" calcext:value-type="float">
            <text:p>0,814898149</text:p>
          </table:table-cell>
          <table:table-cell/>
          <table:table-cell office:value-type="float" office:value="0.806826068260683" calcext:value-type="float">
            <text:p>0,8068260683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880491888696898" calcext:value-type="float">
            <text:p>0,8804918887</text:p>
          </table:table-cell>
          <table:table-cell/>
          <table:table-cell office:value-type="float" office:value="0.753402900861938" calcext:value-type="float">
            <text:p>0,7534029009</text:p>
          </table:table-cell>
          <table:table-cell table:number-columns-repeated="45"/>
        </table:table-row>
        <table:table-row table:style-name="ro1">
          <table:table-cell table:number-columns-repeated="25"/>
          <table:table-cell office:value-type="float" office:value="0.751552" calcext:value-type="float">
            <text:p>0,751552</text:p>
          </table:table-cell>
          <table:table-cell/>
          <table:table-cell office:value-type="float" office:value="0.706834827339309" calcext:value-type="float">
            <text:p>0,7068348273</text:p>
          </table:table-cell>
          <table:table-cell table:number-columns-repeated="45"/>
        </table:table-row>
        <table:table-row table:style-name="ro1">
          <table:table-cell table:number-columns-repeated="25"/>
          <table:table-cell table:style-name="Default" table:formula="of:=SUM([.Z58:.Z84])" office:value-type="float" office:value="18.7802828142201" calcext:value-type="float">
            <text:p>18,7802828142</text:p>
          </table:table-cell>
          <table:table-cell/>
          <table:table-cell table:style-name="Default" table:formula="of:=SUM([.AB58:.AB84])" office:value-type="float" office:value="12.3257109037254" calcext:value-type="float">
            <text:p>12,3257109037</text:p>
          </table:table-cell>
          <table:table-cell table:number-columns-repeated="45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table:number-columns-repeated="25"/>
          <table:table-cell table:style-name="Default" table:formula="of:=[.Z85]/27" office:value-type="float" office:value="0.695566030156299" calcext:value-type="float">
            <text:p>0,6955660302</text:p>
          </table:table-cell>
          <table:table-cell/>
          <table:table-cell table:style-name="Default" table:formula="of:=[.AB85]/27" office:value-type="float" office:value="0.456507811249091" calcext:value-type="float">
            <text:p>0,4565078112</text:p>
          </table:table-cell>
          <table:table-cell table:number-columns-repeated="45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table:number-columns-repeated="25"/>
          <table:table-cell table:style-name="Default" table:formula="of:=[.Z87]-[.AB87]" office:value-type="float" office:value="0.239058218907209" calcext:value-type="float">
            <text:p>0,2390582189</text:p>
          </table:table-cell>
          <table:table-cell/>
          <table:table-cell table:style-name="Default" table:formula="of:=[.Z89]/[.Z87]" office:value-type="float" office:value="0.343688749224125" calcext:value-type="float">
            <text:p>0,3436887492</text:p>
          </table:table-cell>
          <table:table-cell table:number-columns-repeated="45"/>
        </table:table-row>
        <table:table-row table:style-name="ro1" table:number-rows-repeated="2">
          <table:table-cell table:number-columns-repeated="25"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table:number-columns-repeated="25"/>
          <table:table-cell table:style-name="Default"/>
          <table:table-cell/>
          <table:table-cell table:style-name="Default" table:formula="of:=27/43" office:value-type="float" office:value="0.627906976744186" calcext:value-type="float">
            <text:p>0,6279069767</text:p>
          </table:table-cell>
          <table:table-cell table:number-columns-repeated="45"/>
        </table:table-row>
      </table:table>
      <table:table table:name="3 Ngram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row table:style-name="ro1">
          <table:table-cell/>
          <table:table-cell table:style-name="Default" table:number-columns-repeated="72"/>
        </table:table-row>
        <table:table-row table:style-name="ro1">
          <table:table-cell/>
          <table:table-cell table:style-name="ce23" office:value-type="string" calcext:value-type="string" table:number-columns-spanned="72" table:number-rows-spanned="1">
            <text:p>3 Ngram</text:p>
          </table:table-cell>
          <table:covered-table-cell table:number-columns-repeated="71" table:style-name="ce9"/>
        </table:table-row>
        <table:table-row table:style-name="ro1">
          <table:table-cell/>
          <table:table-cell table:style-name="ce3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2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/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6" office:value-type="float" office:value="0.0762830513220529" calcext:value-type="float">
            <text:p>0,0762830513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0673826953078123" calcext:value-type="float">
            <text:p>0,0673826953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600424016960678" calcext:value-type="float">
            <text:p>0,0600424017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float" office:value="0.114184567382695" calcext:value-type="float">
            <text:p>0,1141845674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107164286571463" calcext:value-type="float">
            <text:p>0,1071642866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853034121364855" calcext:value-type="float">
            <text:p>0,0853034121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0713028521140846" calcext:value-type="float">
            <text:p>0,0713028521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0610224408976359" calcext:value-type="float">
            <text:p>0,061022440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545621824872995" calcext:value-type="float">
            <text:p>0,0545621825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float" office:value="0.104524180967239" calcext:value-type="float">
            <text:p>0,104524181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100084003360134" calcext:value-type="float">
            <text:p>0,1000840034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752230089203568" calcext:value-type="float">
            <text:p>0,0752230089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0858748587485875" calcext:value-type="float">
            <text:p>0,0858748587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0789727897278973" calcext:value-type="float">
            <text:p>0,078972789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624146241462415" calcext:value-type="float">
            <text:p>0,0624146241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float" office:value="0.139639396393964" calcext:value-type="float">
            <text:p>0,1396393964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129139291392914" calcext:value-type="float">
            <text:p>0,1291392914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847843391373565" calcext:value-type="float">
            <text:p>0,0847843391</text:p>
          </table:table-cell>
          <table:table-cell table:style-name="ce19" office:value-type="string" calcext:value-type="string">
            <text:p>no</text:p>
          </table:table-cell>
          <table:table-cell table:style-name="ce6" office:value-type="float" office:value="0.0799967999679997" calcext:value-type="float">
            <text:p>0,0799968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074180741807418" calcext:value-type="float">
            <text:p>0,0741807418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570825708257082" calcext:value-type="float">
            <text:p>0,0570825708</text:p>
          </table:table-cell>
          <table:table-cell table:style-name="ce19" office:value-type="string" calcext:value-type="string">
            <text:p>de</text:p>
          </table:table-cell>
          <table:table-cell table:style-name="ce6" office:value-type="float" office:value="0.130181301813018" calcext:value-type="float">
            <text:p>0,1301813018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0.120071200712007" calcext:value-type="float">
            <text:p>0,1200712007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0.0774503098012392" calcext:value-type="float">
            <text:p>0,0774503098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float" office:value="0.0863406279318395" calcext:value-type="float">
            <text:p>0,0863406279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86196003065474" calcext:value-type="float">
            <text:p>0,086196003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596267430792741" calcext:value-type="float">
            <text:p>0,0596267431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14435533284727" calcext:value-type="float">
            <text:p>0,1443553328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1404690757123" calcext:value-type="float">
            <text:p>0,1404690757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845203841835645" calcext:value-type="float">
            <text:p>0,0845203842</text:p>
          </table:table-cell>
          <table:table-cell table:style-name="ce19" office:value-type="string" calcext:value-type="string">
            <text:p>no</text:p>
          </table:table-cell>
          <table:table-cell table:style-name="ce24" office:value-type="float" office:value="0.0821795391611227" calcext:value-type="float">
            <text:p>0,0821795392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814259727107354" calcext:value-type="float">
            <text:p>0,0814259727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551667146972754" calcext:value-type="float">
            <text:p>0,0551667147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135393465782541" calcext:value-type="float">
            <text:p>0,1353934658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129593551958967" calcext:value-type="float">
            <text:p>0,12959355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776585348115218" calcext:value-type="float">
            <text:p>0,0776585348</text:p>
          </table:table-cell>
          <table:table-cell table:style-name="ce19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0.00224919789633844" calcext:value-type="float">
            <text:p>0,0022491979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151015343643132" calcext:value-type="float">
            <text:p>0,0151015344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191465195521662" calcext:value-type="float">
            <text:p>0,001914652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135199665731511" calcext:value-type="float">
            <text:p>0,0135199666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0911825432593043" calcext:value-type="float">
            <text:p>0,0009118254</text:p>
          </table:table-cell>
          <table:table-cell office:value-type="string" calcext:value-type="string">
            <text:p>ar</text:p>
          </table:table-cell>
          <table:table-cell office:value-type="float" office:value="0.00000411899784782362" calcext:value-type="float">
            <text:p>0,000004119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.00714940421631531" calcext:value-type="float">
            <text:p>0,0071494042</text:p>
          </table:table-cell>
          <table:table-cell office:value-type="string" calcext:value-type="string">
            <text:p>ar</text:p>
          </table:table-cell>
          <table:table-cell office:value-type="float" office:value="0.00000423436355398602" calcext:value-type="float">
            <text:p>4,23436355398602E-006</text:p>
          </table:table-cell>
          <table:table-cell office:value-type="string" calcext:value-type="string">
            <text:p>fa</text:p>
          </table:table-cell>
          <table:table-cell office:value-type="float" office:value="0.00000204045820529458" calcext:value-type="float">
            <text:p>2,04045820529458E-006</text:p>
          </table:table-cell>
          <table:table-cell office:value-type="string" calcext:value-type="string">
            <text:p>ur</text:p>
          </table:table-cell>
          <table:table-cell office:value-type="float" office:value="0.000782064650677789" calcext:value-type="float">
            <text:p>0,0007820647</text:p>
          </table:table-cell>
          <table:table-cell office:value-type="string" calcext:value-type="string">
            <text:p>ar</text:p>
          </table:table-cell>
          <table:table-cell office:value-type="float" office:value="0.00000411693749253805" calcext:value-type="float">
            <text:p>4,11693749253805E-006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690548550170036" calcext:value-type="float">
            <text:p>0,0069054855</text:p>
          </table:table-cell>
          <table:table-cell office:value-type="string" calcext:value-type="string">
            <text:p>ar</text:p>
          </table:table-cell>
          <table:table-cell office:value-type="float" office:value="0.00000423250862902697" calcext:value-type="float">
            <text:p>4,23250862902697E-006</text:p>
          </table:table-cell>
          <table:table-cell office:value-type="string" calcext:value-type="string">
            <text:p>fa</text:p>
          </table:table-cell>
          <table:table-cell office:value-type="float" office:value="0.00000203937627715939" calcext:value-type="float">
            <text:p>2,03937627715939E-006</text:p>
          </table:table-cell>
          <table:table-cell office:value-type="string" calcext:value-type="string">
            <text:p>ur</text:p>
          </table:table-cell>
          <table:table-cell office:value-type="float" office:value="0.00100201892498829" calcext:value-type="float">
            <text:p>0,0010020189</text:p>
          </table:table-cell>
          <table:table-cell office:value-type="string" calcext:value-type="string">
            <text:p>ar</text:p>
          </table:table-cell>
          <table:table-cell office:value-type="float" office:value="0.0000122672177478332" calcext:value-type="float">
            <text:p>1,22672177478332E-005</text:p>
          </table:table-cell>
          <table:table-cell office:value-type="string" calcext:value-type="string">
            <text:p>ur</text:p>
          </table:table-cell>
          <table:table-cell office:value-type="float" office:value="0.00000299466350962584" calcext:value-type="float">
            <text:p>2,99466350962584E-006</text:p>
          </table:table-cell>
          <table:table-cell office:value-type="string" calcext:value-type="string">
            <text:p>fa</text:p>
          </table:table-cell>
          <table:table-cell office:value-type="float" office:value="0.00642926230321561" calcext:value-type="float">
            <text:p>0,0064292623</text:p>
          </table:table-cell>
          <table:table-cell office:value-type="string" calcext:value-type="string">
            <text:p>ar</text:p>
          </table:table-cell>
          <table:table-cell office:value-type="float" office:value="0.0000146829510382315" calcext:value-type="float">
            <text:p>0,000014683</text:p>
          </table:table-cell>
          <table:table-cell office:value-type="string" calcext:value-type="string">
            <text:p>fa</text:p>
          </table:table-cell>
          <table:table-cell office:value-type="float" office:value="0.0000102672183585331" calcext:value-type="float">
            <text:p>1,02672183585331E-005</text:p>
          </table:table-cell>
          <table:table-cell office:value-type="string" calcext:value-type="string">
            <text:p>ur</text:p>
          </table:table-cell>
          <table:table-cell office:value-type="float" office:value="0.000962155958079605" calcext:value-type="float">
            <text:p>0,000962156</text:p>
          </table:table-cell>
          <table:table-cell office:value-type="string" calcext:value-type="string">
            <text:p>ar</text:p>
          </table:table-cell>
          <table:table-cell office:value-type="float" office:value="0.0000122633642370112" calcext:value-type="float">
            <text:p>1,22633642370112E-005</text:p>
          </table:table-cell>
          <table:table-cell office:value-type="string" calcext:value-type="string">
            <text:p>ur</text:p>
          </table:table-cell>
          <table:table-cell office:value-type="float" office:value="0.00000298326685620355" calcext:value-type="float">
            <text:p>2,98326685620355E-006</text:p>
          </table:table-cell>
          <table:table-cell office:value-type="string" calcext:value-type="string">
            <text:p>fa</text:p>
          </table:table-cell>
          <table:table-cell office:value-type="float" office:value="0.00622783948921249" calcext:value-type="float">
            <text:p>0,0062278395</text:p>
          </table:table-cell>
          <table:table-cell office:value-type="string" calcext:value-type="string">
            <text:p>ar</text:p>
          </table:table-cell>
          <table:table-cell office:value-type="float" office:value="0.0000146656237778647" calcext:value-type="float">
            <text:p>1,46656237778647E-005</text:p>
          </table:table-cell>
          <table:table-cell office:value-type="string" calcext:value-type="string">
            <text:p>fa</text:p>
          </table:table-cell>
          <table:table-cell office:value-type="float" office:value="0.0000102603517621688" calcext:value-type="float">
            <text:p>1,02603517621688E-005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/>
          <table:table-cell office:value-type="float" office:value="0.0340613624544982" calcext:value-type="float">
            <text:p>0,0340613625</text:p>
          </table:table-cell>
          <table:table-cell office:value-type="string" calcext:value-type="string">
            <text:p>bg</text:p>
          </table:table-cell>
          <table:table-cell office:value-type="float" office:value="0.0334813392535701" calcext:value-type="float">
            <text:p>0,0334813393</text:p>
          </table:table-cell>
          <table:table-cell office:value-type="string" calcext:value-type="string">
            <text:p>ru</text:p>
          </table:table-cell>
          <table:table-cell office:value-type="float" office:value="0.0174827972475596" calcext:value-type="float">
            <text:p>0,0174827972</text:p>
          </table:table-cell>
          <table:table-cell office:value-type="string" calcext:value-type="string">
            <text:p>uk</text:p>
          </table:table-cell>
          <table:table-cell office:value-type="float" office:value="0.104044161766471" calcext:value-type="float">
            <text:p>0,1040441618</text:p>
          </table:table-cell>
          <table:table-cell office:value-type="string" calcext:value-type="string">
            <text:p>bg</text:p>
          </table:table-cell>
          <table:table-cell office:value-type="float" office:value="0.0861034441377655" calcext:value-type="float">
            <text:p>0,0861034441</text:p>
          </table:table-cell>
          <table:table-cell office:value-type="string" calcext:value-type="string">
            <text:p>ru</text:p>
          </table:table-cell>
          <table:table-cell office:value-type="float" office:value="0.0434069451112178" calcext:value-type="float">
            <text:p>0,0434069451</text:p>
          </table:table-cell>
          <table:table-cell office:value-type="string" calcext:value-type="string">
            <text:p>uk</text:p>
          </table:table-cell>
          <table:table-cell office:value-type="float" office:value="0.031401256050242" calcext:value-type="float">
            <text:p>0,0314012561</text:p>
          </table:table-cell>
          <table:table-cell office:value-type="string" calcext:value-type="string">
            <text:p>bg</text:p>
          </table:table-cell>
          <table:table-cell office:value-type="float" office:value="0.0300212008480339" calcext:value-type="float">
            <text:p>0,0300212008</text:p>
          </table:table-cell>
          <table:table-cell office:value-type="string" calcext:value-type="string">
            <text:p>ru</text:p>
          </table:table-cell>
          <table:table-cell office:value-type="float" office:value="0.0160225636101776" calcext:value-type="float">
            <text:p>0,0160225636</text:p>
          </table:table-cell>
          <table:table-cell office:value-type="string" calcext:value-type="string">
            <text:p>uk</text:p>
          </table:table-cell>
          <table:table-cell office:value-type="float" office:value="0.094223768950758" calcext:value-type="float">
            <text:p>0,094223769</text:p>
          </table:table-cell>
          <table:table-cell office:value-type="string" calcext:value-type="string">
            <text:p>bg</text:p>
          </table:table-cell>
          <table:table-cell office:value-type="float" office:value="0.077983119324773" calcext:value-type="float">
            <text:p>0,0779831193</text:p>
          </table:table-cell>
          <table:table-cell office:value-type="string" calcext:value-type="string">
            <text:p>ru</text:p>
          </table:table-cell>
          <table:table-cell office:value-type="float" office:value="0.0404464714354296" calcext:value-type="float">
            <text:p>0,0404464714</text:p>
          </table:table-cell>
          <table:table-cell office:value-type="string" calcext:value-type="string">
            <text:p>uk</text:p>
          </table:table-cell>
          <table:table-cell office:value-type="float" office:value="0.0309504333060663" calcext:value-type="float">
            <text:p>0,0309504333</text:p>
          </table:table-cell>
          <table:table-cell office:value-type="string" calcext:value-type="string">
            <text:p>bg</text:p>
          </table:table-cell>
          <table:table-cell office:value-type="float" office:value="0.0263821156100352" calcext:value-type="float">
            <text:p>0,0263821156</text:p>
          </table:table-cell>
          <table:table-cell office:value-type="string" calcext:value-type="string">
            <text:p>ru</text:p>
          </table:table-cell>
          <table:table-cell office:value-type="float" office:value="0.0190550488078092" calcext:value-type="float">
            <text:p>0,0190550488</text:p>
          </table:table-cell>
          <table:table-cell office:value-type="string" calcext:value-type="string">
            <text:p>uk</text:p>
          </table:table-cell>
          <table:table-cell office:value-type="float" office:value="0.0980289802898029" calcext:value-type="float">
            <text:p>0,0980289803</text:p>
          </table:table-cell>
          <table:table-cell office:value-type="string" calcext:value-type="string">
            <text:p>bg</text:p>
          </table:table-cell>
          <table:table-cell office:value-type="float" office:value="0.0640310924151229" calcext:value-type="float">
            <text:p>0,0640310924</text:p>
          </table:table-cell>
          <table:table-cell office:value-type="string" calcext:value-type="string">
            <text:p>ru</text:p>
          </table:table-cell>
          <table:table-cell office:value-type="float" office:value="0.0484483951881648" calcext:value-type="float">
            <text:p>0,0484483952</text:p>
          </table:table-cell>
          <table:table-cell office:value-type="string" calcext:value-type="string">
            <text:p>uk</text:p>
          </table:table-cell>
          <table:table-cell office:value-type="float" office:value="0.0285844001816025" calcext:value-type="float">
            <text:p>0,0285844002</text:p>
          </table:table-cell>
          <table:table-cell office:value-type="string" calcext:value-type="string">
            <text:p>bg</text:p>
          </table:table-cell>
          <table:table-cell office:value-type="float" office:value="0.0235996343436889" calcext:value-type="float">
            <text:p>0,0235996343</text:p>
          </table:table-cell>
          <table:table-cell office:value-type="string" calcext:value-type="string">
            <text:p>ru</text:p>
          </table:table-cell>
          <table:table-cell office:value-type="float" office:value="0.0179108657385182" calcext:value-type="float">
            <text:p>0,0179108657</text:p>
          </table:table-cell>
          <table:table-cell office:value-type="string" calcext:value-type="string">
            <text:p>uk</text:p>
          </table:table-cell>
          <table:table-cell office:value-type="float" office:value="0.0893588935889359" calcext:value-type="float">
            <text:p>0,0893588936</text:p>
          </table:table-cell>
          <table:table-cell office:value-type="string" calcext:value-type="string">
            <text:p>bg</text:p>
          </table:table-cell>
          <table:table-cell office:value-type="float" office:value="0.0582842763672441" calcext:value-type="float">
            <text:p>0,0582842764</text:p>
          </table:table-cell>
          <table:table-cell office:value-type="string" calcext:value-type="string">
            <text:p>ru</text:p>
          </table:table-cell>
          <table:table-cell office:value-type="float" office:value="0.0434017290282317" calcext:value-type="float">
            <text:p>0,043401729</text:p>
          </table:table-cell>
          <table:table-cell office:value-type="string" calcext:value-type="string">
            <text:p>uk</text:p>
          </table:table-cell>
          <table:table-cell office:value-type="float" office:value="0.0315159702613315" calcext:value-type="float">
            <text:p>0,0315159703</text:p>
          </table:table-cell>
          <table:table-cell office:value-type="string" calcext:value-type="string">
            <text:p>bg</text:p>
          </table:table-cell>
          <table:table-cell office:value-type="float" office:value="0.0265116177569737" calcext:value-type="float">
            <text:p>0,0265116178</text:p>
          </table:table-cell>
          <table:table-cell office:value-type="string" calcext:value-type="string">
            <text:p>ru</text:p>
          </table:table-cell>
          <table:table-cell office:value-type="float" office:value="0.0200659530691271" calcext:value-type="float">
            <text:p>0,0200659531</text:p>
          </table:table-cell>
          <table:table-cell office:value-type="string" calcext:value-type="string">
            <text:p>uk</text:p>
          </table:table-cell>
          <table:table-cell office:value-type="float" office:value="0.0973019705669516" calcext:value-type="float">
            <text:p>0,0973019706</text:p>
          </table:table-cell>
          <table:table-cell office:value-type="string" calcext:value-type="string">
            <text:p>bg</text:p>
          </table:table-cell>
          <table:table-cell office:value-type="float" office:value="0.0646958966436839" calcext:value-type="float">
            <text:p>0,0646958966</text:p>
          </table:table-cell>
          <table:table-cell office:value-type="string" calcext:value-type="string">
            <text:p>ru</text:p>
          </table:table-cell>
          <table:table-cell office:value-type="float" office:value="0.0500564608074714" calcext:value-type="float">
            <text:p>0,0500564608</text:p>
          </table:table-cell>
          <table:table-cell office:value-type="string" calcext:value-type="string">
            <text:p>uk</text:p>
          </table:table-cell>
          <table:table-cell office:value-type="float" office:value="0.0289994336296702" calcext:value-type="float">
            <text:p>0,0289994336</text:p>
          </table:table-cell>
          <table:table-cell office:value-type="string" calcext:value-type="string">
            <text:p>bg</text:p>
          </table:table-cell>
          <table:table-cell office:value-type="float" office:value="0.0236855816101904" calcext:value-type="float">
            <text:p>0,0236855816</text:p>
          </table:table-cell>
          <table:table-cell office:value-type="string" calcext:value-type="string">
            <text:p>ru</text:p>
          </table:table-cell>
          <table:table-cell office:value-type="float" office:value="0.0186048752901471" calcext:value-type="float">
            <text:p>0,0186048753</text:p>
          </table:table-cell>
          <table:table-cell office:value-type="string" calcext:value-type="string">
            <text:p>uk</text:p>
          </table:table-cell>
          <table:table-cell office:value-type="float" office:value="0.0879955054055135" calcext:value-type="float">
            <text:p>0,0879955054</text:p>
          </table:table-cell>
          <table:table-cell office:value-type="string" calcext:value-type="string">
            <text:p>bg</text:p>
          </table:table-cell>
          <table:table-cell office:value-type="float" office:value="0.059248146279147" calcext:value-type="float">
            <text:p>0,0592481463</text:p>
          </table:table-cell>
          <table:table-cell office:value-type="string" calcext:value-type="string">
            <text:p>ru</text:p>
          </table:table-cell>
          <table:table-cell office:value-type="float" office:value="0.0455223215665737" calcext:value-type="float">
            <text:p>0,0455223216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float" office:value="0.0048763714794786" calcext:value-type="float">
            <text:p>0,004876371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.018044854352247" calcext:value-type="float">
            <text:p>0,0180448544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46586246259217" calcext:value-type="float">
            <text:p>0,0046586246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16898128425776" calcext:value-type="float">
            <text:p>0,0168981284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460551651862093" calcext:value-type="float">
            <text:p>0,004605516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.0220367220953365" calcext:value-type="float">
            <text:p>0,0220367221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0440169699467114" calcext:value-type="float">
            <text:p>0,004401697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212965485596295" calcext:value-type="float">
            <text:p>0,0212965486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509566595206566" calcext:value-type="float">
            <text:p>0,005095666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.0218874711195127" calcext:value-type="float">
            <text:p>0,0218874711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0495202987715211" calcext:value-type="float">
            <text:p>0,0049520299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210985865185442" calcext:value-type="float">
            <text:p>0,021098586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/>
          <table:table-cell office:value-type="float" office:value="0.0492619704788191" calcext:value-type="float">
            <text:p>0,0492619705</text:p>
          </table:table-cell>
          <table:table-cell office:value-type="string" calcext:value-type="string">
            <text:p>bs</text:p>
          </table:table-cell>
          <table:table-cell office:value-type="float" office:value="0.0436617464698588" calcext:value-type="float">
            <text:p>0,0436617465</text:p>
          </table:table-cell>
          <table:table-cell office:value-type="string" calcext:value-type="string">
            <text:p>cr</text:p>
          </table:table-cell>
          <table:table-cell office:value-type="float" office:value="0.0337026962156973" calcext:value-type="float">
            <text:p>0,0337026962</text:p>
          </table:table-cell>
          <table:table-cell office:value-type="string" calcext:value-type="string">
            <text:p>sr</text:p>
          </table:table-cell>
          <table:table-cell office:value-type="float" office:value="0.0709028361134445" calcext:value-type="float">
            <text:p>0,0709028361</text:p>
          </table:table-cell>
          <table:table-cell office:value-type="string" calcext:value-type="string">
            <text:p>bs</text:p>
          </table:table-cell>
          <table:table-cell office:value-type="float" office:value="0.0611824472978919" calcext:value-type="float">
            <text:p>0,0611824473</text:p>
          </table:table-cell>
          <table:table-cell office:value-type="string" calcext:value-type="string">
            <text:p>cr</text:p>
          </table:table-cell>
          <table:table-cell office:value-type="float" office:value="0.0438035042803424" calcext:value-type="float">
            <text:p>0,0438035043</text:p>
          </table:table-cell>
          <table:table-cell office:value-type="string" calcext:value-type="string">
            <text:p>sr</text:p>
          </table:table-cell>
          <table:table-cell office:value-type="float" office:value="0.0452018080723229" calcext:value-type="float">
            <text:p>0,0452018081</text:p>
          </table:table-cell>
          <table:table-cell office:value-type="string" calcext:value-type="string">
            <text:p>bs</text:p>
          </table:table-cell>
          <table:table-cell office:value-type="float" office:value="0.0394215768630745" calcext:value-type="float">
            <text:p>0,0394215769</text:p>
          </table:table-cell>
          <table:table-cell office:value-type="string" calcext:value-type="string">
            <text:p>cr</text:p>
          </table:table-cell>
          <table:table-cell office:value-type="float" office:value="0.0303424273941915" calcext:value-type="float">
            <text:p>0,0303424274</text:p>
          </table:table-cell>
          <table:table-cell office:value-type="string" calcext:value-type="string">
            <text:p>sr</text:p>
          </table:table-cell>
          <table:table-cell office:value-type="float" office:value="0.0686427457098284" calcext:value-type="float">
            <text:p>0,0686427457</text:p>
          </table:table-cell>
          <table:table-cell office:value-type="string" calcext:value-type="string">
            <text:p>bs</text:p>
          </table:table-cell>
          <table:table-cell office:value-type="float" office:value="0.0594423776951078" calcext:value-type="float">
            <text:p>0,0594423777</text:p>
          </table:table-cell>
          <table:table-cell office:value-type="string" calcext:value-type="string">
            <text:p>cr</text:p>
          </table:table-cell>
          <table:table-cell office:value-type="float" office:value="0.0418633490679254" calcext:value-type="float">
            <text:p>0,0418633491</text:p>
          </table:table-cell>
          <table:table-cell office:value-type="string" calcext:value-type="string">
            <text:p>sr</text:p>
          </table:table-cell>
          <table:table-cell office:value-type="float" office:value="0.0471891325391809" calcext:value-type="float">
            <text:p>0,0471891325</text:p>
          </table:table-cell>
          <table:table-cell office:value-type="string" calcext:value-type="string">
            <text:p>bs</text:p>
          </table:table-cell>
          <table:table-cell office:value-type="float" office:value="0.038814155256621" calcext:value-type="float">
            <text:p>0,0388141553</text:p>
          </table:table-cell>
          <table:table-cell office:value-type="string" calcext:value-type="string">
            <text:p>cr</text:p>
          </table:table-cell>
          <table:table-cell office:value-type="float" office:value="0.0307361229444918" calcext:value-type="float">
            <text:p>0,0307361229</text:p>
          </table:table-cell>
          <table:table-cell office:value-type="string" calcext:value-type="string">
            <text:p>pt</text:p>
          </table:table-cell>
          <table:table-cell office:value-type="float" office:value="0.0654170466727468" calcext:value-type="float">
            <text:p>0,0654170467</text:p>
          </table:table-cell>
          <table:table-cell office:value-type="string" calcext:value-type="string">
            <text:p>bs</text:p>
          </table:table-cell>
          <table:table-cell office:value-type="float" office:value="0.0539962159848639" calcext:value-type="float">
            <text:p>0,053996216</text:p>
          </table:table-cell>
          <table:table-cell office:value-type="string" calcext:value-type="string">
            <text:p>cr</text:p>
          </table:table-cell>
          <table:table-cell office:value-type="float" office:value="0.0406681626726507" calcext:value-type="float">
            <text:p>0,0406681627</text:p>
          </table:table-cell>
          <table:table-cell office:value-type="string" calcext:value-type="string">
            <text:p>it</text:p>
          </table:table-cell>
          <table:table-cell office:value-type="float" office:value="0.0433766940271044" calcext:value-type="float">
            <text:p>0,043376694</text:p>
          </table:table-cell>
          <table:table-cell office:value-type="string" calcext:value-type="string">
            <text:p>bs</text:p>
          </table:table-cell>
          <table:table-cell office:value-type="float" office:value="0.0352881411525646" calcext:value-type="float">
            <text:p>0,0352881412</text:p>
          </table:table-cell>
          <table:table-cell office:value-type="string" calcext:value-type="string">
            <text:p>cr</text:p>
          </table:table-cell>
          <table:table-cell office:value-type="float" office:value="0.0271081084324337" calcext:value-type="float">
            <text:p>0,0271081084</text:p>
          </table:table-cell>
          <table:table-cell office:value-type="string" calcext:value-type="string">
            <text:p>la</text:p>
          </table:table-cell>
          <table:table-cell office:value-type="float" office:value="0.0632430118881902" calcext:value-type="float">
            <text:p>0,0632430119</text:p>
          </table:table-cell>
          <table:table-cell office:value-type="string" calcext:value-type="string">
            <text:p>bs</text:p>
          </table:table-cell>
          <table:table-cell office:value-type="float" office:value="0.051438205752823" calcext:value-type="float">
            <text:p>0,0514382058</text:p>
          </table:table-cell>
          <table:table-cell office:value-type="string" calcext:value-type="string">
            <text:p>cr</text:p>
          </table:table-cell>
          <table:table-cell office:value-type="float" office:value="0.0367781471125884" calcext:value-type="float">
            <text:p>0,0367781471</text:p>
          </table:table-cell>
          <table:table-cell office:value-type="string" calcext:value-type="string">
            <text:p>la</text:p>
          </table:table-cell>
          <table:table-cell office:value-type="float" office:value="0.04625691030894" calcext:value-type="float">
            <text:p>0,0462569103</text:p>
          </table:table-cell>
          <table:table-cell office:value-type="string" calcext:value-type="string">
            <text:p>bs</text:p>
          </table:table-cell>
          <table:table-cell office:value-type="float" office:value="0.037573704679463" calcext:value-type="float">
            <text:p>0,0375737047</text:p>
          </table:table-cell>
          <table:table-cell office:value-type="string" calcext:value-type="string">
            <text:p>cr</text:p>
          </table:table-cell>
          <table:table-cell office:value-type="float" office:value="0.030790251920243" calcext:value-type="float">
            <text:p>0,0307902519</text:p>
          </table:table-cell>
          <table:table-cell office:value-type="string" calcext:value-type="string">
            <text:p>pt</text:p>
          </table:table-cell>
          <table:table-cell office:value-type="float" office:value="0.0644716710288394" calcext:value-type="float">
            <text:p>0,064471671</text:p>
          </table:table-cell>
          <table:table-cell office:value-type="string" calcext:value-type="string">
            <text:p>bs</text:p>
          </table:table-cell>
          <table:table-cell office:value-type="float" office:value="0.0518373669770309" calcext:value-type="float">
            <text:p>0,051837367</text:p>
          </table:table-cell>
          <table:table-cell office:value-type="string" calcext:value-type="string">
            <text:p>cr</text:p>
          </table:table-cell>
          <table:table-cell office:value-type="float" office:value="0.0400610911867781" calcext:value-type="float">
            <text:p>0,0400610912</text:p>
          </table:table-cell>
          <table:table-cell office:value-type="string" calcext:value-type="string">
            <text:p>it</text:p>
          </table:table-cell>
          <table:table-cell office:value-type="float" office:value="0.0424523198910532" calcext:value-type="float">
            <text:p>0,0424523199</text:p>
          </table:table-cell>
          <table:table-cell office:value-type="string" calcext:value-type="string">
            <text:p>bs</text:p>
          </table:table-cell>
          <table:table-cell office:value-type="float" office:value="0.0337718795852356" calcext:value-type="float">
            <text:p>0,0337718796</text:p>
          </table:table-cell>
          <table:table-cell office:value-type="string" calcext:value-type="string">
            <text:p>cr</text:p>
          </table:table-cell>
          <table:table-cell office:value-type="float" office:value="0.0256725183414093" calcext:value-type="float">
            <text:p>0,0256725183</text:p>
          </table:table-cell>
          <table:table-cell office:value-type="string" calcext:value-type="string">
            <text:p>la</text:p>
          </table:table-cell>
          <table:table-cell office:value-type="float" office:value="0.0624725564938495" calcext:value-type="float">
            <text:p>0,0624725565</text:p>
          </table:table-cell>
          <table:table-cell office:value-type="string" calcext:value-type="string">
            <text:p>bs</text:p>
          </table:table-cell>
          <table:table-cell office:value-type="float" office:value="0.0495009990927256" calcext:value-type="float">
            <text:p>0,0495009991</text:p>
          </table:table-cell>
          <table:table-cell office:value-type="string" calcext:value-type="string">
            <text:p>cr</text:p>
          </table:table-cell>
          <table:table-cell office:value-type="float" office:value="0.0364731583191438" calcext:value-type="float">
            <text:p>0,0364731583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table:style-name="ce8" office:value-type="float" office:value="0.0446417856714268" calcext:value-type="float">
            <text:p>0,0446417857</text:p>
          </table:table-cell>
          <table:table-cell table:style-name="ce14" office:value-type="string" calcext:value-type="string">
            <text:p>bs</text:p>
          </table:table-cell>
          <table:table-cell office:value-type="float" office:value="0.0406616264650586" calcext:value-type="float">
            <text:p>0,0406616265</text:p>
          </table:table-cell>
          <table:table-cell office:value-type="string" calcext:value-type="string">
            <text:p>cr</text:p>
          </table:table-cell>
          <table:table-cell office:value-type="float" office:value="0.0368429474357948" calcext:value-type="float">
            <text:p>0,0368429474</text:p>
          </table:table-cell>
          <table:table-cell office:value-type="string" calcext:value-type="string">
            <text:p>sr</text:p>
          </table:table-cell>
          <table:table-cell table:style-name="ce8" office:value-type="float" office:value="0.0875070005600448" calcext:value-type="float">
            <text:p>0,0875070006</text:p>
          </table:table-cell>
          <table:table-cell table:style-name="ce14" office:value-type="string" calcext:value-type="string">
            <text:p>sr</text:p>
          </table:table-cell>
          <table:table-cell office:value-type="float" office:value="0.0870034801392056" calcext:value-type="float">
            <text:p>0,0870034801</text:p>
          </table:table-cell>
          <table:table-cell office:value-type="string" calcext:value-type="string">
            <text:p>cr</text:p>
          </table:table-cell>
          <table:table-cell office:value-type="float" office:value="0.0835233409336373" calcext:value-type="float">
            <text:p>0,0835233409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419416776671067" calcext:value-type="float">
            <text:p>0,0419416777</text:p>
          </table:table-cell>
          <table:table-cell table:style-name="ce14" office:value-type="string" calcext:value-type="string">
            <text:p>bs</text:p>
          </table:table-cell>
          <table:table-cell office:value-type="float" office:value="0.0379415176607064" calcext:value-type="float">
            <text:p>0,0379415177</text:p>
          </table:table-cell>
          <table:table-cell office:value-type="string" calcext:value-type="string">
            <text:p>cr</text:p>
          </table:table-cell>
          <table:table-cell office:value-type="float" office:value="0.0335026802144171" calcext:value-type="float">
            <text:p>0,0335026802</text:p>
          </table:table-cell>
          <table:table-cell office:value-type="string" calcext:value-type="string">
            <text:p>sr</text:p>
          </table:table-cell>
          <table:table-cell office:value-type="float" office:value="0.0750830033201328" calcext:value-type="float">
            <text:p>0,0750830033</text:p>
          </table:table-cell>
          <table:table-cell office:value-type="string" calcext:value-type="string">
            <text:p>cr</text:p>
          </table:table-cell>
          <table:table-cell office:value-type="float" office:value="0.0748459876790143" calcext:value-type="float">
            <text:p>0,0748459877</text:p>
          </table:table-cell>
          <table:table-cell office:value-type="string" calcext:value-type="string">
            <text:p>sr</text:p>
          </table:table-cell>
          <table:table-cell office:value-type="float" office:value="0.0722628905156206" calcext:value-type="float">
            <text:p>0,0722628905</text:p>
          </table:table-cell>
          <table:table-cell office:value-type="string" calcext:value-type="string">
            <text:p>bs</text:p>
          </table:table-cell>
          <table:table-cell office:value-type="float" office:value="0.0750830033201328" calcext:value-type="float">
            <text:p>0,0750830033</text:p>
          </table:table-cell>
          <table:table-cell office:value-type="string" calcext:value-type="string">
            <text:p>cr</text:p>
          </table:table-cell>
          <table:table-cell office:value-type="float" office:value="0.0421110106642559" calcext:value-type="float">
            <text:p>0,0421110107</text:p>
          </table:table-cell>
          <table:table-cell office:value-type="string" calcext:value-type="string">
            <text:p>bs</text:p>
          </table:table-cell>
          <table:table-cell office:value-type="float" office:value="0.0309163091630916" calcext:value-type="float">
            <text:p>0,0309163092</text:p>
          </table:table-cell>
          <table:table-cell office:value-type="string" calcext:value-type="string">
            <text:p>sr</text:p>
          </table:table-cell>
          <table:table-cell office:value-type="float" office:value="0.0957903831615326" calcext:value-type="float">
            <text:p>0,0957903832</text:p>
          </table:table-cell>
          <table:table-cell office:value-type="string" calcext:value-type="string">
            <text:p>cr</text:p>
          </table:table-cell>
          <table:table-cell office:value-type="float" office:value="0.083695339125426" calcext:value-type="float">
            <text:p>0,0836953391</text:p>
          </table:table-cell>
          <table:table-cell office:value-type="string" calcext:value-type="string">
            <text:p>bs</text:p>
          </table:table-cell>
          <table:table-cell office:value-type="float" office:value="0.0744027440274402" calcext:value-type="float">
            <text:p>0,074402744</text:p>
          </table:table-cell>
          <table:table-cell office:value-type="string" calcext:value-type="string">
            <text:p>sr</text:p>
          </table:table-cell>
          <table:table-cell office:value-type="float" office:value="0.040316161264645" calcext:value-type="float">
            <text:p>0,0403161613</text:p>
          </table:table-cell>
          <table:table-cell office:value-type="string" calcext:value-type="string">
            <text:p>cr</text:p>
          </table:table-cell>
          <table:table-cell office:value-type="float" office:value="0.0398426374821997" calcext:value-type="float">
            <text:p>0,0398426375</text:p>
          </table:table-cell>
          <table:table-cell office:value-type="string" calcext:value-type="string">
            <text:p>bs</text:p>
          </table:table-cell>
          <table:table-cell office:value-type="float" office:value="0.0286362863628636" calcext:value-type="float">
            <text:p>0,0286362864</text:p>
          </table:table-cell>
          <table:table-cell office:value-type="string" calcext:value-type="string">
            <text:p>sr</text:p>
          </table:table-cell>
          <table:table-cell office:value-type="float" office:value="0.0844423377693511" calcext:value-type="float">
            <text:p>0,0844423378</text:p>
          </table:table-cell>
          <table:table-cell office:value-type="string" calcext:value-type="string">
            <text:p>cr</text:p>
          </table:table-cell>
          <table:table-cell office:value-type="float" office:value="0.0720991535864574" calcext:value-type="float">
            <text:p>0,0720991536</text:p>
          </table:table-cell>
          <table:table-cell office:value-type="string" calcext:value-type="string">
            <text:p>bs</text:p>
          </table:table-cell>
          <table:table-cell office:value-type="float" office:value="0.0640286402864029" calcext:value-type="float">
            <text:p>0,0640286403</text:p>
          </table:table-cell>
          <table:table-cell office:value-type="string" calcext:value-type="string">
            <text:p>sr</text:p>
          </table:table-cell>
          <table:table-cell office:value-type="float" office:value="0.0431691693984898" calcext:value-type="float">
            <text:p>0,0431691694</text:p>
          </table:table-cell>
          <table:table-cell office:value-type="string" calcext:value-type="string">
            <text:p>cr</text:p>
          </table:table-cell>
          <table:table-cell office:value-type="float" office:value="0.0411213950710326" calcext:value-type="float">
            <text:p>0,0411213951</text:p>
          </table:table-cell>
          <table:table-cell office:value-type="string" calcext:value-type="string">
            <text:p>bs</text:p>
          </table:table-cell>
          <table:table-cell office:value-type="float" office:value="0.0216666393935923" calcext:value-type="float">
            <text:p>0,0216666394</text:p>
          </table:table-cell>
          <table:table-cell office:value-type="string" calcext:value-type="string">
            <text:p>sr</text:p>
          </table:table-cell>
          <table:table-cell office:value-type="float" office:value="0.0938983525424592" calcext:value-type="float">
            <text:p>0,0938983525</text:p>
          </table:table-cell>
          <table:table-cell office:value-type="string" calcext:value-type="string">
            <text:p>cr</text:p>
          </table:table-cell>
          <table:table-cell office:value-type="float" office:value="0.0819400592916098" calcext:value-type="float">
            <text:p>0,0819400593</text:p>
          </table:table-cell>
          <table:table-cell office:value-type="string" calcext:value-type="string">
            <text:p>bs</text:p>
          </table:table-cell>
          <table:table-cell office:value-type="float" office:value="0.0535478568857115" calcext:value-type="float">
            <text:p>0,0535478569</text:p>
          </table:table-cell>
          <table:table-cell office:value-type="string" calcext:value-type="string">
            <text:p>sr</text:p>
          </table:table-cell>
          <table:table-cell office:value-type="float" office:value="0.039927345322446" calcext:value-type="float">
            <text:p>0,0399273453</text:p>
          </table:table-cell>
          <table:table-cell office:value-type="string" calcext:value-type="string">
            <text:p>cr</text:p>
          </table:table-cell>
          <table:table-cell office:value-type="float" office:value="0.0383268165896506" calcext:value-type="float">
            <text:p>0,0383268166</text:p>
          </table:table-cell>
          <table:table-cell office:value-type="string" calcext:value-type="string">
            <text:p>bs</text:p>
          </table:table-cell>
          <table:table-cell office:value-type="float" office:value="0.0206329523594803" calcext:value-type="float">
            <text:p>0,0206329524</text:p>
          </table:table-cell>
          <table:table-cell office:value-type="string" calcext:value-type="string">
            <text:p>sr</text:p>
          </table:table-cell>
          <table:table-cell office:value-type="float" office:value="0.0812492386349794" calcext:value-type="float">
            <text:p>0,0812492386</text:p>
          </table:table-cell>
          <table:table-cell office:value-type="string" calcext:value-type="string">
            <text:p>cr</text:p>
          </table:table-cell>
          <table:table-cell office:value-type="float" office:value="0.0700653734998687" calcext:value-type="float">
            <text:p>0,0700653735</text:p>
          </table:table-cell>
          <table:table-cell office:value-type="string" calcext:value-type="string">
            <text:p>bs</text:p>
          </table:table-cell>
          <table:table-cell office:value-type="float" office:value="0.0478123397709793" calcext:value-type="float">
            <text:p>0,0478123398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float" office:value="0.0209229292100894" calcext:value-type="float">
            <text:p>0,0209229292</text:p>
          </table:table-cell>
          <table:table-cell office:value-type="string" calcext:value-type="string">
            <text:p>cs</text:p>
          </table:table-cell>
          <table:table-cell office:value-type="float" office:value="0.0169606784271371" calcext:value-type="float">
            <text:p>0,0169606784</text:p>
          </table:table-cell>
          <table:table-cell office:value-type="string" calcext:value-type="string">
            <text:p>fr</text:p>
          </table:table-cell>
          <table:table-cell office:value-type="float" office:value="0.015780631225249" calcext:value-type="float">
            <text:p>0,0157806312</text:p>
          </table:table-cell>
          <table:table-cell office:value-type="string" calcext:value-type="string">
            <text:p>no</text:p>
          </table:table-cell>
          <table:table-cell office:value-type="float" office:value="0.0665693197047587" calcext:value-type="float">
            <text:p>0,0665693197</text:p>
          </table:table-cell>
          <table:table-cell office:value-type="string" calcext:value-type="string">
            <text:p>cs</text:p>
          </table:table-cell>
          <table:table-cell office:value-type="float" office:value="0.0613024520980839" calcext:value-type="float">
            <text:p>0,0613024521</text:p>
          </table:table-cell>
          <table:table-cell office:value-type="string" calcext:value-type="string">
            <text:p>nl</text:p>
          </table:table-cell>
          <table:table-cell office:value-type="float" office:value="0.0585623424936997" calcext:value-type="float">
            <text:p>0,0585623425</text:p>
          </table:table-cell>
          <table:table-cell office:value-type="string" calcext:value-type="string">
            <text:p>es</text:p>
          </table:table-cell>
          <table:table-cell office:value-type="float" office:value="0.0195427359830376" calcext:value-type="float">
            <text:p>0,019542736</text:p>
          </table:table-cell>
          <table:table-cell office:value-type="string" calcext:value-type="string">
            <text:p>cs</text:p>
          </table:table-cell>
          <table:table-cell office:value-type="float" office:value="0.015540621624865" calcext:value-type="float">
            <text:p>0,0155406216</text:p>
          </table:table-cell>
          <table:table-cell office:value-type="string" calcext:value-type="string">
            <text:p>fr</text:p>
          </table:table-cell>
          <table:table-cell office:value-type="float" office:value="0.014880595223809" calcext:value-type="float">
            <text:p>0,0148805952</text:p>
          </table:table-cell>
          <table:table-cell office:value-type="string" calcext:value-type="string">
            <text:p>no</text:p>
          </table:table-cell>
          <table:table-cell office:value-type="float" office:value="0.0607485047906707" calcext:value-type="float">
            <text:p>0,0607485048</text:p>
          </table:table-cell>
          <table:table-cell office:value-type="string" calcext:value-type="string">
            <text:p>cs</text:p>
          </table:table-cell>
          <table:table-cell office:value-type="float" office:value="0.0557222288891556" calcext:value-type="float">
            <text:p>0,0557222289</text:p>
          </table:table-cell>
          <table:table-cell office:value-type="string" calcext:value-type="string">
            <text:p>es</text:p>
          </table:table-cell>
          <table:table-cell office:value-type="float" office:value="0.0530021200848034" calcext:value-type="float">
            <text:p>0,0530021201</text:p>
          </table:table-cell>
          <table:table-cell office:value-type="string" calcext:value-type="string">
            <text:p>nl</text:p>
          </table:table-cell>
          <table:table-cell office:value-type="float" office:value="0.0230005060111323" calcext:value-type="float">
            <text:p>0,023000506</text:p>
          </table:table-cell>
          <table:table-cell office:value-type="string" calcext:value-type="string">
            <text:p>cs</text:p>
          </table:table-cell>
          <table:table-cell office:value-type="float" office:value="0.0191100764403058" calcext:value-type="float">
            <text:p>0,0191100764</text:p>
          </table:table-cell>
          <table:table-cell office:value-type="string" calcext:value-type="string">
            <text:p>fr</text:p>
          </table:table-cell>
          <table:table-cell office:value-type="float" office:value="0.0171800687202749" calcext:value-type="float">
            <text:p>0,0171800687</text:p>
          </table:table-cell>
          <table:table-cell office:value-type="string" calcext:value-type="string">
            <text:p>cr</text:p>
          </table:table-cell>
          <table:table-cell office:value-type="float" office:value="0.0745156393440656" calcext:value-type="float">
            <text:p>0,0745156393</text:p>
          </table:table-cell>
          <table:table-cell office:value-type="string" calcext:value-type="string">
            <text:p>cs</text:p>
          </table:table-cell>
          <table:table-cell office:value-type="float" office:value="0.0700227002270022" calcext:value-type="float">
            <text:p>0,0700227002</text:p>
          </table:table-cell>
          <table:table-cell office:value-type="string" calcext:value-type="string">
            <text:p>nl</text:p>
          </table:table-cell>
          <table:table-cell office:value-type="float" office:value="0.0667206672066721" calcext:value-type="float">
            <text:p>0,0667206672</text:p>
          </table:table-cell>
          <table:table-cell office:value-type="string" calcext:value-type="string">
            <text:p>de</text:p>
          </table:table-cell>
          <table:table-cell office:value-type="float" office:value="0.0216684767064875" calcext:value-type="float">
            <text:p>0,0216684767</text:p>
          </table:table-cell>
          <table:table-cell office:value-type="string" calcext:value-type="string">
            <text:p>cs</text:p>
          </table:table-cell>
          <table:table-cell office:value-type="float" office:value="0.0163900655602622" calcext:value-type="float">
            <text:p>0,0163900656</text:p>
          </table:table-cell>
          <table:table-cell office:value-type="string" calcext:value-type="string">
            <text:p>fr</text:p>
          </table:table-cell>
          <table:table-cell office:value-type="float" office:value="0.016000064000256" calcext:value-type="float">
            <text:p>0,016000064</text:p>
          </table:table-cell>
          <table:table-cell office:value-type="string" calcext:value-type="string">
            <text:p>no</text:p>
          </table:table-cell>
          <table:table-cell office:value-type="float" office:value="0.067735490180784" calcext:value-type="float">
            <text:p>0,0677354902</text:p>
          </table:table-cell>
          <table:table-cell office:value-type="string" calcext:value-type="string">
            <text:p>cs</text:p>
          </table:table-cell>
          <table:table-cell office:value-type="float" office:value="0.0599225992259923" calcext:value-type="float">
            <text:p>0,0599225992</text:p>
          </table:table-cell>
          <table:table-cell office:value-type="string" calcext:value-type="string">
            <text:p>nl</text:p>
          </table:table-cell>
          <table:table-cell office:value-type="float" office:value="0.052888952001136" calcext:value-type="float">
            <text:p>0,052888952</text:p>
          </table:table-cell>
          <table:table-cell office:value-type="string" calcext:value-type="string">
            <text:p>es</text:p>
          </table:table-cell>
          <table:table-cell office:value-type="float" office:value="0.0224775588052939" calcext:value-type="float">
            <text:p>0,0224775588</text:p>
          </table:table-cell>
          <table:table-cell office:value-type="string" calcext:value-type="string">
            <text:p>cs</text:p>
          </table:table-cell>
          <table:table-cell office:value-type="float" office:value="0.0193119059632089" calcext:value-type="float">
            <text:p>0,019311906</text:p>
          </table:table-cell>
          <table:table-cell office:value-type="string" calcext:value-type="string">
            <text:p>fr</text:p>
          </table:table-cell>
          <table:table-cell office:value-type="float" office:value="0.0177800323273315" calcext:value-type="float">
            <text:p>0,0177800323</text:p>
          </table:table-cell>
          <table:table-cell office:value-type="string" calcext:value-type="string">
            <text:p>cr</text:p>
          </table:table-cell>
          <table:table-cell table:style-name="ce8" office:value-type="float" office:value="0.0713386357913187" calcext:value-type="float">
            <text:p>0,0713386358</text:p>
          </table:table-cell>
          <table:table-cell table:style-name="ce14" office:value-type="string" calcext:value-type="string">
            <text:p>nl</text:p>
          </table:table-cell>
          <table:table-cell office:value-type="float" office:value="0.0712190882429413" calcext:value-type="float">
            <text:p>0,0712190882</text:p>
          </table:table-cell>
          <table:table-cell office:value-type="string" calcext:value-type="string">
            <text:p>cs</text:p>
          </table:table-cell>
          <table:table-cell office:value-type="float" office:value="0.0631013106447041" calcext:value-type="float">
            <text:p>0,0631013106</text:p>
          </table:table-cell>
          <table:table-cell office:value-type="string" calcext:value-type="string">
            <text:p>de</text:p>
          </table:table-cell>
          <table:table-cell office:value-type="float" office:value="0.0207475367868318" calcext:value-type="float">
            <text:p>0,0207475368</text:p>
          </table:table-cell>
          <table:table-cell office:value-type="string" calcext:value-type="string">
            <text:p>cs</text:p>
          </table:table-cell>
          <table:table-cell office:value-type="float" office:value="0.0167573488970404" calcext:value-type="float">
            <text:p>0,0167573489</text:p>
          </table:table-cell>
          <table:table-cell office:value-type="string" calcext:value-type="string">
            <text:p>fr</text:p>
          </table:table-cell>
          <table:table-cell office:value-type="float" office:value="0.0163291205984011" calcext:value-type="float">
            <text:p>0,0163291206</text:p>
          </table:table-cell>
          <table:table-cell office:value-type="string" calcext:value-type="string">
            <text:p>cr</text:p>
          </table:table-cell>
          <table:table-cell office:value-type="float" office:value="0.0654799242899455" calcext:value-type="float">
            <text:p>0,0654799243</text:p>
          </table:table-cell>
          <table:table-cell office:value-type="string" calcext:value-type="string">
            <text:p>cs</text:p>
          </table:table-cell>
          <table:table-cell office:value-type="float" office:value="0.0607985687181646" calcext:value-type="float">
            <text:p>0,0607985687</text:p>
          </table:table-cell>
          <table:table-cell office:value-type="string" calcext:value-type="string">
            <text:p>nl</text:p>
          </table:table-cell>
          <table:table-cell office:value-type="float" office:value="0.0540115474091967" calcext:value-type="float">
            <text:p>0,0540115474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table:style-name="ce8" office:value-type="float" office:value="0.0418216728669147" calcext:value-type="float">
            <text:p>0,0418216729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344213768550742" calcext:value-type="float">
            <text:p>0,0344213769</text:p>
          </table:table-cell>
          <table:table-cell office:value-type="string" calcext:value-type="string">
            <text:p>da</text:p>
          </table:table-cell>
          <table:table-cell office:value-type="float" office:value="0.0297211888475539" calcext:value-type="float">
            <text:p>0,0297211888</text:p>
          </table:table-cell>
          <table:table-cell office:value-type="string" calcext:value-type="string">
            <text:p>de</text:p>
          </table:table-cell>
          <table:table-cell table:style-name="ce8" office:value-type="float" office:value="0.0986239449577983" calcext:value-type="float">
            <text:p>0,098623945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662426497059882" calcext:value-type="float">
            <text:p>0,0662426497</text:p>
          </table:table-cell>
          <table:table-cell office:value-type="string" calcext:value-type="string">
            <text:p>da</text:p>
          </table:table-cell>
          <table:table-cell office:value-type="float" office:value="0.0520220808832353" calcext:value-type="float">
            <text:p>0,0520220809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445617824712988" calcext:value-type="float">
            <text:p>0,0445617825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335413416536662" calcext:value-type="float">
            <text:p>0,0335413417</text:p>
          </table:table-cell>
          <table:table-cell office:value-type="string" calcext:value-type="string">
            <text:p>da</text:p>
          </table:table-cell>
          <table:table-cell office:value-type="float" office:value="0.0304012160486419" calcext:value-type="float">
            <text:p>0,030401216</text:p>
          </table:table-cell>
          <table:table-cell office:value-type="string" calcext:value-type="string">
            <text:p>de</text:p>
          </table:table-cell>
          <table:table-cell table:style-name="ce8" office:value-type="float" office:value="0.0969838793551742" calcext:value-type="float">
            <text:p>0,0969838794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6296251850074" calcext:value-type="float">
            <text:p>0,0629625185</text:p>
          </table:table-cell>
          <table:table-cell office:value-type="string" calcext:value-type="string">
            <text:p>da</text:p>
          </table:table-cell>
          <table:table-cell office:value-type="float" office:value="0.0479019160766431" calcext:value-type="float">
            <text:p>0,0479019161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397621590486362" calcext:value-type="float">
            <text:p>0,039762159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381464577574931" calcext:value-type="float">
            <text:p>0,0381464578</text:p>
          </table:table-cell>
          <table:table-cell office:value-type="string" calcext:value-type="string">
            <text:p>da</text:p>
          </table:table-cell>
          <table:table-cell office:value-type="float" office:value="0.0270082700827008" calcext:value-type="float">
            <text:p>0,0270082701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859503438013752" calcext:value-type="float">
            <text:p>0,0859503438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740107401074011" calcext:value-type="float">
            <text:p>0,0740107401</text:p>
          </table:table-cell>
          <table:table-cell office:value-type="string" calcext:value-type="string">
            <text:p>da</text:p>
          </table:table-cell>
          <table:table-cell office:value-type="float" office:value="0.0539785397853979" calcext:value-type="float">
            <text:p>0,0539785398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411121644486578" calcext:value-type="float">
            <text:p>0,0411121644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376204514454173" calcext:value-type="float">
            <text:p>0,0376204514</text:p>
          </table:table-cell>
          <table:table-cell office:value-type="string" calcext:value-type="string">
            <text:p>da</text:p>
          </table:table-cell>
          <table:table-cell office:value-type="float" office:value="0.0272562725627256" calcext:value-type="float">
            <text:p>0,0272562726</text:p>
          </table:table-cell>
          <table:table-cell office:value-type="string" calcext:value-type="string">
            <text:p>de</text:p>
          </table:table-cell>
          <table:table-cell table:style-name="ce8" office:value-type="float" office:value="0.082126328505314" calcext:value-type="float">
            <text:p>0,0821263285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697246972469725" calcext:value-type="float">
            <text:p>0,0697246972</text:p>
          </table:table-cell>
          <table:table-cell office:value-type="string" calcext:value-type="string">
            <text:p>da</text:p>
          </table:table-cell>
          <table:table-cell office:value-type="float" office:value="0.0512845128451285" calcext:value-type="float">
            <text:p>0,0512845128</text:p>
          </table:table-cell>
          <table:table-cell office:value-type="string" calcext:value-type="string">
            <text:p>nl</text:p>
          </table:table-cell>
          <table:table-cell office:value-type="float" office:value="0.0412694285680519" calcext:value-type="float">
            <text:p>0,0412694286</text:p>
          </table:table-cell>
          <table:table-cell office:value-type="string" calcext:value-type="string">
            <text:p>da</text:p>
          </table:table-cell>
          <table:table-cell office:value-type="float" office:value="0.0385883572198055" calcext:value-type="float">
            <text:p>0,0385883572</text:p>
          </table:table-cell>
          <table:table-cell office:value-type="string" calcext:value-type="string">
            <text:p>no</text:p>
          </table:table-cell>
          <table:table-cell office:value-type="float" office:value="0.0274701748102033" calcext:value-type="float">
            <text:p>0,0274701748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834812885513116" calcext:value-type="float">
            <text:p>0,0834812886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759242575621073" calcext:value-type="float">
            <text:p>0,0759242576</text:p>
          </table:table-cell>
          <table:table-cell office:value-type="string" calcext:value-type="string">
            <text:p>da</text:p>
          </table:table-cell>
          <table:table-cell office:value-type="float" office:value="0.0534385218815029" calcext:value-type="float">
            <text:p>0,0534385219</text:p>
          </table:table-cell>
          <table:table-cell office:value-type="string" calcext:value-type="string">
            <text:p>nl</text:p>
          </table:table-cell>
          <table:table-cell office:value-type="float" office:value="0.0401185100605369" calcext:value-type="float">
            <text:p>0,0401185101</text:p>
          </table:table-cell>
          <table:table-cell office:value-type="string" calcext:value-type="string">
            <text:p>da</text:p>
          </table:table-cell>
          <table:table-cell office:value-type="float" office:value="0.0393147241578371" calcext:value-type="float">
            <text:p>0,0393147242</text:p>
          </table:table-cell>
          <table:table-cell office:value-type="string" calcext:value-type="string">
            <text:p>no</text:p>
          </table:table-cell>
          <table:table-cell office:value-type="float" office:value="0.0275192660316929" calcext:value-type="float">
            <text:p>0,027519266</text:p>
          </table:table-cell>
          <table:table-cell office:value-type="string" calcext:value-type="string">
            <text:p>nl</text:p>
          </table:table-cell>
          <table:table-cell table:style-name="ce8" office:value-type="float" office:value="0.0809421861008459" calcext:value-type="float">
            <text:p>0,0809421861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712422067756734" calcext:value-type="float">
            <text:p>0,0712422068</text:p>
          </table:table-cell>
          <table:table-cell office:value-type="string" calcext:value-type="string">
            <text:p>da</text:p>
          </table:table-cell>
          <table:table-cell office:value-type="float" office:value="0.0508739601070189" calcext:value-type="float">
            <text:p>0,0508739601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float" office:value="0.0700828033121325" calcext:value-type="float">
            <text:p>0,0700828033</text:p>
          </table:table-cell>
          <table:table-cell office:value-type="string" calcext:value-type="string">
            <text:p>de</text:p>
          </table:table-cell>
          <table:table-cell office:value-type="float" office:value="0.0424816992679707" calcext:value-type="float">
            <text:p>0,0424816993</text:p>
          </table:table-cell>
          <table:table-cell office:value-type="string" calcext:value-type="string">
            <text:p>nl</text:p>
          </table:table-cell>
          <table:table-cell office:value-type="float" office:value="0.0418416736669467" calcext:value-type="float">
            <text:p>0,0418416737</text:p>
          </table:table-cell>
          <table:table-cell office:value-type="string" calcext:value-type="string">
            <text:p>af</text:p>
          </table:table-cell>
          <table:table-cell office:value-type="float" office:value="0.127305092203688" calcext:value-type="float">
            <text:p>0,1273050922</text:p>
          </table:table-cell>
          <table:table-cell office:value-type="string" calcext:value-type="string">
            <text:p>de</text:p>
          </table:table-cell>
          <table:table-cell office:value-type="float" office:value="0.0899435977439098" calcext:value-type="float">
            <text:p>0,0899435977</text:p>
          </table:table-cell>
          <table:table-cell office:value-type="string" calcext:value-type="string">
            <text:p>no</text:p>
          </table:table-cell>
          <table:table-cell office:value-type="float" office:value="0.0855434217368694" calcext:value-type="float">
            <text:p>0,0855434217</text:p>
          </table:table-cell>
          <table:table-cell office:value-type="string" calcext:value-type="string">
            <text:p>af</text:p>
          </table:table-cell>
          <table:table-cell office:value-type="float" office:value="0.0685627425097004" calcext:value-type="float">
            <text:p>0,0685627425</text:p>
          </table:table-cell>
          <table:table-cell office:value-type="string" calcext:value-type="string">
            <text:p>de</text:p>
          </table:table-cell>
          <table:table-cell office:value-type="float" office:value="0.0400816032641306" calcext:value-type="float">
            <text:p>0,0400816033</text:p>
          </table:table-cell>
          <table:table-cell office:value-type="string" calcext:value-type="string">
            <text:p>af</text:p>
          </table:table-cell>
          <table:table-cell office:value-type="float" office:value="0.0386615464618584" calcext:value-type="float">
            <text:p>0,0386615465</text:p>
          </table:table-cell>
          <table:table-cell office:value-type="string" calcext:value-type="string">
            <text:p>nl</text:p>
          </table:table-cell>
          <table:table-cell office:value-type="float" office:value="0.119344773790952" calcext:value-type="float">
            <text:p>0,1193447738</text:p>
          </table:table-cell>
          <table:table-cell office:value-type="string" calcext:value-type="string">
            <text:p>de</text:p>
          </table:table-cell>
          <table:table-cell office:value-type="float" office:value="0.0798231929277171" calcext:value-type="float">
            <text:p>0,0798231929</text:p>
          </table:table-cell>
          <table:table-cell office:value-type="string" calcext:value-type="string">
            <text:p>af</text:p>
          </table:table-cell>
          <table:table-cell office:value-type="float" office:value="0.0766830673226929" calcext:value-type="float">
            <text:p>0,0766830673</text:p>
          </table:table-cell>
          <table:table-cell office:value-type="string" calcext:value-type="string">
            <text:p>no</text:p>
          </table:table-cell>
          <table:table-cell office:value-type="float" office:value="0.0873748737487375" calcext:value-type="float">
            <text:p>0,0873748737</text:p>
          </table:table-cell>
          <table:table-cell office:value-type="string" calcext:value-type="string">
            <text:p>de</text:p>
          </table:table-cell>
          <table:table-cell office:value-type="float" office:value="0.0477544775447755" calcext:value-type="float">
            <text:p>0,0477544775</text:p>
          </table:table-cell>
          <table:table-cell office:value-type="string" calcext:value-type="string">
            <text:p>nl</text:p>
          </table:table-cell>
          <table:table-cell office:value-type="float" office:value="0.0398924787097445" calcext:value-type="float">
            <text:p>0,0398924787</text:p>
          </table:table-cell>
          <table:table-cell office:value-type="string" calcext:value-type="string">
            <text:p>da</text:p>
          </table:table-cell>
          <table:table-cell office:value-type="float" office:value="0.157427574275743" calcext:value-type="float">
            <text:p>0,1574275743</text:p>
          </table:table-cell>
          <table:table-cell office:value-type="string" calcext:value-type="string">
            <text:p>de</text:p>
          </table:table-cell>
          <table:table-cell office:value-type="float" office:value="0.0999289992899929" calcext:value-type="float">
            <text:p>0,0999289993</text:p>
          </table:table-cell>
          <table:table-cell office:value-type="string" calcext:value-type="string">
            <text:p>nl</text:p>
          </table:table-cell>
          <table:table-cell office:value-type="float" office:value="0.0904469044690446" calcext:value-type="float">
            <text:p>0,0904469045</text:p>
          </table:table-cell>
          <table:table-cell office:value-type="string" calcext:value-type="string">
            <text:p>af</text:p>
          </table:table-cell>
          <table:table-cell office:value-type="float" office:value="0.0854168541685417" calcext:value-type="float">
            <text:p>0,0854168542</text:p>
          </table:table-cell>
          <table:table-cell office:value-type="string" calcext:value-type="string">
            <text:p>de</text:p>
          </table:table-cell>
          <table:table-cell office:value-type="float" office:value="0.0448124481244812" calcext:value-type="float">
            <text:p>0,0448124481</text:p>
          </table:table-cell>
          <table:table-cell office:value-type="string" calcext:value-type="string">
            <text:p>nl</text:p>
          </table:table-cell>
          <table:table-cell office:value-type="float" office:value="0.0379144549734597" calcext:value-type="float">
            <text:p>0,037914455</text:p>
          </table:table-cell>
          <table:table-cell office:value-type="string" calcext:value-type="string">
            <text:p>da</text:p>
          </table:table-cell>
          <table:table-cell office:value-type="float" office:value="0.145509455094551" calcext:value-type="float">
            <text:p>0,1455094551</text:p>
          </table:table-cell>
          <table:table-cell office:value-type="string" calcext:value-type="string">
            <text:p>de</text:p>
          </table:table-cell>
          <table:table-cell office:value-type="float" office:value="0.0863628636286363" calcext:value-type="float">
            <text:p>0,0863628636</text:p>
          </table:table-cell>
          <table:table-cell office:value-type="string" calcext:value-type="string">
            <text:p>nl</text:p>
          </table:table-cell>
          <table:table-cell office:value-type="float" office:value="0.0825928259282593" calcext:value-type="float">
            <text:p>0,0825928259</text:p>
          </table:table-cell>
          <table:table-cell office:value-type="string" calcext:value-type="string">
            <text:p>af</text:p>
          </table:table-cell>
          <table:table-cell office:value-type="float" office:value="0.0792705044486647" calcext:value-type="float">
            <text:p>0,0792705044</text:p>
          </table:table-cell>
          <table:table-cell office:value-type="string" calcext:value-type="string">
            <text:p>de</text:p>
          </table:table-cell>
          <table:table-cell office:value-type="float" office:value="0.0475793936870507" calcext:value-type="float">
            <text:p>0,0475793937</text:p>
          </table:table-cell>
          <table:table-cell office:value-type="string" calcext:value-type="string">
            <text:p>nl</text:p>
          </table:table-cell>
          <table:table-cell office:value-type="float" office:value="0.0396185059695943" calcext:value-type="float">
            <text:p>0,039618506</text:p>
          </table:table-cell>
          <table:table-cell office:value-type="string" calcext:value-type="string">
            <text:p>da</text:p>
          </table:table-cell>
          <table:table-cell office:value-type="float" office:value="0.149004584574629" calcext:value-type="float">
            <text:p>0,1490045846</text:p>
          </table:table-cell>
          <table:table-cell office:value-type="string" calcext:value-type="string">
            <text:p>de</text:p>
          </table:table-cell>
          <table:table-cell office:value-type="float" office:value="0.100167910159428" calcext:value-type="float">
            <text:p>0,1001679102</text:p>
          </table:table-cell>
          <table:table-cell office:value-type="string" calcext:value-type="string">
            <text:p>nl</text:p>
          </table:table-cell>
          <table:table-cell office:value-type="float" office:value="0.0935123282490631" calcext:value-type="float">
            <text:p>0,0935123282</text:p>
          </table:table-cell>
          <table:table-cell office:value-type="string" calcext:value-type="string">
            <text:p>af</text:p>
          </table:table-cell>
          <table:table-cell office:value-type="float" office:value="0.0782468615709373" calcext:value-type="float">
            <text:p>0,0782468616</text:p>
          </table:table-cell>
          <table:table-cell office:value-type="string" calcext:value-type="string">
            <text:p>de</text:p>
          </table:table-cell>
          <table:table-cell office:value-type="float" office:value="0.0454148344580374" calcext:value-type="float">
            <text:p>0,0454148345</text:p>
          </table:table-cell>
          <table:table-cell office:value-type="string" calcext:value-type="string">
            <text:p>nl</text:p>
          </table:table-cell>
          <table:table-cell office:value-type="float" office:value="0.0377030357521107" calcext:value-type="float">
            <text:p>0,0377030358</text:p>
          </table:table-cell>
          <table:table-cell office:value-type="string" calcext:value-type="string">
            <text:p>da</text:p>
          </table:table-cell>
          <table:table-cell office:value-type="float" office:value="0.13870088264198" calcext:value-type="float">
            <text:p>0,1387008826</text:p>
          </table:table-cell>
          <table:table-cell office:value-type="string" calcext:value-type="string">
            <text:p>de</text:p>
          </table:table-cell>
          <table:table-cell office:value-type="float" office:value="0.0862323669332441" calcext:value-type="float">
            <text:p>0,0862323669</text:p>
          </table:table-cell>
          <table:table-cell office:value-type="string" calcext:value-type="string">
            <text:p>nl</text:p>
          </table:table-cell>
          <table:table-cell office:value-type="float" office:value="0.0845868250190455" calcext:value-type="float">
            <text:p>0,08458682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float" office:value="0.0700428017120685" calcext:value-type="float">
            <text:p>0,0700428017</text:p>
          </table:table-cell>
          <table:table-cell office:value-type="string" calcext:value-type="string">
            <text:p>el</text:p>
          </table:table-cell>
          <table:table-cell office:value-type="float" office:value="0.00002000400080016" calcext:value-type="float">
            <text:p>0,000020004</text:p>
          </table:table-cell>
          <table:table-cell office:value-type="string" calcext:value-type="string">
            <text:p>ko</text:p>
          </table:table-cell>
          <table:table-cell office:value-type="float" office:value="0.0000200008000320013" calcext:value-type="float">
            <text:p>2,00008000320013E-005</text:p>
          </table:table-cell>
          <table:table-cell office:value-type="string" calcext:value-type="string">
            <text:p>ja</text:p>
          </table:table-cell>
          <table:table-cell office:value-type="float" office:value="0.149985999439978" calcext:value-type="float">
            <text:p>0,1499859994</text:p>
          </table:table-cell>
          <table:table-cell office:value-type="string" calcext:value-type="string">
            <text:p>el</text:p>
          </table:table-cell>
          <table:table-cell office:value-type="float" office:value="0.0000318501767684811" calcext:value-type="float">
            <text:p>3,18501767684811E-005</text:p>
          </table:table-cell>
          <table:table-cell office:value-type="string" calcext:value-type="string">
            <text:p>ml</text:p>
          </table:table-cell>
          <table:table-cell office:value-type="float" office:value="0.0000286426259559476" calcext:value-type="float">
            <text:p>2,86426259559476E-005</text:p>
          </table:table-cell>
          <table:table-cell office:value-type="string" calcext:value-type="string">
            <text:p>bn</text:p>
          </table:table-cell>
          <table:table-cell office:value-type="float" office:value="0.0664226569062762" calcext:value-type="float">
            <text:p>0,0664226569</text:p>
          </table:table-cell>
          <table:table-cell office:value-type="string" calcext:value-type="string">
            <text:p>el</text:p>
          </table:table-cell>
          <table:table-cell office:value-type="float" office:value="0.00002000400080016" calcext:value-type="float">
            <text:p>0,000020004</text:p>
          </table:table-cell>
          <table:table-cell office:value-type="string" calcext:value-type="string">
            <text:p>ko</text:p>
          </table:table-cell>
          <table:table-cell office:value-type="float" office:value="0.0000200008000320013" calcext:value-type="float">
            <text:p>2,00008000320013E-005</text:p>
          </table:table-cell>
          <table:table-cell office:value-type="string" calcext:value-type="string">
            <text:p>ja</text:p>
          </table:table-cell>
          <table:table-cell office:value-type="float" office:value="0.134925397015881" calcext:value-type="float">
            <text:p>0,134925397</text:p>
          </table:table-cell>
          <table:table-cell office:value-type="string" calcext:value-type="string">
            <text:p>el</text:p>
          </table:table-cell>
          <table:table-cell office:value-type="float" office:value="0.0000284002158416404" calcext:value-type="float">
            <text:p>2,84002158416404E-005</text:p>
          </table:table-cell>
          <table:table-cell office:value-type="string" calcext:value-type="string">
            <text:p>bn</text:p>
          </table:table-cell>
          <table:table-cell office:value-type="float" office:value="0.0000200028003920549" calcext:value-type="float">
            <text:p>2,00028003920549E-005</text:p>
          </table:table-cell>
          <table:table-cell office:value-type="string" calcext:value-type="string">
            <text:p>cs</text:p>
          </table:table-cell>
          <table:table-cell office:value-type="float" office:value="0.0487992687809883" calcext:value-type="float">
            <text:p>0,0487992688</text:p>
          </table:table-cell>
          <table:table-cell office:value-type="string" calcext:value-type="string">
            <text:p>el</text:p>
          </table:table-cell>
          <table:table-cell office:value-type="float" office:value="0.0000100003000090003" calcext:value-type="float">
            <text:p>1,00003000090003E-005</text:p>
          </table:table-cell>
          <table:table-cell office:value-type="string" calcext:value-type="string">
            <text:p>sv</text:p>
          </table:table-cell>
          <table:table-cell office:value-type="float" office:value="0.00000200031204867959" calcext:value-type="float">
            <text:p>2,00031204867959E-006</text:p>
          </table:table-cell>
          <table:table-cell office:value-type="string" calcext:value-type="string">
            <text:p>ru</text:p>
          </table:table-cell>
          <table:table-cell office:value-type="float" office:value="0.121754974039792" calcext:value-type="float">
            <text:p>0,121754974</text:p>
          </table:table-cell>
          <table:table-cell office:value-type="string" calcext:value-type="string">
            <text:p>el</text:p>
          </table:table-cell>
          <table:table-cell office:value-type="float" office:value="0.0000380053967663408" calcext:value-type="float">
            <text:p>3,80053967663408E-005</text:p>
          </table:table-cell>
          <table:table-cell office:value-type="string" calcext:value-type="string">
            <text:p>ru</text:p>
          </table:table-cell>
          <table:table-cell office:value-type="float" office:value="0.00000866223352804109" calcext:value-type="float">
            <text:p>8,66223352804109E-006</text:p>
          </table:table-cell>
          <table:table-cell office:value-type="string" calcext:value-type="string">
            <text:p>bn</text:p>
          </table:table-cell>
          <table:table-cell office:value-type="float" office:value="0.0467312150115903" calcext:value-type="float">
            <text:p>0,046731215</text:p>
          </table:table-cell>
          <table:table-cell office:value-type="string" calcext:value-type="string">
            <text:p>el</text:p>
          </table:table-cell>
          <table:table-cell office:value-type="float" office:value="0.0000100003000090003" calcext:value-type="float">
            <text:p>1,00003000090003E-005</text:p>
          </table:table-cell>
          <table:table-cell office:value-type="string" calcext:value-type="string">
            <text:p>sv</text:p>
          </table:table-cell>
          <table:table-cell office:value-type="float" office:value="0.00000200030804743931" calcext:value-type="float">
            <text:p>2,00030804743931E-006</text:p>
          </table:table-cell>
          <table:table-cell office:value-type="string" calcext:value-type="string">
            <text:p>ru</text:p>
          </table:table-cell>
          <table:table-cell office:value-type="float" office:value="0.108716869734958" calcext:value-type="float">
            <text:p>0,1087168697</text:p>
          </table:table-cell>
          <table:table-cell office:value-type="string" calcext:value-type="string">
            <text:p>el</text:p>
          </table:table-cell>
          <table:table-cell office:value-type="float" office:value="0.000022003124443671" calcext:value-type="float">
            <text:p>2,2003124443671E-005</text:p>
          </table:table-cell>
          <table:table-cell office:value-type="string" calcext:value-type="string">
            <text:p>ru</text:p>
          </table:table-cell>
          <table:table-cell office:value-type="float" office:value="0.00000600018000540015" calcext:value-type="float">
            <text:p>6,00018000540015E-006</text:p>
          </table:table-cell>
          <table:table-cell office:value-type="string" calcext:value-type="string">
            <text:p>ro</text:p>
          </table:table-cell>
          <table:table-cell office:value-type="float" office:value="0.0504772355158862" calcext:value-type="float">
            <text:p>0,0504772355</text:p>
          </table:table-cell>
          <table:table-cell office:value-type="string" calcext:value-type="string">
            <text:p>el</text:p>
          </table:table-cell>
          <table:table-cell office:value-type="float" office:value="0.00000636381570753357" calcext:value-type="float">
            <text:p>6,36381570753357E-006</text:p>
          </table:table-cell>
          <table:table-cell office:value-type="string" calcext:value-type="string">
            <text:p>la</text:p>
          </table:table-cell>
          <table:table-cell office:value-type="float" office:value="0.00000545469421893324" calcext:value-type="float">
            <text:p>5,45469421893324E-006</text:p>
          </table:table-cell>
          <table:table-cell office:value-type="string" calcext:value-type="string">
            <text:p>sv</text:p>
          </table:table-cell>
          <table:table-cell office:value-type="float" office:value="0.116334736690906" calcext:value-type="float">
            <text:p>0,1163347367</text:p>
          </table:table-cell>
          <table:table-cell office:value-type="string" calcext:value-type="string">
            <text:p>el</text:p>
          </table:table-cell>
          <table:table-cell office:value-type="float" office:value="0.0000236405114715582" calcext:value-type="float">
            <text:p>2,36405114715582E-005</text:p>
          </table:table-cell>
          <table:table-cell office:value-type="string" calcext:value-type="string">
            <text:p>ru</text:p>
          </table:table-cell>
          <table:table-cell office:value-type="float" office:value="0.0000145456132248715" calcext:value-type="float">
            <text:p>1,45456132248715E-005</text:p>
          </table:table-cell>
          <table:table-cell office:value-type="string" calcext:value-type="string">
            <text:p>bg</text:p>
          </table:table-cell>
          <table:table-cell office:value-type="float" office:value="0.0469580838214478" calcext:value-type="float">
            <text:p>0,0469580838</text:p>
          </table:table-cell>
          <table:table-cell office:value-type="string" calcext:value-type="string">
            <text:p>el</text:p>
          </table:table-cell>
          <table:table-cell office:value-type="float" office:value="0.00000545469421893324" calcext:value-type="float">
            <text:p>5,45469421893324E-006</text:p>
          </table:table-cell>
          <table:table-cell office:value-type="string" calcext:value-type="string">
            <text:p>sv</text:p>
          </table:table-cell>
          <table:table-cell office:value-type="float" office:value="0.0000045455785157777" calcext:value-type="float">
            <text:p>4,5455785157777E-006</text:p>
          </table:table-cell>
          <table:table-cell office:value-type="string" calcext:value-type="string">
            <text:p>la</text:p>
          </table:table-cell>
          <table:table-cell office:value-type="float" office:value="0.104074524923612" calcext:value-type="float">
            <text:p>0,1040745249</text:p>
          </table:table-cell>
          <table:table-cell office:value-type="string" calcext:value-type="string">
            <text:p>el</text:p>
          </table:table-cell>
          <table:table-cell office:value-type="float" office:value="0.0000145479012379355" calcext:value-type="float">
            <text:p>1,45479012379355E-005</text:p>
          </table:table-cell>
          <table:table-cell office:value-type="string" calcext:value-type="string">
            <text:p>ru</text:p>
          </table:table-cell>
          <table:table-cell office:value-type="float" office:value="0.0000090910082655447" calcext:value-type="float">
            <text:p>0,000009091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float" office:value="0.0690427617104684" calcext:value-type="float">
            <text:p>0,0690427617</text:p>
          </table:table-cell>
          <table:table-cell office:value-type="string" calcext:value-type="string">
            <text:p>en</text:p>
          </table:table-cell>
          <table:table-cell office:value-type="float" office:value="0.0430617224688988" calcext:value-type="float">
            <text:p>0,0430617225</text:p>
          </table:table-cell>
          <table:table-cell office:value-type="string" calcext:value-type="string">
            <text:p>af</text:p>
          </table:table-cell>
          <table:table-cell office:value-type="float" office:value="0.0397015880635226" calcext:value-type="float">
            <text:p>0,0397015881</text:p>
          </table:table-cell>
          <table:table-cell office:value-type="string" calcext:value-type="string">
            <text:p>de</text:p>
          </table:table-cell>
          <table:table-cell office:value-type="float" office:value="0.12192487699508" calcext:value-type="float">
            <text:p>0,121924877</text:p>
          </table:table-cell>
          <table:table-cell office:value-type="string" calcext:value-type="string">
            <text:p>en</text:p>
          </table:table-cell>
          <table:table-cell office:value-type="float" office:value="0.0829833193327733" calcext:value-type="float">
            <text:p>0,0829833193</text:p>
          </table:table-cell>
          <table:table-cell office:value-type="string" calcext:value-type="string">
            <text:p>nl</text:p>
          </table:table-cell>
          <table:table-cell office:value-type="float" office:value="0.0765630625225009" calcext:value-type="float">
            <text:p>0,0765630625</text:p>
          </table:table-cell>
          <table:table-cell office:value-type="string" calcext:value-type="string">
            <text:p>de</text:p>
          </table:table-cell>
          <table:table-cell office:value-type="float" office:value="0.0665026601064042" calcext:value-type="float">
            <text:p>0,0665026601</text:p>
          </table:table-cell>
          <table:table-cell office:value-type="string" calcext:value-type="string">
            <text:p>en</text:p>
          </table:table-cell>
          <table:table-cell office:value-type="float" office:value="0.0411216448657946" calcext:value-type="float">
            <text:p>0,0411216449</text:p>
          </table:table-cell>
          <table:table-cell office:value-type="string" calcext:value-type="string">
            <text:p>af</text:p>
          </table:table-cell>
          <table:table-cell office:value-type="float" office:value="0.0365414616584663" calcext:value-type="float">
            <text:p>0,0365414617</text:p>
          </table:table-cell>
          <table:table-cell office:value-type="string" calcext:value-type="string">
            <text:p>de</text:p>
          </table:table-cell>
          <table:table-cell office:value-type="float" office:value="0.109724388975559" calcext:value-type="float">
            <text:p>0,109724389</text:p>
          </table:table-cell>
          <table:table-cell office:value-type="string" calcext:value-type="string">
            <text:p>en</text:p>
          </table:table-cell>
          <table:table-cell office:value-type="float" office:value="0.0708228329133165" calcext:value-type="float">
            <text:p>0,0708228329</text:p>
          </table:table-cell>
          <table:table-cell office:value-type="string" calcext:value-type="string">
            <text:p>nl</text:p>
          </table:table-cell>
          <table:table-cell office:value-type="float" office:value="0.0662826513060522" calcext:value-type="float">
            <text:p>0,0662826513</text:p>
          </table:table-cell>
          <table:table-cell office:value-type="string" calcext:value-type="string">
            <text:p>de</text:p>
          </table:table-cell>
          <table:table-cell office:value-type="float" office:value="0.0655307863694364" calcext:value-type="float">
            <text:p>0,0655307864</text:p>
          </table:table-cell>
          <table:table-cell office:value-type="string" calcext:value-type="string">
            <text:p>en</text:p>
          </table:table-cell>
          <table:table-cell office:value-type="float" office:value="0.0455544555445554" calcext:value-type="float">
            <text:p>0,0455544555</text:p>
          </table:table-cell>
          <table:table-cell office:value-type="string" calcext:value-type="string">
            <text:p>de</text:p>
          </table:table-cell>
          <table:table-cell office:value-type="float" office:value="0.0399303993039931" calcext:value-type="float">
            <text:p>0,0399303993</text:p>
          </table:table-cell>
          <table:table-cell office:value-type="string" calcext:value-type="string">
            <text:p>af</text:p>
          </table:table-cell>
          <table:table-cell office:value-type="float" office:value="0.114425373104477" calcext:value-type="float">
            <text:p>0,1144253731</text:p>
          </table:table-cell>
          <table:table-cell office:value-type="string" calcext:value-type="string">
            <text:p>en</text:p>
          </table:table-cell>
          <table:table-cell office:value-type="float" office:value="0.0993889938899389" calcext:value-type="float">
            <text:p>0,0993889939</text:p>
          </table:table-cell>
          <table:table-cell office:value-type="string" calcext:value-type="string">
            <text:p>de</text:p>
          </table:table-cell>
          <table:table-cell office:value-type="float" office:value="0.0970149701497015" calcext:value-type="float">
            <text:p>0,0970149701</text:p>
          </table:table-cell>
          <table:table-cell office:value-type="string" calcext:value-type="string">
            <text:p>nl</text:p>
          </table:table-cell>
          <table:table-cell office:value-type="float" office:value="0.0623827485929831" calcext:value-type="float">
            <text:p>0,0623827486</text:p>
          </table:table-cell>
          <table:table-cell office:value-type="string" calcext:value-type="string">
            <text:p>en</text:p>
          </table:table-cell>
          <table:table-cell office:value-type="float" office:value="0.0418644186441864" calcext:value-type="float">
            <text:p>0,0418644186</text:p>
          </table:table-cell>
          <table:table-cell office:value-type="string" calcext:value-type="string">
            <text:p>de</text:p>
          </table:table-cell>
          <table:table-cell office:value-type="float" office:value="0.0381083810838108" calcext:value-type="float">
            <text:p>0,0381083811</text:p>
          </table:table-cell>
          <table:table-cell office:value-type="string" calcext:value-type="string">
            <text:p>af</text:p>
          </table:table-cell>
          <table:table-cell office:value-type="float" office:value="0.104883258599103" calcext:value-type="float">
            <text:p>0,1048832586</text:p>
          </table:table-cell>
          <table:table-cell office:value-type="string" calcext:value-type="string">
            <text:p>en</text:p>
          </table:table-cell>
          <table:table-cell office:value-type="float" office:value="0.0841168411684117" calcext:value-type="float">
            <text:p>0,0841168412</text:p>
          </table:table-cell>
          <table:table-cell office:value-type="string" calcext:value-type="string">
            <text:p>de</text:p>
          </table:table-cell>
          <table:table-cell office:value-type="float" office:value="0.0816988169881699" calcext:value-type="float">
            <text:p>0,081698817</text:p>
          </table:table-cell>
          <table:table-cell office:value-type="string" calcext:value-type="string">
            <text:p>nl</text:p>
          </table:table-cell>
          <table:table-cell office:value-type="float" office:value="0.093210508420955" calcext:value-type="float">
            <text:p>0,0932105084</text:p>
          </table:table-cell>
          <table:table-cell office:value-type="string" calcext:value-type="string">
            <text:p>en</text:p>
          </table:table-cell>
          <table:table-cell office:value-type="float" office:value="0.0407384410628068" calcext:value-type="float">
            <text:p>0,0407384411</text:p>
          </table:table-cell>
          <table:table-cell office:value-type="string" calcext:value-type="string">
            <text:p>de</text:p>
          </table:table-cell>
          <table:table-cell office:value-type="float" office:value="0.0390675568549589" calcext:value-type="float">
            <text:p>0,0390675569</text:p>
          </table:table-cell>
          <table:table-cell office:value-type="string" calcext:value-type="string">
            <text:p>af</text:p>
          </table:table-cell>
          <table:table-cell office:value-type="float" office:value="0.152387194839245" calcext:value-type="float">
            <text:p>0,1523871948</text:p>
          </table:table-cell>
          <table:table-cell office:value-type="string" calcext:value-type="string">
            <text:p>en</text:p>
          </table:table-cell>
          <table:table-cell office:value-type="float" office:value="0.0970442539179795" calcext:value-type="float">
            <text:p>0,0970442539</text:p>
          </table:table-cell>
          <table:table-cell office:value-type="string" calcext:value-type="string">
            <text:p>nl</text:p>
          </table:table-cell>
          <table:table-cell office:value-type="float" office:value="0.0934387764285773" calcext:value-type="float">
            <text:p>0,0934387764</text:p>
          </table:table-cell>
          <table:table-cell office:value-type="string" calcext:value-type="string">
            <text:p>de</text:p>
          </table:table-cell>
          <table:table-cell office:value-type="float" office:value="0.0873550219364833" calcext:value-type="float">
            <text:p>0,0873550219</text:p>
          </table:table-cell>
          <table:table-cell office:value-type="string" calcext:value-type="string">
            <text:p>en</text:p>
          </table:table-cell>
          <table:table-cell office:value-type="float" office:value="0.0377547857122727" calcext:value-type="float">
            <text:p>0,0377547857</text:p>
          </table:table-cell>
          <table:table-cell office:value-type="string" calcext:value-type="string">
            <text:p>de</text:p>
          </table:table-cell>
          <table:table-cell office:value-type="float" office:value="0.0372456577035875" calcext:value-type="float">
            <text:p>0,0372456577</text:p>
          </table:table-cell>
          <table:table-cell office:value-type="string" calcext:value-type="string">
            <text:p>af</text:p>
          </table:table-cell>
          <table:table-cell office:value-type="float" office:value="0.139434396914892" calcext:value-type="float">
            <text:p>0,1394343969</text:p>
          </table:table-cell>
          <table:table-cell office:value-type="string" calcext:value-type="string">
            <text:p>en</text:p>
          </table:table-cell>
          <table:table-cell office:value-type="float" office:value="0.0813068810437884" calcext:value-type="float">
            <text:p>0,081306881</text:p>
          </table:table-cell>
          <table:table-cell office:value-type="string" calcext:value-type="string">
            <text:p>nl</text:p>
          </table:table-cell>
          <table:table-cell office:value-type="float" office:value="0.079560506294131" calcext:value-type="float">
            <text:p>0,0795605063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/>
          <table:table-cell office:value-type="float" office:value="0.0494419776791072" calcext:value-type="float">
            <text:p>0,0494419777</text:p>
          </table:table-cell>
          <table:table-cell office:value-type="string" calcext:value-type="string">
            <text:p>es</text:p>
          </table:table-cell>
          <table:table-cell office:value-type="float" office:value="0.0348613944557782" calcext:value-type="float">
            <text:p>0,0348613945</text:p>
          </table:table-cell>
          <table:table-cell office:value-type="string" calcext:value-type="string">
            <text:p>af</text:p>
          </table:table-cell>
          <table:table-cell office:value-type="float" office:value="0.031461258450338" calcext:value-type="float">
            <text:p>0,0314612585</text:p>
          </table:table-cell>
          <table:table-cell office:value-type="string" calcext:value-type="string">
            <text:p>pt</text:p>
          </table:table-cell>
          <table:table-cell office:value-type="float" office:value="0.120004800192008" calcext:value-type="float">
            <text:p>0,1200048002</text:p>
          </table:table-cell>
          <table:table-cell office:value-type="string" calcext:value-type="string">
            <text:p>es</text:p>
          </table:table-cell>
          <table:table-cell office:value-type="float" office:value="0.0755030201208048" calcext:value-type="float">
            <text:p>0,0755030201</text:p>
          </table:table-cell>
          <table:table-cell office:value-type="string" calcext:value-type="string">
            <text:p>pt</text:p>
          </table:table-cell>
          <table:table-cell office:value-type="float" office:value="0.0724628985159406" calcext:value-type="float">
            <text:p>0,0724628985</text:p>
          </table:table-cell>
          <table:table-cell office:value-type="string" calcext:value-type="string">
            <text:p>nl</text:p>
          </table:table-cell>
          <table:table-cell office:value-type="float" office:value="0.047441897675907" calcext:value-type="float">
            <text:p>0,0474418977</text:p>
          </table:table-cell>
          <table:table-cell office:value-type="string" calcext:value-type="string">
            <text:p>es</text:p>
          </table:table-cell>
          <table:table-cell office:value-type="float" office:value="0.0330613224528981" calcext:value-type="float">
            <text:p>0,0330613225</text:p>
          </table:table-cell>
          <table:table-cell office:value-type="string" calcext:value-type="string">
            <text:p>af</text:p>
          </table:table-cell>
          <table:table-cell office:value-type="float" office:value="0.0297811912476499" calcext:value-type="float">
            <text:p>0,0297811912</text:p>
          </table:table-cell>
          <table:table-cell office:value-type="string" calcext:value-type="string">
            <text:p>pt</text:p>
          </table:table-cell>
          <table:table-cell office:value-type="float" office:value="0.100604024160966" calcext:value-type="float">
            <text:p>0,1006040242</text:p>
          </table:table-cell>
          <table:table-cell office:value-type="string" calcext:value-type="string">
            <text:p>es</text:p>
          </table:table-cell>
          <table:table-cell office:value-type="float" office:value="0.0638225529021161" calcext:value-type="float">
            <text:p>0,0638225529</text:p>
          </table:table-cell>
          <table:table-cell office:value-type="string" calcext:value-type="string">
            <text:p>nl</text:p>
          </table:table-cell>
          <table:table-cell office:value-type="float" office:value="0.062222488899556" calcext:value-type="float">
            <text:p>0,0622224889</text:p>
          </table:table-cell>
          <table:table-cell office:value-type="string" calcext:value-type="string">
            <text:p>pt</text:p>
          </table:table-cell>
          <table:table-cell office:value-type="float" office:value="0.0466468396431136" calcext:value-type="float">
            <text:p>0,0466468396</text:p>
          </table:table-cell>
          <table:table-cell office:value-type="string" calcext:value-type="string">
            <text:p>es</text:p>
          </table:table-cell>
          <table:table-cell office:value-type="float" office:value="0.035880358803588" calcext:value-type="float">
            <text:p>0,0358803588</text:p>
          </table:table-cell>
          <table:table-cell office:value-type="string" calcext:value-type="string">
            <text:p>af</text:p>
          </table:table-cell>
          <table:table-cell office:value-type="float" office:value="0.0291222912229122" calcext:value-type="float">
            <text:p>0,0291222912</text:p>
          </table:table-cell>
          <table:table-cell office:value-type="string" calcext:value-type="string">
            <text:p>nl</text:p>
          </table:table-cell>
          <table:table-cell office:value-type="float" office:value="0.12228420111562" calcext:value-type="float">
            <text:p>0,1222842011</text:p>
          </table:table-cell>
          <table:table-cell office:value-type="string" calcext:value-type="string">
            <text:p>es</text:p>
          </table:table-cell>
          <table:table-cell office:value-type="float" office:value="0.0849808498084981" calcext:value-type="float">
            <text:p>0,0849808498</text:p>
          </table:table-cell>
          <table:table-cell office:value-type="string" calcext:value-type="string">
            <text:p>nl</text:p>
          </table:table-cell>
          <table:table-cell office:value-type="float" office:value="0.0722642890571562" calcext:value-type="float">
            <text:p>0,0722642891</text:p>
          </table:table-cell>
          <table:table-cell office:value-type="string" calcext:value-type="string">
            <text:p>pt</text:p>
          </table:table-cell>
          <table:table-cell office:value-type="float" office:value="0.0442947973063515" calcext:value-type="float">
            <text:p>0,0442947973</text:p>
          </table:table-cell>
          <table:table-cell office:value-type="string" calcext:value-type="string">
            <text:p>es</text:p>
          </table:table-cell>
          <table:table-cell office:value-type="float" office:value="0.033850338503385" calcext:value-type="float">
            <text:p>0,0338503385</text:p>
          </table:table-cell>
          <table:table-cell office:value-type="string" calcext:value-type="string">
            <text:p>af</text:p>
          </table:table-cell>
          <table:table-cell office:value-type="float" office:value="0.0267062136497092" calcext:value-type="float">
            <text:p>0,0267062136</text:p>
          </table:table-cell>
          <table:table-cell office:value-type="string" calcext:value-type="string">
            <text:p>it</text:p>
          </table:table-cell>
          <table:table-cell office:value-type="float" office:value="0.102789850217304" calcext:value-type="float">
            <text:p>0,1027898502</text:p>
          </table:table-cell>
          <table:table-cell office:value-type="string" calcext:value-type="string">
            <text:p>es</text:p>
          </table:table-cell>
          <table:table-cell office:value-type="float" office:value="0.0734927349273492" calcext:value-type="float">
            <text:p>0,0734927349</text:p>
          </table:table-cell>
          <table:table-cell office:value-type="string" calcext:value-type="string">
            <text:p>nl</text:p>
          </table:table-cell>
          <table:table-cell office:value-type="float" office:value="0.0642446424464244" calcext:value-type="float">
            <text:p>0,0642446424</text:p>
          </table:table-cell>
          <table:table-cell office:value-type="string" calcext:value-type="string">
            <text:p>af</text:p>
          </table:table-cell>
          <table:table-cell office:value-type="float" office:value="0.0450306549913453" calcext:value-type="float">
            <text:p>0,045030655</text:p>
          </table:table-cell>
          <table:table-cell office:value-type="string" calcext:value-type="string">
            <text:p>es</text:p>
          </table:table-cell>
          <table:table-cell office:value-type="float" office:value="0.0371629975490731" calcext:value-type="float">
            <text:p>0,0371629975</text:p>
          </table:table-cell>
          <table:table-cell office:value-type="string" calcext:value-type="string">
            <text:p>af</text:p>
          </table:table-cell>
          <table:table-cell office:value-type="float" office:value="0.030120191673947" calcext:value-type="float">
            <text:p>0,0301201917</text:p>
          </table:table-cell>
          <table:table-cell office:value-type="string" calcext:value-type="string">
            <text:p>nl</text:p>
          </table:table-cell>
          <table:table-cell office:value-type="float" office:value="0.118180487587581" calcext:value-type="float">
            <text:p>0,1181804876</text:p>
          </table:table-cell>
          <table:table-cell office:value-type="string" calcext:value-type="string">
            <text:p>es</text:p>
          </table:table-cell>
          <table:table-cell office:value-type="float" office:value="0.0862214577729131" calcext:value-type="float">
            <text:p>0,0862214578</text:p>
          </table:table-cell>
          <table:table-cell office:value-type="string" calcext:value-type="string">
            <text:p>nl</text:p>
          </table:table-cell>
          <table:table-cell office:value-type="float" office:value="0.0737256556154244" calcext:value-type="float">
            <text:p>0,0737256556</text:p>
          </table:table-cell>
          <table:table-cell office:value-type="string" calcext:value-type="string">
            <text:p>pt</text:p>
          </table:table-cell>
          <table:table-cell office:value-type="float" office:value="0.0427888042007884" calcext:value-type="float">
            <text:p>0,0427888042</text:p>
          </table:table-cell>
          <table:table-cell office:value-type="string" calcext:value-type="string">
            <text:p>es</text:p>
          </table:table-cell>
          <table:table-cell office:value-type="float" office:value="0.034916554090295" calcext:value-type="float">
            <text:p>0,0349165541</text:p>
          </table:table-cell>
          <table:table-cell office:value-type="string" calcext:value-type="string">
            <text:p>af</text:p>
          </table:table-cell>
          <table:table-cell office:value-type="float" office:value="0.0274229017821022" calcext:value-type="float">
            <text:p>0,0274229018</text:p>
          </table:table-cell>
          <table:table-cell office:value-type="string" calcext:value-type="string">
            <text:p>nl</text:p>
          </table:table-cell>
          <table:table-cell office:value-type="float" office:value="0.100336640342113" calcext:value-type="float">
            <text:p>0,1003366403</text:p>
          </table:table-cell>
          <table:table-cell office:value-type="string" calcext:value-type="string">
            <text:p>es</text:p>
          </table:table-cell>
          <table:table-cell office:value-type="float" office:value="0.0736577414583547" calcext:value-type="float">
            <text:p>0,0736577415</text:p>
          </table:table-cell>
          <table:table-cell office:value-type="string" calcext:value-type="string">
            <text:p>nl</text:p>
          </table:table-cell>
          <table:table-cell office:value-type="float" office:value="0.0664103622383395" calcext:value-type="float">
            <text:p>0,0664103622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float" office:value="0.0174306665028061" calcext:value-type="float">
            <text:p>0,0174306665</text:p>
          </table:table-cell>
          <table:table-cell office:value-type="string" calcext:value-type="string">
            <text:p>fa</text:p>
          </table:table-cell>
          <table:table-cell office:value-type="float" office:value="0.0159970314786947" calcext:value-type="float">
            <text:p>0,0159970315</text:p>
          </table:table-cell>
          <table:table-cell office:value-type="string" calcext:value-type="string">
            <text:p>ur</text:p>
          </table:table-cell>
          <table:table-cell office:value-type="float" office:value="0.000496146594780538" calcext:value-type="float">
            <text:p>0,0004961466</text:p>
          </table:table-cell>
          <table:table-cell office:value-type="string" calcext:value-type="string">
            <text:p>ar</text:p>
          </table:table-cell>
          <table:table-cell office:value-type="float" office:value="0.0669151796626742" calcext:value-type="float">
            <text:p>0,0669151797</text:p>
          </table:table-cell>
          <table:table-cell office:value-type="string" calcext:value-type="string">
            <text:p>fa</text:p>
          </table:table-cell>
          <table:table-cell office:value-type="float" office:value="0.0224471653129672" calcext:value-type="float">
            <text:p>0,0224471653</text:p>
          </table:table-cell>
          <table:table-cell office:value-type="string" calcext:value-type="string">
            <text:p>ur</text:p>
          </table:table-cell>
          <table:table-cell office:value-type="float" office:value="0.00136186181642103" calcext:value-type="float">
            <text:p>0,0013618618</text:p>
          </table:table-cell>
          <table:table-cell office:value-type="string" calcext:value-type="string">
            <text:p>ar</text:p>
          </table:table-cell>
          <table:table-cell office:value-type="float" office:value="0.0186242606577843" calcext:value-type="float">
            <text:p>0,0186242607</text:p>
          </table:table-cell>
          <table:table-cell office:value-type="string" calcext:value-type="string">
            <text:p>fa</text:p>
          </table:table-cell>
          <table:table-cell office:value-type="float" office:value="0.015151203667537" calcext:value-type="float">
            <text:p>0,0151512037</text:p>
          </table:table-cell>
          <table:table-cell office:value-type="string" calcext:value-type="string">
            <text:p>ur</text:p>
          </table:table-cell>
          <table:table-cell office:value-type="float" office:value="0.000486775920817784" calcext:value-type="float">
            <text:p>0,0004867759</text:p>
          </table:table-cell>
          <table:table-cell office:value-type="string" calcext:value-type="string">
            <text:p>ar</text:p>
          </table:table-cell>
          <table:table-cell office:value-type="float" office:value="0.0645890159996743" calcext:value-type="float">
            <text:p>0,064589016</text:p>
          </table:table-cell>
          <table:table-cell office:value-type="string" calcext:value-type="string">
            <text:p>fa</text:p>
          </table:table-cell>
          <table:table-cell office:value-type="float" office:value="0.0211330208501697" calcext:value-type="float">
            <text:p>0,0211330209</text:p>
          </table:table-cell>
          <table:table-cell office:value-type="string" calcext:value-type="string">
            <text:p>ur</text:p>
          </table:table-cell>
          <table:table-cell office:value-type="float" office:value="0.00158180624365785" calcext:value-type="float">
            <text:p>0,0015818062</text:p>
          </table:table-cell>
          <table:table-cell office:value-type="string" calcext:value-type="string">
            <text:p>ar</text:p>
          </table:table-cell>
          <table:table-cell office:value-type="float" office:value="0.0266512970297888" calcext:value-type="float">
            <text:p>0,026651297</text:p>
          </table:table-cell>
          <table:table-cell office:value-type="string" calcext:value-type="string">
            <text:p>fa</text:p>
          </table:table-cell>
          <table:table-cell office:value-type="float" office:value="0.0228377835672581" calcext:value-type="float">
            <text:p>0,0228377836</text:p>
          </table:table-cell>
          <table:table-cell office:value-type="string" calcext:value-type="string">
            <text:p>ur</text:p>
          </table:table-cell>
          <table:table-cell office:value-type="float" office:value="0.00227956358148261" calcext:value-type="float">
            <text:p>0,0022795636</text:p>
          </table:table-cell>
          <table:table-cell office:value-type="string" calcext:value-type="string">
            <text:p>ar</text:p>
          </table:table-cell>
          <table:table-cell office:value-type="float" office:value="0.0991730287979065" calcext:value-type="float">
            <text:p>0,0991730288</text:p>
          </table:table-cell>
          <table:table-cell office:value-type="string" calcext:value-type="string">
            <text:p>fa</text:p>
          </table:table-cell>
          <table:table-cell office:value-type="float" office:value="0.0258219985880029" calcext:value-type="float">
            <text:p>0,0258219986</text:p>
          </table:table-cell>
          <table:table-cell office:value-type="string" calcext:value-type="string">
            <text:p>ur</text:p>
          </table:table-cell>
          <table:table-cell office:value-type="float" office:value="0.00445908786880372" calcext:value-type="float">
            <text:p>0,0044590879</text:p>
          </table:table-cell>
          <table:table-cell office:value-type="string" calcext:value-type="string">
            <text:p>ar</text:p>
          </table:table-cell>
          <table:table-cell office:value-type="float" office:value="0.0288065665931912" calcext:value-type="float">
            <text:p>0,0288065666</text:p>
          </table:table-cell>
          <table:table-cell office:value-type="string" calcext:value-type="string">
            <text:p>fa</text:p>
          </table:table-cell>
          <table:table-cell office:value-type="float" office:value="0.0220997204599443" calcext:value-type="float">
            <text:p>0,0220997205</text:p>
          </table:table-cell>
          <table:table-cell office:value-type="string" calcext:value-type="string">
            <text:p>ur</text:p>
          </table:table-cell>
          <table:table-cell office:value-type="float" office:value="0.00212938394986527" calcext:value-type="float">
            <text:p>0,0021293839</text:p>
          </table:table-cell>
          <table:table-cell office:value-type="string" calcext:value-type="string">
            <text:p>ar</text:p>
          </table:table-cell>
          <table:table-cell office:value-type="float" office:value="0.0949076572429862" calcext:value-type="float">
            <text:p>0,0949076572</text:p>
          </table:table-cell>
          <table:table-cell office:value-type="string" calcext:value-type="string">
            <text:p>fa</text:p>
          </table:table-cell>
          <table:table-cell office:value-type="float" office:value="0.0242563414405338" calcext:value-type="float">
            <text:p>0,0242563414</text:p>
          </table:table-cell>
          <table:table-cell office:value-type="string" calcext:value-type="string">
            <text:p>ur</text:p>
          </table:table-cell>
          <table:table-cell office:value-type="float" office:value="0.00509985460832175" calcext:value-type="float">
            <text:p>0,0050998546</text:p>
          </table:table-cell>
          <table:table-cell office:value-type="string" calcext:value-type="string">
            <text:p>ar</text:p>
          </table:table-cell>
          <table:table-cell office:value-type="float" office:value="0.0275688722696155" calcext:value-type="float">
            <text:p>0,0275688723</text:p>
          </table:table-cell>
          <table:table-cell office:value-type="string" calcext:value-type="string">
            <text:p>fa</text:p>
          </table:table-cell>
          <table:table-cell office:value-type="float" office:value="0.0226849165121469" calcext:value-type="float">
            <text:p>0,0226849165</text:p>
          </table:table-cell>
          <table:table-cell office:value-type="string" calcext:value-type="string">
            <text:p>ur</text:p>
          </table:table-cell>
          <table:table-cell office:value-type="float" office:value="0.00249874890779937" calcext:value-type="float">
            <text:p>0,0024987489</text:p>
          </table:table-cell>
          <table:table-cell office:value-type="string" calcext:value-type="string">
            <text:p>ar</text:p>
          </table:table-cell>
          <table:table-cell office:value-type="float" office:value="0.103598008208749" calcext:value-type="float">
            <text:p>0,1035980082</text:p>
          </table:table-cell>
          <table:table-cell office:value-type="string" calcext:value-type="string">
            <text:p>fa</text:p>
          </table:table-cell>
          <table:table-cell office:value-type="float" office:value="0.026124470421544" calcext:value-type="float">
            <text:p>0,0261244704</text:p>
          </table:table-cell>
          <table:table-cell office:value-type="string" calcext:value-type="string">
            <text:p>ur</text:p>
          </table:table-cell>
          <table:table-cell office:value-type="float" office:value="0.00457986799075739" calcext:value-type="float">
            <text:p>0,004579868</text:p>
          </table:table-cell>
          <table:table-cell office:value-type="string" calcext:value-type="string">
            <text:p>ar</text:p>
          </table:table-cell>
          <table:table-cell office:value-type="float" office:value="0.0297580868906305" calcext:value-type="float">
            <text:p>0,0297580869</text:p>
          </table:table-cell>
          <table:table-cell office:value-type="string" calcext:value-type="string">
            <text:p>fa</text:p>
          </table:table-cell>
          <table:table-cell office:value-type="float" office:value="0.0219684020270398" calcext:value-type="float">
            <text:p>0,021968402</text:p>
          </table:table-cell>
          <table:table-cell office:value-type="string" calcext:value-type="string">
            <text:p>ur</text:p>
          </table:table-cell>
          <table:table-cell office:value-type="float" office:value="0.00221352802663521" calcext:value-type="float">
            <text:p>0,002213528</text:p>
          </table:table-cell>
          <table:table-cell office:value-type="string" calcext:value-type="string">
            <text:p>ar</text:p>
          </table:table-cell>
          <table:table-cell office:value-type="float" office:value="0.0990535784122018" calcext:value-type="float">
            <text:p>0,0990535784</text:p>
          </table:table-cell>
          <table:table-cell office:value-type="string" calcext:value-type="string">
            <text:p>fa</text:p>
          </table:table-cell>
          <table:table-cell office:value-type="float" office:value="0.0249858220593832" calcext:value-type="float">
            <text:p>0,0249858221</text:p>
          </table:table-cell>
          <table:table-cell office:value-type="string" calcext:value-type="string">
            <text:p>ur</text:p>
          </table:table-cell>
          <table:table-cell office:value-type="float" office:value="0.00530761950866359" calcext:value-type="float">
            <text:p>0,0053076195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float" office:value="0.0537453745374537" calcext:value-type="float">
            <text:p>0,0537453745</text:p>
          </table:table-cell>
          <table:table-cell office:value-type="string" calcext:value-type="string">
            <text:p>id</text:p>
          </table:table-cell>
          <table:table-cell office:value-type="float" office:value="0.0537021480859234" calcext:value-type="float">
            <text:p>0,0537021481</text:p>
          </table:table-cell>
          <table:table-cell office:value-type="string" calcext:value-type="string">
            <text:p>fi</text:p>
          </table:table-cell>
          <table:table-cell office:value-type="float" office:value="0.047261890475619" calcext:value-type="float">
            <text:p>0,0472618905</text:p>
          </table:table-cell>
          <table:table-cell office:value-type="string" calcext:value-type="string">
            <text:p>nl</text:p>
          </table:table-cell>
          <table:table-cell office:value-type="float" office:value="0.105544221768871" calcext:value-type="float">
            <text:p>0,1055442218</text:p>
          </table:table-cell>
          <table:table-cell office:value-type="string" calcext:value-type="string">
            <text:p>fi</text:p>
          </table:table-cell>
          <table:table-cell office:value-type="float" office:value="0.0871034841393655" calcext:value-type="float">
            <text:p>0,0871034841</text:p>
          </table:table-cell>
          <table:table-cell office:value-type="string" calcext:value-type="string">
            <text:p>nl</text:p>
          </table:table-cell>
          <table:table-cell office:value-type="float" office:value="0.072967296729673" calcext:value-type="float">
            <text:p>0,0729672967</text:p>
          </table:table-cell>
          <table:table-cell office:value-type="string" calcext:value-type="string">
            <text:p>id</text:p>
          </table:table-cell>
          <table:table-cell office:value-type="float" office:value="0.0508020320812832" calcext:value-type="float">
            <text:p>0,0508020321</text:p>
          </table:table-cell>
          <table:table-cell office:value-type="string" calcext:value-type="string">
            <text:p>fi</text:p>
          </table:table-cell>
          <table:table-cell office:value-type="float" office:value="0.0504050405040504" calcext:value-type="float">
            <text:p>0,0504050405</text:p>
          </table:table-cell>
          <table:table-cell office:value-type="string" calcext:value-type="string">
            <text:p>id</text:p>
          </table:table-cell>
          <table:table-cell office:value-type="float" office:value="0.0406016240649626" calcext:value-type="float">
            <text:p>0,0406016241</text:p>
          </table:table-cell>
          <table:table-cell office:value-type="string" calcext:value-type="string">
            <text:p>nl</text:p>
          </table:table-cell>
          <table:table-cell office:value-type="float" office:value="0.0988639545581823" calcext:value-type="float">
            <text:p>0,0988639546</text:p>
          </table:table-cell>
          <table:table-cell office:value-type="string" calcext:value-type="string">
            <text:p>fi</text:p>
          </table:table-cell>
          <table:table-cell office:value-type="float" office:value="0.0770830833233329" calcext:value-type="float">
            <text:p>0,0770830833</text:p>
          </table:table-cell>
          <table:table-cell office:value-type="string" calcext:value-type="string">
            <text:p>nl</text:p>
          </table:table-cell>
          <table:table-cell office:value-type="float" office:value="0.0676267626762676" calcext:value-type="float">
            <text:p>0,0676267627</text:p>
          </table:table-cell>
          <table:table-cell office:value-type="string" calcext:value-type="string">
            <text:p>id</text:p>
          </table:table-cell>
          <table:table-cell office:value-type="float" office:value="0.0572382289529158" calcext:value-type="float">
            <text:p>0,057238229</text:p>
          </table:table-cell>
          <table:table-cell office:value-type="string" calcext:value-type="string">
            <text:p>fi</text:p>
          </table:table-cell>
          <table:table-cell office:value-type="float" office:value="0.0526947377263282" calcext:value-type="float">
            <text:p>0,0526947377</text:p>
          </table:table-cell>
          <table:table-cell office:value-type="string" calcext:value-type="string">
            <text:p>id</text:p>
          </table:table-cell>
          <table:table-cell office:value-type="float" office:value="0.046040460404604" calcext:value-type="float">
            <text:p>0,0460404604</text:p>
          </table:table-cell>
          <table:table-cell office:value-type="string" calcext:value-type="string">
            <text:p>nl</text:p>
          </table:table-cell>
          <table:table-cell office:value-type="float" office:value="0.117966471865888" calcext:value-type="float">
            <text:p>0,1179664719</text:p>
          </table:table-cell>
          <table:table-cell office:value-type="string" calcext:value-type="string">
            <text:p>fi</text:p>
          </table:table-cell>
          <table:table-cell office:value-type="float" office:value="0.0924049240492404" calcext:value-type="float">
            <text:p>0,092404924</text:p>
          </table:table-cell>
          <table:table-cell office:value-type="string" calcext:value-type="string">
            <text:p>nl</text:p>
          </table:table-cell>
          <table:table-cell office:value-type="float" office:value="0.0737027370273703" calcext:value-type="float">
            <text:p>0,073702737</text:p>
          </table:table-cell>
          <table:table-cell office:value-type="string" calcext:value-type="string">
            <text:p>id</text:p>
          </table:table-cell>
          <table:table-cell office:value-type="float" office:value="0.0554202216808867" calcext:value-type="float">
            <text:p>0,0554202217</text:p>
          </table:table-cell>
          <table:table-cell office:value-type="string" calcext:value-type="string">
            <text:p>fi</text:p>
          </table:table-cell>
          <table:table-cell office:value-type="float" office:value="0.0497664976649766" calcext:value-type="float">
            <text:p>0,0497664977</text:p>
          </table:table-cell>
          <table:table-cell office:value-type="string" calcext:value-type="string">
            <text:p>id</text:p>
          </table:table-cell>
          <table:table-cell office:value-type="float" office:value="0.0397803978039781" calcext:value-type="float">
            <text:p>0,0397803978</text:p>
          </table:table-cell>
          <table:table-cell office:value-type="string" calcext:value-type="string">
            <text:p>nl</text:p>
          </table:table-cell>
          <table:table-cell office:value-type="float" office:value="0.108474433897736" calcext:value-type="float">
            <text:p>0,1084744339</text:p>
          </table:table-cell>
          <table:table-cell office:value-type="string" calcext:value-type="string">
            <text:p>fi</text:p>
          </table:table-cell>
          <table:table-cell office:value-type="float" office:value="0.0806768067680677" calcext:value-type="float">
            <text:p>0,0806768068</text:p>
          </table:table-cell>
          <table:table-cell office:value-type="string" calcext:value-type="string">
            <text:p>nl</text:p>
          </table:table-cell>
          <table:table-cell office:value-type="float" office:value="0.0689466894668946" calcext:value-type="float">
            <text:p>0,0689466895</text:p>
          </table:table-cell>
          <table:table-cell office:value-type="string" calcext:value-type="string">
            <text:p>id</text:p>
          </table:table-cell>
          <table:table-cell office:value-type="float" office:value="0.0566328302415095" calcext:value-type="float">
            <text:p>0,0566328302</text:p>
          </table:table-cell>
          <table:table-cell office:value-type="string" calcext:value-type="string">
            <text:p>fi</text:p>
          </table:table-cell>
          <table:table-cell office:value-type="float" office:value="0.0523498047700651" calcext:value-type="float">
            <text:p>0,0523498048</text:p>
          </table:table-cell>
          <table:table-cell office:value-type="string" calcext:value-type="string">
            <text:p>id</text:p>
          </table:table-cell>
          <table:table-cell office:value-type="float" office:value="0.0459648379580597" calcext:value-type="float">
            <text:p>0,045964838</text:p>
          </table:table-cell>
          <table:table-cell office:value-type="string" calcext:value-type="string">
            <text:p>nl</text:p>
          </table:table-cell>
          <table:table-cell office:value-type="float" office:value="0.114105662010295" calcext:value-type="float">
            <text:p>0,114105662</text:p>
          </table:table-cell>
          <table:table-cell office:value-type="string" calcext:value-type="string">
            <text:p>fi</text:p>
          </table:table-cell>
          <table:table-cell office:value-type="float" office:value="0.0927087717830932" calcext:value-type="float">
            <text:p>0,0927087718</text:p>
          </table:table-cell>
          <table:table-cell office:value-type="string" calcext:value-type="string">
            <text:p>nl</text:p>
          </table:table-cell>
          <table:table-cell office:value-type="float" office:value="0.0728019018441161" calcext:value-type="float">
            <text:p>0,0728019018</text:p>
          </table:table-cell>
          <table:table-cell office:value-type="string" calcext:value-type="string">
            <text:p>id</text:p>
          </table:table-cell>
          <table:table-cell office:value-type="float" office:value="0.0543910079836509" calcext:value-type="float">
            <text:p>0,054391008</text:p>
          </table:table-cell>
          <table:table-cell office:value-type="string" calcext:value-type="string">
            <text:p>fi</text:p>
          </table:table-cell>
          <table:table-cell office:value-type="float" office:value="0.0490088501206835" calcext:value-type="float">
            <text:p>0,0490088501</text:p>
          </table:table-cell>
          <table:table-cell office:value-type="string" calcext:value-type="string">
            <text:p>id</text:p>
          </table:table-cell>
          <table:table-cell office:value-type="float" office:value="0.0407657139636343" calcext:value-type="float">
            <text:p>0,040765714</text:p>
          </table:table-cell>
          <table:table-cell office:value-type="string" calcext:value-type="string">
            <text:p>nl</text:p>
          </table:table-cell>
          <table:table-cell office:value-type="float" office:value="0.105977465413573" calcext:value-type="float">
            <text:p>0,1059774654</text:p>
          </table:table-cell>
          <table:table-cell office:value-type="string" calcext:value-type="string">
            <text:p>fi</text:p>
          </table:table-cell>
          <table:table-cell office:value-type="float" office:value="0.0804623302148286" calcext:value-type="float">
            <text:p>0,0804623302</text:p>
          </table:table-cell>
          <table:table-cell office:value-type="string" calcext:value-type="string">
            <text:p>nl</text:p>
          </table:table-cell>
          <table:table-cell office:value-type="float" office:value="0.0675818306613272" calcext:value-type="float">
            <text:p>0,0675818307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0.0359614384575383" calcext:value-type="float">
            <text:p>0,0359614385</text:p>
          </table:table-cell>
          <table:table-cell office:value-type="string" calcext:value-type="string">
            <text:p>fr</text:p>
          </table:table-cell>
          <table:table-cell office:value-type="float" office:value="0.031361254450178" calcext:value-type="float">
            <text:p>0,0313612545</text:p>
          </table:table-cell>
          <table:table-cell office:value-type="string" calcext:value-type="string">
            <text:p>es</text:p>
          </table:table-cell>
          <table:table-cell office:value-type="float" office:value="0.0270810832433297" calcext:value-type="float">
            <text:p>0,0270810832</text:p>
          </table:table-cell>
          <table:table-cell office:value-type="string" calcext:value-type="string">
            <text:p>la</text:p>
          </table:table-cell>
          <table:table-cell office:value-type="float" office:value="0.121204848193928" calcext:value-type="float">
            <text:p>0,1212048482</text:p>
          </table:table-cell>
          <table:table-cell office:value-type="string" calcext:value-type="string">
            <text:p>fr</text:p>
          </table:table-cell>
          <table:table-cell office:value-type="float" office:value="0.0867434697387895" calcext:value-type="float">
            <text:p>0,0867434697</text:p>
          </table:table-cell>
          <table:table-cell office:value-type="string" calcext:value-type="string">
            <text:p>nl</text:p>
          </table:table-cell>
          <table:table-cell office:value-type="float" office:value="0.079423176927077" calcext:value-type="float">
            <text:p>0,0794231769</text:p>
          </table:table-cell>
          <table:table-cell office:value-type="string" calcext:value-type="string">
            <text:p>es</text:p>
          </table:table-cell>
          <table:table-cell office:value-type="float" office:value="0.0360014400576023" calcext:value-type="float">
            <text:p>0,0360014401</text:p>
          </table:table-cell>
          <table:table-cell office:value-type="string" calcext:value-type="string">
            <text:p>fr</text:p>
          </table:table-cell>
          <table:table-cell office:value-type="float" office:value="0.030701228049122" calcext:value-type="float">
            <text:p>0,030701228</text:p>
          </table:table-cell>
          <table:table-cell office:value-type="string" calcext:value-type="string">
            <text:p>es</text:p>
          </table:table-cell>
          <table:table-cell office:value-type="float" office:value="0.0253810152406096" calcext:value-type="float">
            <text:p>0,0253810152</text:p>
          </table:table-cell>
          <table:table-cell office:value-type="string" calcext:value-type="string">
            <text:p>la</text:p>
          </table:table-cell>
          <table:table-cell office:value-type="float" office:value="0.118164726589064" calcext:value-type="float">
            <text:p>0,1181647266</text:p>
          </table:table-cell>
          <table:table-cell office:value-type="string" calcext:value-type="string">
            <text:p>fr</text:p>
          </table:table-cell>
          <table:table-cell office:value-type="float" office:value="0.0812232489299572" calcext:value-type="float">
            <text:p>0,0812232489</text:p>
          </table:table-cell>
          <table:table-cell office:value-type="string" calcext:value-type="string">
            <text:p>nl</text:p>
          </table:table-cell>
          <table:table-cell office:value-type="float" office:value="0.0764630585223409" calcext:value-type="float">
            <text:p>0,0764630585</text:p>
          </table:table-cell>
          <table:table-cell office:value-type="string" calcext:value-type="string">
            <text:p>es</text:p>
          </table:table-cell>
          <table:table-cell office:value-type="float" office:value="0.0371021484085936" calcext:value-type="float">
            <text:p>0,0371021484</text:p>
          </table:table-cell>
          <table:table-cell office:value-type="string" calcext:value-type="string">
            <text:p>fr</text:p>
          </table:table-cell>
          <table:table-cell office:value-type="float" office:value="0.0249420997683991" calcext:value-type="float">
            <text:p>0,0249420998</text:p>
          </table:table-cell>
          <table:table-cell office:value-type="string" calcext:value-type="string">
            <text:p>la</text:p>
          </table:table-cell>
          <table:table-cell office:value-type="float" office:value="0.0231603242445394" calcext:value-type="float">
            <text:p>0,0231603242</text:p>
          </table:table-cell>
          <table:table-cell office:value-type="string" calcext:value-type="string">
            <text:p>id</text:p>
          </table:table-cell>
          <table:table-cell office:value-type="float" office:value="0.123156492625971" calcext:value-type="float">
            <text:p>0,1231564926</text:p>
          </table:table-cell>
          <table:table-cell office:value-type="string" calcext:value-type="string">
            <text:p>fr</text:p>
          </table:table-cell>
          <table:table-cell office:value-type="float" office:value="0.0984709847098471" calcext:value-type="float">
            <text:p>0,0984709847</text:p>
          </table:table-cell>
          <table:table-cell office:value-type="string" calcext:value-type="string">
            <text:p>nl</text:p>
          </table:table-cell>
          <table:table-cell office:value-type="float" office:value="0.0795407954079541" calcext:value-type="float">
            <text:p>0,0795407954</text:p>
          </table:table-cell>
          <table:table-cell office:value-type="string" calcext:value-type="string">
            <text:p>de</text:p>
          </table:table-cell>
          <table:table-cell office:value-type="float" office:value="0.0366781467125868" calcext:value-type="float">
            <text:p>0,0366781467</text:p>
          </table:table-cell>
          <table:table-cell office:value-type="string" calcext:value-type="string">
            <text:p>fr</text:p>
          </table:table-cell>
          <table:table-cell office:value-type="float" office:value="0.0234140936563746" calcext:value-type="float">
            <text:p>0,0234140937</text:p>
          </table:table-cell>
          <table:table-cell office:value-type="string" calcext:value-type="string">
            <text:p>la</text:p>
          </table:table-cell>
          <table:table-cell office:value-type="float" office:value="0.0220363966551398" calcext:value-type="float">
            <text:p>0,0220363967</text:p>
          </table:table-cell>
          <table:table-cell office:value-type="string" calcext:value-type="string">
            <text:p>es</text:p>
          </table:table-cell>
          <table:table-cell office:value-type="float" office:value="0.119128476513906" calcext:value-type="float">
            <text:p>0,1191284765</text:p>
          </table:table-cell>
          <table:table-cell office:value-type="string" calcext:value-type="string">
            <text:p>fr</text:p>
          </table:table-cell>
          <table:table-cell office:value-type="float" office:value="0.0915589155891558" calcext:value-type="float">
            <text:p>0,0915589156</text:p>
          </table:table-cell>
          <table:table-cell office:value-type="string" calcext:value-type="string">
            <text:p>nl</text:p>
          </table:table-cell>
          <table:table-cell office:value-type="float" office:value="0.0760813694646503" calcext:value-type="float">
            <text:p>0,0760813695</text:p>
          </table:table-cell>
          <table:table-cell office:value-type="string" calcext:value-type="string">
            <text:p>es</text:p>
          </table:table-cell>
          <table:table-cell office:value-type="float" office:value="0.0374410792776331" calcext:value-type="float">
            <text:p>0,0374410793</text:p>
          </table:table-cell>
          <table:table-cell office:value-type="string" calcext:value-type="string">
            <text:p>fr</text:p>
          </table:table-cell>
          <table:table-cell office:value-type="float" office:value="0.0239121442565126" calcext:value-type="float">
            <text:p>0,0239121443</text:p>
          </table:table-cell>
          <table:table-cell office:value-type="string" calcext:value-type="string">
            <text:p>id</text:p>
          </table:table-cell>
          <table:table-cell office:value-type="float" office:value="0.0237524875701042" calcext:value-type="float">
            <text:p>0,0237524876</text:p>
          </table:table-cell>
          <table:table-cell office:value-type="string" calcext:value-type="string">
            <text:p>la</text:p>
          </table:table-cell>
          <table:table-cell office:value-type="float" office:value="0.124316019618271" calcext:value-type="float">
            <text:p>0,1243160196</text:p>
          </table:table-cell>
          <table:table-cell office:value-type="string" calcext:value-type="string">
            <text:p>fr</text:p>
          </table:table-cell>
          <table:table-cell office:value-type="float" office:value="0.0996606342040358" calcext:value-type="float">
            <text:p>0,0996606342</text:p>
          </table:table-cell>
          <table:table-cell office:value-type="string" calcext:value-type="string">
            <text:p>nl</text:p>
          </table:table-cell>
          <table:table-cell office:value-type="float" office:value="0.0773595128700702" calcext:value-type="float">
            <text:p>0,0773595129</text:p>
          </table:table-cell>
          <table:table-cell office:value-type="string" calcext:value-type="string">
            <text:p>af</text:p>
          </table:table-cell>
          <table:table-cell office:value-type="float" office:value="0.0369419860999368" calcext:value-type="float">
            <text:p>0,0369419861</text:p>
          </table:table-cell>
          <table:table-cell office:value-type="string" calcext:value-type="string">
            <text:p>fr</text:p>
          </table:table-cell>
          <table:table-cell office:value-type="float" office:value="0.0224530334504561" calcext:value-type="float">
            <text:p>0,0224530335</text:p>
          </table:table-cell>
          <table:table-cell office:value-type="string" calcext:value-type="string">
            <text:p>id</text:p>
          </table:table-cell>
          <table:table-cell office:value-type="float" office:value="0.0220333281816777" calcext:value-type="float">
            <text:p>0,0220333282</text:p>
          </table:table-cell>
          <table:table-cell office:value-type="string" calcext:value-type="string">
            <text:p>la</text:p>
          </table:table-cell>
          <table:table-cell office:value-type="float" office:value="0.120656912076873" calcext:value-type="float">
            <text:p>0,1206569121</text:p>
          </table:table-cell>
          <table:table-cell office:value-type="string" calcext:value-type="string">
            <text:p>fr</text:p>
          </table:table-cell>
          <table:table-cell office:value-type="float" office:value="0.0916114920731314" calcext:value-type="float">
            <text:p>0,0916114921</text:p>
          </table:table-cell>
          <table:table-cell office:value-type="string" calcext:value-type="string">
            <text:p>nl</text:p>
          </table:table-cell>
          <table:table-cell office:value-type="float" office:value="0.07473542869143" calcext:value-type="float">
            <text:p>0,0747354287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126238039281518" calcext:value-type="float">
            <text:p>0,0126238039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490125457710547" calcext:value-type="float">
            <text:p>0,049012545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125672660454128" calcext:value-type="float">
            <text:p>0,012567266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float" office:value="0.0480840361000148" calcext:value-type="float">
            <text:p>0,0480840361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864334367157925" calcext:value-type="float">
            <text:p>0,0086433437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370585872428907" calcext:value-type="float">
            <text:p>0,0370585872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85057175896184" calcext:value-type="float">
            <text:p>0,0085057176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364984808109347" calcext:value-type="float">
            <text:p>0,036498480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845089466804886" calcext:value-type="float">
            <text:p>0,0084508947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371418607688506" calcext:value-type="float">
            <text:p>0,037141860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839260125170323" calcext:value-type="float">
            <text:p>0,0083926013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362657854047633" calcext:value-type="float">
            <text:p>0,0362657854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float" office:value="0.0154226158202301" calcext:value-type="float">
            <text:p>0,0154226158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497419523264454" calcext:value-type="float">
            <text:p>0,0497419523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136755226218447" calcext:value-type="float">
            <text:p>0,0136755226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421712151334418" calcext:value-type="float">
            <text:p>0,0421712151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.0161285150864142" calcext:value-type="float">
            <text:p>0,0161285151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540864782802883" calcext:value-type="float">
            <text:p>0,0540864783</text:p>
          </table:table-cell>
          <table:table-cell office:value-type="string" calcext:value-type="string">
            <text:p>he</text:p>
          </table:table-cell>
          <table:table-cell office:value-type="float" office:value="0.00000200012400768848" calcext:value-type="float">
            <text:p>2,00012400768848E-006</text:p>
          </table:table-cell>
          <table:table-cell office:value-type="string" calcext:value-type="string">
            <text:p>ko</text:p>
          </table:table-cell>
          <table:table-cell office:value-type="float" office:value="0.00000200003200051201" calcext:value-type="float">
            <text:p>0,000002</text:p>
          </table:table-cell>
          <table:table-cell office:value-type="string" calcext:value-type="string">
            <text:p>bs</text:p>
          </table:table-cell>
          <table:table-cell office:value-type="float" office:value="0.0147832307109696" calcext:value-type="float">
            <text:p>0,0147832307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481279352713217" calcext:value-type="float">
            <text:p>0,0481279353</text:p>
          </table:table-cell>
          <table:table-cell office:value-type="string" calcext:value-type="string">
            <text:p>he</text:p>
          </table:table-cell>
          <table:table-cell office:value-type="float" office:value="0.00000200012400768848" calcext:value-type="float">
            <text:p>2,00012400768848E-006</text:p>
          </table:table-cell>
          <table:table-cell office:value-type="string" calcext:value-type="string">
            <text:p>ko</text:p>
          </table:table-cell>
          <table:table-cell office:value-type="float" office:value="0.00000200003200051201" calcext:value-type="float">
            <text:p>0,000002</text:p>
          </table:table-cell>
          <table:table-cell office:value-type="string" calcext:value-type="string">
            <text:p>bs</text:p>
          </table:table-cell>
          <table:table-cell office:value-type="float" office:value="0.0184045224414408" calcext:value-type="float">
            <text:p>0,0184045224</text:p>
          </table:table-cell>
          <table:table-cell office:value-type="string" calcext:value-type="string">
            <text:p>he</text:p>
          </table:table-cell>
          <table:table-cell office:value-type="float" office:value="0.00000181821818254546" calcext:value-type="float">
            <text:p>1,81821818254546E-006</text:p>
          </table:table-cell>
          <table:table-cell office:value-type="string" calcext:value-type="string">
            <text:p>pl</text:p>
          </table:table-cell>
          <table:table-cell office:value-type="float" office:value="0.00000090912066213076" calcext:value-type="float">
            <text:p>9,0912066213076E-007</text:p>
          </table:table-cell>
          <table:table-cell office:value-type="string" calcext:value-type="string">
            <text:p>ja</text:p>
          </table:table-cell>
          <table:table-cell office:value-type="float" office:value="0.058117922401978" calcext:value-type="float">
            <text:p>0,0581179224</text:p>
          </table:table-cell>
          <table:table-cell office:value-type="string" calcext:value-type="string">
            <text:p>he</text:p>
          </table:table-cell>
          <table:table-cell office:value-type="float" office:value="0.00000363638347118256" calcext:value-type="float">
            <text:p>3,63638347118256E-006</text:p>
          </table:table-cell>
          <table:table-cell office:value-type="string" calcext:value-type="string">
            <text:p>sq</text:p>
          </table:table-cell>
          <table:table-cell office:value-type="float" office:value="0.00000272732231495118" calcext:value-type="float">
            <text:p>2,72732231495118E-006</text:p>
          </table:table-cell>
          <table:table-cell office:value-type="string" calcext:value-type="string">
            <text:p>pl</text:p>
          </table:table-cell>
          <table:table-cell office:value-type="float" office:value="0.0166986340544666" calcext:value-type="float">
            <text:p>0,0166986341</text:p>
          </table:table-cell>
          <table:table-cell office:value-type="string" calcext:value-type="string">
            <text:p>he</text:p>
          </table:table-cell>
          <table:table-cell office:value-type="float" office:value="0.00000181821818254546" calcext:value-type="float">
            <text:p>1,81821818254546E-006</text:p>
          </table:table-cell>
          <table:table-cell office:value-type="string" calcext:value-type="string">
            <text:p>pl</text:p>
          </table:table-cell>
          <table:table-cell office:value-type="float" office:value="0.00000090911983563113" calcext:value-type="float">
            <text:p>9,0911983563113E-007</text:p>
          </table:table-cell>
          <table:table-cell office:value-type="string" calcext:value-type="string">
            <text:p>ja</text:p>
          </table:table-cell>
          <table:table-cell office:value-type="float" office:value="0.0523428521472426" calcext:value-type="float">
            <text:p>0,0523428521</text:p>
          </table:table-cell>
          <table:table-cell office:value-type="string" calcext:value-type="string">
            <text:p>he</text:p>
          </table:table-cell>
          <table:table-cell office:value-type="float" office:value="0.00000181821487663412" calcext:value-type="float">
            <text:p>1,81821487663412E-006</text:p>
          </table:table-cell>
          <table:table-cell office:value-type="string" calcext:value-type="string">
            <text:p>pl</text:p>
          </table:table-cell>
          <table:table-cell office:value-type="float" office:value="0.00000090919505325155" calcext:value-type="float">
            <text:p>9,0919505325155E-007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/>
          <table:table-cell office:value-type="float" office:value="0.021602103195971" calcext:value-type="float">
            <text:p>0,0216021032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.0884416750870103" calcext:value-type="float">
            <text:p>0,088441675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233149376821479" calcext:value-type="float">
            <text:p>0,0233149377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87002387429904" calcext:value-type="float">
            <text:p>0,0870023874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100534368986748" calcext:value-type="float">
            <text:p>0,010053436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647899503891493" calcext:value-type="float">
            <text:p>0,0647899504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132183890009948" calcext:value-type="float">
            <text:p>0,01321838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631713928977177" calcext:value-type="float">
            <text:p>0,063171392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.0108551529192348" calcext:value-type="float">
            <text:p>0,010855152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.066746871118878" calcext:value-type="float">
            <text:p>0,066746871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133595638533148" calcext:value-type="float">
            <text:p>0,013359563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646210862063" calcext:value-type="float">
            <text:p>0,0646210862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/>
          <table:table-cell office:value-type="float" office:value="0.0364421865311919" calcext:value-type="float">
            <text:p>0,0364421865</text:p>
          </table:table-cell>
          <table:table-cell office:value-type="string" calcext:value-type="string">
            <text:p>hu</text:p>
          </table:table-cell>
          <table:table-cell office:value-type="float" office:value="0.0192419241924192" calcext:value-type="float">
            <text:p>0,0192419242</text:p>
          </table:table-cell>
          <table:table-cell office:value-type="string" calcext:value-type="string">
            <text:p>id</text:p>
          </table:table-cell>
          <table:table-cell office:value-type="float" office:value="0.015640625625025" calcext:value-type="float">
            <text:p>0,0156406256</text:p>
          </table:table-cell>
          <table:table-cell office:value-type="string" calcext:value-type="string">
            <text:p>de</text:p>
          </table:table-cell>
          <table:table-cell office:value-type="float" office:value="0.0716828673146926" calcext:value-type="float">
            <text:p>0,0716828673</text:p>
          </table:table-cell>
          <table:table-cell office:value-type="string" calcext:value-type="string">
            <text:p>hu</text:p>
          </table:table-cell>
          <table:table-cell office:value-type="float" office:value="0.0599059905990599" calcext:value-type="float">
            <text:p>0,0599059906</text:p>
          </table:table-cell>
          <table:table-cell office:value-type="string" calcext:value-type="string">
            <text:p>id</text:p>
          </table:table-cell>
          <table:table-cell office:value-type="float" office:value="0.0252010080403216" calcext:value-type="float">
            <text:p>0,025201008</text:p>
          </table:table-cell>
          <table:table-cell office:value-type="string" calcext:value-type="string">
            <text:p>nl</text:p>
          </table:table-cell>
          <table:table-cell office:value-type="float" office:value="0.0352021121267276" calcext:value-type="float">
            <text:p>0,0352021121</text:p>
          </table:table-cell>
          <table:table-cell office:value-type="string" calcext:value-type="string">
            <text:p>hu</text:p>
          </table:table-cell>
          <table:table-cell office:value-type="float" office:value="0.0201220122012201" calcext:value-type="float">
            <text:p>0,0201220122</text:p>
          </table:table-cell>
          <table:table-cell office:value-type="string" calcext:value-type="string">
            <text:p>id</text:p>
          </table:table-cell>
          <table:table-cell office:value-type="float" office:value="0.0146805872234889" calcext:value-type="float">
            <text:p>0,0146805872</text:p>
          </table:table-cell>
          <table:table-cell office:value-type="string" calcext:value-type="string">
            <text:p>de</text:p>
          </table:table-cell>
          <table:table-cell office:value-type="float" office:value="0.0705228209128365" calcext:value-type="float">
            <text:p>0,0705228209</text:p>
          </table:table-cell>
          <table:table-cell office:value-type="string" calcext:value-type="string">
            <text:p>hu</text:p>
          </table:table-cell>
          <table:table-cell office:value-type="float" office:value="0.0384238423842384" calcext:value-type="float">
            <text:p>0,0384238424</text:p>
          </table:table-cell>
          <table:table-cell office:value-type="string" calcext:value-type="string">
            <text:p>id</text:p>
          </table:table-cell>
          <table:table-cell office:value-type="float" office:value="0.0219208768350734" calcext:value-type="float">
            <text:p>0,0219208768</text:p>
          </table:table-cell>
          <table:table-cell office:value-type="string" calcext:value-type="string">
            <text:p>es</text:p>
          </table:table-cell>
          <table:table-cell office:value-type="float" office:value="0.0333783337833378" calcext:value-type="float">
            <text:p>0,0333783338</text:p>
          </table:table-cell>
          <table:table-cell office:value-type="string" calcext:value-type="string">
            <text:p>hu</text:p>
          </table:table-cell>
          <table:table-cell office:value-type="float" office:value="0.0193962715478017" calcext:value-type="float">
            <text:p>0,0193962715</text:p>
          </table:table-cell>
          <table:table-cell office:value-type="string" calcext:value-type="string">
            <text:p>id</text:p>
          </table:table-cell>
          <table:table-cell office:value-type="float" office:value="0.0163441634416344" calcext:value-type="float">
            <text:p>0,0163441634</text:p>
          </table:table-cell>
          <table:table-cell office:value-type="string" calcext:value-type="string">
            <text:p>nl</text:p>
          </table:table-cell>
          <table:table-cell office:value-type="float" office:value="0.0651706517065171" calcext:value-type="float">
            <text:p>0,0651706517</text:p>
          </table:table-cell>
          <table:table-cell office:value-type="string" calcext:value-type="string">
            <text:p>hu</text:p>
          </table:table-cell>
          <table:table-cell office:value-type="float" office:value="0.0602406024060241" calcext:value-type="float">
            <text:p>0,0602406024</text:p>
          </table:table-cell>
          <table:table-cell office:value-type="string" calcext:value-type="string">
            <text:p>id</text:p>
          </table:table-cell>
          <table:table-cell office:value-type="float" office:value="0.025262454724185" calcext:value-type="float">
            <text:p>0,0252624547</text:p>
          </table:table-cell>
          <table:table-cell office:value-type="string" calcext:value-type="string">
            <text:p>es</text:p>
          </table:table-cell>
          <table:table-cell office:value-type="float" office:value="0.0332363323633236" calcext:value-type="float">
            <text:p>0,0332363324</text:p>
          </table:table-cell>
          <table:table-cell office:value-type="string" calcext:value-type="string">
            <text:p>hu</text:p>
          </table:table-cell>
          <table:table-cell office:value-type="float" office:value="0.019980199801998" calcext:value-type="float">
            <text:p>0,0199801998</text:p>
          </table:table-cell>
          <table:table-cell office:value-type="string" calcext:value-type="string">
            <text:p>id</text:p>
          </table:table-cell>
          <table:table-cell office:value-type="float" office:value="0.0145821458214582" calcext:value-type="float">
            <text:p>0,0145821458</text:p>
          </table:table-cell>
          <table:table-cell office:value-type="string" calcext:value-type="string">
            <text:p>nl</text:p>
          </table:table-cell>
          <table:table-cell office:value-type="float" office:value="0.0614706147061471" calcext:value-type="float">
            <text:p>0,0614706147</text:p>
          </table:table-cell>
          <table:table-cell office:value-type="string" calcext:value-type="string">
            <text:p>hu</text:p>
          </table:table-cell>
          <table:table-cell office:value-type="float" office:value="0.0400464004640046" calcext:value-type="float">
            <text:p>0,0400464005</text:p>
          </table:table-cell>
          <table:table-cell office:value-type="string" calcext:value-type="string">
            <text:p>id</text:p>
          </table:table-cell>
          <table:table-cell office:value-type="float" office:value="0.0225284055112992" calcext:value-type="float">
            <text:p>0,0225284055</text:p>
          </table:table-cell>
          <table:table-cell office:value-type="string" calcext:value-type="string">
            <text:p>es</text:p>
          </table:table-cell>
          <table:table-cell office:value-type="float" office:value="0.0336784573691967" calcext:value-type="float">
            <text:p>0,0336784574</text:p>
          </table:table-cell>
          <table:table-cell office:value-type="string" calcext:value-type="string">
            <text:p>hu</text:p>
          </table:table-cell>
          <table:table-cell office:value-type="float" office:value="0.019301172288713" calcext:value-type="float">
            <text:p>0,0193011723</text:p>
          </table:table-cell>
          <table:table-cell office:value-type="string" calcext:value-type="string">
            <text:p>id</text:p>
          </table:table-cell>
          <table:table-cell office:value-type="float" office:value="0.016654651438691" calcext:value-type="float">
            <text:p>0,0166546514</text:p>
          </table:table-cell>
          <table:table-cell office:value-type="string" calcext:value-type="string">
            <text:p>nl</text:p>
          </table:table-cell>
          <table:table-cell office:value-type="float" office:value="0.063702281471138" calcext:value-type="float">
            <text:p>0,0637022815</text:p>
          </table:table-cell>
          <table:table-cell office:value-type="string" calcext:value-type="string">
            <text:p>hu</text:p>
          </table:table-cell>
          <table:table-cell office:value-type="float" office:value="0.0614499288626663" calcext:value-type="float">
            <text:p>0,0614499289</text:p>
          </table:table-cell>
          <table:table-cell office:value-type="string" calcext:value-type="string">
            <text:p>id</text:p>
          </table:table-cell>
          <table:table-cell office:value-type="float" office:value="0.0257312131870649" calcext:value-type="float">
            <text:p>0,0257312132</text:p>
          </table:table-cell>
          <table:table-cell office:value-type="string" calcext:value-type="string">
            <text:p>es</text:p>
          </table:table-cell>
          <table:table-cell office:value-type="float" office:value="0.033691184746057" calcext:value-type="float">
            <text:p>0,0336911847</text:p>
          </table:table-cell>
          <table:table-cell office:value-type="string" calcext:value-type="string">
            <text:p>hu</text:p>
          </table:table-cell>
          <table:table-cell office:value-type="float" office:value="0.019837543239226" calcext:value-type="float">
            <text:p>0,0198375432</text:p>
          </table:table-cell>
          <table:table-cell office:value-type="string" calcext:value-type="string">
            <text:p>id</text:p>
          </table:table-cell>
          <table:table-cell office:value-type="float" office:value="0.0150755504807758" calcext:value-type="float">
            <text:p>0,0150755505</text:p>
          </table:table-cell>
          <table:table-cell office:value-type="string" calcext:value-type="string">
            <text:p>nl</text:p>
          </table:table-cell>
          <table:table-cell office:value-type="float" office:value="0.0621395428330388" calcext:value-type="float">
            <text:p>0,0621395428</text:p>
          </table:table-cell>
          <table:table-cell office:value-type="string" calcext:value-type="string">
            <text:p>hu</text:p>
          </table:table-cell>
          <table:table-cell office:value-type="float" office:value="0.0403360045818806" calcext:value-type="float">
            <text:p>0,0403360046</text:p>
          </table:table-cell>
          <table:table-cell office:value-type="string" calcext:value-type="string">
            <text:p>id</text:p>
          </table:table-cell>
          <table:table-cell office:value-type="float" office:value="0.0232039105916706" calcext:value-type="float">
            <text:p>0,0232039106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994299429942994" calcext:value-type="float">
            <text:p>0,099429943</text:p>
          </table:table-cell>
          <table:table-cell office:value-type="string" calcext:value-type="string">
            <text:p>id</text:p>
          </table:table-cell>
          <table:table-cell office:value-type="float" office:value="0.0498419936797472" calcext:value-type="float">
            <text:p>0,0498419937</text:p>
          </table:table-cell>
          <table:table-cell office:value-type="string" calcext:value-type="string">
            <text:p>la</text:p>
          </table:table-cell>
          <table:table-cell office:value-type="float" office:value="0.0450218008720349" calcext:value-type="float">
            <text:p>0,0450218009</text:p>
          </table:table-cell>
          <table:table-cell office:value-type="string" calcext:value-type="string">
            <text:p>af</text:p>
          </table:table-cell>
          <table:table-cell office:value-type="float" office:value="0.155975597559756" calcext:value-type="float">
            <text:p>0,1559755976</text:p>
          </table:table-cell>
          <table:table-cell office:value-type="string" calcext:value-type="string">
            <text:p>id</text:p>
          </table:table-cell>
          <table:table-cell office:value-type="float" office:value="0.0648625945037801" calcext:value-type="float">
            <text:p>0,0648625945</text:p>
          </table:table-cell>
          <table:table-cell office:value-type="string" calcext:value-type="string">
            <text:p>la</text:p>
          </table:table-cell>
          <table:table-cell office:value-type="float" office:value="0.0593623744949798" calcext:value-type="float">
            <text:p>0,0593623745</text:p>
          </table:table-cell>
          <table:table-cell office:value-type="string" calcext:value-type="string">
            <text:p>it</text:p>
          </table:table-cell>
          <table:table-cell office:value-type="float" office:value="0.0932493249324932" calcext:value-type="float">
            <text:p>0,0932493249</text:p>
          </table:table-cell>
          <table:table-cell office:value-type="string" calcext:value-type="string">
            <text:p>id</text:p>
          </table:table-cell>
          <table:table-cell office:value-type="float" office:value="0.0488819552782111" calcext:value-type="float">
            <text:p>0,0488819553</text:p>
          </table:table-cell>
          <table:table-cell office:value-type="string" calcext:value-type="string">
            <text:p>la</text:p>
          </table:table-cell>
          <table:table-cell office:value-type="float" office:value="0.0431217248689948" calcext:value-type="float">
            <text:p>0,0431217249</text:p>
          </table:table-cell>
          <table:table-cell office:value-type="string" calcext:value-type="string">
            <text:p>af</text:p>
          </table:table-cell>
          <table:table-cell office:value-type="float" office:value="0.146294629462946" calcext:value-type="float">
            <text:p>0,1462946295</text:p>
          </table:table-cell>
          <table:table-cell office:value-type="string" calcext:value-type="string">
            <text:p>id</text:p>
          </table:table-cell>
          <table:table-cell office:value-type="float" office:value="0.06296251850074" calcext:value-type="float">
            <text:p>0,0629625185</text:p>
          </table:table-cell>
          <table:table-cell office:value-type="string" calcext:value-type="string">
            <text:p>la</text:p>
          </table:table-cell>
          <table:table-cell office:value-type="float" office:value="0.0556822272890916" calcext:value-type="float">
            <text:p>0,0556822273</text:p>
          </table:table-cell>
          <table:table-cell office:value-type="string" calcext:value-type="string">
            <text:p>it</text:p>
          </table:table-cell>
          <table:table-cell office:value-type="float" office:value="0.108843523809333" calcext:value-type="float">
            <text:p>0,1088435238</text:p>
          </table:table-cell>
          <table:table-cell office:value-type="string" calcext:value-type="string">
            <text:p>id</text:p>
          </table:table-cell>
          <table:table-cell office:value-type="float" office:value="0.0501422005688023" calcext:value-type="float">
            <text:p>0,0501422006</text:p>
          </table:table-cell>
          <table:table-cell office:value-type="string" calcext:value-type="string">
            <text:p>la</text:p>
          </table:table-cell>
          <table:table-cell office:value-type="float" office:value="0.0386143089144713" calcext:value-type="float">
            <text:p>0,0386143089</text:p>
          </table:table-cell>
          <table:table-cell office:value-type="string" calcext:value-type="string">
            <text:p>it</text:p>
          </table:table-cell>
          <table:table-cell office:value-type="float" office:value="0.166019660196602" calcext:value-type="float">
            <text:p>0,1660196602</text:p>
          </table:table-cell>
          <table:table-cell office:value-type="string" calcext:value-type="string">
            <text:p>id</text:p>
          </table:table-cell>
          <table:table-cell office:value-type="float" office:value="0.0631442525770103" calcext:value-type="float">
            <text:p>0,0631442526</text:p>
          </table:table-cell>
          <table:table-cell office:value-type="string" calcext:value-type="string">
            <text:p>la</text:p>
          </table:table-cell>
          <table:table-cell office:value-type="float" office:value="0.0570342281369126" calcext:value-type="float">
            <text:p>0,0570342281</text:p>
          </table:table-cell>
          <table:table-cell office:value-type="string" calcext:value-type="string">
            <text:p>it</text:p>
          </table:table-cell>
          <table:table-cell office:value-type="float" office:value="0.101773017730177" calcext:value-type="float">
            <text:p>0,1017730177</text:p>
          </table:table-cell>
          <table:table-cell office:value-type="string" calcext:value-type="string">
            <text:p>id</text:p>
          </table:table-cell>
          <table:table-cell office:value-type="float" office:value="0.0491421965687862" calcext:value-type="float">
            <text:p>0,0491421966</text:p>
          </table:table-cell>
          <table:table-cell office:value-type="string" calcext:value-type="string">
            <text:p>la</text:p>
          </table:table-cell>
          <table:table-cell office:value-type="float" office:value="0.0354342834742678" calcext:value-type="float">
            <text:p>0,0354342835</text:p>
          </table:table-cell>
          <table:table-cell office:value-type="string" calcext:value-type="string">
            <text:p>it</text:p>
          </table:table-cell>
          <table:table-cell office:value-type="float" office:value="0.156673566735667" calcext:value-type="float">
            <text:p>0,1566735667</text:p>
          </table:table-cell>
          <table:table-cell office:value-type="string" calcext:value-type="string">
            <text:p>id</text:p>
          </table:table-cell>
          <table:table-cell office:value-type="float" office:value="0.0615922463689855" calcext:value-type="float">
            <text:p>0,0615922464</text:p>
          </table:table-cell>
          <table:table-cell office:value-type="string" calcext:value-type="string">
            <text:p>la</text:p>
          </table:table-cell>
          <table:table-cell office:value-type="float" office:value="0.0544045440454404" calcext:value-type="float">
            <text:p>0,054404544</text:p>
          </table:table-cell>
          <table:table-cell office:value-type="string" calcext:value-type="string">
            <text:p>af</text:p>
          </table:table-cell>
          <table:table-cell office:value-type="float" office:value="0.105840534189103" calcext:value-type="float">
            <text:p>0,1058405342</text:p>
          </table:table-cell>
          <table:table-cell office:value-type="string" calcext:value-type="string">
            <text:p>id</text:p>
          </table:table-cell>
          <table:table-cell office:value-type="float" office:value="0.050346873411887" calcext:value-type="float">
            <text:p>0,0503468734</text:p>
          </table:table-cell>
          <table:table-cell office:value-type="string" calcext:value-type="string">
            <text:p>la</text:p>
          </table:table-cell>
          <table:table-cell office:value-type="float" office:value="0.0394956699763817" calcext:value-type="float">
            <text:p>0,03949567</text:p>
          </table:table-cell>
          <table:table-cell office:value-type="string" calcext:value-type="string">
            <text:p>it</text:p>
          </table:table-cell>
          <table:table-cell office:value-type="float" office:value="0.160876739228262" calcext:value-type="float">
            <text:p>0,1608767392</text:p>
          </table:table-cell>
          <table:table-cell office:value-type="string" calcext:value-type="string">
            <text:p>id</text:p>
          </table:table-cell>
          <table:table-cell office:value-type="float" office:value="0.06170800200366" calcext:value-type="float">
            <text:p>0,061708002</text:p>
          </table:table-cell>
          <table:table-cell office:value-type="string" calcext:value-type="string">
            <text:p>la</text:p>
          </table:table-cell>
          <table:table-cell office:value-type="float" office:value="0.059334869099286" calcext:value-type="float">
            <text:p>0,0593348691</text:p>
          </table:table-cell>
          <table:table-cell office:value-type="string" calcext:value-type="string">
            <text:p>af</text:p>
          </table:table-cell>
          <table:table-cell office:value-type="float" office:value="0.0983113406091901" calcext:value-type="float">
            <text:p>0,0983113406</text:p>
          </table:table-cell>
          <table:table-cell office:value-type="string" calcext:value-type="string">
            <text:p>id</text:p>
          </table:table-cell>
          <table:table-cell office:value-type="float" office:value="0.0489540623835195" calcext:value-type="float">
            <text:p>0,0489540624</text:p>
          </table:table-cell>
          <table:table-cell office:value-type="string" calcext:value-type="string">
            <text:p>la</text:p>
          </table:table-cell>
          <table:table-cell office:value-type="float" office:value="0.0363247105668662" calcext:value-type="float">
            <text:p>0,0363247106</text:p>
          </table:table-cell>
          <table:table-cell office:value-type="string" calcext:value-type="string">
            <text:p>it</text:p>
          </table:table-cell>
          <table:table-cell office:value-type="float" office:value="0.151793888098474" calcext:value-type="float">
            <text:p>0,1517938881</text:p>
          </table:table-cell>
          <table:table-cell office:value-type="string" calcext:value-type="string">
            <text:p>id</text:p>
          </table:table-cell>
          <table:table-cell office:value-type="float" office:value="0.0602143479877489" calcext:value-type="float">
            <text:p>0,060214348</text:p>
          </table:table-cell>
          <table:table-cell office:value-type="string" calcext:value-type="string">
            <text:p>la</text:p>
          </table:table-cell>
          <table:table-cell office:value-type="float" office:value="0.0578648610810604" calcext:value-type="float">
            <text:p>0,0578648611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float" office:value="0.0464646464646465" calcext:value-type="float">
            <text:p>0,0464646465</text:p>
          </table:table-cell>
          <table:table-cell office:value-type="string" calcext:value-type="string">
            <text:p>is</text:p>
          </table:table-cell>
          <table:table-cell office:value-type="float" office:value="0.0392415696627865" calcext:value-type="float">
            <text:p>0,0392415697</text:p>
          </table:table-cell>
          <table:table-cell office:value-type="string" calcext:value-type="string">
            <text:p>no</text:p>
          </table:table-cell>
          <table:table-cell office:value-type="float" office:value="0.0353014120564823" calcext:value-type="float">
            <text:p>0,0353014121</text:p>
          </table:table-cell>
          <table:table-cell office:value-type="string" calcext:value-type="string">
            <text:p>af</text:p>
          </table:table-cell>
          <table:table-cell office:value-type="float" office:value="0.104090409040904" calcext:value-type="float">
            <text:p>0,104090409</text:p>
          </table:table-cell>
          <table:table-cell office:value-type="string" calcext:value-type="string">
            <text:p>is</text:p>
          </table:table-cell>
          <table:table-cell office:value-type="float" office:value="0.094723788951558" calcext:value-type="float">
            <text:p>0,094723789</text:p>
          </table:table-cell>
          <table:table-cell office:value-type="string" calcext:value-type="string">
            <text:p>no</text:p>
          </table:table-cell>
          <table:table-cell office:value-type="float" office:value="0.0508620344813793" calcext:value-type="float">
            <text:p>0,0508620345</text:p>
          </table:table-cell>
          <table:table-cell office:value-type="string" calcext:value-type="string">
            <text:p>sv</text:p>
          </table:table-cell>
          <table:table-cell office:value-type="float" office:value="0.0452445244524452" calcext:value-type="float">
            <text:p>0,0452445245</text:p>
          </table:table-cell>
          <table:table-cell office:value-type="string" calcext:value-type="string">
            <text:p>is</text:p>
          </table:table-cell>
          <table:table-cell office:value-type="float" office:value="0.0395815832633305" calcext:value-type="float">
            <text:p>0,0395815833</text:p>
          </table:table-cell>
          <table:table-cell office:value-type="string" calcext:value-type="string">
            <text:p>no</text:p>
          </table:table-cell>
          <table:table-cell office:value-type="float" office:value="0.0324412976519061" calcext:value-type="float">
            <text:p>0,0324412977</text:p>
          </table:table-cell>
          <table:table-cell office:value-type="string" calcext:value-type="string">
            <text:p>af</text:p>
          </table:table-cell>
          <table:table-cell office:value-type="float" office:value="0.0985498549854986" calcext:value-type="float">
            <text:p>0,098549855</text:p>
          </table:table-cell>
          <table:table-cell office:value-type="string" calcext:value-type="string">
            <text:p>is</text:p>
          </table:table-cell>
          <table:table-cell office:value-type="float" office:value="0.0955238209528381" calcext:value-type="float">
            <text:p>0,095523821</text:p>
          </table:table-cell>
          <table:table-cell office:value-type="string" calcext:value-type="string">
            <text:p>no</text:p>
          </table:table-cell>
          <table:table-cell office:value-type="float" office:value="0.046581863274531" calcext:value-type="float">
            <text:p>0,0465818633</text:p>
          </table:table-cell>
          <table:table-cell office:value-type="string" calcext:value-type="string">
            <text:p>sv</text:p>
          </table:table-cell>
          <table:table-cell office:value-type="float" office:value="0.057331605284948" calcext:value-type="float">
            <text:p>0,0573316053</text:p>
          </table:table-cell>
          <table:table-cell office:value-type="string" calcext:value-type="string">
            <text:p>is</text:p>
          </table:table-cell>
          <table:table-cell office:value-type="float" office:value="0.0332561330245321" calcext:value-type="float">
            <text:p>0,033256133</text:p>
          </table:table-cell>
          <table:table-cell office:value-type="string" calcext:value-type="string">
            <text:p>no</text:p>
          </table:table-cell>
          <table:table-cell office:value-type="float" office:value="0.0302763027630276" calcext:value-type="float">
            <text:p>0,0302763028</text:p>
          </table:table-cell>
          <table:table-cell office:value-type="string" calcext:value-type="string">
            <text:p>af</text:p>
          </table:table-cell>
          <table:table-cell office:value-type="float" office:value="0.125965527034757" calcext:value-type="float">
            <text:p>0,125965527</text:p>
          </table:table-cell>
          <table:table-cell office:value-type="string" calcext:value-type="string">
            <text:p>is</text:p>
          </table:table-cell>
          <table:table-cell office:value-type="float" office:value="0.0734922939691759" calcext:value-type="float">
            <text:p>0,073492294</text:p>
          </table:table-cell>
          <table:table-cell office:value-type="string" calcext:value-type="string">
            <text:p>no</text:p>
          </table:table-cell>
          <table:table-cell office:value-type="float" office:value="0.0505125051250513" calcext:value-type="float">
            <text:p>0,0505125051</text:p>
          </table:table-cell>
          <table:table-cell office:value-type="string" calcext:value-type="string">
            <text:p>da</text:p>
          </table:table-cell>
          <table:table-cell office:value-type="float" office:value="0.0568755925165905" calcext:value-type="float">
            <text:p>0,0568755925</text:p>
          </table:table-cell>
          <table:table-cell office:value-type="string" calcext:value-type="string">
            <text:p>is</text:p>
          </table:table-cell>
          <table:table-cell office:value-type="float" office:value="0.0326821307285229" calcext:value-type="float">
            <text:p>0,0326821307</text:p>
          </table:table-cell>
          <table:table-cell office:value-type="string" calcext:value-type="string">
            <text:p>no</text:p>
          </table:table-cell>
          <table:table-cell office:value-type="float" office:value="0.0278262782627826" calcext:value-type="float">
            <text:p>0,0278262783</text:p>
          </table:table-cell>
          <table:table-cell office:value-type="string" calcext:value-type="string">
            <text:p>af</text:p>
          </table:table-cell>
          <table:table-cell office:value-type="float" office:value="0.118880615373538" calcext:value-type="float">
            <text:p>0,1188806154</text:p>
          </table:table-cell>
          <table:table-cell office:value-type="string" calcext:value-type="string">
            <text:p>is</text:p>
          </table:table-cell>
          <table:table-cell office:value-type="float" office:value="0.0714622858491434" calcext:value-type="float">
            <text:p>0,0714622858</text:p>
          </table:table-cell>
          <table:table-cell office:value-type="string" calcext:value-type="string">
            <text:p>no</text:p>
          </table:table-cell>
          <table:table-cell office:value-type="float" office:value="0.0501685016850169" calcext:value-type="float">
            <text:p>0,0501685017</text:p>
          </table:table-cell>
          <table:table-cell office:value-type="string" calcext:value-type="string">
            <text:p>da</text:p>
          </table:table-cell>
          <table:table-cell office:value-type="float" office:value="0.0577444762832914" calcext:value-type="float">
            <text:p>0,0577444763</text:p>
          </table:table-cell>
          <table:table-cell office:value-type="string" calcext:value-type="string">
            <text:p>is</text:p>
          </table:table-cell>
          <table:table-cell office:value-type="float" office:value="0.0311492324965113" calcext:value-type="float">
            <text:p>0,0311492325</text:p>
          </table:table-cell>
          <table:table-cell office:value-type="string" calcext:value-type="string">
            <text:p>no</text:p>
          </table:table-cell>
          <table:table-cell office:value-type="float" office:value="0.0303819839017304" calcext:value-type="float">
            <text:p>0,0303819839</text:p>
          </table:table-cell>
          <table:table-cell office:value-type="string" calcext:value-type="string">
            <text:p>en</text:p>
          </table:table-cell>
          <table:table-cell office:value-type="float" office:value="0.127970719627341" calcext:value-type="float">
            <text:p>0,1279707196</text:p>
          </table:table-cell>
          <table:table-cell office:value-type="string" calcext:value-type="string">
            <text:p>is</text:p>
          </table:table-cell>
          <table:table-cell office:value-type="float" office:value="0.0685794026336483" calcext:value-type="float">
            <text:p>0,0685794026</text:p>
          </table:table-cell>
          <table:table-cell office:value-type="string" calcext:value-type="string">
            <text:p>no</text:p>
          </table:table-cell>
          <table:table-cell office:value-type="float" office:value="0.0499685906521053" calcext:value-type="float">
            <text:p>0,0499685907</text:p>
          </table:table-cell>
          <table:table-cell office:value-type="string" calcext:value-type="string">
            <text:p>da</text:p>
          </table:table-cell>
          <table:table-cell office:value-type="float" office:value="0.0566679939562867" calcext:value-type="float">
            <text:p>0,056667994</text:p>
          </table:table-cell>
          <table:table-cell office:value-type="string" calcext:value-type="string">
            <text:p>is</text:p>
          </table:table-cell>
          <table:table-cell office:value-type="float" office:value="0.0303146832485602" calcext:value-type="float">
            <text:p>0,0303146832</text:p>
          </table:table-cell>
          <table:table-cell office:value-type="string" calcext:value-type="string">
            <text:p>no</text:p>
          </table:table-cell>
          <table:table-cell office:value-type="float" office:value="0.0276956056123942" calcext:value-type="float">
            <text:p>0,0276956056</text:p>
          </table:table-cell>
          <table:table-cell office:value-type="string" calcext:value-type="string">
            <text:p>en</text:p>
          </table:table-cell>
          <table:table-cell office:value-type="float" office:value="0.120456078531909" calcext:value-type="float">
            <text:p>0,1204560785</text:p>
          </table:table-cell>
          <table:table-cell office:value-type="string" calcext:value-type="string">
            <text:p>is</text:p>
          </table:table-cell>
          <table:table-cell office:value-type="float" office:value="0.0680621275551252" calcext:value-type="float">
            <text:p>0,0680621276</text:p>
          </table:table-cell>
          <table:table-cell office:value-type="string" calcext:value-type="string">
            <text:p>no</text:p>
          </table:table-cell>
          <table:table-cell office:value-type="float" office:value="0.0498075444047877" calcext:value-type="float">
            <text:p>0,0498075444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float" office:value="0.047781911276451" calcext:value-type="float">
            <text:p>0,0477819113</text:p>
          </table:table-cell>
          <table:table-cell office:value-type="string" calcext:value-type="string">
            <text:p>it</text:p>
          </table:table-cell>
          <table:table-cell office:value-type="float" office:value="0.0378415136605464" calcext:value-type="float">
            <text:p>0,0378415137</text:p>
          </table:table-cell>
          <table:table-cell office:value-type="string" calcext:value-type="string">
            <text:p>es</text:p>
          </table:table-cell>
          <table:table-cell office:value-type="float" office:value="0.0362614504580183" calcext:value-type="float">
            <text:p>0,0362614505</text:p>
          </table:table-cell>
          <table:table-cell office:value-type="string" calcext:value-type="string">
            <text:p>la</text:p>
          </table:table-cell>
          <table:table-cell office:value-type="float" office:value="0.0910236409456378" calcext:value-type="float">
            <text:p>0,0910236409</text:p>
          </table:table-cell>
          <table:table-cell office:value-type="string" calcext:value-type="string">
            <text:p>it</text:p>
          </table:table-cell>
          <table:table-cell office:value-type="float" office:value="0.0578623144925797" calcext:value-type="float">
            <text:p>0,0578623145</text:p>
          </table:table-cell>
          <table:table-cell office:value-type="string" calcext:value-type="string">
            <text:p>la</text:p>
          </table:table-cell>
          <table:table-cell office:value-type="float" office:value="0.0550422016880675" calcext:value-type="float">
            <text:p>0,0550422017</text:p>
          </table:table-cell>
          <table:table-cell office:value-type="string" calcext:value-type="string">
            <text:p>es</text:p>
          </table:table-cell>
          <table:table-cell office:value-type="float" office:value="0.0457618304732189" calcext:value-type="float">
            <text:p>0,0457618305</text:p>
          </table:table-cell>
          <table:table-cell office:value-type="string" calcext:value-type="string">
            <text:p>it</text:p>
          </table:table-cell>
          <table:table-cell office:value-type="float" office:value="0.0369614784591384" calcext:value-type="float">
            <text:p>0,0369614785</text:p>
          </table:table-cell>
          <table:table-cell office:value-type="string" calcext:value-type="string">
            <text:p>es</text:p>
          </table:table-cell>
          <table:table-cell office:value-type="float" office:value="0.0347813912556502" calcext:value-type="float">
            <text:p>0,0347813913</text:p>
          </table:table-cell>
          <table:table-cell office:value-type="string" calcext:value-type="string">
            <text:p>la</text:p>
          </table:table-cell>
          <table:table-cell office:value-type="float" office:value="0.0843833753350134" calcext:value-type="float">
            <text:p>0,0843833753</text:p>
          </table:table-cell>
          <table:table-cell office:value-type="string" calcext:value-type="string">
            <text:p>it</text:p>
          </table:table-cell>
          <table:table-cell office:value-type="float" office:value="0.0535821432857314" calcext:value-type="float">
            <text:p>0,0535821433</text:p>
          </table:table-cell>
          <table:table-cell office:value-type="string" calcext:value-type="string">
            <text:p>af</text:p>
          </table:table-cell>
          <table:table-cell office:value-type="float" office:value="0.0532621304852194" calcext:value-type="float">
            <text:p>0,0532621305</text:p>
          </table:table-cell>
          <table:table-cell office:value-type="string" calcext:value-type="string">
            <text:p>la</text:p>
          </table:table-cell>
          <table:table-cell office:value-type="float" office:value="0.0477383819070553" calcext:value-type="float">
            <text:p>0,0477383819</text:p>
          </table:table-cell>
          <table:table-cell office:value-type="string" calcext:value-type="string">
            <text:p>it</text:p>
          </table:table-cell>
          <table:table-cell office:value-type="float" office:value="0.0363501454005816" calcext:value-type="float">
            <text:p>0,0363501454</text:p>
          </table:table-cell>
          <table:table-cell office:value-type="string" calcext:value-type="string">
            <text:p>la</text:p>
          </table:table-cell>
          <table:table-cell office:value-type="float" office:value="0.0341863418634186" calcext:value-type="float">
            <text:p>0,0341863419</text:p>
          </table:table-cell>
          <table:table-cell office:value-type="string" calcext:value-type="string">
            <text:p>af</text:p>
          </table:table-cell>
          <table:table-cell office:value-type="float" office:value="0.0924043696174784" calcext:value-type="float">
            <text:p>0,0924043696</text:p>
          </table:table-cell>
          <table:table-cell office:value-type="string" calcext:value-type="string">
            <text:p>it</text:p>
          </table:table-cell>
          <table:table-cell office:value-type="float" office:value="0.0595942383769535" calcext:value-type="float">
            <text:p>0,0595942384</text:p>
          </table:table-cell>
          <table:table-cell office:value-type="string" calcext:value-type="string">
            <text:p>la</text:p>
          </table:table-cell>
          <table:table-cell office:value-type="float" office:value="0.0585182340729363" calcext:value-type="float">
            <text:p>0,0585182341</text:p>
          </table:table-cell>
          <table:table-cell office:value-type="string" calcext:value-type="string">
            <text:p>pt</text:p>
          </table:table-cell>
          <table:table-cell office:value-type="float" office:value="0.0458323666589333" calcext:value-type="float">
            <text:p>0,0458323667</text:p>
          </table:table-cell>
          <table:table-cell office:value-type="string" calcext:value-type="string">
            <text:p>it</text:p>
          </table:table-cell>
          <table:table-cell office:value-type="float" office:value="0.0352961411845647" calcext:value-type="float">
            <text:p>0,0352961412</text:p>
          </table:table-cell>
          <table:table-cell office:value-type="string" calcext:value-type="string">
            <text:p>la</text:p>
          </table:table-cell>
          <table:table-cell office:value-type="float" office:value="0.0320505769103844" calcext:value-type="float">
            <text:p>0,0320505769</text:p>
          </table:table-cell>
          <table:table-cell office:value-type="string" calcext:value-type="string">
            <text:p>es</text:p>
          </table:table-cell>
          <table:table-cell office:value-type="float" office:value="0.0864163456653827" calcext:value-type="float">
            <text:p>0,0864163457</text:p>
          </table:table-cell>
          <table:table-cell office:value-type="string" calcext:value-type="string">
            <text:p>it</text:p>
          </table:table-cell>
          <table:table-cell office:value-type="float" office:value="0.0605202420809683" calcext:value-type="float">
            <text:p>0,0605202421</text:p>
          </table:table-cell>
          <table:table-cell office:value-type="string" calcext:value-type="string">
            <text:p>pt</text:p>
          </table:table-cell>
          <table:table-cell office:value-type="float" office:value="0.0554902219608879" calcext:value-type="float">
            <text:p>0,055490222</text:p>
          </table:table-cell>
          <table:table-cell office:value-type="string" calcext:value-type="string">
            <text:p>la</text:p>
          </table:table-cell>
          <table:table-cell office:value-type="float" office:value="0.0475548048443901" calcext:value-type="float">
            <text:p>0,0475548048</text:p>
          </table:table-cell>
          <table:table-cell office:value-type="string" calcext:value-type="string">
            <text:p>it</text:p>
          </table:table-cell>
          <table:table-cell office:value-type="float" office:value="0.0361302627655474" calcext:value-type="float">
            <text:p>0,0361302628</text:p>
          </table:table-cell>
          <table:table-cell office:value-type="string" calcext:value-type="string">
            <text:p>af</text:p>
          </table:table-cell>
          <table:table-cell office:value-type="float" office:value="0.0353264501090485" calcext:value-type="float">
            <text:p>0,0353264501</text:p>
          </table:table-cell>
          <table:table-cell office:value-type="string" calcext:value-type="string">
            <text:p>la</text:p>
          </table:table-cell>
          <table:table-cell office:value-type="float" office:value="0.0934531520597821" calcext:value-type="float">
            <text:p>0,0934531521</text:p>
          </table:table-cell>
          <table:table-cell office:value-type="string" calcext:value-type="string">
            <text:p>it</text:p>
          </table:table-cell>
          <table:table-cell office:value-type="float" office:value="0.0586952391255533" calcext:value-type="float">
            <text:p>0,0586952391</text:p>
          </table:table-cell>
          <table:table-cell office:value-type="string" calcext:value-type="string">
            <text:p>la</text:p>
          </table:table-cell>
          <table:table-cell office:value-type="float" office:value="0.0562674261838896" calcext:value-type="float">
            <text:p>0,0562674262</text:p>
          </table:table-cell>
          <table:table-cell office:value-type="string" calcext:value-type="string">
            <text:p>pt</text:p>
          </table:table-cell>
          <table:table-cell office:value-type="float" office:value="0.0455665707571398" calcext:value-type="float">
            <text:p>0,0455665708</text:p>
          </table:table-cell>
          <table:table-cell office:value-type="string" calcext:value-type="string">
            <text:p>it</text:p>
          </table:table-cell>
          <table:table-cell office:value-type="float" office:value="0.0340263825377056" calcext:value-type="float">
            <text:p>0,0340263825</text:p>
          </table:table-cell>
          <table:table-cell office:value-type="string" calcext:value-type="string">
            <text:p>la</text:p>
          </table:table-cell>
          <table:table-cell office:value-type="float" office:value="0.0318368267174795" calcext:value-type="float">
            <text:p>0,0318368267</text:p>
          </table:table-cell>
          <table:table-cell office:value-type="string" calcext:value-type="string">
            <text:p>es</text:p>
          </table:table-cell>
          <table:table-cell office:value-type="float" office:value="0.0879113086877667" calcext:value-type="float">
            <text:p>0,0879113087</text:p>
          </table:table-cell>
          <table:table-cell office:value-type="string" calcext:value-type="string">
            <text:p>it</text:p>
          </table:table-cell>
          <table:table-cell office:value-type="float" office:value="0.0577610666210908" calcext:value-type="float">
            <text:p>0,0577610666</text:p>
          </table:table-cell>
          <table:table-cell office:value-type="string" calcext:value-type="string">
            <text:p>pt</text:p>
          </table:table-cell>
          <table:table-cell office:value-type="float" office:value="0.0552893924875954" calcext:value-type="float">
            <text:p>0,055289392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float" office:value="0.000680027201088043" calcext:value-type="float">
            <text:p>0,0006800272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0660026401056042" calcext:value-type="float">
            <text:p>0,0006600264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148005920236809" calcext:value-type="float">
            <text:p>0,0014800592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0144005760230409" calcext:value-type="float">
            <text:p>0,0014400576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194009312446997" calcext:value-type="float">
            <text:p>0,0019400931</text:p>
          </table:table-cell>
          <table:table-cell office:value-type="string" calcext:value-type="string">
            <text:p>ja</text:p>
          </table:table-cell>
          <table:table-cell office:value-type="float" office:value="0.00000200006400204807" calcext:value-type="float">
            <text:p>2,00006400204807E-00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.00192409235643311" calcext:value-type="float">
            <text:p>0,0019240924</text:p>
          </table:table-cell>
          <table:table-cell office:value-type="string" calcext:value-type="string">
            <text:p>ja</text:p>
          </table:table-cell>
          <table:table-cell office:value-type="float" office:value="0.00000200006000180005" calcext:value-type="float">
            <text:p>2,00006000180005E-00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.00293212314917226" calcext:value-type="float">
            <text:p>0,0029321231</text:p>
          </table:table-cell>
          <table:table-cell office:value-type="string" calcext:value-type="string">
            <text:p>ja</text:p>
          </table:table-cell>
          <table:table-cell office:value-type="float" office:value="0.00000200006400204807" calcext:value-type="float">
            <text:p>2,00006400204807E-00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.00267411231271713" calcext:value-type="float">
            <text:p>0,0026741123</text:p>
          </table:table-cell>
          <table:table-cell office:value-type="string" calcext:value-type="string">
            <text:p>ja</text:p>
          </table:table-cell>
          <table:table-cell office:value-type="float" office:value="0.00000200006000180005" calcext:value-type="float">
            <text:p>2,00006000180005E-006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0208097719561731" calcext:value-type="float">
            <text:p>0,0020809772</text:p>
          </table:table-cell>
          <table:table-cell office:value-type="string" calcext:value-type="string">
            <text:p>ja</text:p>
          </table:table-cell>
          <table:table-cell office:value-type="float" office:value="0.00000090910909127273" calcext:value-type="float">
            <text:p>9,0910909127273E-007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205915829972617" calcext:value-type="float">
            <text:p>0,0020591583</text:p>
          </table:table-cell>
          <table:table-cell office:value-type="string" calcext:value-type="string">
            <text:p>ja</text:p>
          </table:table-cell>
          <table:table-cell office:value-type="float" office:value="0.00000090910743831706" calcext:value-type="float">
            <text:p>9,0910743831706E-007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320282918092848" calcext:value-type="float">
            <text:p>0,0032028292</text:p>
          </table:table-cell>
          <table:table-cell office:value-type="string" calcext:value-type="string">
            <text:p>ja</text:p>
          </table:table-cell>
          <table:table-cell office:value-type="float" office:value="0.00000090910909127273" calcext:value-type="float">
            <text:p>9,0910909127273E-007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303918761051488" calcext:value-type="float">
            <text:p>0,0030391876</text:p>
          </table:table-cell>
          <table:table-cell office:value-type="string" calcext:value-type="string">
            <text:p>ja</text:p>
          </table:table-cell>
          <table:table-cell office:value-type="float" office:value="0.00000090910743831706" calcext:value-type="float">
            <text:p>9,0910743831706E-007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float" office:value="0.0209314495028781" calcext:value-type="float">
            <text:p>0,0209314495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599927391541115" calcext:value-type="float">
            <text:p>0,0599927392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201948512807278" calcext:value-type="float">
            <text:p>0,0201948513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584534260119244" calcext:value-type="float">
            <text:p>0,058453426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180293899712133" calcext:value-type="float">
            <text:p>0,01802939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510290995151095" calcext:value-type="float">
            <text:p>0,0510290995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180244270760913" calcext:value-type="float">
            <text:p>0,0180244271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503026231355312" calcext:value-type="float">
            <text:p>0,0503026231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162846462028804" calcext:value-type="float">
            <text:p>0,0162846462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0.0489431015411436" calcext:value-type="float">
            <text:p>0,0489431015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16210513650843" calcext:value-type="float">
            <text:p>0,0162105137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480904209704114" calcext:value-type="float">
            <text:p>0,048090421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/>
          <table:table-cell office:value-type="float" office:value="0.0000600120024004801" calcext:value-type="float">
            <text:p>0,00006001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456054726567188" calcext:value-type="float">
            <text:p>0,0045605473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.0000600120024004801" calcext:value-type="float">
            <text:p>0,00006001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448053766451974" calcext:value-type="float">
            <text:p>0,0044805377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142014201420142" calcext:value-type="float">
            <text:p>0,00142014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815050533133054" calcext:value-type="float">
            <text:p>0,0081505053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0142014201420142" calcext:value-type="float">
            <text:p>0,00142014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0795649330258476" calcext:value-type="float">
            <text:p>0,0079564933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135563570768094" calcext:value-type="float">
            <text:p>0,0013556357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72271914782966" calcext:value-type="float">
            <text:p>0,0072271915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131926721116367" calcext:value-type="float">
            <text:p>0,001319267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.00706262717365808" calcext:value-type="float">
            <text:p>0,0070626272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/>
          <table:table-cell office:value-type="float" office:value="0.0914036561462459" calcext:value-type="float">
            <text:p>0,0914036561</text:p>
          </table:table-cell>
          <table:table-cell office:value-type="string" calcext:value-type="string">
            <text:p>la</text:p>
          </table:table-cell>
          <table:table-cell office:value-type="float" office:value="0.0532221288851554" calcext:value-type="float">
            <text:p>0,0532221289</text:p>
          </table:table-cell>
          <table:table-cell office:value-type="string" calcext:value-type="string">
            <text:p>fr</text:p>
          </table:table-cell>
          <table:table-cell office:value-type="float" office:value="0.047041881675267" calcext:value-type="float">
            <text:p>0,0470418817</text:p>
          </table:table-cell>
          <table:table-cell office:value-type="string" calcext:value-type="string">
            <text:p>pt</text:p>
          </table:table-cell>
          <table:table-cell office:value-type="float" office:value="0.156086243449738" calcext:value-type="float">
            <text:p>0,1560862434</text:p>
          </table:table-cell>
          <table:table-cell office:value-type="string" calcext:value-type="string">
            <text:p>la</text:p>
          </table:table-cell>
          <table:table-cell office:value-type="float" office:value="0.0881235249409976" calcext:value-type="float">
            <text:p>0,0881235249</text:p>
          </table:table-cell>
          <table:table-cell office:value-type="string" calcext:value-type="string">
            <text:p>fr</text:p>
          </table:table-cell>
          <table:table-cell office:value-type="float" office:value="0.0856434257370295" calcext:value-type="float">
            <text:p>0,0856434257</text:p>
          </table:table-cell>
          <table:table-cell office:value-type="string" calcext:value-type="string">
            <text:p>es</text:p>
          </table:table-cell>
          <table:table-cell office:value-type="float" office:value="0.0897235889435577" calcext:value-type="float">
            <text:p>0,0897235889</text:p>
          </table:table-cell>
          <table:table-cell office:value-type="string" calcext:value-type="string">
            <text:p>la</text:p>
          </table:table-cell>
          <table:table-cell office:value-type="float" office:value="0.0502620104804192" calcext:value-type="float">
            <text:p>0,0502620105</text:p>
          </table:table-cell>
          <table:table-cell office:value-type="string" calcext:value-type="string">
            <text:p>fr</text:p>
          </table:table-cell>
          <table:table-cell office:value-type="float" office:value="0.0445617824712989" calcext:value-type="float">
            <text:p>0,0445617825</text:p>
          </table:table-cell>
          <table:table-cell office:value-type="string" calcext:value-type="string">
            <text:p>pt</text:p>
          </table:table-cell>
          <table:table-cell office:value-type="float" office:value="0.151226049041962" calcext:value-type="float">
            <text:p>0,151226049</text:p>
          </table:table-cell>
          <table:table-cell office:value-type="string" calcext:value-type="string">
            <text:p>la</text:p>
          </table:table-cell>
          <table:table-cell office:value-type="float" office:value="0.0829233169326773" calcext:value-type="float">
            <text:p>0,0829233169</text:p>
          </table:table-cell>
          <table:table-cell office:value-type="string" calcext:value-type="string">
            <text:p>fr</text:p>
          </table:table-cell>
          <table:table-cell office:value-type="float" office:value="0.0821232849313972" calcext:value-type="float">
            <text:p>0,0821232849</text:p>
          </table:table-cell>
          <table:table-cell office:value-type="string" calcext:value-type="string">
            <text:p>es</text:p>
          </table:table-cell>
          <table:table-cell office:value-type="float" office:value="0.090310361241445" calcext:value-type="float">
            <text:p>0,0903103612</text:p>
          </table:table-cell>
          <table:table-cell office:value-type="string" calcext:value-type="string">
            <text:p>la</text:p>
          </table:table-cell>
          <table:table-cell office:value-type="float" office:value="0.0503262013048052" calcext:value-type="float">
            <text:p>0,0503262013</text:p>
          </table:table-cell>
          <table:table-cell office:value-type="string" calcext:value-type="string">
            <text:p>fr</text:p>
          </table:table-cell>
          <table:table-cell office:value-type="float" office:value="0.0463183705469644" calcext:value-type="float">
            <text:p>0,0463183705</text:p>
          </table:table-cell>
          <table:table-cell office:value-type="string" calcext:value-type="string">
            <text:p>it</text:p>
          </table:table-cell>
          <table:table-cell office:value-type="float" office:value="0.160730642922572" calcext:value-type="float">
            <text:p>0,1607306429</text:p>
          </table:table-cell>
          <table:table-cell office:value-type="string" calcext:value-type="string">
            <text:p>la</text:p>
          </table:table-cell>
          <table:table-cell office:value-type="float" office:value="0.0889883559534238" calcext:value-type="float">
            <text:p>0,088988356</text:p>
          </table:table-cell>
          <table:table-cell office:value-type="string" calcext:value-type="string">
            <text:p>fr</text:p>
          </table:table-cell>
          <table:table-cell office:value-type="float" office:value="0.0832614987069768" calcext:value-type="float">
            <text:p>0,0832614987</text:p>
          </table:table-cell>
          <table:table-cell office:value-type="string" calcext:value-type="string">
            <text:p>es</text:p>
          </table:table-cell>
          <table:table-cell office:value-type="float" office:value="0.0889883559534238" calcext:value-type="float">
            <text:p>0,088988356</text:p>
          </table:table-cell>
          <table:table-cell office:value-type="string" calcext:value-type="string">
            <text:p>la</text:p>
          </table:table-cell>
          <table:table-cell office:value-type="float" office:value="0.0465481861927448" calcext:value-type="float">
            <text:p>0,0465481862</text:p>
          </table:table-cell>
          <table:table-cell office:value-type="string" calcext:value-type="string">
            <text:p>fr</text:p>
          </table:table-cell>
          <table:table-cell office:value-type="float" office:value="0.0428983431867455" calcext:value-type="float">
            <text:p>0,0428983432</text:p>
          </table:table-cell>
          <table:table-cell office:value-type="string" calcext:value-type="string">
            <text:p>it</text:p>
          </table:table-cell>
          <table:table-cell office:value-type="float" office:value="0.15747662990652" calcext:value-type="float">
            <text:p>0,1574766299</text:p>
          </table:table-cell>
          <table:table-cell office:value-type="string" calcext:value-type="string">
            <text:p>la</text:p>
          </table:table-cell>
          <table:table-cell office:value-type="float" office:value="0.0819003276013104" calcext:value-type="float">
            <text:p>0,0819003276</text:p>
          </table:table-cell>
          <table:table-cell office:value-type="string" calcext:value-type="string">
            <text:p>fr</text:p>
          </table:table-cell>
          <table:table-cell office:value-type="float" office:value="0.0790134222416004" calcext:value-type="float">
            <text:p>0,0790134222</text:p>
          </table:table-cell>
          <table:table-cell office:value-type="string" calcext:value-type="string">
            <text:p>es</text:p>
          </table:table-cell>
          <table:table-cell office:value-type="float" office:value="0.0883179435056806" calcext:value-type="float">
            <text:p>0,0883179435</text:p>
          </table:table-cell>
          <table:table-cell office:value-type="string" calcext:value-type="string">
            <text:p>la</text:p>
          </table:table-cell>
          <table:table-cell office:value-type="float" office:value="0.0506365938026991" calcext:value-type="float">
            <text:p>0,0506365938</text:p>
          </table:table-cell>
          <table:table-cell office:value-type="string" calcext:value-type="string">
            <text:p>fr</text:p>
          </table:table-cell>
          <table:table-cell office:value-type="float" office:value="0.0464002530922896" calcext:value-type="float">
            <text:p>0,0464002531</text:p>
          </table:table-cell>
          <table:table-cell office:value-type="string" calcext:value-type="string">
            <text:p>it</text:p>
          </table:table-cell>
          <table:table-cell office:value-type="float" office:value="0.159692796369412" calcext:value-type="float">
            <text:p>0,1596927964</text:p>
          </table:table-cell>
          <table:table-cell office:value-type="string" calcext:value-type="string">
            <text:p>la</text:p>
          </table:table-cell>
          <table:table-cell office:value-type="float" office:value="0.0888758585266296" calcext:value-type="float">
            <text:p>0,0888758585</text:p>
          </table:table-cell>
          <table:table-cell office:value-type="string" calcext:value-type="string">
            <text:p>fr</text:p>
          </table:table-cell>
          <table:table-cell office:value-type="float" office:value="0.0823518823404276" calcext:value-type="float">
            <text:p>0,0823518823</text:p>
          </table:table-cell>
          <table:table-cell office:value-type="string" calcext:value-type="string">
            <text:p>es</text:p>
          </table:table-cell>
          <table:table-cell office:value-type="float" office:value="0.0860596198078129" calcext:value-type="float">
            <text:p>0,0860596198</text:p>
          </table:table-cell>
          <table:table-cell office:value-type="string" calcext:value-type="string">
            <text:p>la</text:p>
          </table:table-cell>
          <table:table-cell office:value-type="float" office:value="0.0463765744389747" calcext:value-type="float">
            <text:p>0,0463765744</text:p>
          </table:table-cell>
          <table:table-cell office:value-type="string" calcext:value-type="string">
            <text:p>fr</text:p>
          </table:table-cell>
          <table:table-cell office:value-type="float" office:value="0.0427729216950986" calcext:value-type="float">
            <text:p>0,0427729217</text:p>
          </table:table-cell>
          <table:table-cell office:value-type="string" calcext:value-type="string">
            <text:p>it</text:p>
          </table:table-cell>
          <table:table-cell office:value-type="float" office:value="0.156135481601146" calcext:value-type="float">
            <text:p>0,1561354816</text:p>
          </table:table-cell>
          <table:table-cell office:value-type="string" calcext:value-type="string">
            <text:p>la</text:p>
          </table:table-cell>
          <table:table-cell office:value-type="float" office:value="0.0812367328942404" calcext:value-type="float">
            <text:p>0,0812367329</text:p>
          </table:table-cell>
          <table:table-cell office:value-type="string" calcext:value-type="string">
            <text:p>fr</text:p>
          </table:table-cell>
          <table:table-cell office:value-type="float" office:value="0.0779209208836104" calcext:value-type="float">
            <text:p>0,0779209209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186142001710864" calcext:value-type="float">
            <text:p>0,0186142002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579673217186355" calcext:value-type="float">
            <text:p>0,0579673217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193913277673041" calcext:value-type="float">
            <text:p>0,0193913278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.0494386262854986" calcext:value-type="float">
            <text:p>0,0494386263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1663923121413" calcext:value-type="float">
            <text:p>0,0166392312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528597318792342" calcext:value-type="float">
            <text:p>0,0528597319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.0166145564561009" calcext:value-type="float">
            <text:p>0,0166145565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459357164692276" calcext:value-type="float">
            <text:p>0,0459357165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148785307450889" calcext:value-type="float">
            <text:p>0,0148785307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.0505212324842649" calcext:value-type="float">
            <text:p>0,0505212325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15329680571811" calcext:value-type="float">
            <text:p>0,0153296806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44078075367353" calcext:value-type="float">
            <text:p>0,0440780754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/>
          <table:table-cell office:value-type="float" office:value="0.0926637065482619" calcext:value-type="float">
            <text:p>0,0926637065</text:p>
          </table:table-cell>
          <table:table-cell office:value-type="string" calcext:value-type="string">
            <text:p>nl</text:p>
          </table:table-cell>
          <table:table-cell office:value-type="float" office:value="0.062722508900356" calcext:value-type="float">
            <text:p>0,0627225089</text:p>
          </table:table-cell>
          <table:table-cell office:value-type="string" calcext:value-type="string">
            <text:p>de</text:p>
          </table:table-cell>
          <table:table-cell office:value-type="float" office:value="0.0590423616944678" calcext:value-type="float">
            <text:p>0,0590423617</text:p>
          </table:table-cell>
          <table:table-cell office:value-type="string" calcext:value-type="string">
            <text:p>da</text:p>
          </table:table-cell>
          <table:table-cell office:value-type="float" office:value="0.138165526621065" calcext:value-type="float">
            <text:p>0,1381655266</text:p>
          </table:table-cell>
          <table:table-cell office:value-type="string" calcext:value-type="string">
            <text:p>nl</text:p>
          </table:table-cell>
          <table:table-cell office:value-type="float" office:value="0.0809232369294772" calcext:value-type="float">
            <text:p>0,0809232369</text:p>
          </table:table-cell>
          <table:table-cell office:value-type="string" calcext:value-type="string">
            <text:p>no</text:p>
          </table:table-cell>
          <table:table-cell office:value-type="float" office:value="0.0799431977279091" calcext:value-type="float">
            <text:p>0,0799431977</text:p>
          </table:table-cell>
          <table:table-cell office:value-type="string" calcext:value-type="string">
            <text:p>af</text:p>
          </table:table-cell>
          <table:table-cell office:value-type="float" office:value="0.0854634185367415" calcext:value-type="float">
            <text:p>0,0854634185</text:p>
          </table:table-cell>
          <table:table-cell office:value-type="string" calcext:value-type="string">
            <text:p>nl</text:p>
          </table:table-cell>
          <table:table-cell office:value-type="float" office:value="0.0594223768950758" calcext:value-type="float">
            <text:p>0,0594223769</text:p>
          </table:table-cell>
          <table:table-cell office:value-type="string" calcext:value-type="string">
            <text:p>de</text:p>
          </table:table-cell>
          <table:table-cell office:value-type="float" office:value="0.0532621304852194" calcext:value-type="float">
            <text:p>0,0532621305</text:p>
          </table:table-cell>
          <table:table-cell office:value-type="string" calcext:value-type="string">
            <text:p>da</text:p>
          </table:table-cell>
          <table:table-cell office:value-type="float" office:value="0.125745029801192" calcext:value-type="float">
            <text:p>0,1257450298</text:p>
          </table:table-cell>
          <table:table-cell office:value-type="string" calcext:value-type="string">
            <text:p>nl</text:p>
          </table:table-cell>
          <table:table-cell office:value-type="float" office:value="0.0754230169206768" calcext:value-type="float">
            <text:p>0,0754230169</text:p>
          </table:table-cell>
          <table:table-cell office:value-type="string" calcext:value-type="string">
            <text:p>af</text:p>
          </table:table-cell>
          <table:table-cell office:value-type="float" office:value="0.0721228849153966" calcext:value-type="float">
            <text:p>0,0721228849</text:p>
          </table:table-cell>
          <table:table-cell office:value-type="string" calcext:value-type="string">
            <text:p>no</text:p>
          </table:table-cell>
          <table:table-cell office:value-type="float" office:value="0.0984809848098481" calcext:value-type="float">
            <text:p>0,0984809848</text:p>
          </table:table-cell>
          <table:table-cell office:value-type="string" calcext:value-type="string">
            <text:p>nl</text:p>
          </table:table-cell>
          <table:table-cell office:value-type="float" office:value="0.0645506455064551" calcext:value-type="float">
            <text:p>0,0645506455</text:p>
          </table:table-cell>
          <table:table-cell office:value-type="string" calcext:value-type="string">
            <text:p>de</text:p>
          </table:table-cell>
          <table:table-cell office:value-type="float" office:value="0.0603947247366968" calcext:value-type="float">
            <text:p>0,0603947247</text:p>
          </table:table-cell>
          <table:table-cell office:value-type="string" calcext:value-type="string">
            <text:p>da</text:p>
          </table:table-cell>
          <table:table-cell office:value-type="float" office:value="0.159217592175922" calcext:value-type="float">
            <text:p>0,1592175922</text:p>
          </table:table-cell>
          <table:table-cell office:value-type="string" calcext:value-type="string">
            <text:p>nl</text:p>
          </table:table-cell>
          <table:table-cell office:value-type="float" office:value="0.0859668596685967" calcext:value-type="float">
            <text:p>0,0859668597</text:p>
          </table:table-cell>
          <table:table-cell office:value-type="string" calcext:value-type="string">
            <text:p>af</text:p>
          </table:table-cell>
          <table:table-cell office:value-type="float" office:value="0.0828788287882879" calcext:value-type="float">
            <text:p>0,0828788288</text:p>
          </table:table-cell>
          <table:table-cell office:value-type="string" calcext:value-type="string">
            <text:p>de</text:p>
          </table:table-cell>
          <table:table-cell office:value-type="float" office:value="0.0915049150491505" calcext:value-type="float">
            <text:p>0,091504915</text:p>
          </table:table-cell>
          <table:table-cell office:value-type="string" calcext:value-type="string">
            <text:p>nl</text:p>
          </table:table-cell>
          <table:table-cell office:value-type="float" office:value="0.0607966079660797" calcext:value-type="float">
            <text:p>0,060796608</text:p>
          </table:table-cell>
          <table:table-cell office:value-type="string" calcext:value-type="string">
            <text:p>de</text:p>
          </table:table-cell>
          <table:table-cell office:value-type="float" office:value="0.0542386508638104" calcext:value-type="float">
            <text:p>0,0542386509</text:p>
          </table:table-cell>
          <table:table-cell office:value-type="string" calcext:value-type="string">
            <text:p>da</text:p>
          </table:table-cell>
          <table:table-cell office:value-type="float" office:value="0.145625456254563" calcext:value-type="float">
            <text:p>0,1456254563</text:p>
          </table:table-cell>
          <table:table-cell office:value-type="string" calcext:value-type="string">
            <text:p>nl</text:p>
          </table:table-cell>
          <table:table-cell office:value-type="float" office:value="0.0804228042280423" calcext:value-type="float">
            <text:p>0,0804228042</text:p>
          </table:table-cell>
          <table:table-cell office:value-type="string" calcext:value-type="string">
            <text:p>af</text:p>
          </table:table-cell>
          <table:table-cell office:value-type="float" office:value="0.0740167401674017" calcext:value-type="float">
            <text:p>0,0740167402</text:p>
          </table:table-cell>
          <table:table-cell office:value-type="string" calcext:value-type="string">
            <text:p>da</text:p>
          </table:table-cell>
          <table:table-cell office:value-type="float" office:value="0.100241546991663" calcext:value-type="float">
            <text:p>0,100241547</text:p>
          </table:table-cell>
          <table:table-cell office:value-type="string" calcext:value-type="string">
            <text:p>nl</text:p>
          </table:table-cell>
          <table:table-cell office:value-type="float" office:value="0.0619476669396987" calcext:value-type="float">
            <text:p>0,0619476669</text:p>
          </table:table-cell>
          <table:table-cell office:value-type="string" calcext:value-type="string">
            <text:p>de</text:p>
          </table:table-cell>
          <table:table-cell office:value-type="float" office:value="0.0592613939568597" calcext:value-type="float">
            <text:p>0,059261394</text:p>
          </table:table-cell>
          <table:table-cell office:value-type="string" calcext:value-type="string">
            <text:p>da</text:p>
          </table:table-cell>
          <table:table-cell office:value-type="float" office:value="0.162963764314864" calcext:value-type="float">
            <text:p>0,1629637643</text:p>
          </table:table-cell>
          <table:table-cell office:value-type="string" calcext:value-type="string">
            <text:p>nl</text:p>
          </table:table-cell>
          <table:table-cell office:value-type="float" office:value="0.0852013738256754" calcext:value-type="float">
            <text:p>0,0852013738</text:p>
          </table:table-cell>
          <table:table-cell office:value-type="string" calcext:value-type="string">
            <text:p>af</text:p>
          </table:table-cell>
          <table:table-cell office:value-type="float" office:value="0.0822770368121194" calcext:value-type="float">
            <text:p>0,0822770368</text:p>
          </table:table-cell>
          <table:table-cell office:value-type="string" calcext:value-type="string">
            <text:p>da</text:p>
          </table:table-cell>
          <table:table-cell office:value-type="float" office:value="0.0945487834922586" calcext:value-type="float">
            <text:p>0,0945487835</text:p>
          </table:table-cell>
          <table:table-cell office:value-type="string" calcext:value-type="string">
            <text:p>nl</text:p>
          </table:table-cell>
          <table:table-cell office:value-type="float" office:value="0.0590403757114818" calcext:value-type="float">
            <text:p>0,0590403757</text:p>
          </table:table-cell>
          <table:table-cell office:value-type="string" calcext:value-type="string">
            <text:p>de</text:p>
          </table:table-cell>
          <table:table-cell office:value-type="float" office:value="0.0534058915027486" calcext:value-type="float">
            <text:p>0,0534058915</text:p>
          </table:table-cell>
          <table:table-cell office:value-type="string" calcext:value-type="string">
            <text:p>da</text:p>
          </table:table-cell>
          <table:table-cell office:value-type="float" office:value="0.146902753017519" calcext:value-type="float">
            <text:p>0,146902753</text:p>
          </table:table-cell>
          <table:table-cell office:value-type="string" calcext:value-type="string">
            <text:p>nl</text:p>
          </table:table-cell>
          <table:table-cell office:value-type="float" office:value="0.0804231659445415" calcext:value-type="float">
            <text:p>0,0804231659</text:p>
          </table:table-cell>
          <table:table-cell office:value-type="string" calcext:value-type="string">
            <text:p>af</text:p>
          </table:table-cell>
          <table:table-cell office:value-type="float" office:value="0.0737758569592198" calcext:value-type="float">
            <text:p>0,073775857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float" office:value="0.0566822672906916" calcext:value-type="float">
            <text:p>0,0566822673</text:p>
          </table:table-cell>
          <table:table-cell office:value-type="string" calcext:value-type="string">
            <text:p>no</text:p>
          </table:table-cell>
          <table:table-cell office:value-type="float" office:value="0.0339613584543382" calcext:value-type="float">
            <text:p>0,0339613585</text:p>
          </table:table-cell>
          <table:table-cell office:value-type="string" calcext:value-type="string">
            <text:p>de</text:p>
          </table:table-cell>
          <table:table-cell office:value-type="float" office:value="0.0295211808472339" calcext:value-type="float">
            <text:p>0,0295211808</text:p>
          </table:table-cell>
          <table:table-cell office:value-type="string" calcext:value-type="string">
            <text:p>da</text:p>
          </table:table-cell>
          <table:table-cell office:value-type="float" office:value="0.137565502620105" calcext:value-type="float">
            <text:p>0,1375655026</text:p>
          </table:table-cell>
          <table:table-cell office:value-type="string" calcext:value-type="string">
            <text:p>no</text:p>
          </table:table-cell>
          <table:table-cell office:value-type="float" office:value="0.0804432177287091" calcext:value-type="float">
            <text:p>0,0804432177</text:p>
          </table:table-cell>
          <table:table-cell office:value-type="string" calcext:value-type="string">
            <text:p>da</text:p>
          </table:table-cell>
          <table:table-cell office:value-type="float" office:value="0.0724428977159086" calcext:value-type="float">
            <text:p>0,0724428977</text:p>
          </table:table-cell>
          <table:table-cell office:value-type="string" calcext:value-type="string">
            <text:p>es</text:p>
          </table:table-cell>
          <table:table-cell office:value-type="float" office:value="0.0526821072842914" calcext:value-type="float">
            <text:p>0,0526821073</text:p>
          </table:table-cell>
          <table:table-cell office:value-type="string" calcext:value-type="string">
            <text:p>no</text:p>
          </table:table-cell>
          <table:table-cell office:value-type="float" office:value="0.0342813712548502" calcext:value-type="float">
            <text:p>0,0342813713</text:p>
          </table:table-cell>
          <table:table-cell office:value-type="string" calcext:value-type="string">
            <text:p>de</text:p>
          </table:table-cell>
          <table:table-cell office:value-type="float" office:value="0.0279611184447378" calcext:value-type="float">
            <text:p>0,0279611184</text:p>
          </table:table-cell>
          <table:table-cell office:value-type="string" calcext:value-type="string">
            <text:p>da</text:p>
          </table:table-cell>
          <table:table-cell office:value-type="float" office:value="0.131005240209608" calcext:value-type="float">
            <text:p>0,1310052402</text:p>
          </table:table-cell>
          <table:table-cell office:value-type="string" calcext:value-type="string">
            <text:p>no</text:p>
          </table:table-cell>
          <table:table-cell office:value-type="float" office:value="0.078003120124805" calcext:value-type="float">
            <text:p>0,0780031201</text:p>
          </table:table-cell>
          <table:table-cell office:value-type="string" calcext:value-type="string">
            <text:p>da</text:p>
          </table:table-cell>
          <table:table-cell office:value-type="float" office:value="0.0618024720988839" calcext:value-type="float">
            <text:p>0,0618024721</text:p>
          </table:table-cell>
          <table:table-cell office:value-type="string" calcext:value-type="string">
            <text:p>es</text:p>
          </table:table-cell>
          <table:table-cell office:value-type="float" office:value="0.0460581842327369" calcext:value-type="float">
            <text:p>0,0460581842</text:p>
          </table:table-cell>
          <table:table-cell office:value-type="string" calcext:value-type="string">
            <text:p>no</text:p>
          </table:table-cell>
          <table:table-cell office:value-type="float" office:value="0.0335604027248327" calcext:value-type="float">
            <text:p>0,0335604027</text:p>
          </table:table-cell>
          <table:table-cell office:value-type="string" calcext:value-type="string">
            <text:p>da</text:p>
          </table:table-cell>
          <table:table-cell office:value-type="float" office:value="0.0326823268232682" calcext:value-type="float">
            <text:p>0,0326823268</text:p>
          </table:table-cell>
          <table:table-cell office:value-type="string" calcext:value-type="string">
            <text:p>de</text:p>
          </table:table-cell>
          <table:table-cell office:value-type="float" office:value="0.112682450729803" calcext:value-type="float">
            <text:p>0,1126824507</text:p>
          </table:table-cell>
          <table:table-cell office:value-type="string" calcext:value-type="string">
            <text:p>no</text:p>
          </table:table-cell>
          <table:table-cell office:value-type="float" office:value="0.0883948839488395" calcext:value-type="float">
            <text:p>0,0883948839</text:p>
          </table:table-cell>
          <table:table-cell office:value-type="string" calcext:value-type="string">
            <text:p>da</text:p>
          </table:table-cell>
          <table:table-cell office:value-type="float" office:value="0.0736413255438598" calcext:value-type="float">
            <text:p>0,0736413255</text:p>
          </table:table-cell>
          <table:table-cell office:value-type="string" calcext:value-type="string">
            <text:p>es</text:p>
          </table:table-cell>
          <table:table-cell office:value-type="float" office:value="0.0431641726566906" calcext:value-type="float">
            <text:p>0,0431641727</text:p>
          </table:table-cell>
          <table:table-cell office:value-type="string" calcext:value-type="string">
            <text:p>no</text:p>
          </table:table-cell>
          <table:table-cell office:value-type="float" office:value="0.0335663356633566" calcext:value-type="float">
            <text:p>0,0335663357</text:p>
          </table:table-cell>
          <table:table-cell office:value-type="string" calcext:value-type="string">
            <text:p>de</text:p>
          </table:table-cell>
          <table:table-cell office:value-type="float" office:value="0.0320403844846138" calcext:value-type="float">
            <text:p>0,0320403845</text:p>
          </table:table-cell>
          <table:table-cell office:value-type="string" calcext:value-type="string">
            <text:p>da</text:p>
          </table:table-cell>
          <table:table-cell office:value-type="float" office:value="0.1062644250577" calcext:value-type="float">
            <text:p>0,1062644251</text:p>
          </table:table-cell>
          <table:table-cell office:value-type="string" calcext:value-type="string">
            <text:p>no</text:p>
          </table:table-cell>
          <table:table-cell office:value-type="float" office:value="0.0852228522285223" calcext:value-type="float">
            <text:p>0,0852228522</text:p>
          </table:table-cell>
          <table:table-cell office:value-type="string" calcext:value-type="string">
            <text:p>da</text:p>
          </table:table-cell>
          <table:table-cell office:value-type="float" office:value="0.0644511601208822" calcext:value-type="float">
            <text:p>0,0644511601</text:p>
          </table:table-cell>
          <table:table-cell office:value-type="string" calcext:value-type="string">
            <text:p>es</text:p>
          </table:table-cell>
          <table:table-cell office:value-type="float" office:value="0.0431483779471725" calcext:value-type="float">
            <text:p>0,0431483779</text:p>
          </table:table-cell>
          <table:table-cell office:value-type="string" calcext:value-type="string">
            <text:p>no</text:p>
          </table:table-cell>
          <table:table-cell office:value-type="float" office:value="0.0355475635709747" calcext:value-type="float">
            <text:p>0,0355475636</text:p>
          </table:table-cell>
          <table:table-cell office:value-type="string" calcext:value-type="string">
            <text:p>da</text:p>
          </table:table-cell>
          <table:table-cell office:value-type="float" office:value="0.0322247505211397" calcext:value-type="float">
            <text:p>0,0322247505</text:p>
          </table:table-cell>
          <table:table-cell office:value-type="string" calcext:value-type="string">
            <text:p>de</text:p>
          </table:table-cell>
          <table:table-cell office:value-type="float" office:value="0.109596861803917" calcext:value-type="float">
            <text:p>0,1095968618</text:p>
          </table:table-cell>
          <table:table-cell office:value-type="string" calcext:value-type="string">
            <text:p>no</text:p>
          </table:table-cell>
          <table:table-cell office:value-type="float" office:value="0.0914462027416588" calcext:value-type="float">
            <text:p>0,0914462027</text:p>
          </table:table-cell>
          <table:table-cell office:value-type="string" calcext:value-type="string">
            <text:p>da</text:p>
          </table:table-cell>
          <table:table-cell office:value-type="float" office:value="0.0740208747921566" calcext:value-type="float">
            <text:p>0,0740208748</text:p>
          </table:table-cell>
          <table:table-cell office:value-type="string" calcext:value-type="string">
            <text:p>es</text:p>
          </table:table-cell>
          <table:table-cell office:value-type="float" office:value="0.0398574538975177" calcext:value-type="float">
            <text:p>0,0398574539</text:p>
          </table:table-cell>
          <table:table-cell office:value-type="string" calcext:value-type="string">
            <text:p>no</text:p>
          </table:table-cell>
          <table:table-cell office:value-type="float" office:value="0.0334220916352952" calcext:value-type="float">
            <text:p>0,0334220916</text:p>
          </table:table-cell>
          <table:table-cell office:value-type="string" calcext:value-type="string">
            <text:p>da</text:p>
          </table:table-cell>
          <table:table-cell office:value-type="float" office:value="0.0329283913624905" calcext:value-type="float">
            <text:p>0,0329283914</text:p>
          </table:table-cell>
          <table:table-cell office:value-type="string" calcext:value-type="string">
            <text:p>de</text:p>
          </table:table-cell>
          <table:table-cell office:value-type="float" office:value="0.104994113609607" calcext:value-type="float">
            <text:p>0,1049941136</text:p>
          </table:table-cell>
          <table:table-cell office:value-type="string" calcext:value-type="string">
            <text:p>no</text:p>
          </table:table-cell>
          <table:table-cell office:value-type="float" office:value="0.0885495739067667" calcext:value-type="float">
            <text:p>0,0885495739</text:p>
          </table:table-cell>
          <table:table-cell office:value-type="string" calcext:value-type="string">
            <text:p>da</text:p>
          </table:table-cell>
          <table:table-cell office:value-type="float" office:value="0.0647298558982969" calcext:value-type="float">
            <text:p>0,0647298559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393215728629145" calcext:value-type="float">
            <text:p>0,0393215729</text:p>
          </table:table-cell>
          <table:table-cell office:value-type="string" calcext:value-type="string">
            <text:p>pl</text:p>
          </table:table-cell>
          <table:table-cell office:value-type="float" office:value="0.0228409136365455" calcext:value-type="float">
            <text:p>0,0228409136</text:p>
          </table:table-cell>
          <table:table-cell office:value-type="string" calcext:value-type="string">
            <text:p>la</text:p>
          </table:table-cell>
          <table:table-cell office:value-type="float" office:value="0.0210208408336333" calcext:value-type="float">
            <text:p>0,0210208408</text:p>
          </table:table-cell>
          <table:table-cell office:value-type="string" calcext:value-type="string">
            <text:p>it</text:p>
          </table:table-cell>
          <table:table-cell office:value-type="float" office:value="0.0673426937077483" calcext:value-type="float">
            <text:p>0,0673426937</text:p>
          </table:table-cell>
          <table:table-cell office:value-type="string" calcext:value-type="string">
            <text:p>pl</text:p>
          </table:table-cell>
          <table:table-cell office:value-type="float" office:value="0.0482219288771551" calcext:value-type="float">
            <text:p>0,0482219289</text:p>
          </table:table-cell>
          <table:table-cell office:value-type="string" calcext:value-type="string">
            <text:p>it</text:p>
          </table:table-cell>
          <table:table-cell office:value-type="float" office:value="0.0398015920636826" calcext:value-type="float">
            <text:p>0,0398015921</text:p>
          </table:table-cell>
          <table:table-cell office:value-type="string" calcext:value-type="string">
            <text:p>es</text:p>
          </table:table-cell>
          <table:table-cell office:value-type="float" office:value="0.0387415496619865" calcext:value-type="float">
            <text:p>0,0387415497</text:p>
          </table:table-cell>
          <table:table-cell office:value-type="string" calcext:value-type="string">
            <text:p>pl</text:p>
          </table:table-cell>
          <table:table-cell office:value-type="float" office:value="0.0223208928357134" calcext:value-type="float">
            <text:p>0,0223208928</text:p>
          </table:table-cell>
          <table:table-cell office:value-type="string" calcext:value-type="string">
            <text:p>la</text:p>
          </table:table-cell>
          <table:table-cell office:value-type="float" office:value="0.0197607904316173" calcext:value-type="float">
            <text:p>0,0197607904</text:p>
          </table:table-cell>
          <table:table-cell office:value-type="string" calcext:value-type="string">
            <text:p>es</text:p>
          </table:table-cell>
          <table:table-cell office:value-type="float" office:value="0.0651426057042282" calcext:value-type="float">
            <text:p>0,0651426057</text:p>
          </table:table-cell>
          <table:table-cell office:value-type="string" calcext:value-type="string">
            <text:p>pl</text:p>
          </table:table-cell>
          <table:table-cell office:value-type="float" office:value="0.0456418256730269" calcext:value-type="float">
            <text:p>0,0456418257</text:p>
          </table:table-cell>
          <table:table-cell office:value-type="string" calcext:value-type="string">
            <text:p>it</text:p>
          </table:table-cell>
          <table:table-cell office:value-type="float" office:value="0.0377830226418114" calcext:value-type="float">
            <text:p>0,0377830226</text:p>
          </table:table-cell>
          <table:table-cell office:value-type="string" calcext:value-type="string">
            <text:p>sr</text:p>
          </table:table-cell>
          <table:table-cell office:value-type="float" office:value="0.0579562023356887" calcext:value-type="float">
            <text:p>0,0579562023</text:p>
          </table:table-cell>
          <table:table-cell office:value-type="string" calcext:value-type="string">
            <text:p>pl</text:p>
          </table:table-cell>
          <table:table-cell office:value-type="float" office:value="0.0209261674093393" calcext:value-type="float">
            <text:p>0,0209261674</text:p>
          </table:table-cell>
          <table:table-cell office:value-type="string" calcext:value-type="string">
            <text:p>it</text:p>
          </table:table-cell>
          <table:table-cell office:value-type="float" office:value="0.0207560830243321" calcext:value-type="float">
            <text:p>0,020756083</text:p>
          </table:table-cell>
          <table:table-cell office:value-type="string" calcext:value-type="string">
            <text:p>la</text:p>
          </table:table-cell>
          <table:table-cell office:value-type="float" office:value="0.0914965489792939" calcext:value-type="float">
            <text:p>0,091496549</text:p>
          </table:table-cell>
          <table:table-cell office:value-type="string" calcext:value-type="string">
            <text:p>pl</text:p>
          </table:table-cell>
          <table:table-cell office:value-type="float" office:value="0.0517442069768279" calcext:value-type="float">
            <text:p>0,051744207</text:p>
          </table:table-cell>
          <table:table-cell office:value-type="string" calcext:value-type="string">
            <text:p>it</text:p>
          </table:table-cell>
          <table:table-cell office:value-type="float" office:value="0.0387941551766207" calcext:value-type="float">
            <text:p>0,0387941552</text:p>
          </table:table-cell>
          <table:table-cell office:value-type="string" calcext:value-type="string">
            <text:p>cr</text:p>
          </table:table-cell>
          <table:table-cell office:value-type="float" office:value="0.0560901314249941" calcext:value-type="float">
            <text:p>0,0560901314</text:p>
          </table:table-cell>
          <table:table-cell office:value-type="string" calcext:value-type="string">
            <text:p>pl</text:p>
          </table:table-cell>
          <table:table-cell office:value-type="float" office:value="0.0205400821603286" calcext:value-type="float">
            <text:p>0,0205400822</text:p>
          </table:table-cell>
          <table:table-cell office:value-type="string" calcext:value-type="string">
            <text:p>la</text:p>
          </table:table-cell>
          <table:table-cell office:value-type="float" office:value="0.0191941535532284" calcext:value-type="float">
            <text:p>0,0191941536</text:p>
          </table:table-cell>
          <table:table-cell office:value-type="string" calcext:value-type="string">
            <text:p>it</text:p>
          </table:table-cell>
          <table:table-cell office:value-type="float" office:value="0.0872665235991416" calcext:value-type="float">
            <text:p>0,0872665236</text:p>
          </table:table-cell>
          <table:table-cell office:value-type="string" calcext:value-type="string">
            <text:p>pl</text:p>
          </table:table-cell>
          <table:table-cell office:value-type="float" office:value="0.0468261873047492" calcext:value-type="float">
            <text:p>0,0468261873</text:p>
          </table:table-cell>
          <table:table-cell office:value-type="string" calcext:value-type="string">
            <text:p>it</text:p>
          </table:table-cell>
          <table:table-cell office:value-type="float" office:value="0.0377801511206045" calcext:value-type="float">
            <text:p>0,0377801511</text:p>
          </table:table-cell>
          <table:table-cell office:value-type="string" calcext:value-type="string">
            <text:p>cr</text:p>
          </table:table-cell>
          <table:table-cell office:value-type="float" office:value="0.0509282912930986" calcext:value-type="float">
            <text:p>0,0509282913</text:p>
          </table:table-cell>
          <table:table-cell office:value-type="string" calcext:value-type="string">
            <text:p>pl</text:p>
          </table:table-cell>
          <table:table-cell office:value-type="float" office:value="0.0213660566797791" calcext:value-type="float">
            <text:p>0,0213660567</text:p>
          </table:table-cell>
          <table:table-cell office:value-type="string" calcext:value-type="string">
            <text:p>la</text:p>
          </table:table-cell>
          <table:table-cell office:value-type="float" office:value="0.021023751038642" calcext:value-type="float">
            <text:p>0,021023751</text:p>
          </table:table-cell>
          <table:table-cell office:value-type="string" calcext:value-type="string">
            <text:p>it</text:p>
          </table:table-cell>
          <table:table-cell office:value-type="float" office:value="0.0808296514482081" calcext:value-type="float">
            <text:p>0,0808296514</text:p>
          </table:table-cell>
          <table:table-cell office:value-type="string" calcext:value-type="string">
            <text:p>pl</text:p>
          </table:table-cell>
          <table:table-cell office:value-type="float" office:value="0.0516975077159442" calcext:value-type="float">
            <text:p>0,0516975077</text:p>
          </table:table-cell>
          <table:table-cell office:value-type="string" calcext:value-type="string">
            <text:p>it</text:p>
          </table:table-cell>
          <table:table-cell office:value-type="float" office:value="0.0399900727092231" calcext:value-type="float">
            <text:p>0,0399900727</text:p>
          </table:table-cell>
          <table:table-cell office:value-type="string" calcext:value-type="string">
            <text:p>cr</text:p>
          </table:table-cell>
          <table:table-cell office:value-type="float" office:value="0.0490946182560015" calcext:value-type="float">
            <text:p>0,0490946183</text:p>
          </table:table-cell>
          <table:table-cell office:value-type="string" calcext:value-type="string">
            <text:p>pl</text:p>
          </table:table-cell>
          <table:table-cell office:value-type="float" office:value="0.0208460230733565" calcext:value-type="float">
            <text:p>0,0208460231</text:p>
          </table:table-cell>
          <table:table-cell office:value-type="string" calcext:value-type="string">
            <text:p>la</text:p>
          </table:table-cell>
          <table:table-cell office:value-type="float" office:value="0.0194409974590794" calcext:value-type="float">
            <text:p>0,0194409975</text:p>
          </table:table-cell>
          <table:table-cell office:value-type="string" calcext:value-type="string">
            <text:p>it</text:p>
          </table:table-cell>
          <table:table-cell office:value-type="float" office:value="0.0773932253313697" calcext:value-type="float">
            <text:p>0,0773932253</text:p>
          </table:table-cell>
          <table:table-cell office:value-type="string" calcext:value-type="string">
            <text:p>pl</text:p>
          </table:table-cell>
          <table:table-cell office:value-type="float" office:value="0.0469247587489034" calcext:value-type="float">
            <text:p>0,0469247587</text:p>
          </table:table-cell>
          <table:table-cell office:value-type="string" calcext:value-type="string">
            <text:p>it</text:p>
          </table:table-cell>
          <table:table-cell office:value-type="float" office:value="0.0390200709455835" calcext:value-type="float">
            <text:p>0,0390200709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float" office:value="0.0552222088883555" calcext:value-type="float">
            <text:p>0,0552222089</text:p>
          </table:table-cell>
          <table:table-cell office:value-type="string" calcext:value-type="string">
            <text:p>pt</text:p>
          </table:table-cell>
          <table:table-cell office:value-type="float" office:value="0.0503420136805472" calcext:value-type="float">
            <text:p>0,0503420137</text:p>
          </table:table-cell>
          <table:table-cell office:value-type="string" calcext:value-type="string">
            <text:p>es</text:p>
          </table:table-cell>
          <table:table-cell office:value-type="float" office:value="0.0377215088603544" calcext:value-type="float">
            <text:p>0,0377215089</text:p>
          </table:table-cell>
          <table:table-cell office:value-type="string" calcext:value-type="string">
            <text:p>it</text:p>
          </table:table-cell>
          <table:table-cell office:value-type="float" office:value="0.121984879395176" calcext:value-type="float">
            <text:p>0,1219848794</text:p>
          </table:table-cell>
          <table:table-cell office:value-type="string" calcext:value-type="string">
            <text:p>pt</text:p>
          </table:table-cell>
          <table:table-cell office:value-type="float" office:value="0.10144405776231" calcext:value-type="float">
            <text:p>0,1014440578</text:p>
          </table:table-cell>
          <table:table-cell office:value-type="string" calcext:value-type="string">
            <text:p>es</text:p>
          </table:table-cell>
          <table:table-cell office:value-type="float" office:value="0.0710828433137325" calcext:value-type="float">
            <text:p>0,0710828433</text:p>
          </table:table-cell>
          <table:table-cell office:value-type="string" calcext:value-type="string">
            <text:p>it</text:p>
          </table:table-cell>
          <table:table-cell office:value-type="float" office:value="0.0501620064802592" calcext:value-type="float">
            <text:p>0,0501620065</text:p>
          </table:table-cell>
          <table:table-cell office:value-type="string" calcext:value-type="string">
            <text:p>pt</text:p>
          </table:table-cell>
          <table:table-cell office:value-type="float" office:value="0.046181847273891" calcext:value-type="float">
            <text:p>0,0461818473</text:p>
          </table:table-cell>
          <table:table-cell office:value-type="string" calcext:value-type="string">
            <text:p>es</text:p>
          </table:table-cell>
          <table:table-cell office:value-type="float" office:value="0.0352414096563862" calcext:value-type="float">
            <text:p>0,0352414097</text:p>
          </table:table-cell>
          <table:table-cell office:value-type="string" calcext:value-type="string">
            <text:p>it</text:p>
          </table:table-cell>
          <table:table-cell office:value-type="float" office:value="0.100724028961158" calcext:value-type="float">
            <text:p>0,100724029</text:p>
          </table:table-cell>
          <table:table-cell office:value-type="string" calcext:value-type="string">
            <text:p>pt</text:p>
          </table:table-cell>
          <table:table-cell office:value-type="float" office:value="0.0813032521300852" calcext:value-type="float">
            <text:p>0,0813032521</text:p>
          </table:table-cell>
          <table:table-cell office:value-type="string" calcext:value-type="string">
            <text:p>es</text:p>
          </table:table-cell>
          <table:table-cell office:value-type="float" office:value="0.0658426337053482" calcext:value-type="float">
            <text:p>0,0658426337</text:p>
          </table:table-cell>
          <table:table-cell office:value-type="string" calcext:value-type="string">
            <text:p>it</text:p>
          </table:table-cell>
          <table:table-cell office:value-type="float" office:value="0.0551422205688823" calcext:value-type="float">
            <text:p>0,0551422206</text:p>
          </table:table-cell>
          <table:table-cell office:value-type="string" calcext:value-type="string">
            <text:p>pt</text:p>
          </table:table-cell>
          <table:table-cell office:value-type="float" office:value="0.0456448216067889" calcext:value-type="float">
            <text:p>0,0456448216</text:p>
          </table:table-cell>
          <table:table-cell office:value-type="string" calcext:value-type="string">
            <text:p>es</text:p>
          </table:table-cell>
          <table:table-cell office:value-type="float" office:value="0.0370602964823718" calcext:value-type="float">
            <text:p>0,0370602965</text:p>
          </table:table-cell>
          <table:table-cell office:value-type="string" calcext:value-type="string">
            <text:p>it</text:p>
          </table:table-cell>
          <table:table-cell office:value-type="float" office:value="0.133198532794131" calcext:value-type="float">
            <text:p>0,1331985328</text:p>
          </table:table-cell>
          <table:table-cell office:value-type="string" calcext:value-type="string">
            <text:p>pt</text:p>
          </table:table-cell>
          <table:table-cell office:value-type="float" office:value="0.0953577164388959" calcext:value-type="float">
            <text:p>0,0953577164</text:p>
          </table:table-cell>
          <table:table-cell office:value-type="string" calcext:value-type="string">
            <text:p>es</text:p>
          </table:table-cell>
          <table:table-cell office:value-type="float" office:value="0.0736962947851791" calcext:value-type="float">
            <text:p>0,0736962948</text:p>
          </table:table-cell>
          <table:table-cell office:value-type="string" calcext:value-type="string">
            <text:p>it</text:p>
          </table:table-cell>
          <table:table-cell office:value-type="float" office:value="0.0472261889047556" calcext:value-type="float">
            <text:p>0,0472261889</text:p>
          </table:table-cell>
          <table:table-cell office:value-type="string" calcext:value-type="string">
            <text:p>pt</text:p>
          </table:table-cell>
          <table:table-cell office:value-type="float" office:value="0.0408987361772512" calcext:value-type="float">
            <text:p>0,0408987362</text:p>
          </table:table-cell>
          <table:table-cell office:value-type="string" calcext:value-type="string">
            <text:p>es</text:p>
          </table:table-cell>
          <table:table-cell office:value-type="float" office:value="0.0339102712821703" calcext:value-type="float">
            <text:p>0,0339102713</text:p>
          </table:table-cell>
          <table:table-cell office:value-type="string" calcext:value-type="string">
            <text:p>it</text:p>
          </table:table-cell>
          <table:table-cell office:value-type="float" office:value="0.107346429385718" calcext:value-type="float">
            <text:p>0,1073464294</text:p>
          </table:table-cell>
          <table:table-cell office:value-type="string" calcext:value-type="string">
            <text:p>pt</text:p>
          </table:table-cell>
          <table:table-cell office:value-type="float" office:value="0.0746453436161851" calcext:value-type="float">
            <text:p>0,0746453436</text:p>
          </table:table-cell>
          <table:table-cell office:value-type="string" calcext:value-type="string">
            <text:p>es</text:p>
          </table:table-cell>
          <table:table-cell office:value-type="float" office:value="0.0648442593770375" calcext:value-type="float">
            <text:p>0,0648442594</text:p>
          </table:table-cell>
          <table:table-cell office:value-type="string" calcext:value-type="string">
            <text:p>it</text:p>
          </table:table-cell>
          <table:table-cell office:value-type="float" office:value="0.0546304469763844" calcext:value-type="float">
            <text:p>0,054630447</text:p>
          </table:table-cell>
          <table:table-cell office:value-type="string" calcext:value-type="string">
            <text:p>pt</text:p>
          </table:table-cell>
          <table:table-cell office:value-type="float" office:value="0.045356114270753" calcext:value-type="float">
            <text:p>0,0453561143</text:p>
          </table:table-cell>
          <table:table-cell office:value-type="string" calcext:value-type="string">
            <text:p>es</text:p>
          </table:table-cell>
          <table:table-cell office:value-type="float" office:value="0.0371038387482114" calcext:value-type="float">
            <text:p>0,0371038387</text:p>
          </table:table-cell>
          <table:table-cell office:value-type="string" calcext:value-type="string">
            <text:p>it</text:p>
          </table:table-cell>
          <table:table-cell office:value-type="float" office:value="0.131845814124948" calcext:value-type="float">
            <text:p>0,1318458141</text:p>
          </table:table-cell>
          <table:table-cell office:value-type="string" calcext:value-type="string">
            <text:p>pt</text:p>
          </table:table-cell>
          <table:table-cell office:value-type="float" office:value="0.0923610915401727" calcext:value-type="float">
            <text:p>0,0923610915</text:p>
          </table:table-cell>
          <table:table-cell office:value-type="string" calcext:value-type="string">
            <text:p>es</text:p>
          </table:table-cell>
          <table:table-cell office:value-type="float" office:value="0.0734366974395338" calcext:value-type="float">
            <text:p>0,0734366974</text:p>
          </table:table-cell>
          <table:table-cell office:value-type="string" calcext:value-type="string">
            <text:p>it</text:p>
          </table:table-cell>
          <table:table-cell office:value-type="float" office:value="0.0472647173262448" calcext:value-type="float">
            <text:p>0,0472647173</text:p>
          </table:table-cell>
          <table:table-cell office:value-type="string" calcext:value-type="string">
            <text:p>pt</text:p>
          </table:table-cell>
          <table:table-cell office:value-type="float" office:value="0.0409315044582467" calcext:value-type="float">
            <text:p>0,0409315045</text:p>
          </table:table-cell>
          <table:table-cell office:value-type="string" calcext:value-type="string">
            <text:p>es</text:p>
          </table:table-cell>
          <table:table-cell office:value-type="float" office:value="0.0337774262610285" calcext:value-type="float">
            <text:p>0,0337774263</text:p>
          </table:table-cell>
          <table:table-cell office:value-type="string" calcext:value-type="string">
            <text:p>it</text:p>
          </table:table-cell>
          <table:table-cell office:value-type="float" office:value="0.106747563856992" calcext:value-type="float">
            <text:p>0,1067475639</text:p>
          </table:table-cell>
          <table:table-cell office:value-type="string" calcext:value-type="string">
            <text:p>pt</text:p>
          </table:table-cell>
          <table:table-cell office:value-type="float" office:value="0.0729381347234104" calcext:value-type="float">
            <text:p>0,0729381347</text:p>
          </table:table-cell>
          <table:table-cell office:value-type="string" calcext:value-type="string">
            <text:p>es</text:p>
          </table:table-cell>
          <table:table-cell office:value-type="float" office:value="0.0646693848608403" calcext:value-type="float">
            <text:p>0,0646693849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float" office:value="0.031161246449858" calcext:value-type="float">
            <text:p>0,0311612464</text:p>
          </table:table-cell>
          <table:table-cell office:value-type="string" calcext:value-type="string">
            <text:p>ro</text:p>
          </table:table-cell>
          <table:table-cell office:value-type="float" office:value="0.0138805552222089" calcext:value-type="float">
            <text:p>0,0138805552</text:p>
          </table:table-cell>
          <table:table-cell office:value-type="string" calcext:value-type="string">
            <text:p>la</text:p>
          </table:table-cell>
          <table:table-cell office:value-type="float" office:value="0.0115204608184327" calcext:value-type="float">
            <text:p>0,0115204608</text:p>
          </table:table-cell>
          <table:table-cell office:value-type="string" calcext:value-type="string">
            <text:p>fi</text:p>
          </table:table-cell>
          <table:table-cell office:value-type="float" office:value="0.0865834633385335" calcext:value-type="float">
            <text:p>0,0865834633</text:p>
          </table:table-cell>
          <table:table-cell office:value-type="string" calcext:value-type="string">
            <text:p>ro</text:p>
          </table:table-cell>
          <table:table-cell office:value-type="float" office:value="0.0615024600984039" calcext:value-type="float">
            <text:p>0,0615024601</text:p>
          </table:table-cell>
          <table:table-cell office:value-type="string" calcext:value-type="string">
            <text:p>es</text:p>
          </table:table-cell>
          <table:table-cell office:value-type="float" office:value="0.0542221688867555" calcext:value-type="float">
            <text:p>0,0542221689</text:p>
          </table:table-cell>
          <table:table-cell office:value-type="string" calcext:value-type="string">
            <text:p>fr</text:p>
          </table:table-cell>
          <table:table-cell office:value-type="float" office:value="0.0262010480419217" calcext:value-type="float">
            <text:p>0,026201048</text:p>
          </table:table-cell>
          <table:table-cell office:value-type="string" calcext:value-type="string">
            <text:p>ro</text:p>
          </table:table-cell>
          <table:table-cell office:value-type="float" office:value="0.0118404736189448" calcext:value-type="float">
            <text:p>0,0118404736</text:p>
          </table:table-cell>
          <table:table-cell office:value-type="string" calcext:value-type="string">
            <text:p>la</text:p>
          </table:table-cell>
          <table:table-cell office:value-type="float" office:value="0.00968038721548862" calcext:value-type="float">
            <text:p>0,0096803872</text:p>
          </table:table-cell>
          <table:table-cell office:value-type="string" calcext:value-type="string">
            <text:p>fi</text:p>
          </table:table-cell>
          <table:table-cell office:value-type="float" office:value="0.0731429257170287" calcext:value-type="float">
            <text:p>0,0731429257</text:p>
          </table:table-cell>
          <table:table-cell office:value-type="string" calcext:value-type="string">
            <text:p>ro</text:p>
          </table:table-cell>
          <table:table-cell office:value-type="float" office:value="0.0504620184807392" calcext:value-type="float">
            <text:p>0,0504620185</text:p>
          </table:table-cell>
          <table:table-cell office:value-type="string" calcext:value-type="string">
            <text:p>es</text:p>
          </table:table-cell>
          <table:table-cell office:value-type="float" office:value="0.0445217808712348" calcext:value-type="float">
            <text:p>0,0445217809</text:p>
          </table:table-cell>
          <table:table-cell office:value-type="string" calcext:value-type="string">
            <text:p>fr</text:p>
          </table:table-cell>
          <table:table-cell office:value-type="float" office:value="0.0294889436461967" calcext:value-type="float">
            <text:p>0,0294889436</text:p>
          </table:table-cell>
          <table:table-cell office:value-type="string" calcext:value-type="string">
            <text:p>ro</text:p>
          </table:table-cell>
          <table:table-cell office:value-type="float" office:value="0.0140940563762255" calcext:value-type="float">
            <text:p>0,0140940564</text:p>
          </table:table-cell>
          <table:table-cell office:value-type="string" calcext:value-type="string">
            <text:p>la</text:p>
          </table:table-cell>
          <table:table-cell office:value-type="float" office:value="0.0110701549821698" calcext:value-type="float">
            <text:p>0,011070155</text:p>
          </table:table-cell>
          <table:table-cell office:value-type="string" calcext:value-type="string">
            <text:p>id</text:p>
          </table:table-cell>
          <table:table-cell office:value-type="float" office:value="0.0890306709201276" calcext:value-type="float">
            <text:p>0,0890306709</text:p>
          </table:table-cell>
          <table:table-cell office:value-type="string" calcext:value-type="string">
            <text:p>ro</text:p>
          </table:table-cell>
          <table:table-cell office:value-type="float" office:value="0.0635211433805809" calcext:value-type="float">
            <text:p>0,0635211434</text:p>
          </table:table-cell>
          <table:table-cell office:value-type="string" calcext:value-type="string">
            <text:p>es</text:p>
          </table:table-cell>
          <table:table-cell office:value-type="float" office:value="0.0563442253769015" calcext:value-type="float">
            <text:p>0,0563442254</text:p>
          </table:table-cell>
          <table:table-cell office:value-type="string" calcext:value-type="string">
            <text:p>pt</text:p>
          </table:table-cell>
          <table:table-cell office:value-type="float" office:value="0.026674853595315" calcext:value-type="float">
            <text:p>0,0266748536</text:p>
          </table:table-cell>
          <table:table-cell office:value-type="string" calcext:value-type="string">
            <text:p>ro</text:p>
          </table:table-cell>
          <table:table-cell office:value-type="float" office:value="0.0119120476481906" calcext:value-type="float">
            <text:p>0,0119120476</text:p>
          </table:table-cell>
          <table:table-cell office:value-type="string" calcext:value-type="string">
            <text:p>la</text:p>
          </table:table-cell>
          <table:table-cell office:value-type="float" office:value="0.00912803651214605" calcext:value-type="float">
            <text:p>0,0091280365</text:p>
          </table:table-cell>
          <table:table-cell office:value-type="string" calcext:value-type="string">
            <text:p>fr</text:p>
          </table:table-cell>
          <table:table-cell office:value-type="float" office:value="0.0765602968089043" calcext:value-type="float">
            <text:p>0,0765602968</text:p>
          </table:table-cell>
          <table:table-cell office:value-type="string" calcext:value-type="string">
            <text:p>ro</text:p>
          </table:table-cell>
          <table:table-cell office:value-type="float" office:value="0.0526189471410485" calcext:value-type="float">
            <text:p>0,0526189471</text:p>
          </table:table-cell>
          <table:table-cell office:value-type="string" calcext:value-type="string">
            <text:p>es</text:p>
          </table:table-cell>
          <table:table-cell office:value-type="float" office:value="0.052376209504838" calcext:value-type="float">
            <text:p>0,0523762095</text:p>
          </table:table-cell>
          <table:table-cell office:value-type="string" calcext:value-type="string">
            <text:p>pt</text:p>
          </table:table-cell>
          <table:table-cell office:value-type="float" office:value="0.0288414859206275" calcext:value-type="float">
            <text:p>0,0288414859</text:p>
          </table:table-cell>
          <table:table-cell office:value-type="string" calcext:value-type="string">
            <text:p>ro</text:p>
          </table:table-cell>
          <table:table-cell office:value-type="float" office:value="0.0141049429574833" calcext:value-type="float">
            <text:p>0,014104943</text:p>
          </table:table-cell>
          <table:table-cell office:value-type="string" calcext:value-type="string">
            <text:p>la</text:p>
          </table:table-cell>
          <table:table-cell office:value-type="float" office:value="0.0106200579275887" calcext:value-type="float">
            <text:p>0,0106200579</text:p>
          </table:table-cell>
          <table:table-cell office:value-type="string" calcext:value-type="string">
            <text:p>it</text:p>
          </table:table-cell>
          <table:table-cell office:value-type="float" office:value="0.0869088528882343" calcext:value-type="float">
            <text:p>0,0869088529</text:p>
          </table:table-cell>
          <table:table-cell office:value-type="string" calcext:value-type="string">
            <text:p>ro</text:p>
          </table:table-cell>
          <table:table-cell office:value-type="float" office:value="0.063285293371649" calcext:value-type="float">
            <text:p>0,0632852934</text:p>
          </table:table-cell>
          <table:table-cell office:value-type="string" calcext:value-type="string">
            <text:p>es</text:p>
          </table:table-cell>
          <table:table-cell office:value-type="float" office:value="0.055853788692151" calcext:value-type="float">
            <text:p>0,0558537887</text:p>
          </table:table-cell>
          <table:table-cell office:value-type="string" calcext:value-type="string">
            <text:p>pt</text:p>
          </table:table-cell>
          <table:table-cell office:value-type="float" office:value="0.0263168899741631" calcext:value-type="float">
            <text:p>0,02631689</text:p>
          </table:table-cell>
          <table:table-cell office:value-type="string" calcext:value-type="string">
            <text:p>ro</text:p>
          </table:table-cell>
          <table:table-cell office:value-type="float" office:value="0.0116885005954708" calcext:value-type="float">
            <text:p>0,0116885006</text:p>
          </table:table-cell>
          <table:table-cell office:value-type="string" calcext:value-type="string">
            <text:p>la</text:p>
          </table:table-cell>
          <table:table-cell office:value-type="float" office:value="0.00915640525638753" calcext:value-type="float">
            <text:p>0,0091564053</text:p>
          </table:table-cell>
          <table:table-cell office:value-type="string" calcext:value-type="string">
            <text:p>it</text:p>
          </table:table-cell>
          <table:table-cell office:value-type="float" office:value="0.0761032018763977" calcext:value-type="float">
            <text:p>0,0761032019</text:p>
          </table:table-cell>
          <table:table-cell office:value-type="string" calcext:value-type="string">
            <text:p>ro</text:p>
          </table:table-cell>
          <table:table-cell office:value-type="float" office:value="0.0520578879568577" calcext:value-type="float">
            <text:p>0,052057888</text:p>
          </table:table-cell>
          <table:table-cell office:value-type="string" calcext:value-type="string">
            <text:p>es</text:p>
          </table:table-cell>
          <table:table-cell office:value-type="float" office:value="0.0515446860309619" calcext:value-type="float">
            <text:p>0,051544686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float" office:value="0.0431217248689948" calcext:value-type="float">
            <text:p>0,0431217249</text:p>
          </table:table-cell>
          <table:table-cell office:value-type="string" calcext:value-type="string">
            <text:p>ru</text:p>
          </table:table-cell>
          <table:table-cell office:value-type="float" office:value="0.0215008600344014" calcext:value-type="float">
            <text:p>0,02150086</text:p>
          </table:table-cell>
          <table:table-cell office:value-type="string" calcext:value-type="string">
            <text:p>bg</text:p>
          </table:table-cell>
          <table:table-cell office:value-type="float" office:value="0.0208233317330773" calcext:value-type="float">
            <text:p>0,0208233317</text:p>
          </table:table-cell>
          <table:table-cell office:value-type="string" calcext:value-type="string">
            <text:p>uk</text:p>
          </table:table-cell>
          <table:table-cell office:value-type="float" office:value="0.0916036641465659" calcext:value-type="float">
            <text:p>0,0916036641</text:p>
          </table:table-cell>
          <table:table-cell office:value-type="string" calcext:value-type="string">
            <text:p>ru</text:p>
          </table:table-cell>
          <table:table-cell office:value-type="float" office:value="0.0698227929117164" calcext:value-type="float">
            <text:p>0,0698227929</text:p>
          </table:table-cell>
          <table:table-cell office:value-type="string" calcext:value-type="string">
            <text:p>bg</text:p>
          </table:table-cell>
          <table:table-cell office:value-type="float" office:value="0.0454872779644743" calcext:value-type="float">
            <text:p>0,045487278</text:p>
          </table:table-cell>
          <table:table-cell office:value-type="string" calcext:value-type="string">
            <text:p>uk</text:p>
          </table:table-cell>
          <table:table-cell office:value-type="float" office:value="0.0392015680627225" calcext:value-type="float">
            <text:p>0,0392015681</text:p>
          </table:table-cell>
          <table:table-cell office:value-type="string" calcext:value-type="string">
            <text:p>ru</text:p>
          </table:table-cell>
          <table:table-cell office:value-type="float" office:value="0.0206208248329933" calcext:value-type="float">
            <text:p>0,0206208248</text:p>
          </table:table-cell>
          <table:table-cell office:value-type="string" calcext:value-type="string">
            <text:p>bg</text:p>
          </table:table-cell>
          <table:table-cell office:value-type="float" office:value="0.0196631461033765" calcext:value-type="float">
            <text:p>0,0196631461</text:p>
          </table:table-cell>
          <table:table-cell office:value-type="string" calcext:value-type="string">
            <text:p>uk</text:p>
          </table:table-cell>
          <table:table-cell office:value-type="float" office:value="0.0824632985319413" calcext:value-type="float">
            <text:p>0,0824632985</text:p>
          </table:table-cell>
          <table:table-cell office:value-type="string" calcext:value-type="string">
            <text:p>ru</text:p>
          </table:table-cell>
          <table:table-cell office:value-type="float" office:value="0.0639025561022441" calcext:value-type="float">
            <text:p>0,0639025561</text:p>
          </table:table-cell>
          <table:table-cell office:value-type="string" calcext:value-type="string">
            <text:p>bg</text:p>
          </table:table-cell>
          <table:table-cell office:value-type="float" office:value="0.0417266762682029" calcext:value-type="float">
            <text:p>0,0417266763</text:p>
          </table:table-cell>
          <table:table-cell office:value-type="string" calcext:value-type="string">
            <text:p>uk</text:p>
          </table:table-cell>
          <table:table-cell office:value-type="float" office:value="0.0289325134721016" calcext:value-type="float">
            <text:p>0,0289325135</text:p>
          </table:table-cell>
          <table:table-cell office:value-type="string" calcext:value-type="string">
            <text:p>ru</text:p>
          </table:table-cell>
          <table:table-cell office:value-type="float" office:value="0.0215134421507441" calcext:value-type="float">
            <text:p>0,0215134422</text:p>
          </table:table-cell>
          <table:table-cell office:value-type="string" calcext:value-type="string">
            <text:p>uk</text:p>
          </table:table-cell>
          <table:table-cell office:value-type="float" office:value="0.0213282985961803" calcext:value-type="float">
            <text:p>0,0213282986</text:p>
          </table:table-cell>
          <table:table-cell office:value-type="string" calcext:value-type="string">
            <text:p>bg</text:p>
          </table:table-cell>
          <table:table-cell office:value-type="float" office:value="0.0684506845068451" calcext:value-type="float">
            <text:p>0,0684506845</text:p>
          </table:table-cell>
          <table:table-cell office:value-type="string" calcext:value-type="string">
            <text:p>bg</text:p>
          </table:table-cell>
          <table:table-cell office:value-type="float" office:value="0.0629329364769797" calcext:value-type="float">
            <text:p>0,0629329365</text:p>
          </table:table-cell>
          <table:table-cell office:value-type="string" calcext:value-type="string">
            <text:p>ru</text:p>
          </table:table-cell>
          <table:table-cell office:value-type="float" office:value="0.0470282077234195" calcext:value-type="float">
            <text:p>0,0470282077</text:p>
          </table:table-cell>
          <table:table-cell office:value-type="string" calcext:value-type="string">
            <text:p>uk</text:p>
          </table:table-cell>
          <table:table-cell office:value-type="float" office:value="0.0273302088521632" calcext:value-type="float">
            <text:p>0,0273302089</text:p>
          </table:table-cell>
          <table:table-cell office:value-type="string" calcext:value-type="string">
            <text:p>ru</text:p>
          </table:table-cell>
          <table:table-cell office:value-type="float" office:value="0.0201462820479487" calcext:value-type="float">
            <text:p>0,020146282</text:p>
          </table:table-cell>
          <table:table-cell office:value-type="string" calcext:value-type="string">
            <text:p>bg</text:p>
          </table:table-cell>
          <table:table-cell office:value-type="float" office:value="0.0200532085133621" calcext:value-type="float">
            <text:p>0,0200532085</text:p>
          </table:table-cell>
          <table:table-cell office:value-type="string" calcext:value-type="string">
            <text:p>uk</text:p>
          </table:table-cell>
          <table:table-cell table:style-name="ce8" office:value-type="float" office:value="0.0632586325863259" calcext:value-type="float">
            <text:p>0,0632586326</text:p>
          </table:table-cell>
          <table:table-cell table:style-name="ce14" office:value-type="string" calcext:value-type="string">
            <text:p>bg</text:p>
          </table:table-cell>
          <table:table-cell office:value-type="float" office:value="0.0570280979899146" calcext:value-type="float">
            <text:p>0,057028098</text:p>
          </table:table-cell>
          <table:table-cell office:value-type="string" calcext:value-type="string">
            <text:p>ru</text:p>
          </table:table-cell>
          <table:table-cell office:value-type="float" office:value="0.0423895954265963" calcext:value-type="float">
            <text:p>0,0423895954</text:p>
          </table:table-cell>
          <table:table-cell office:value-type="string" calcext:value-type="string">
            <text:p>uk</text:p>
          </table:table-cell>
          <table:table-cell office:value-type="float" office:value="0.0289193676564992" calcext:value-type="float">
            <text:p>0,0289193677</text:p>
          </table:table-cell>
          <table:table-cell office:value-type="string" calcext:value-type="string">
            <text:p>ru</text:p>
          </table:table-cell>
          <table:table-cell office:value-type="float" office:value="0.021940714973456" calcext:value-type="float">
            <text:p>0,021940715</text:p>
          </table:table-cell>
          <table:table-cell office:value-type="string" calcext:value-type="string">
            <text:p>uk</text:p>
          </table:table-cell>
          <table:table-cell office:value-type="float" office:value="0.0214076230338315" calcext:value-type="float">
            <text:p>0,021407623</text:p>
          </table:table-cell>
          <table:table-cell office:value-type="string" calcext:value-type="string">
            <text:p>bg</text:p>
          </table:table-cell>
          <table:table-cell table:style-name="ce8" office:value-type="float" office:value="0.0676398287981323" calcext:value-type="float">
            <text:p>0,0676398288</text:p>
          </table:table-cell>
          <table:table-cell table:style-name="ce14" office:value-type="string" calcext:value-type="string">
            <text:p>bg</text:p>
          </table:table-cell>
          <table:table-cell office:value-type="float" office:value="0.0627628302056633" calcext:value-type="float">
            <text:p>0,0627628302</text:p>
          </table:table-cell>
          <table:table-cell office:value-type="string" calcext:value-type="string">
            <text:p>ru</text:p>
          </table:table-cell>
          <table:table-cell office:value-type="float" office:value="0.0487390419664726" calcext:value-type="float">
            <text:p>0,048739042</text:p>
          </table:table-cell>
          <table:table-cell office:value-type="string" calcext:value-type="string">
            <text:p>uk</text:p>
          </table:table-cell>
          <table:table-cell office:value-type="float" office:value="0.0271489921193545" calcext:value-type="float">
            <text:p>0,0271489921</text:p>
          </table:table-cell>
          <table:table-cell office:value-type="string" calcext:value-type="string">
            <text:p>ru</text:p>
          </table:table-cell>
          <table:table-cell office:value-type="float" office:value="0.0206614763704537" calcext:value-type="float">
            <text:p>0,0206614764</text:p>
          </table:table-cell>
          <table:table-cell office:value-type="string" calcext:value-type="string">
            <text:p>uk</text:p>
          </table:table-cell>
          <table:table-cell office:value-type="float" office:value="0.0204447870747563" calcext:value-type="float">
            <text:p>0,0204447871</text:p>
          </table:table-cell>
          <table:table-cell office:value-type="string" calcext:value-type="string">
            <text:p>bg</text:p>
          </table:table-cell>
          <table:table-cell table:style-name="ce8" office:value-type="float" office:value="0.0626125012272861" calcext:value-type="float">
            <text:p>0,0626125012</text:p>
          </table:table-cell>
          <table:table-cell table:style-name="ce14" office:value-type="string" calcext:value-type="string">
            <text:p>bg</text:p>
          </table:table-cell>
          <table:table-cell office:value-type="float" office:value="0.0564776803371476" calcext:value-type="float">
            <text:p>0,0564776803</text:p>
          </table:table-cell>
          <table:table-cell office:value-type="string" calcext:value-type="string">
            <text:p>ru</text:p>
          </table:table-cell>
          <table:table-cell office:value-type="float" office:value="0.0441612615217324" calcext:value-type="float">
            <text:p>0,044161261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float" office:value="0.0529052905290529" calcext:value-type="float">
            <text:p>0,0529052905</text:p>
          </table:table-cell>
          <table:table-cell office:value-type="string" calcext:value-type="string">
            <text:p>sq</text:p>
          </table:table-cell>
          <table:table-cell office:value-type="float" office:value="0.0210408416336653" calcext:value-type="float">
            <text:p>0,0210408416</text:p>
          </table:table-cell>
          <table:table-cell office:value-type="string" calcext:value-type="string">
            <text:p>nl</text:p>
          </table:table-cell>
          <table:table-cell office:value-type="float" office:value="0.015680627225089" calcext:value-type="float">
            <text:p>0,0156806272</text:p>
          </table:table-cell>
          <table:table-cell office:value-type="string" calcext:value-type="string">
            <text:p>de</text:p>
          </table:table-cell>
          <table:table-cell office:value-type="float" office:value="0.103290329032903" calcext:value-type="float">
            <text:p>0,103290329</text:p>
          </table:table-cell>
          <table:table-cell office:value-type="string" calcext:value-type="string">
            <text:p>sq</text:p>
          </table:table-cell>
          <table:table-cell office:value-type="float" office:value="0.0344213768550742" calcext:value-type="float">
            <text:p>0,0344213769</text:p>
          </table:table-cell>
          <table:table-cell office:value-type="string" calcext:value-type="string">
            <text:p>en</text:p>
          </table:table-cell>
          <table:table-cell office:value-type="float" office:value="0.0248409936397456" calcext:value-type="float">
            <text:p>0,0248409936</text:p>
          </table:table-cell>
          <table:table-cell office:value-type="string" calcext:value-type="string">
            <text:p>af</text:p>
          </table:table-cell>
          <table:table-cell office:value-type="float" office:value="0.0483648364836484" calcext:value-type="float">
            <text:p>0,0483648365</text:p>
          </table:table-cell>
          <table:table-cell office:value-type="string" calcext:value-type="string">
            <text:p>sq</text:p>
          </table:table-cell>
          <table:table-cell office:value-type="float" office:value="0.0192807712308492" calcext:value-type="float">
            <text:p>0,0192807712</text:p>
          </table:table-cell>
          <table:table-cell office:value-type="string" calcext:value-type="string">
            <text:p>nl</text:p>
          </table:table-cell>
          <table:table-cell office:value-type="float" office:value="0.0147205888235529" calcext:value-type="float">
            <text:p>0,0147205888</text:p>
          </table:table-cell>
          <table:table-cell office:value-type="string" calcext:value-type="string">
            <text:p>de</text:p>
          </table:table-cell>
          <table:table-cell office:value-type="float" office:value="0.0973497349734973" calcext:value-type="float">
            <text:p>0,097349735</text:p>
          </table:table-cell>
          <table:table-cell office:value-type="string" calcext:value-type="string">
            <text:p>sq</text:p>
          </table:table-cell>
          <table:table-cell office:value-type="float" office:value="0.0334213368534741" calcext:value-type="float">
            <text:p>0,0334213369</text:p>
          </table:table-cell>
          <table:table-cell office:value-type="string" calcext:value-type="string">
            <text:p>en</text:p>
          </table:table-cell>
          <table:table-cell office:value-type="float" office:value="0.0232009280371215" calcext:value-type="float">
            <text:p>0,023200928</text:p>
          </table:table-cell>
          <table:table-cell office:value-type="string" calcext:value-type="string">
            <text:p>it</text:p>
          </table:table-cell>
          <table:table-cell office:value-type="float" office:value="0.0564845648456484" calcext:value-type="float">
            <text:p>0,0564845648</text:p>
          </table:table-cell>
          <table:table-cell office:value-type="string" calcext:value-type="string">
            <text:p>sq</text:p>
          </table:table-cell>
          <table:table-cell office:value-type="float" office:value="0.023990239902399" calcext:value-type="float">
            <text:p>0,0239902399</text:p>
          </table:table-cell>
          <table:table-cell office:value-type="string" calcext:value-type="string">
            <text:p>nl</text:p>
          </table:table-cell>
          <table:table-cell office:value-type="float" office:value="0.016118193418321" calcext:value-type="float">
            <text:p>0,0161181934</text:p>
          </table:table-cell>
          <table:table-cell office:value-type="string" calcext:value-type="string">
            <text:p>da</text:p>
          </table:table-cell>
          <table:table-cell office:value-type="float" office:value="0.122865228652286" calcext:value-type="float">
            <text:p>0,1228652287</text:p>
          </table:table-cell>
          <table:table-cell office:value-type="string" calcext:value-type="string">
            <text:p>sq</text:p>
          </table:table-cell>
          <table:table-cell office:value-type="float" office:value="0.0335024020288243" calcext:value-type="float">
            <text:p>0,033502402</text:p>
          </table:table-cell>
          <table:table-cell office:value-type="string" calcext:value-type="string">
            <text:p>en</text:p>
          </table:table-cell>
          <table:table-cell office:value-type="float" office:value="0.0274462744627446" calcext:value-type="float">
            <text:p>0,0274462745</text:p>
          </table:table-cell>
          <table:table-cell office:value-type="string" calcext:value-type="string">
            <text:p>de</text:p>
          </table:table-cell>
          <table:table-cell office:value-type="float" office:value="0.052870528705287" calcext:value-type="float">
            <text:p>0,0528705287</text:p>
          </table:table-cell>
          <table:table-cell office:value-type="string" calcext:value-type="string">
            <text:p>sq</text:p>
          </table:table-cell>
          <table:table-cell office:value-type="float" office:value="0.022150221502215" calcext:value-type="float">
            <text:p>0,0221502215</text:p>
          </table:table-cell>
          <table:table-cell office:value-type="string" calcext:value-type="string">
            <text:p>nl</text:p>
          </table:table-cell>
          <table:table-cell office:value-type="float" office:value="0.0147141765701188" calcext:value-type="float">
            <text:p>0,0147141766</text:p>
          </table:table-cell>
          <table:table-cell office:value-type="string" calcext:value-type="string">
            <text:p>da</text:p>
          </table:table-cell>
          <table:table-cell office:value-type="float" office:value="0.115833158331583" calcext:value-type="float">
            <text:p>0,1158331583</text:p>
          </table:table-cell>
          <table:table-cell office:value-type="string" calcext:value-type="string">
            <text:p>sq</text:p>
          </table:table-cell>
          <table:table-cell office:value-type="float" office:value="0.0321223854686256" calcext:value-type="float">
            <text:p>0,0321223855</text:p>
          </table:table-cell>
          <table:table-cell office:value-type="string" calcext:value-type="string">
            <text:p>en</text:p>
          </table:table-cell>
          <table:table-cell office:value-type="float" office:value="0.0267141068564274" calcext:value-type="float">
            <text:p>0,0267141069</text:p>
          </table:table-cell>
          <table:table-cell office:value-type="string" calcext:value-type="string">
            <text:p>pt</text:p>
          </table:table-cell>
          <table:table-cell office:value-type="float" office:value="0.0561757609586961" calcext:value-type="float">
            <text:p>0,056175761</text:p>
          </table:table-cell>
          <table:table-cell office:value-type="string" calcext:value-type="string">
            <text:p>sq</text:p>
          </table:table-cell>
          <table:table-cell office:value-type="float" office:value="0.0243983370803269" calcext:value-type="float">
            <text:p>0,0243983371</text:p>
          </table:table-cell>
          <table:table-cell office:value-type="string" calcext:value-type="string">
            <text:p>nl</text:p>
          </table:table-cell>
          <table:table-cell office:value-type="float" office:value="0.0155592182117854" calcext:value-type="float">
            <text:p>0,0155592182</text:p>
          </table:table-cell>
          <table:table-cell office:value-type="string" calcext:value-type="string">
            <text:p>da</text:p>
          </table:table-cell>
          <table:table-cell office:value-type="float" office:value="0.12372249303178" calcext:value-type="float">
            <text:p>0,123722493</text:p>
          </table:table-cell>
          <table:table-cell office:value-type="string" calcext:value-type="string">
            <text:p>sq</text:p>
          </table:table-cell>
          <table:table-cell office:value-type="float" office:value="0.040442038774757" calcext:value-type="float">
            <text:p>0,0404420388</text:p>
          </table:table-cell>
          <table:table-cell office:value-type="string" calcext:value-type="string">
            <text:p>en</text:p>
          </table:table-cell>
          <table:table-cell office:value-type="float" office:value="0.0274455792980877" calcext:value-type="float">
            <text:p>0,0274455793</text:p>
          </table:table-cell>
          <table:table-cell office:value-type="string" calcext:value-type="string">
            <text:p>it</text:p>
          </table:table-cell>
          <table:table-cell office:value-type="float" office:value="0.0527921061387608" calcext:value-type="float">
            <text:p>0,0527921061</text:p>
          </table:table-cell>
          <table:table-cell office:value-type="string" calcext:value-type="string">
            <text:p>sq</text:p>
          </table:table-cell>
          <table:table-cell office:value-type="float" office:value="0.0229956008810965" calcext:value-type="float">
            <text:p>0,0229956009</text:p>
          </table:table-cell>
          <table:table-cell office:value-type="string" calcext:value-type="string">
            <text:p>nl</text:p>
          </table:table-cell>
          <table:table-cell office:value-type="float" office:value="0.0144873649195949" calcext:value-type="float">
            <text:p>0,0144873649</text:p>
          </table:table-cell>
          <table:table-cell office:value-type="string" calcext:value-type="string">
            <text:p>de</text:p>
          </table:table-cell>
          <table:table-cell office:value-type="float" office:value="0.116617908824957" calcext:value-type="float">
            <text:p>0,1166179088</text:p>
          </table:table-cell>
          <table:table-cell office:value-type="string" calcext:value-type="string">
            <text:p>sq</text:p>
          </table:table-cell>
          <table:table-cell office:value-type="float" office:value="0.0382683905548576" calcext:value-type="float">
            <text:p>0,0382683906</text:p>
          </table:table-cell>
          <table:table-cell office:value-type="string" calcext:value-type="string">
            <text:p>en</text:p>
          </table:table-cell>
          <table:table-cell office:value-type="float" office:value="0.025796480893095" calcext:value-type="float">
            <text:p>0,0257964809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float" office:value="0.0379430354428354" calcext:value-type="float">
            <text:p>0,0379430354</text:p>
          </table:table-cell>
          <table:table-cell office:value-type="string" calcext:value-type="string">
            <text:p>sr</text:p>
          </table:table-cell>
          <table:table-cell office:value-type="float" office:value="0.0322212888515541" calcext:value-type="float">
            <text:p>0,0322212889</text:p>
          </table:table-cell>
          <table:table-cell office:value-type="string" calcext:value-type="string">
            <text:p>cr</text:p>
          </table:table-cell>
          <table:table-cell office:value-type="float" office:value="0.0304812192487699" calcext:value-type="float">
            <text:p>0,0304812192</text:p>
          </table:table-cell>
          <table:table-cell office:value-type="string" calcext:value-type="string">
            <text:p>la</text:p>
          </table:table-cell>
          <table:table-cell office:value-type="float" office:value="0.0910272821825746" calcext:value-type="float">
            <text:p>0,0910272822</text:p>
          </table:table-cell>
          <table:table-cell office:value-type="string" calcext:value-type="string">
            <text:p>sr</text:p>
          </table:table-cell>
          <table:table-cell office:value-type="float" office:value="0.0820832833313332" calcext:value-type="float">
            <text:p>0,0820832833</text:p>
          </table:table-cell>
          <table:table-cell office:value-type="string" calcext:value-type="string">
            <text:p>cr</text:p>
          </table:table-cell>
          <table:table-cell office:value-type="float" office:value="0.0728829153166127" calcext:value-type="float">
            <text:p>0,0728829153</text:p>
          </table:table-cell>
          <table:table-cell office:value-type="string" calcext:value-type="string">
            <text:p>bs</text:p>
          </table:table-cell>
          <table:table-cell office:value-type="float" office:value="0.0354828386270902" calcext:value-type="float">
            <text:p>0,0354828386</text:p>
          </table:table-cell>
          <table:table-cell office:value-type="string" calcext:value-type="string">
            <text:p>sr</text:p>
          </table:table-cell>
          <table:table-cell office:value-type="float" office:value="0.0299811992479699" calcext:value-type="float">
            <text:p>0,0299811992</text:p>
          </table:table-cell>
          <table:table-cell office:value-type="string" calcext:value-type="string">
            <text:p>la</text:p>
          </table:table-cell>
          <table:table-cell office:value-type="float" office:value="0.0299411976479059" calcext:value-type="float">
            <text:p>0,0299411976</text:p>
          </table:table-cell>
          <table:table-cell office:value-type="string" calcext:value-type="string">
            <text:p>cr</text:p>
          </table:table-cell>
          <table:table-cell office:value-type="float" office:value="0.0780462436994959" calcext:value-type="float">
            <text:p>0,0780462437</text:p>
          </table:table-cell>
          <table:table-cell office:value-type="string" calcext:value-type="string">
            <text:p>sr</text:p>
          </table:table-cell>
          <table:table-cell office:value-type="float" office:value="0.0692827713108524" calcext:value-type="float">
            <text:p>0,0692827713</text:p>
          </table:table-cell>
          <table:table-cell office:value-type="string" calcext:value-type="string">
            <text:p>cr</text:p>
          </table:table-cell>
          <table:table-cell office:value-type="float" office:value="0.0602824112964518" calcext:value-type="float">
            <text:p>0,0602824113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359701438805755" calcext:value-type="float">
            <text:p>0,0359701439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347523475234752" calcext:value-type="float">
            <text:p>0,0347523475</text:p>
          </table:table-cell>
          <table:table-cell office:value-type="string" calcext:value-type="string">
            <text:p>sr</text:p>
          </table:table-cell>
          <table:table-cell office:value-type="float" office:value="0.0308381233524934" calcext:value-type="float">
            <text:p>0,0308381234</text:p>
          </table:table-cell>
          <table:table-cell office:value-type="string" calcext:value-type="string">
            <text:p>la</text:p>
          </table:table-cell>
          <table:table-cell table:style-name="ce8" office:value-type="float" office:value="0.088810355241421" calcext:value-type="float">
            <text:p>0,0888103552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794287942879429" calcext:value-type="float">
            <text:p>0,0794287943</text:p>
          </table:table-cell>
          <table:table-cell office:value-type="string" calcext:value-type="string">
            <text:p>sr</text:p>
          </table:table-cell>
          <table:table-cell office:value-type="float" office:value="0.072039152626442" calcext:value-type="float">
            <text:p>0,0720391526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332381329525318" calcext:value-type="float">
            <text:p>0,033238133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322223222232222" calcext:value-type="float">
            <text:p>0,0322223222</text:p>
          </table:table-cell>
          <table:table-cell office:value-type="string" calcext:value-type="string">
            <text:p>sr</text:p>
          </table:table-cell>
          <table:table-cell office:value-type="float" office:value="0.030124120496482" calcext:value-type="float">
            <text:p>0,0301241205</text:p>
          </table:table-cell>
          <table:table-cell office:value-type="string" calcext:value-type="string">
            <text:p>la</text:p>
          </table:table-cell>
          <table:table-cell table:style-name="ce8" office:value-type="float" office:value="0.0759603038412154" calcext:value-type="float">
            <text:p>0,0759603038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68320683206832" calcext:value-type="float">
            <text:p>0,0683206832</text:p>
          </table:table-cell>
          <table:table-cell office:value-type="string" calcext:value-type="string">
            <text:p>sr</text:p>
          </table:table-cell>
          <table:table-cell office:value-type="float" office:value="0.0596389542232676" calcext:value-type="float">
            <text:p>0,0596389542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353055187373068" calcext:value-type="float">
            <text:p>0,0353055187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295348945032987" calcext:value-type="float">
            <text:p>0,0295348945</text:p>
          </table:table-cell>
          <table:table-cell office:value-type="string" calcext:value-type="string">
            <text:p>bs</text:p>
          </table:table-cell>
          <table:table-cell office:value-type="float" office:value="0.0291453668239741" calcext:value-type="float">
            <text:p>0,0291453668</text:p>
          </table:table-cell>
          <table:table-cell office:value-type="string" calcext:value-type="string">
            <text:p>la</text:p>
          </table:table-cell>
          <table:table-cell table:style-name="ce8" office:value-type="float" office:value="0.0865119754763191" calcext:value-type="float">
            <text:p>0,0865119755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71527208957924" calcext:value-type="float">
            <text:p>0,071527209</text:p>
          </table:table-cell>
          <table:table-cell office:value-type="string" calcext:value-type="string">
            <text:p>bs</text:p>
          </table:table-cell>
          <table:table-cell office:value-type="float" office:value="0.0577515391076993" calcext:value-type="float">
            <text:p>0,0577515391</text:p>
          </table:table-cell>
          <table:table-cell office:value-type="string" calcext:value-type="string">
            <text:p>sr</text:p>
          </table:table-cell>
          <table:table-cell table:style-name="ce8" office:value-type="float" office:value="0.0321282402331641" calcext:value-type="float">
            <text:p>0,0321282402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281162213514914" calcext:value-type="float">
            <text:p>0,0281162214</text:p>
          </table:table-cell>
          <table:table-cell office:value-type="string" calcext:value-type="string">
            <text:p>la</text:p>
          </table:table-cell>
          <table:table-cell office:value-type="float" office:value="0.0267975894260569" calcext:value-type="float">
            <text:p>0,0267975894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731201329456963" calcext:value-type="float">
            <text:p>0,0731201329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58400690189975" calcext:value-type="float">
            <text:p>0,0584006902</text:p>
          </table:table-cell>
          <table:table-cell office:value-type="string" calcext:value-type="string">
            <text:p>bs</text:p>
          </table:table-cell>
          <table:table-cell office:value-type="float" office:value="0.0530602411829145" calcext:value-type="float">
            <text:p>0,053060241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0.0676227049081963" calcext:value-type="float">
            <text:p>0,0676227049</text:p>
          </table:table-cell>
          <table:table-cell office:value-type="string" calcext:value-type="string">
            <text:p>sv</text:p>
          </table:table-cell>
          <table:table-cell office:value-type="float" office:value="0.0457618304732189" calcext:value-type="float">
            <text:p>0,0457618305</text:p>
          </table:table-cell>
          <table:table-cell office:value-type="string" calcext:value-type="string">
            <text:p>no</text:p>
          </table:table-cell>
          <table:table-cell office:value-type="float" office:value="0.0426217048681947" calcext:value-type="float">
            <text:p>0,0426217049</text:p>
          </table:table-cell>
          <table:table-cell office:value-type="string" calcext:value-type="string">
            <text:p>pt</text:p>
          </table:table-cell>
          <table:table-cell office:value-type="float" office:value="0.141925677027081" calcext:value-type="float">
            <text:p>0,141925677</text:p>
          </table:table-cell>
          <table:table-cell office:value-type="string" calcext:value-type="string">
            <text:p>sv</text:p>
          </table:table-cell>
          <table:table-cell office:value-type="float" office:value="0.132285291411656" calcext:value-type="float">
            <text:p>0,1322852914</text:p>
          </table:table-cell>
          <table:table-cell office:value-type="string" calcext:value-type="string">
            <text:p>no</text:p>
          </table:table-cell>
          <table:table-cell office:value-type="float" office:value="0.0988039521580864" calcext:value-type="float">
            <text:p>0,0988039522</text:p>
          </table:table-cell>
          <table:table-cell office:value-type="string" calcext:value-type="string">
            <text:p>nl</text:p>
          </table:table-cell>
          <table:table-cell office:value-type="float" office:value="0.0673826953078123" calcext:value-type="float">
            <text:p>0,0673826953</text:p>
          </table:table-cell>
          <table:table-cell office:value-type="string" calcext:value-type="string">
            <text:p>sv</text:p>
          </table:table-cell>
          <table:table-cell office:value-type="float" office:value="0.0438617544701788" calcext:value-type="float">
            <text:p>0,0438617545</text:p>
          </table:table-cell>
          <table:table-cell office:value-type="string" calcext:value-type="string">
            <text:p>no</text:p>
          </table:table-cell>
          <table:table-cell office:value-type="float" office:value="0.0396015840633625" calcext:value-type="float">
            <text:p>0,0396015841</text:p>
          </table:table-cell>
          <table:table-cell office:value-type="string" calcext:value-type="string">
            <text:p>es</text:p>
          </table:table-cell>
          <table:table-cell office:value-type="float" office:value="0.13122524900996" calcext:value-type="float">
            <text:p>0,131225249</text:p>
          </table:table-cell>
          <table:table-cell office:value-type="string" calcext:value-type="string">
            <text:p>sv</text:p>
          </table:table-cell>
          <table:table-cell office:value-type="float" office:value="0.109444377775111" calcext:value-type="float">
            <text:p>0,1094443778</text:p>
          </table:table-cell>
          <table:table-cell office:value-type="string" calcext:value-type="string">
            <text:p>no</text:p>
          </table:table-cell>
          <table:table-cell office:value-type="float" office:value="0.0882835313412536" calcext:value-type="float">
            <text:p>0,0882835313</text:p>
          </table:table-cell>
          <table:table-cell office:value-type="string" calcext:value-type="string">
            <text:p>nl</text:p>
          </table:table-cell>
          <table:table-cell office:value-type="float" office:value="0.0645019350580517" calcext:value-type="float">
            <text:p>0,0645019351</text:p>
          </table:table-cell>
          <table:table-cell office:value-type="string" calcext:value-type="string">
            <text:p>sv</text:p>
          </table:table-cell>
          <table:table-cell office:value-type="float" office:value="0.043940175760703" calcext:value-type="float">
            <text:p>0,0439401758</text:p>
          </table:table-cell>
          <table:table-cell office:value-type="string" calcext:value-type="string">
            <text:p>no</text:p>
          </table:table-cell>
          <table:table-cell office:value-type="float" office:value="0.040630406304063" calcext:value-type="float">
            <text:p>0,0406304063</text:p>
          </table:table-cell>
          <table:table-cell office:value-type="string" calcext:value-type="string">
            <text:p>de</text:p>
          </table:table-cell>
          <table:table-cell office:value-type="float" office:value="0.134528035841075" calcext:value-type="float">
            <text:p>0,1345280358</text:p>
          </table:table-cell>
          <table:table-cell office:value-type="string" calcext:value-type="string">
            <text:p>sv</text:p>
          </table:table-cell>
          <table:table-cell office:value-type="float" office:value="0.117830471321885" calcext:value-type="float">
            <text:p>0,1178304713</text:p>
          </table:table-cell>
          <table:table-cell office:value-type="string" calcext:value-type="string">
            <text:p>no</text:p>
          </table:table-cell>
          <table:table-cell office:value-type="float" office:value="0.112245122451224" calcext:value-type="float">
            <text:p>0,1122451225</text:p>
          </table:table-cell>
          <table:table-cell office:value-type="string" calcext:value-type="string">
            <text:p>nl</text:p>
          </table:table-cell>
          <table:table-cell office:value-type="float" office:value="0.0645759372781184" calcext:value-type="float">
            <text:p>0,0645759373</text:p>
          </table:table-cell>
          <table:table-cell office:value-type="string" calcext:value-type="string">
            <text:p>sv</text:p>
          </table:table-cell>
          <table:table-cell office:value-type="float" office:value="0.0422401689606758" calcext:value-type="float">
            <text:p>0,042240169</text:p>
          </table:table-cell>
          <table:table-cell office:value-type="string" calcext:value-type="string">
            <text:p>no</text:p>
          </table:table-cell>
          <table:table-cell office:value-type="float" office:value="0.0410364103641036" calcext:value-type="float">
            <text:p>0,0410364104</text:p>
          </table:table-cell>
          <table:table-cell office:value-type="string" calcext:value-type="string">
            <text:p>de</text:p>
          </table:table-cell>
          <table:table-cell office:value-type="float" office:value="0.120919627588828" calcext:value-type="float">
            <text:p>0,1209196276</text:p>
          </table:table-cell>
          <table:table-cell office:value-type="string" calcext:value-type="string">
            <text:p>sv</text:p>
          </table:table-cell>
          <table:table-cell office:value-type="float" office:value="0.100351003510035" calcext:value-type="float">
            <text:p>0,1003510035</text:p>
          </table:table-cell>
          <table:table-cell office:value-type="string" calcext:value-type="string">
            <text:p>nl</text:p>
          </table:table-cell>
          <table:table-cell office:value-type="float" office:value="0.0972923891695567" calcext:value-type="float">
            <text:p>0,0972923892</text:p>
          </table:table-cell>
          <table:table-cell office:value-type="string" calcext:value-type="string">
            <text:p>no</text:p>
          </table:table-cell>
          <table:table-cell office:value-type="float" office:value="0.066684545942162" calcext:value-type="float">
            <text:p>0,0666845459</text:p>
          </table:table-cell>
          <table:table-cell office:value-type="string" calcext:value-type="string">
            <text:p>sv</text:p>
          </table:table-cell>
          <table:table-cell office:value-type="float" office:value="0.0426638302901377" calcext:value-type="float">
            <text:p>0,0426638303</text:p>
          </table:table-cell>
          <table:table-cell office:value-type="string" calcext:value-type="string">
            <text:p>no</text:p>
          </table:table-cell>
          <table:table-cell office:value-type="float" office:value="0.0407960479425155" calcext:value-type="float">
            <text:p>0,0407960479</text:p>
          </table:table-cell>
          <table:table-cell office:value-type="string" calcext:value-type="string">
            <text:p>es</text:p>
          </table:table-cell>
          <table:table-cell office:value-type="float" office:value="0.1375416828792" calcext:value-type="float">
            <text:p>0,1375416829</text:p>
          </table:table-cell>
          <table:table-cell office:value-type="string" calcext:value-type="string">
            <text:p>sv</text:p>
          </table:table-cell>
          <table:table-cell office:value-type="float" office:value="0.113785062659376" calcext:value-type="float">
            <text:p>0,1137850627</text:p>
          </table:table-cell>
          <table:table-cell office:value-type="string" calcext:value-type="string">
            <text:p>no</text:p>
          </table:table-cell>
          <table:table-cell office:value-type="float" office:value="0.111906166675606" calcext:value-type="float">
            <text:p>0,1119061667</text:p>
          </table:table-cell>
          <table:table-cell office:value-type="string" calcext:value-type="string">
            <text:p>nl</text:p>
          </table:table-cell>
          <table:table-cell office:value-type="float" office:value="0.0664209023882469" calcext:value-type="float">
            <text:p>0,0664209024</text:p>
          </table:table-cell>
          <table:table-cell office:value-type="string" calcext:value-type="string">
            <text:p>sv</text:p>
          </table:table-cell>
          <table:table-cell office:value-type="float" office:value="0.0408383674471247" calcext:value-type="float">
            <text:p>0,0408383674</text:p>
          </table:table-cell>
          <table:table-cell office:value-type="string" calcext:value-type="string">
            <text:p>no</text:p>
          </table:table-cell>
          <table:table-cell office:value-type="float" office:value="0.0398566172693826" calcext:value-type="float">
            <text:p>0,0398566173</text:p>
          </table:table-cell>
          <table:table-cell office:value-type="string" calcext:value-type="string">
            <text:p>de</text:p>
          </table:table-cell>
          <table:table-cell office:value-type="float" office:value="0.123426778136171" calcext:value-type="float">
            <text:p>0,1234267781</text:p>
          </table:table-cell>
          <table:table-cell office:value-type="string" calcext:value-type="string">
            <text:p>sv</text:p>
          </table:table-cell>
          <table:table-cell office:value-type="float" office:value="0.0998451808329689" calcext:value-type="float">
            <text:p>0,0998451808</text:p>
          </table:table-cell>
          <table:table-cell office:value-type="string" calcext:value-type="string">
            <text:p>nl</text:p>
          </table:table-cell>
          <table:table-cell office:value-type="float" office:value="0.0949567952581603" calcext:value-type="float">
            <text:p>0,094956795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0.0211752612643481" calcext:value-type="float">
            <text:p>0,021175261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340068206679107" calcext:value-type="float">
            <text:p>0,0340068207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231634233384957" calcext:value-type="float">
            <text:p>0,023163423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333100691580483" calcext:value-type="float">
            <text:p>0,0333100692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179245572572972" calcext:value-type="float">
            <text:p>0,017924557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.0310166956432808" calcext:value-type="float">
            <text:p>0,0310166956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195126696498655" calcext:value-type="float">
            <text:p>0,0195126696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3000744742622" calcext:value-type="float">
            <text:p>0,0300074474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.0186209502336716" calcext:value-type="float">
            <text:p>0,0186209502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.0338496235131497" calcext:value-type="float">
            <text:p>0,0338496235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21044170837748" calcext:value-type="float">
            <text:p>0,0210441708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335236197296746" calcext:value-type="float">
            <text:p>0,0335236197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/>
          <table:table-cell office:value-type="float" office:value="0.00483489352947228" calcext:value-type="float">
            <text:p>0,0048348935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.010176026293335" calcext:value-type="float">
            <text:p>0,0101760263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467971107870731" calcext:value-type="float">
            <text:p>0,0046797111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100024928331048" calcext:value-type="float">
            <text:p>0,0100024928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106897147796024" calcext:value-type="float">
            <text:p>0,0106897148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24628224727386" calcext:value-type="float">
            <text:p>0,0246282247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110992449237929" calcext:value-type="float">
            <text:p>0,0110992449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264782898795211" calcext:value-type="float">
            <text:p>0,0264782899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.0078512669054113" calcext:value-type="float">
            <text:p>0,0078512669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208943063593" calcext:value-type="float">
            <text:p>0,0208943064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807885707387511" calcext:value-type="float">
            <text:p>0,0080788571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230560378079517" calcext:value-type="float">
            <text:p>0,0230560378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float" office:value="0.0116702945110278" calcext:value-type="float">
            <text:p>0,0116702945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115603926367589" calcext:value-type="float">
            <text:p>0,011560392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116053651891439" calcext:value-type="float">
            <text:p>0,0116053652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114966446444364" calcext:value-type="float">
            <text:p>0,011496644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113385265516012" calcext:value-type="float">
            <text:p>0,011338526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1118312461196" calcext:value-type="float">
            <text:p>0,011183124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112744699449109" calcext:value-type="float">
            <text:p>0,011274469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.0110625044098822" calcext:value-type="float">
            <text:p>0,0110625044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11631635919492" calcext:value-type="float">
            <text:p>0,011631635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113999423282168" calcext:value-type="float">
            <text:p>0,0113999423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.0115002571407109" calcext:value-type="float">
            <text:p>0,0115002571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112858508933055" calcext:value-type="float">
            <text:p>0,011285850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float" office:value="0.0430217208688348" calcext:value-type="float">
            <text:p>0,0430217209</text:p>
          </table:table-cell>
          <table:table-cell office:value-type="string" calcext:value-type="string">
            <text:p>tr</text:p>
          </table:table-cell>
          <table:table-cell office:value-type="float" office:value="0.025962596259626" calcext:value-type="float">
            <text:p>0,0259625963</text:p>
          </table:table-cell>
          <table:table-cell office:value-type="string" calcext:value-type="string">
            <text:p>id</text:p>
          </table:table-cell>
          <table:table-cell office:value-type="float" office:value="0.01002100210021" calcext:value-type="float">
            <text:p>0,0100210021</text:p>
          </table:table-cell>
          <table:table-cell office:value-type="string" calcext:value-type="string">
            <text:p>is</text:p>
          </table:table-cell>
          <table:table-cell office:value-type="float" office:value="0.0648425937037481" calcext:value-type="float">
            <text:p>0,0648425937</text:p>
          </table:table-cell>
          <table:table-cell office:value-type="string" calcext:value-type="string">
            <text:p>tr</text:p>
          </table:table-cell>
          <table:table-cell office:value-type="float" office:value="0.032141285651426" calcext:value-type="float">
            <text:p>0,0321412857</text:p>
          </table:table-cell>
          <table:table-cell office:value-type="string" calcext:value-type="string">
            <text:p>fi</text:p>
          </table:table-cell>
          <table:table-cell office:value-type="float" office:value="0.0291029102910291" calcext:value-type="float">
            <text:p>0,0291029103</text:p>
          </table:table-cell>
          <table:table-cell office:value-type="string" calcext:value-type="string">
            <text:p>id</text:p>
          </table:table-cell>
          <table:table-cell office:value-type="float" office:value="0.0399415976639066" calcext:value-type="float">
            <text:p>0,0399415977</text:p>
          </table:table-cell>
          <table:table-cell office:value-type="string" calcext:value-type="string">
            <text:p>tr</text:p>
          </table:table-cell>
          <table:table-cell office:value-type="float" office:value="0.023002300230023" calcext:value-type="float">
            <text:p>0,0230023002</text:p>
          </table:table-cell>
          <table:table-cell office:value-type="string" calcext:value-type="string">
            <text:p>id</text:p>
          </table:table-cell>
          <table:table-cell office:value-type="float" office:value="0.0102210221022102" calcext:value-type="float">
            <text:p>0,0102210221</text:p>
          </table:table-cell>
          <table:table-cell office:value-type="string" calcext:value-type="string">
            <text:p>is</text:p>
          </table:table-cell>
          <table:table-cell office:value-type="float" office:value="0.0590823632945318" calcext:value-type="float">
            <text:p>0,0590823633</text:p>
          </table:table-cell>
          <table:table-cell office:value-type="string" calcext:value-type="string">
            <text:p>tr</text:p>
          </table:table-cell>
          <table:table-cell office:value-type="float" office:value="0.0279811192447698" calcext:value-type="float">
            <text:p>0,0279811192</text:p>
          </table:table-cell>
          <table:table-cell office:value-type="string" calcext:value-type="string">
            <text:p>fi</text:p>
          </table:table-cell>
          <table:table-cell office:value-type="float" office:value="0.0268226822682268" calcext:value-type="float">
            <text:p>0,0268226823</text:p>
          </table:table-cell>
          <table:table-cell office:value-type="string" calcext:value-type="string">
            <text:p>id</text:p>
          </table:table-cell>
          <table:table-cell office:value-type="float" office:value="0.0408425717960051" calcext:value-type="float">
            <text:p>0,0408425718</text:p>
          </table:table-cell>
          <table:table-cell office:value-type="string" calcext:value-type="string">
            <text:p>tr</text:p>
          </table:table-cell>
          <table:table-cell office:value-type="float" office:value="0.0270243783412968" calcext:value-type="float">
            <text:p>0,0270243783</text:p>
          </table:table-cell>
          <table:table-cell office:value-type="string" calcext:value-type="string">
            <text:p>id</text:p>
          </table:table-cell>
          <table:table-cell office:value-type="float" office:value="0.0103442896401099" calcext:value-type="float">
            <text:p>0,0103442896</text:p>
          </table:table-cell>
          <table:table-cell office:value-type="string" calcext:value-type="string">
            <text:p>is</text:p>
          </table:table-cell>
          <table:table-cell office:value-type="float" office:value="0.0618288656041184" calcext:value-type="float">
            <text:p>0,0618288656</text:p>
          </table:table-cell>
          <table:table-cell office:value-type="string" calcext:value-type="string">
            <text:p>tr</text:p>
          </table:table-cell>
          <table:table-cell office:value-type="float" office:value="0.0319923199231992" calcext:value-type="float">
            <text:p>0,0319923199</text:p>
          </table:table-cell>
          <table:table-cell office:value-type="string" calcext:value-type="string">
            <text:p>id</text:p>
          </table:table-cell>
          <table:table-cell office:value-type="float" office:value="0.0273461093844375" calcext:value-type="float">
            <text:p>0,0273461094</text:p>
          </table:table-cell>
          <table:table-cell office:value-type="string" calcext:value-type="string">
            <text:p>fi</text:p>
          </table:table-cell>
          <table:table-cell office:value-type="float" office:value="0.0392405493676911" calcext:value-type="float">
            <text:p>0,0392405494</text:p>
          </table:table-cell>
          <table:table-cell office:value-type="string" calcext:value-type="string">
            <text:p>tr</text:p>
          </table:table-cell>
          <table:table-cell office:value-type="float" office:value="0.0246562465624656" calcext:value-type="float">
            <text:p>0,0246562466</text:p>
          </table:table-cell>
          <table:table-cell office:value-type="string" calcext:value-type="string">
            <text:p>id</text:p>
          </table:table-cell>
          <table:table-cell office:value-type="float" office:value="0.0100342809598669" calcext:value-type="float">
            <text:p>0,010034281</text:p>
          </table:table-cell>
          <table:table-cell office:value-type="string" calcext:value-type="string">
            <text:p>is</text:p>
          </table:table-cell>
          <table:table-cell office:value-type="float" office:value="0.0580508127113779" calcext:value-type="float">
            <text:p>0,0580508127</text:p>
          </table:table-cell>
          <table:table-cell office:value-type="string" calcext:value-type="string">
            <text:p>tr</text:p>
          </table:table-cell>
          <table:table-cell office:value-type="float" office:value="0.0292042920429204" calcext:value-type="float">
            <text:p>0,029204292</text:p>
          </table:table-cell>
          <table:table-cell office:value-type="string" calcext:value-type="string">
            <text:p>id</text:p>
          </table:table-cell>
          <table:table-cell office:value-type="float" office:value="0.0243960975843903" calcext:value-type="float">
            <text:p>0,0243960976</text:p>
          </table:table-cell>
          <table:table-cell office:value-type="string" calcext:value-type="string">
            <text:p>fi</text:p>
          </table:table-cell>
          <table:table-cell office:value-type="float" office:value="0.0422791042713659" calcext:value-type="float">
            <text:p>0,0422791043</text:p>
          </table:table-cell>
          <table:table-cell office:value-type="string" calcext:value-type="string">
            <text:p>tr</text:p>
          </table:table-cell>
          <table:table-cell office:value-type="float" office:value="0.0261285381164288" calcext:value-type="float">
            <text:p>0,0261285381</text:p>
          </table:table-cell>
          <table:table-cell office:value-type="string" calcext:value-type="string">
            <text:p>id</text:p>
          </table:table-cell>
          <table:table-cell office:value-type="float" office:value="0.0101819014882849" calcext:value-type="float">
            <text:p>0,0101819015</text:p>
          </table:table-cell>
          <table:table-cell office:value-type="string" calcext:value-type="string">
            <text:p>hu</text:p>
          </table:table-cell>
          <table:table-cell office:value-type="float" office:value="0.0597580876102856" calcext:value-type="float">
            <text:p>0,0597580876</text:p>
          </table:table-cell>
          <table:table-cell office:value-type="string" calcext:value-type="string">
            <text:p>tr</text:p>
          </table:table-cell>
          <table:table-cell office:value-type="float" office:value="0.0320904375968763" calcext:value-type="float">
            <text:p>0,0320904376</text:p>
          </table:table-cell>
          <table:table-cell office:value-type="string" calcext:value-type="string">
            <text:p>id</text:p>
          </table:table-cell>
          <table:table-cell office:value-type="float" office:value="0.0264009570926492" calcext:value-type="float">
            <text:p>0,0264009571</text:p>
          </table:table-cell>
          <table:table-cell office:value-type="string" calcext:value-type="string">
            <text:p>fi</text:p>
          </table:table-cell>
          <table:table-cell office:value-type="float" office:value="0.0401450928876303" calcext:value-type="float">
            <text:p>0,0401450929</text:p>
          </table:table-cell>
          <table:table-cell office:value-type="string" calcext:value-type="string">
            <text:p>tr</text:p>
          </table:table-cell>
          <table:table-cell office:value-type="float" office:value="0.0234775928762665" calcext:value-type="float">
            <text:p>0,0234775929</text:p>
          </table:table-cell>
          <table:table-cell office:value-type="string" calcext:value-type="string">
            <text:p>id</text:p>
          </table:table-cell>
          <table:table-cell office:value-type="float" office:value="0.00980285203629864" calcext:value-type="float">
            <text:p>0,009802852</text:p>
          </table:table-cell>
          <table:table-cell office:value-type="string" calcext:value-type="string">
            <text:p>is</text:p>
          </table:table-cell>
          <table:table-cell office:value-type="float" office:value="0.0556553043905144" calcext:value-type="float">
            <text:p>0,0556553044</text:p>
          </table:table-cell>
          <table:table-cell office:value-type="string" calcext:value-type="string">
            <text:p>tr</text:p>
          </table:table-cell>
          <table:table-cell office:value-type="float" office:value="0.0292885812079256" calcext:value-type="float">
            <text:p>0,0292885812</text:p>
          </table:table-cell>
          <table:table-cell office:value-type="string" calcext:value-type="string">
            <text:p>id</text:p>
          </table:table-cell>
          <table:table-cell office:value-type="float" office:value="0.0235391337075158" calcext:value-type="float">
            <text:p>0,0235391337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float" office:value="0.0347855656905105" calcext:value-type="float">
            <text:p>0,0347855657</text:p>
          </table:table-cell>
          <table:table-cell office:value-type="string" calcext:value-type="string">
            <text:p>uk</text:p>
          </table:table-cell>
          <table:table-cell office:value-type="float" office:value="0.0250410016400656" calcext:value-type="float">
            <text:p>0,0250410016</text:p>
          </table:table-cell>
          <table:table-cell office:value-type="string" calcext:value-type="string">
            <text:p>ru</text:p>
          </table:table-cell>
          <table:table-cell office:value-type="float" office:value="0.0186607464298572" calcext:value-type="float">
            <text:p>0,0186607464</text:p>
          </table:table-cell>
          <table:table-cell office:value-type="string" calcext:value-type="string">
            <text:p>bg</text:p>
          </table:table-cell>
          <table:table-cell office:value-type="float" office:value="0.0753920627300368" calcext:value-type="float">
            <text:p>0,0753920627</text:p>
          </table:table-cell>
          <table:table-cell office:value-type="string" calcext:value-type="string">
            <text:p>uk</text:p>
          </table:table-cell>
          <table:table-cell office:value-type="float" office:value="0.0524620984839393" calcext:value-type="float">
            <text:p>0,0524620985</text:p>
          </table:table-cell>
          <table:table-cell office:value-type="string" calcext:value-type="string">
            <text:p>ru</text:p>
          </table:table-cell>
          <table:table-cell office:value-type="float" office:value="0.0408816352654106" calcext:value-type="float">
            <text:p>0,0408816353</text:p>
          </table:table-cell>
          <table:table-cell office:value-type="string" calcext:value-type="string">
            <text:p>bg</text:p>
          </table:table-cell>
          <table:table-cell office:value-type="float" office:value="0.0338654184669547" calcext:value-type="float">
            <text:p>0,0338654185</text:p>
          </table:table-cell>
          <table:table-cell office:value-type="string" calcext:value-type="string">
            <text:p>uk</text:p>
          </table:table-cell>
          <table:table-cell office:value-type="float" office:value="0.0247609904396176" calcext:value-type="float">
            <text:p>0,0247609904</text:p>
          </table:table-cell>
          <table:table-cell office:value-type="string" calcext:value-type="string">
            <text:p>ru</text:p>
          </table:table-cell>
          <table:table-cell office:value-type="float" office:value="0.0173006920276811" calcext:value-type="float">
            <text:p>0,017300692</text:p>
          </table:table-cell>
          <table:table-cell office:value-type="string" calcext:value-type="string">
            <text:p>bg</text:p>
          </table:table-cell>
          <table:table-cell office:value-type="float" office:value="0.0695111217794847" calcext:value-type="float">
            <text:p>0,0695111218</text:p>
          </table:table-cell>
          <table:table-cell office:value-type="string" calcext:value-type="string">
            <text:p>uk</text:p>
          </table:table-cell>
          <table:table-cell office:value-type="float" office:value="0.0455218208728349" calcext:value-type="float">
            <text:p>0,0455218209</text:p>
          </table:table-cell>
          <table:table-cell office:value-type="string" calcext:value-type="string">
            <text:p>ru</text:p>
          </table:table-cell>
          <table:table-cell office:value-type="float" office:value="0.0373214928597144" calcext:value-type="float">
            <text:p>0,0373214929</text:p>
          </table:table-cell>
          <table:table-cell office:value-type="string" calcext:value-type="string">
            <text:p>bg</text:p>
          </table:table-cell>
          <table:table-cell office:value-type="float" office:value="0.0365538486157785" calcext:value-type="float">
            <text:p>0,0365538486</text:p>
          </table:table-cell>
          <table:table-cell office:value-type="string" calcext:value-type="string">
            <text:p>uk</text:p>
          </table:table-cell>
          <table:table-cell office:value-type="float" office:value="0.022899572333284" calcext:value-type="float">
            <text:p>0,0228995723</text:p>
          </table:table-cell>
          <table:table-cell office:value-type="string" calcext:value-type="string">
            <text:p>ru</text:p>
          </table:table-cell>
          <table:table-cell office:value-type="float" office:value="0.0179582514155198" calcext:value-type="float">
            <text:p>0,0179582514</text:p>
          </table:table-cell>
          <table:table-cell office:value-type="string" calcext:value-type="string">
            <text:p>bg</text:p>
          </table:table-cell>
          <table:table-cell office:value-type="float" office:value="0.0796585149239699" calcext:value-type="float">
            <text:p>0,0796585149</text:p>
          </table:table-cell>
          <table:table-cell office:value-type="string" calcext:value-type="string">
            <text:p>uk</text:p>
          </table:table-cell>
          <table:table-cell office:value-type="float" office:value="0.047578756183378" calcext:value-type="float">
            <text:p>0,0475787562</text:p>
          </table:table-cell>
          <table:table-cell office:value-type="string" calcext:value-type="string">
            <text:p>ru</text:p>
          </table:table-cell>
          <table:table-cell office:value-type="float" office:value="0.0405184051840518" calcext:value-type="float">
            <text:p>0,0405184052</text:p>
          </table:table-cell>
          <table:table-cell office:value-type="string" calcext:value-type="string">
            <text:p>bg</text:p>
          </table:table-cell>
          <table:table-cell office:value-type="float" office:value="0.0358677388382141" calcext:value-type="float">
            <text:p>0,0358677388</text:p>
          </table:table-cell>
          <table:table-cell office:value-type="string" calcext:value-type="string">
            <text:p>uk</text:p>
          </table:table-cell>
          <table:table-cell office:value-type="float" office:value="0.022033393142544" calcext:value-type="float">
            <text:p>0,0220333931</text:p>
          </table:table-cell>
          <table:table-cell office:value-type="string" calcext:value-type="string">
            <text:p>ru</text:p>
          </table:table-cell>
          <table:table-cell office:value-type="float" office:value="0.0165462316472431" calcext:value-type="float">
            <text:p>0,0165462316</text:p>
          </table:table-cell>
          <table:table-cell office:value-type="string" calcext:value-type="string">
            <text:p>bg</text:p>
          </table:table-cell>
          <table:table-cell office:value-type="float" office:value="0.0719354954854041" calcext:value-type="float">
            <text:p>0,0719354955</text:p>
          </table:table-cell>
          <table:table-cell office:value-type="string" calcext:value-type="string">
            <text:p>uk</text:p>
          </table:table-cell>
          <table:table-cell office:value-type="float" office:value="0.0412478571957218" calcext:value-type="float">
            <text:p>0,0412478572</text:p>
          </table:table-cell>
          <table:table-cell office:value-type="string" calcext:value-type="string">
            <text:p>ru</text:p>
          </table:table-cell>
          <table:table-cell office:value-type="float" office:value="0.0373543735437354" calcext:value-type="float">
            <text:p>0,0373543735</text:p>
          </table:table-cell>
          <table:table-cell office:value-type="string" calcext:value-type="string">
            <text:p>bg</text:p>
          </table:table-cell>
          <table:table-cell office:value-type="float" office:value="0.0375170587876964" calcext:value-type="float">
            <text:p>0,0375170588</text:p>
          </table:table-cell>
          <table:table-cell office:value-type="string" calcext:value-type="string">
            <text:p>uk</text:p>
          </table:table-cell>
          <table:table-cell office:value-type="float" office:value="0.0224508129792995" calcext:value-type="float">
            <text:p>0,022450813</text:p>
          </table:table-cell>
          <table:table-cell office:value-type="string" calcext:value-type="string">
            <text:p>ru</text:p>
          </table:table-cell>
          <table:table-cell office:value-type="float" office:value="0.0174884679931126" calcext:value-type="float">
            <text:p>0,017488468</text:p>
          </table:table-cell>
          <table:table-cell office:value-type="string" calcext:value-type="string">
            <text:p>bg</text:p>
          </table:table-cell>
          <table:table-cell office:value-type="float" office:value="0.0832146838103863" calcext:value-type="float">
            <text:p>0,0832146838</text:p>
          </table:table-cell>
          <table:table-cell office:value-type="string" calcext:value-type="string">
            <text:p>uk</text:p>
          </table:table-cell>
          <table:table-cell office:value-type="float" office:value="0.0470609843363426" calcext:value-type="float">
            <text:p>0,0470609843</text:p>
          </table:table-cell>
          <table:table-cell office:value-type="string" calcext:value-type="string">
            <text:p>ru</text:p>
          </table:table-cell>
          <table:table-cell office:value-type="float" office:value="0.0393222471517871" calcext:value-type="float">
            <text:p>0,0393222472</text:p>
          </table:table-cell>
          <table:table-cell office:value-type="string" calcext:value-type="string">
            <text:p>bg</text:p>
          </table:table-cell>
          <table:table-cell office:value-type="float" office:value="0.0370806447653502" calcext:value-type="float">
            <text:p>0,0370806448</text:p>
          </table:table-cell>
          <table:table-cell office:value-type="string" calcext:value-type="string">
            <text:p>uk</text:p>
          </table:table-cell>
          <table:table-cell office:value-type="float" office:value="0.0215678911203392" calcext:value-type="float">
            <text:p>0,0215678911</text:p>
          </table:table-cell>
          <table:table-cell office:value-type="string" calcext:value-type="string">
            <text:p>ru</text:p>
          </table:table-cell>
          <table:table-cell office:value-type="float" office:value="0.016192918643584" calcext:value-type="float">
            <text:p>0,0161929186</text:p>
          </table:table-cell>
          <table:table-cell office:value-type="string" calcext:value-type="string">
            <text:p>bg</text:p>
          </table:table-cell>
          <table:table-cell office:value-type="float" office:value="0.0763939273264853" calcext:value-type="float">
            <text:p>0,0763939273</text:p>
          </table:table-cell>
          <table:table-cell office:value-type="string" calcext:value-type="string">
            <text:p>uk</text:p>
          </table:table-cell>
          <table:table-cell office:value-type="float" office:value="0.0409177907193483" calcext:value-type="float">
            <text:p>0,0409177907</text:p>
          </table:table-cell>
          <table:table-cell office:value-type="string" calcext:value-type="string">
            <text:p>ru</text:p>
          </table:table-cell>
          <table:table-cell office:value-type="float" office:value="0.0361013029233046" calcext:value-type="float">
            <text:p>0,0361013029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float" office:value="0.0485270774495454" calcext:value-type="float">
            <text:p>0,0485270774</text:p>
          </table:table-cell>
          <table:table-cell office:value-type="string" calcext:value-type="string">
            <text:p>ur</text:p>
          </table:table-cell>
          <table:table-cell office:value-type="float" office:value="0.00749662037605997" calcext:value-type="float">
            <text:p>0,0074966204</text:p>
          </table:table-cell>
          <table:table-cell office:value-type="string" calcext:value-type="string">
            <text:p>fa</text:p>
          </table:table-cell>
          <table:table-cell office:value-type="float" office:value="0.000363840836172394" calcext:value-type="float">
            <text:p>0,0003638408</text:p>
          </table:table-cell>
          <table:table-cell office:value-type="string" calcext:value-type="string">
            <text:p>ar</text:p>
          </table:table-cell>
          <table:table-cell office:value-type="float" office:value="0.154483371721825" calcext:value-type="float">
            <text:p>0,1544833717</text:p>
          </table:table-cell>
          <table:table-cell office:value-type="string" calcext:value-type="string">
            <text:p>ur</text:p>
          </table:table-cell>
          <table:table-cell office:value-type="float" office:value="0.0415953719546973" calcext:value-type="float">
            <text:p>0,041595372</text:p>
          </table:table-cell>
          <table:table-cell office:value-type="string" calcext:value-type="string">
            <text:p>fa</text:p>
          </table:table-cell>
          <table:table-cell office:value-type="float" office:value="0.0031474139757286" calcext:value-type="float">
            <text:p>0,003147414</text:p>
          </table:table-cell>
          <table:table-cell office:value-type="string" calcext:value-type="string">
            <text:p>ar</text:p>
          </table:table-cell>
          <table:table-cell office:value-type="float" office:value="0.0462759287050552" calcext:value-type="float">
            <text:p>0,0462759287</text:p>
          </table:table-cell>
          <table:table-cell office:value-type="string" calcext:value-type="string">
            <text:p>ur</text:p>
          </table:table-cell>
          <table:table-cell office:value-type="float" office:value="0.00693804875053724" calcext:value-type="float">
            <text:p>0,0069380488</text:p>
          </table:table-cell>
          <table:table-cell office:value-type="string" calcext:value-type="string">
            <text:p>fa</text:p>
          </table:table-cell>
          <table:table-cell office:value-type="float" office:value="0.000324517280545189" calcext:value-type="float">
            <text:p>0,0003245173</text:p>
          </table:table-cell>
          <table:table-cell office:value-type="string" calcext:value-type="string">
            <text:p>ar</text:p>
          </table:table-cell>
          <table:table-cell office:value-type="float" office:value="0.147143203491191" calcext:value-type="float">
            <text:p>0,1471432035</text:p>
          </table:table-cell>
          <table:table-cell office:value-type="string" calcext:value-type="string">
            <text:p>ur</text:p>
          </table:table-cell>
          <table:table-cell office:value-type="float" office:value="0.0395106460937182" calcext:value-type="float">
            <text:p>0,0395106461</text:p>
          </table:table-cell>
          <table:table-cell office:value-type="string" calcext:value-type="string">
            <text:p>fa</text:p>
          </table:table-cell>
          <table:table-cell office:value-type="float" office:value="0.00295469468154957" calcext:value-type="float">
            <text:p>0,0029546947</text:p>
          </table:table-cell>
          <table:table-cell office:value-type="string" calcext:value-type="string">
            <text:p>ar</text:p>
          </table:table-cell>
          <table:table-cell office:value-type="float" office:value="0.0589037287228018" calcext:value-type="float">
            <text:p>0,0589037287</text:p>
          </table:table-cell>
          <table:table-cell office:value-type="string" calcext:value-type="string">
            <text:p>ur</text:p>
          </table:table-cell>
          <table:table-cell office:value-type="float" office:value="0.0156722627167856" calcext:value-type="float">
            <text:p>0,0156722627</text:p>
          </table:table-cell>
          <table:table-cell office:value-type="string" calcext:value-type="string">
            <text:p>fa</text:p>
          </table:table-cell>
          <table:table-cell office:value-type="float" office:value="0.00124458931172901" calcext:value-type="float">
            <text:p>0,0012445893</text:p>
          </table:table-cell>
          <table:table-cell office:value-type="string" calcext:value-type="string">
            <text:p>ar</text:p>
          </table:table-cell>
          <table:table-cell office:value-type="float" office:value="0.176473108801312" calcext:value-type="float">
            <text:p>0,1764731088</text:p>
          </table:table-cell>
          <table:table-cell office:value-type="string" calcext:value-type="string">
            <text:p>ur</text:p>
          </table:table-cell>
          <table:table-cell office:value-type="float" office:value="0.0394282762329408" calcext:value-type="float">
            <text:p>0,0394282762</text:p>
          </table:table-cell>
          <table:table-cell office:value-type="string" calcext:value-type="string">
            <text:p>fa</text:p>
          </table:table-cell>
          <table:table-cell office:value-type="float" office:value="0.00672826813981718" calcext:value-type="float">
            <text:p>0,0067282681</text:p>
          </table:table-cell>
          <table:table-cell office:value-type="string" calcext:value-type="string">
            <text:p>ar</text:p>
          </table:table-cell>
          <table:table-cell office:value-type="float" office:value="0.0570442858966072" calcext:value-type="float">
            <text:p>0,0570442859</text:p>
          </table:table-cell>
          <table:table-cell office:value-type="string" calcext:value-type="string">
            <text:p>ur</text:p>
          </table:table-cell>
          <table:table-cell office:value-type="float" office:value="0.0111357468700952" calcext:value-type="float">
            <text:p>0,0111357469</text:p>
          </table:table-cell>
          <table:table-cell office:value-type="string" calcext:value-type="string">
            <text:p>fa</text:p>
          </table:table-cell>
          <table:table-cell office:value-type="float" office:value="0.00114341465429129" calcext:value-type="float">
            <text:p>0,0011434147</text:p>
          </table:table-cell>
          <table:table-cell office:value-type="string" calcext:value-type="string">
            <text:p>ar</text:p>
          </table:table-cell>
          <table:table-cell office:value-type="float" office:value="0.169992209582621" calcext:value-type="float">
            <text:p>0,1699922096</text:p>
          </table:table-cell>
          <table:table-cell office:value-type="string" calcext:value-type="string">
            <text:p>ur</text:p>
          </table:table-cell>
          <table:table-cell office:value-type="float" office:value="0.033189216414515" calcext:value-type="float">
            <text:p>0,0331892164</text:p>
          </table:table-cell>
          <table:table-cell office:value-type="string" calcext:value-type="string">
            <text:p>fa</text:p>
          </table:table-cell>
          <table:table-cell office:value-type="float" office:value="0.00598161674555465" calcext:value-type="float">
            <text:p>0,0059816167</text:p>
          </table:table-cell>
          <table:table-cell office:value-type="string" calcext:value-type="string">
            <text:p>ar</text:p>
          </table:table-cell>
          <table:table-cell office:value-type="float" office:value="0.0592855761110089" calcext:value-type="float">
            <text:p>0,0592855761</text:p>
          </table:table-cell>
          <table:table-cell office:value-type="string" calcext:value-type="string">
            <text:p>ur</text:p>
          </table:table-cell>
          <table:table-cell office:value-type="float" office:value="0.0109684542145896" calcext:value-type="float">
            <text:p>0,0109684542</text:p>
          </table:table-cell>
          <table:table-cell office:value-type="string" calcext:value-type="string">
            <text:p>fa</text:p>
          </table:table-cell>
          <table:table-cell office:value-type="float" office:value="0.00121387435484296" calcext:value-type="float">
            <text:p>0,0012138744</text:p>
          </table:table-cell>
          <table:table-cell office:value-type="string" calcext:value-type="string">
            <text:p>ar</text:p>
          </table:table-cell>
          <table:table-cell office:value-type="float" office:value="0.176523351854773" calcext:value-type="float">
            <text:p>0,1765233519</text:p>
          </table:table-cell>
          <table:table-cell office:value-type="string" calcext:value-type="string">
            <text:p>ur</text:p>
          </table:table-cell>
          <table:table-cell office:value-type="float" office:value="0.0356776132960974" calcext:value-type="float">
            <text:p>0,0356776133</text:p>
          </table:table-cell>
          <table:table-cell office:value-type="string" calcext:value-type="string">
            <text:p>fa</text:p>
          </table:table-cell>
          <table:table-cell office:value-type="float" office:value="0.00830591773466644" calcext:value-type="float">
            <text:p>0,0083059177</text:p>
          </table:table-cell>
          <table:table-cell office:value-type="string" calcext:value-type="string">
            <text:p>ar</text:p>
          </table:table-cell>
          <table:table-cell office:value-type="float" office:value="0.0573491511865277" calcext:value-type="float">
            <text:p>0,0573491512</text:p>
          </table:table-cell>
          <table:table-cell office:value-type="string" calcext:value-type="string">
            <text:p>ur</text:p>
          </table:table-cell>
          <table:table-cell office:value-type="float" office:value="0.00863357428185309" calcext:value-type="float">
            <text:p>0,0086335743</text:p>
          </table:table-cell>
          <table:table-cell office:value-type="string" calcext:value-type="string">
            <text:p>fa</text:p>
          </table:table-cell>
          <table:table-cell office:value-type="float" office:value="0.00107374327629475" calcext:value-type="float">
            <text:p>0,0010737433</text:p>
          </table:table-cell>
          <table:table-cell office:value-type="string" calcext:value-type="string">
            <text:p>ar</text:p>
          </table:table-cell>
          <table:table-cell office:value-type="float" office:value="0.1710372655976" calcext:value-type="float">
            <text:p>0,1710372656</text:p>
          </table:table-cell>
          <table:table-cell office:value-type="string" calcext:value-type="string">
            <text:p>ur</text:p>
          </table:table-cell>
          <table:table-cell office:value-type="float" office:value="0.0316405944466171" calcext:value-type="float">
            <text:p>0,0316405944</text:p>
          </table:table-cell>
          <table:table-cell office:value-type="string" calcext:value-type="string">
            <text:p>fa</text:p>
          </table:table-cell>
          <table:table-cell office:value-type="float" office:value="0.00735412768815446" calcext:value-type="float">
            <text:p>0,0073541277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float" office:value="0.0490019600784031" calcext:value-type="float">
            <text:p>0,0490019601</text:p>
          </table:table-cell>
          <table:table-cell office:value-type="string" calcext:value-type="string">
            <text:p>vi</text:p>
          </table:table-cell>
          <table:table-cell office:value-type="float" office:value="0.00960038401536062" calcext:value-type="float">
            <text:p>0,009600384</text:p>
          </table:table-cell>
          <table:table-cell office:value-type="string" calcext:value-type="string">
            <text:p>en</text:p>
          </table:table-cell>
          <table:table-cell office:value-type="float" office:value="0.00828033121324853" calcext:value-type="float">
            <text:p>0,0082803312</text:p>
          </table:table-cell>
          <table:table-cell office:value-type="string" calcext:value-type="string">
            <text:p>it</text:p>
          </table:table-cell>
          <table:table-cell office:value-type="float" office:value="0.158946357854314" calcext:value-type="float">
            <text:p>0,1589463579</text:p>
          </table:table-cell>
          <table:table-cell office:value-type="string" calcext:value-type="string">
            <text:p>vi</text:p>
          </table:table-cell>
          <table:table-cell office:value-type="float" office:value="0.0445817832713308" calcext:value-type="float">
            <text:p>0,0445817833</text:p>
          </table:table-cell>
          <table:table-cell office:value-type="string" calcext:value-type="string">
            <text:p>en</text:p>
          </table:table-cell>
          <table:table-cell office:value-type="float" office:value="0.0272610904436177" calcext:value-type="float">
            <text:p>0,0272610904</text:p>
          </table:table-cell>
          <table:table-cell office:value-type="string" calcext:value-type="string">
            <text:p>it</text:p>
          </table:table-cell>
          <table:table-cell office:value-type="float" office:value="0.047081883275331" calcext:value-type="float">
            <text:p>0,0470818833</text:p>
          </table:table-cell>
          <table:table-cell office:value-type="string" calcext:value-type="string">
            <text:p>vi</text:p>
          </table:table-cell>
          <table:table-cell office:value-type="float" office:value="0.0100204008160326" calcext:value-type="float">
            <text:p>0,0100204008</text:p>
          </table:table-cell>
          <table:table-cell office:value-type="string" calcext:value-type="string">
            <text:p>en</text:p>
          </table:table-cell>
          <table:table-cell office:value-type="float" office:value="0.00758030321212849" calcext:value-type="float">
            <text:p>0,0075803032</text:p>
          </table:table-cell>
          <table:table-cell office:value-type="string" calcext:value-type="string">
            <text:p>it</text:p>
          </table:table-cell>
          <table:table-cell office:value-type="float" office:value="0.149225969038762" calcext:value-type="float">
            <text:p>0,149225969</text:p>
          </table:table-cell>
          <table:table-cell office:value-type="string" calcext:value-type="string">
            <text:p>vi</text:p>
          </table:table-cell>
          <table:table-cell office:value-type="float" office:value="0.0451018040721629" calcext:value-type="float">
            <text:p>0,0451018041</text:p>
          </table:table-cell>
          <table:table-cell office:value-type="string" calcext:value-type="string">
            <text:p>en</text:p>
          </table:table-cell>
          <table:table-cell office:value-type="float" office:value="0.0267410696427857" calcext:value-type="float">
            <text:p>0,0267410696</text:p>
          </table:table-cell>
          <table:table-cell office:value-type="string" calcext:value-type="string">
            <text:p>it</text:p>
          </table:table-cell>
          <table:table-cell office:value-type="float" office:value="0.0532882131528526" calcext:value-type="float">
            <text:p>0,0532882132</text:p>
          </table:table-cell>
          <table:table-cell office:value-type="string" calcext:value-type="string">
            <text:p>vi</text:p>
          </table:table-cell>
          <table:table-cell office:value-type="float" office:value="0.00682405459243674" calcext:value-type="float">
            <text:p>0,0068240546</text:p>
          </table:table-cell>
          <table:table-cell office:value-type="string" calcext:value-type="string">
            <text:p>it</text:p>
          </table:table-cell>
          <table:table-cell office:value-type="float" office:value="0.00669608035296424" calcext:value-type="float">
            <text:p>0,0066960804</text:p>
          </table:table-cell>
          <table:table-cell office:value-type="string" calcext:value-type="string">
            <text:p>en</text:p>
          </table:table-cell>
          <table:table-cell office:value-type="float" office:value="0.162752651010604" calcext:value-type="float">
            <text:p>0,162752651</text:p>
          </table:table-cell>
          <table:table-cell office:value-type="string" calcext:value-type="string">
            <text:p>vi</text:p>
          </table:table-cell>
          <table:table-cell office:value-type="float" office:value="0.0348664183970208" calcext:value-type="float">
            <text:p>0,0348664184</text:p>
          </table:table-cell>
          <table:table-cell office:value-type="string" calcext:value-type="string">
            <text:p>en</text:p>
          </table:table-cell>
          <table:table-cell office:value-type="float" office:value="0.0290281161124644" calcext:value-type="float">
            <text:p>0,0290281161</text:p>
          </table:table-cell>
          <table:table-cell office:value-type="string" calcext:value-type="string">
            <text:p>it</text:p>
          </table:table-cell>
          <table:table-cell office:value-type="float" office:value="0.051002204008816" calcext:value-type="float">
            <text:p>0,051002204</text:p>
          </table:table-cell>
          <table:table-cell office:value-type="string" calcext:value-type="string">
            <text:p>vi</text:p>
          </table:table-cell>
          <table:table-cell office:value-type="float" office:value="0.00706408476901723" calcext:value-type="float">
            <text:p>0,0070640848</text:p>
          </table:table-cell>
          <table:table-cell office:value-type="string" calcext:value-type="string">
            <text:p>en</text:p>
          </table:table-cell>
          <table:table-cell office:value-type="float" office:value="0.00594404755238042" calcext:value-type="float">
            <text:p>0,0059440476</text:p>
          </table:table-cell>
          <table:table-cell office:value-type="string" calcext:value-type="string">
            <text:p>it</text:p>
          </table:table-cell>
          <table:table-cell office:value-type="float" office:value="0.151792607170429" calcext:value-type="float">
            <text:p>0,1517926072</text:p>
          </table:table-cell>
          <table:table-cell office:value-type="string" calcext:value-type="string">
            <text:p>vi</text:p>
          </table:table-cell>
          <table:table-cell office:value-type="float" office:value="0.0343704124449493" calcext:value-type="float">
            <text:p>0,0343704124</text:p>
          </table:table-cell>
          <table:table-cell office:value-type="string" calcext:value-type="string">
            <text:p>en</text:p>
          </table:table-cell>
          <table:table-cell office:value-type="float" office:value="0.0282141128564514" calcext:value-type="float">
            <text:p>0,0282141129</text:p>
          </table:table-cell>
          <table:table-cell office:value-type="string" calcext:value-type="string">
            <text:p>it</text:p>
          </table:table-cell>
          <table:table-cell office:value-type="float" office:value="0.0537893843057325" calcext:value-type="float">
            <text:p>0,0537893843</text:p>
          </table:table-cell>
          <table:table-cell office:value-type="string" calcext:value-type="string">
            <text:p>vi</text:p>
          </table:table-cell>
          <table:table-cell office:value-type="float" office:value="0.00678367336549108" calcext:value-type="float">
            <text:p>0,0067836734</text:p>
          </table:table-cell>
          <table:table-cell office:value-type="string" calcext:value-type="string">
            <text:p>it</text:p>
          </table:table-cell>
          <table:table-cell office:value-type="float" office:value="0.00603648436605096" calcext:value-type="float">
            <text:p>0,0060364844</text:p>
          </table:table-cell>
          <table:table-cell office:value-type="string" calcext:value-type="string">
            <text:p>pl</text:p>
          </table:table-cell>
          <table:table-cell office:value-type="float" office:value="0.171152751742282" calcext:value-type="float">
            <text:p>0,1711527517</text:p>
          </table:table-cell>
          <table:table-cell office:value-type="string" calcext:value-type="string">
            <text:p>vi</text:p>
          </table:table-cell>
          <table:table-cell office:value-type="float" office:value="0.038355663758166" calcext:value-type="float">
            <text:p>0,0383556638</text:p>
          </table:table-cell>
          <table:table-cell office:value-type="string" calcext:value-type="string">
            <text:p>en</text:p>
          </table:table-cell>
          <table:table-cell office:value-type="float" office:value="0.0291774053518425" calcext:value-type="float">
            <text:p>0,0291774054</text:p>
          </table:table-cell>
          <table:table-cell office:value-type="string" calcext:value-type="string">
            <text:p>it</text:p>
          </table:table-cell>
          <table:table-cell office:value-type="float" office:value="0.0515902814015349" calcext:value-type="float">
            <text:p>0,0515902814</text:p>
          </table:table-cell>
          <table:table-cell office:value-type="string" calcext:value-type="string">
            <text:p>vi</text:p>
          </table:table-cell>
          <table:table-cell office:value-type="float" office:value="0.00693094689607398" calcext:value-type="float">
            <text:p>0,0069309469</text:p>
          </table:table-cell>
          <table:table-cell office:value-type="string" calcext:value-type="string">
            <text:p>en</text:p>
          </table:table-cell>
          <table:table-cell office:value-type="float" office:value="0.00595820890094955" calcext:value-type="float">
            <text:p>0,0059582089</text:p>
          </table:table-cell>
          <table:table-cell office:value-type="string" calcext:value-type="string">
            <text:p>it</text:p>
          </table:table-cell>
          <table:table-cell office:value-type="float" office:value="0.157141766227816" calcext:value-type="float">
            <text:p>0,1571417662</text:p>
          </table:table-cell>
          <table:table-cell office:value-type="string" calcext:value-type="string">
            <text:p>vi</text:p>
          </table:table-cell>
          <table:table-cell office:value-type="float" office:value="0.0378965703449292" calcext:value-type="float">
            <text:p>0,0378965703</text:p>
          </table:table-cell>
          <table:table-cell office:value-type="string" calcext:value-type="string">
            <text:p>en</text:p>
          </table:table-cell>
          <table:table-cell office:value-type="float" office:value="0.0290310410501866" calcext:value-type="float">
            <text:p>0,0290310411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table:style-name="Default" table:number-columns-repeated="48"/>
          <table:table-cell table:style-name="Default" table:formula="of:=SUM([.AX6:.AX48])-[.AX40]" office:value-type="float" office:value="1.73275041160894" calcext:value-type="float">
            <text:p>1,7327504116</text:p>
          </table:table-cell>
          <table:table-cell table:style-name="Default"/>
          <table:table-cell table:style-name="Default" table:formula="of:=SUM([.AZ6:.AZ48])-[.AZ40]" office:value-type="float" office:value="0.994972880158119" calcext:value-type="float">
            <text:p>0,9949728802</text:p>
          </table:table-cell>
          <table:table-cell table:style-name="Default" table:number-columns-repeated="21"/>
        </table:table-row>
        <table:table-row table:style-name="ro1">
          <table:table-cell/>
          <table:table-cell table:style-name="Default" table:number-columns-repeated="72"/>
        </table:table-row>
        <table:table-row table:style-name="ro1">
          <table:table-cell/>
          <table:table-cell table:style-name="Default" table:number-columns-repeated="48"/>
          <table:table-cell table:style-name="Default" table:formula="of:=[.AX49]/42" office:value-type="float" office:value="0.0412559621811654" calcext:value-type="float">
            <text:p>0,0412559622</text:p>
          </table:table-cell>
          <table:table-cell table:style-name="Default"/>
          <table:table-cell table:style-name="Default" table:formula="of:=[.AZ49]/42" office:value-type="float" office:value="0.0236898304799552" calcext:value-type="float">
            <text:p>0,0236898305</text:p>
          </table:table-cell>
          <table:table-cell table:style-name="Default" table:number-columns-repeated="21"/>
        </table:table-row>
        <table:table-row table:style-name="ro1">
          <table:table-cell/>
          <table:table-cell table:style-name="Default" table:number-columns-repeated="72"/>
        </table:table-row>
        <table:table-row table:style-name="ro1">
          <table:table-cell/>
          <table:table-cell table:style-name="Default" table:number-columns-repeated="48"/>
          <table:table-cell table:style-name="Default" table:formula="of:=[.AX51]-[.AZ51]" office:value-type="float" office:value="0.0175661317012102" calcext:value-type="float">
            <text:p>0,0175661317</text:p>
          </table:table-cell>
          <table:table-cell table:style-name="Default" table:number-columns-repeated="23"/>
        </table:table-row>
        <table:table-row table:style-name="ro1">
          <table:table-cell/>
          <table:table-cell table:style-name="Default" table:number-columns-repeated="72"/>
        </table:table-row>
        <table:table-row table:style-name="ro1">
          <table:table-cell/>
          <table:table-cell table:style-name="Default" table:number-columns-repeated="48"/>
          <table:table-cell table:style-name="Default" table:formula="of:=[.AX53]/[.AX51]" office:value-type="float" office:value="0.425784075137378" calcext:value-type="float">
            <text:p>0,4257840751</text:p>
          </table:table-cell>
          <table:table-cell table:style-name="Default"/>
          <table:table-cell table:style-name="Default" table:formula="of:=42/43" office:value-type="float" office:value="0.976744186046512" calcext:value-type="float">
            <text:p>0,976744186</text:p>
          </table:table-cell>
          <table:table-cell table:style-name="Default" table:number-columns-repeated="21"/>
        </table:table-row>
      </table:table>
      <table:table table:name="5 Ngram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14"/>
        <table:table-column table:style-name="co1" table:default-cell-style-name="ce20"/>
        <table:table-row table:style-name="ro1">
          <table:table-cell/>
          <table:table-cell table:style-name="Default" table:number-columns-repeated="72"/>
        </table:table-row>
        <table:table-row table:style-name="ro1">
          <table:table-cell/>
          <table:table-cell table:style-name="ce26" office:value-type="string" calcext:value-type="string" table:number-columns-spanned="72" table:number-rows-spanned="1">
            <text:p>5 Ngram</text:p>
          </table:table-cell>
          <table:covered-table-cell table:number-columns-repeated="71" table:style-name="ce9"/>
        </table:table-row>
        <table:table-row table:style-name="ro1">
          <table:table-cell/>
          <table:table-cell table:style-name="ce3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2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4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/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string" calcext:value-type="string">
            <text:p>score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4" office:value-type="float" office:value="0.00308024641971358" calcext:value-type="float">
            <text:p>0,0030802464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304024321945755" calcext:value-type="float">
            <text:p>0,003040243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190015201216097" calcext:value-type="float">
            <text:p>0,001900152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0119609568765501" calcext:value-type="float">
            <text:p>0,0119609569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732058564685174" calcext:value-type="float">
            <text:p>0,007320585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324025922073766" calcext:value-type="float">
            <text:p>0,0032402592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float" office:value="0.00286022881830546" calcext:value-type="float">
            <text:p>0,0028602288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272021761740939" calcext:value-type="float">
            <text:p>0,002720217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174013921113689" calcext:value-type="float">
            <text:p>0,0017401392</text:p>
          </table:table-cell>
          <table:table-cell table:style-name="ce19" office:value-type="string" calcext:value-type="string">
            <text:p>da</text:p>
          </table:table-cell>
          <table:table-cell table:style-name="ce24" office:value-type="float" office:value="0.0107208576686135" calcext:value-type="float">
            <text:p>0,0107208577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906072485798863" calcext:value-type="float">
            <text:p>0,009060724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288023041843347" calcext:value-type="float">
            <text:p>0,0028802304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float" office:value="0.00672609416531831" calcext:value-type="float">
            <text:p>0,0067260942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388205434876088" calcext:value-type="float">
            <text:p>0,003882054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216603032442454" calcext:value-type="float">
            <text:p>0,0021660303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0191922686917617" calcext:value-type="float">
            <text:p>0,0191922687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116461630462827" calcext:value-type="float">
            <text:p>0,01164616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344002752022016" calcext:value-type="float">
            <text:p>0,0034400275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float" office:value="0.00657609206528892" calcext:value-type="float">
            <text:p>0,0065760921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329004606064485" calcext:value-type="float">
            <text:p>0,003290046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20260283643971" calcext:value-type="float">
            <text:p>0,0020260284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0180482526755375" calcext:value-type="float">
            <text:p>0,0180482527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143322006508091" calcext:value-type="float">
            <text:p>0,0143322007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327002616020928" calcext:value-type="float">
            <text:p>0,0032700262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float" office:value="0.00922008381894381" calcext:value-type="float">
            <text:p>0,0092200838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381275846802383" calcext:value-type="float">
            <text:p>0,003812758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202910751087963" calcext:value-type="float">
            <text:p>0,0020291075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0246183608608063" calcext:value-type="float">
            <text:p>0,0246183609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116155495817693" calcext:value-type="float">
            <text:p>0,011615549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348277476511043" calcext:value-type="float">
            <text:p>0,0034827748</text:p>
          </table:table-cell>
          <table:table-cell table:style-name="ce19" office:value-type="string" calcext:value-type="string">
            <text:p>la</text:p>
          </table:table-cell>
          <table:table-cell table:style-name="ce24" office:value-type="float" office:value="0.00896279245667241" calcext:value-type="float">
            <text:p>0,0089627925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0359093847131476" calcext:value-type="float">
            <text:p>0,003590938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192092480756661" calcext:value-type="float">
            <text:p>0,0019209248</text:p>
          </table:table-cell>
          <table:table-cell table:style-name="ce19" office:value-type="string" calcext:value-type="string">
            <text:p>de</text:p>
          </table:table-cell>
          <table:table-cell table:style-name="ce24" office:value-type="float" office:value="0.0233728972574346" calcext:value-type="float">
            <text:p>0,0233728973</text:p>
          </table:table-cell>
          <table:table-cell table:style-name="ce25" office:value-type="string" calcext:value-type="string">
            <text:p>af</text:p>
          </table:table-cell>
          <table:table-cell table:style-name="ce16" office:value-type="float" office:value="0.0141555703637575" calcext:value-type="float">
            <text:p>0,014155570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0.00328913576094219" calcext:value-type="float">
            <text:p>0,0032891358</text:p>
          </table:table-cell>
          <table:table-cell table:style-name="ce19" office:value-type="string" calcext:value-type="string">
            <text:p>la</text:p>
          </table:table-cell>
        </table:table-row>
        <table:table-row table:style-name="ro1">
          <table:table-cell/>
          <table:table-cell office:value-type="float" office:value="0.000132314511594059" calcext:value-type="float">
            <text:p>0,0001323145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0332919705820042" calcext:value-type="float">
            <text:p>0,0003329197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0129815337682147" calcext:value-type="float">
            <text:p>0,0001298153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00328319006685769" calcext:value-type="float">
            <text:p>0,000328319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00262020175553518" calcext:value-type="float">
            <text:p>0,000026202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00121386882289406" calcext:value-type="float">
            <text:p>0,0001213869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00258108477831063" calcext:value-type="float">
            <text:p>2,58108477831063E-005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00146135460140934" calcext:value-type="float">
            <text:p>0,0001461355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.0000286291777127577" calcext:value-type="float">
            <text:p>2,86291777127577E-005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018428556629646" calcext:value-type="float">
            <text:p>0,0001842856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00296048661290727" calcext:value-type="float">
            <text:p>2,96048661290727E-005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0223513634331694" calcext:value-type="float">
            <text:p>0,0002235136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table:style-name="ce8" office:value-type="float" office:value="0.00262020961676934" calcext:value-type="float">
            <text:p>0,0026202096</text:p>
          </table:table-cell>
          <table:table-cell table:style-name="ce14" office:value-type="string" calcext:value-type="string">
            <text:p>ru</text:p>
          </table:table-cell>
          <table:table-cell office:value-type="float" office:value="0.00200016001280102" calcext:value-type="float">
            <text:p>0,00200016</text:p>
          </table:table-cell>
          <table:table-cell office:value-type="string" calcext:value-type="string">
            <text:p>bg</text:p>
          </table:table-cell>
          <table:table-cell office:value-type="float" office:value="0.00012002400480096" calcext:value-type="float">
            <text:p>0,000120024</text:p>
          </table:table-cell>
          <table:table-cell office:value-type="string" calcext:value-type="string">
            <text:p>uk</text:p>
          </table:table-cell>
          <table:table-cell table:style-name="ce8" office:value-type="float" office:value="0.00724057924633971" calcext:value-type="float">
            <text:p>0,0072405792</text:p>
          </table:table-cell>
          <table:table-cell table:style-name="ce14" office:value-type="string" calcext:value-type="string">
            <text:p>ru</text:p>
          </table:table-cell>
          <table:table-cell office:value-type="float" office:value="0.00616049283942715" calcext:value-type="float">
            <text:p>0,0061604928</text:p>
          </table:table-cell>
          <table:table-cell office:value-type="string" calcext:value-type="string">
            <text:p>bg</text:p>
          </table:table-cell>
          <table:table-cell office:value-type="float" office:value="0.00102020404080816" calcext:value-type="float">
            <text:p>0,001020204</text:p>
          </table:table-cell>
          <table:table-cell office:value-type="string" calcext:value-type="string">
            <text:p>uk</text:p>
          </table:table-cell>
          <table:table-cell table:style-name="ce8" office:value-type="float" office:value="0.00244019521561725" calcext:value-type="float">
            <text:p>0,0024401952</text:p>
          </table:table-cell>
          <table:table-cell table:style-name="ce14" office:value-type="string" calcext:value-type="string">
            <text:p>ru</text:p>
          </table:table-cell>
          <table:table-cell office:value-type="float" office:value="0.00204016321305704" calcext:value-type="float">
            <text:p>0,0020401632</text:p>
          </table:table-cell>
          <table:table-cell office:value-type="string" calcext:value-type="string">
            <text:p>bg</text:p>
          </table:table-cell>
          <table:table-cell office:value-type="float" office:value="0.00014002800560112" calcext:value-type="float">
            <text:p>0,000140028</text:p>
          </table:table-cell>
          <table:table-cell office:value-type="string" calcext:value-type="string">
            <text:p>uk</text:p>
          </table:table-cell>
          <table:table-cell table:style-name="ce8" office:value-type="float" office:value="0.00632050564045124" calcext:value-type="float">
            <text:p>0,0063205056</text:p>
          </table:table-cell>
          <table:table-cell table:style-name="ce14" office:value-type="string" calcext:value-type="string">
            <text:p>ru</text:p>
          </table:table-cell>
          <table:table-cell office:value-type="float" office:value="0.00518041443315465" calcext:value-type="float">
            <text:p>0,0051804144</text:p>
          </table:table-cell>
          <table:table-cell office:value-type="string" calcext:value-type="string">
            <text:p>bg</text:p>
          </table:table-cell>
          <table:table-cell office:value-type="float" office:value="0.000760152030406081" calcext:value-type="float">
            <text:p>0,000760152</text:p>
          </table:table-cell>
          <table:table-cell office:value-type="string" calcext:value-type="string">
            <text:p>uk</text:p>
          </table:table-cell>
          <table:table-cell office:value-type="float" office:value="0.00214203855669402" calcext:value-type="float">
            <text:p>0,0021420386</text:p>
          </table:table-cell>
          <table:table-cell office:value-type="string" calcext:value-type="string">
            <text:p>bg</text:p>
          </table:table-cell>
          <table:table-cell office:value-type="float" office:value="0.000688110097615618" calcext:value-type="float">
            <text:p>0,0006881101</text:p>
          </table:table-cell>
          <table:table-cell office:value-type="string" calcext:value-type="string">
            <text:p>ru</text:p>
          </table:table-cell>
          <table:table-cell office:value-type="float" office:value="0.000512083981773011" calcext:value-type="float">
            <text:p>0,000512084</text:p>
          </table:table-cell>
          <table:table-cell office:value-type="string" calcext:value-type="string">
            <text:p>uk</text:p>
          </table:table-cell>
          <table:table-cell office:value-type="float" office:value="0.00605808481318738" calcext:value-type="float">
            <text:p>0,0060580848</text:p>
          </table:table-cell>
          <table:table-cell office:value-type="string" calcext:value-type="string">
            <text:p>bg</text:p>
          </table:table-cell>
          <table:table-cell office:value-type="float" office:value="0.00242435395567753" calcext:value-type="float">
            <text:p>0,002424354</text:p>
          </table:table-cell>
          <table:table-cell office:value-type="string" calcext:value-type="string">
            <text:p>ru</text:p>
          </table:table-cell>
          <table:table-cell office:value-type="float" office:value="0.00118416104590224" calcext:value-type="float">
            <text:p>0,001184161</text:p>
          </table:table-cell>
          <table:table-cell office:value-type="string" calcext:value-type="string">
            <text:p>uk</text:p>
          </table:table-cell>
          <table:table-cell office:value-type="float" office:value="0.00215403877269791" calcext:value-type="float">
            <text:p>0,0021540388</text:p>
          </table:table-cell>
          <table:table-cell office:value-type="string" calcext:value-type="string">
            <text:p>bg</text:p>
          </table:table-cell>
          <table:table-cell office:value-type="float" office:value="0.000632099871779741" calcext:value-type="float">
            <text:p>0,0006320999</text:p>
          </table:table-cell>
          <table:table-cell office:value-type="string" calcext:value-type="string">
            <text:p>ru</text:p>
          </table:table-cell>
          <table:table-cell office:value-type="float" office:value="0.0004860797170736" calcext:value-type="float">
            <text:p>0,0004860797</text:p>
          </table:table-cell>
          <table:table-cell office:value-type="string" calcext:value-type="string">
            <text:p>uk</text:p>
          </table:table-cell>
          <table:table-cell office:value-type="float" office:value="0.0053040742570396" calcext:value-type="float">
            <text:p>0,0053040743</text:p>
          </table:table-cell>
          <table:table-cell office:value-type="string" calcext:value-type="string">
            <text:p>bg</text:p>
          </table:table-cell>
          <table:table-cell office:value-type="float" office:value="0.00195428532565755" calcext:value-type="float">
            <text:p>0,0019542853</text:p>
          </table:table-cell>
          <table:table-cell office:value-type="string" calcext:value-type="string">
            <text:p>ru</text:p>
          </table:table-cell>
          <table:table-cell office:value-type="float" office:value="0.00101401419619875" calcext:value-type="float">
            <text:p>0,0010140142</text:p>
          </table:table-cell>
          <table:table-cell office:value-type="string" calcext:value-type="string">
            <text:p>sr</text:p>
          </table:table-cell>
          <table:table-cell office:value-type="float" office:value="0.00219094892634411" calcext:value-type="float">
            <text:p>0,0021909489</text:p>
          </table:table-cell>
          <table:table-cell office:value-type="string" calcext:value-type="string">
            <text:p>bg</text:p>
          </table:table-cell>
          <table:table-cell office:value-type="float" office:value="0.000666496935750787" calcext:value-type="float">
            <text:p>0,0006664969</text:p>
          </table:table-cell>
          <table:table-cell office:value-type="string" calcext:value-type="string">
            <text:p>ru</text:p>
          </table:table-cell>
          <table:table-cell office:value-type="float" office:value="0.000620918122445417" calcext:value-type="float">
            <text:p>0,0006209181</text:p>
          </table:table-cell>
          <table:table-cell office:value-type="string" calcext:value-type="string">
            <text:p>sr</text:p>
          </table:table-cell>
          <table:table-cell office:value-type="float" office:value="0.00619098788530036" calcext:value-type="float">
            <text:p>0,0061909879</text:p>
          </table:table-cell>
          <table:table-cell office:value-type="string" calcext:value-type="string">
            <text:p>bg</text:p>
          </table:table-cell>
          <table:table-cell office:value-type="float" office:value="0.00244134187424134" calcext:value-type="float">
            <text:p>0,0024413419</text:p>
          </table:table-cell>
          <table:table-cell office:value-type="string" calcext:value-type="string">
            <text:p>ru</text:p>
          </table:table-cell>
          <table:table-cell office:value-type="float" office:value="0.00133728974732406" calcext:value-type="float">
            <text:p>0,0013372897</text:p>
          </table:table-cell>
          <table:table-cell office:value-type="string" calcext:value-type="string">
            <text:p>sr</text:p>
          </table:table-cell>
          <table:table-cell office:value-type="float" office:value="0.00216548407478284" calcext:value-type="float">
            <text:p>0,0021654841</text:p>
          </table:table-cell>
          <table:table-cell office:value-type="string" calcext:value-type="string">
            <text:p>bg</text:p>
          </table:table-cell>
          <table:table-cell office:value-type="float" office:value="0.000620123460943588" calcext:value-type="float">
            <text:p>0,0006201235</text:p>
          </table:table-cell>
          <table:table-cell office:value-type="string" calcext:value-type="string">
            <text:p>ru</text:p>
          </table:table-cell>
          <table:table-cell office:value-type="float" office:value="0.000562734434801897" calcext:value-type="float">
            <text:p>0,0005627344</text:p>
          </table:table-cell>
          <table:table-cell office:value-type="string" calcext:value-type="string">
            <text:p>sr</text:p>
          </table:table-cell>
          <table:table-cell office:value-type="float" office:value="0.00528279450829374" calcext:value-type="float">
            <text:p>0,0052827945</text:p>
          </table:table-cell>
          <table:table-cell office:value-type="string" calcext:value-type="string">
            <text:p>bg</text:p>
          </table:table-cell>
          <table:table-cell office:value-type="float" office:value="0.00199579383040571" calcext:value-type="float">
            <text:p>0,0019957938</text:p>
          </table:table-cell>
          <table:table-cell office:value-type="string" calcext:value-type="string">
            <text:p>ru</text:p>
          </table:table-cell>
          <table:table-cell office:value-type="float" office:value="0.00125274321673185" calcext:value-type="float">
            <text:p>0,0012527432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float" office:value="0.0000625214917627935" calcext:value-type="float">
            <text:p>6,25214917627935E-00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.00246340694909914" calcext:value-type="float">
            <text:p>0,0024634069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.0000617074450032396" calcext:value-type="float">
            <text:p>6,17074450032396E-00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.00235735181345679" calcext:value-type="float">
            <text:p>0,0023573518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000599762620268188" calcext:value-type="float">
            <text:p>5,99762620268188E-00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185084125210421" calcext:value-type="float">
            <text:p>0,0018508413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000561922273662391" calcext:value-type="float">
            <text:p>5,61922273662391E-005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174652201219984" calcext:value-type="float">
            <text:p>0,001746522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0120777982748878" calcext:value-type="float">
            <text:p>0,000120778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.00229600476791842" calcext:value-type="float">
            <text:p>0,0022960048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0119463438499084" calcext:value-type="float">
            <text:p>0,0001194634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222132129509289" calcext:value-type="float">
            <text:p>0,0022213213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float" office:value="0.00436034882790623" calcext:value-type="float">
            <text:p>0,0043603488</text:p>
          </table:table-cell>
          <table:table-cell office:value-type="string" calcext:value-type="string">
            <text:p>bs</text:p>
          </table:table-cell>
          <table:table-cell office:value-type="float" office:value="0.00158012641011281" calcext:value-type="float">
            <text:p>0,0015801264</text:p>
          </table:table-cell>
          <table:table-cell office:value-type="string" calcext:value-type="string">
            <text:p>cr</text:p>
          </table:table-cell>
          <table:table-cell office:value-type="float" office:value="0.000600072008641037" calcext:value-type="float">
            <text:p>0,000600072</text:p>
          </table:table-cell>
          <table:table-cell office:value-type="string" calcext:value-type="string">
            <text:p>sr</text:p>
          </table:table-cell>
          <table:table-cell office:value-type="float" office:value="0.00594047523801904" calcext:value-type="float">
            <text:p>0,0059404752</text:p>
          </table:table-cell>
          <table:table-cell office:value-type="string" calcext:value-type="string">
            <text:p>bs</text:p>
          </table:table-cell>
          <table:table-cell office:value-type="float" office:value="0.00306024481958557" calcext:value-type="float">
            <text:p>0,0030602448</text:p>
          </table:table-cell>
          <table:table-cell office:value-type="string" calcext:value-type="string">
            <text:p>cr</text:p>
          </table:table-cell>
          <table:table-cell office:value-type="float" office:value="0.00082006560524842" calcext:value-type="float">
            <text:p>0,0008200656</text:p>
          </table:table-cell>
          <table:table-cell office:value-type="string" calcext:value-type="string">
            <text:p>fr</text:p>
          </table:table-cell>
          <table:table-cell office:value-type="float" office:value="0.00392031362509001" calcext:value-type="float">
            <text:p>0,0039203136</text:p>
          </table:table-cell>
          <table:table-cell office:value-type="string" calcext:value-type="string">
            <text:p>bs</text:p>
          </table:table-cell>
          <table:table-cell office:value-type="float" office:value="0.00172013761100888" calcext:value-type="float">
            <text:p>0,0017201376</text:p>
          </table:table-cell>
          <table:table-cell office:value-type="string" calcext:value-type="string">
            <text:p>cr</text:p>
          </table:table-cell>
          <table:table-cell office:value-type="float" office:value="0.000640051204096328" calcext:value-type="float">
            <text:p>0,0006400512</text:p>
          </table:table-cell>
          <table:table-cell office:value-type="string" calcext:value-type="string">
            <text:p>fr</text:p>
          </table:table-cell>
          <table:table-cell office:value-type="float" office:value="0.00572045763661093" calcext:value-type="float">
            <text:p>0,0057204576</text:p>
          </table:table-cell>
          <table:table-cell office:value-type="string" calcext:value-type="string">
            <text:p>bs</text:p>
          </table:table-cell>
          <table:table-cell office:value-type="float" office:value="0.00300024001920154" calcext:value-type="float">
            <text:p>0,00300024</text:p>
          </table:table-cell>
          <table:table-cell office:value-type="string" calcext:value-type="string">
            <text:p>cr</text:p>
          </table:table-cell>
          <table:table-cell office:value-type="float" office:value="0.00086006880550444" calcext:value-type="float">
            <text:p>0,0008600688</text:p>
          </table:table-cell>
          <table:table-cell office:value-type="string" calcext:value-type="string">
            <text:p>fr</text:p>
          </table:table-cell>
          <table:table-cell office:value-type="float" office:value="0.00319608949050574" calcext:value-type="float">
            <text:p>0,0031960895</text:p>
          </table:table-cell>
          <table:table-cell office:value-type="string" calcext:value-type="string">
            <text:p>bs</text:p>
          </table:table-cell>
          <table:table-cell office:value-type="float" office:value="0.00107800862406899" calcext:value-type="float">
            <text:p>0,0010780086</text:p>
          </table:table-cell>
          <table:table-cell office:value-type="string" calcext:value-type="string">
            <text:p>cr</text:p>
          </table:table-cell>
          <table:table-cell office:value-type="float" office:value="0.000502007028098393" calcext:value-type="float">
            <text:p>0,000502007</text:p>
          </table:table-cell>
          <table:table-cell office:value-type="string" calcext:value-type="string">
            <text:p>sr</text:p>
          </table:table-cell>
          <table:table-cell office:value-type="float" office:value="0.00478609572191444" calcext:value-type="float">
            <text:p>0,0047860957</text:p>
          </table:table-cell>
          <table:table-cell office:value-type="string" calcext:value-type="string">
            <text:p>bs</text:p>
          </table:table-cell>
          <table:table-cell office:value-type="float" office:value="0.00214601716813734" calcext:value-type="float">
            <text:p>0,0021460172</text:p>
          </table:table-cell>
          <table:table-cell office:value-type="string" calcext:value-type="string">
            <text:p>cr</text:p>
          </table:table-cell>
          <table:table-cell office:value-type="float" office:value="0.000868019096420121" calcext:value-type="float">
            <text:p>0,0008680191</text:p>
          </table:table-cell>
          <table:table-cell office:value-type="string" calcext:value-type="string">
            <text:p>es</text:p>
          </table:table-cell>
          <table:table-cell office:value-type="float" office:value="0.00304406088121762" calcext:value-type="float">
            <text:p>0,0030440609</text:p>
          </table:table-cell>
          <table:table-cell office:value-type="string" calcext:value-type="string">
            <text:p>bs</text:p>
          </table:table-cell>
          <table:table-cell office:value-type="float" office:value="0.00106200849606797" calcext:value-type="float">
            <text:p>0,0010620085</text:p>
          </table:table-cell>
          <table:table-cell office:value-type="string" calcext:value-type="string">
            <text:p>cr</text:p>
          </table:table-cell>
          <table:table-cell office:value-type="float" office:value="0.00046000368002944" calcext:value-type="float">
            <text:p>0,0004600037</text:p>
          </table:table-cell>
          <table:table-cell office:value-type="string" calcext:value-type="string">
            <text:p>la</text:p>
          </table:table-cell>
          <table:table-cell office:value-type="float" office:value="0.00465809316186324" calcext:value-type="float">
            <text:p>0,0046580932</text:p>
          </table:table-cell>
          <table:table-cell office:value-type="string" calcext:value-type="string">
            <text:p>bs</text:p>
          </table:table-cell>
          <table:table-cell office:value-type="float" office:value="0.0019500156001248" calcext:value-type="float">
            <text:p>0,0019500156</text:p>
          </table:table-cell>
          <table:table-cell office:value-type="string" calcext:value-type="string">
            <text:p>cr</text:p>
          </table:table-cell>
          <table:table-cell office:value-type="float" office:value="0.000834018348403665" calcext:value-type="float">
            <text:p>0,0008340183</text:p>
          </table:table-cell>
          <table:table-cell office:value-type="string" calcext:value-type="string">
            <text:p>es</text:p>
          </table:table-cell>
          <table:table-cell office:value-type="float" office:value="0.00298004063691778" calcext:value-type="float">
            <text:p>0,0029800406</text:p>
          </table:table-cell>
          <table:table-cell office:value-type="string" calcext:value-type="string">
            <text:p>bs</text:p>
          </table:table-cell>
          <table:table-cell office:value-type="float" office:value="0.00107454936199768" calcext:value-type="float">
            <text:p>0,0010745494</text:p>
          </table:table-cell>
          <table:table-cell office:value-type="string" calcext:value-type="string">
            <text:p>cr</text:p>
          </table:table-cell>
          <table:table-cell office:value-type="float" office:value="0.000443649673126557" calcext:value-type="float">
            <text:p>0,0004436497</text:p>
          </table:table-cell>
          <table:table-cell office:value-type="string" calcext:value-type="string">
            <text:p>la</text:p>
          </table:table-cell>
          <table:table-cell office:value-type="float" office:value="0.00467551830252231" calcext:value-type="float">
            <text:p>0,0046755183</text:p>
          </table:table-cell>
          <table:table-cell office:value-type="string" calcext:value-type="string">
            <text:p>bs</text:p>
          </table:table-cell>
          <table:table-cell office:value-type="float" office:value="0.00167364244960891" calcext:value-type="float">
            <text:p>0,0016736424</text:p>
          </table:table-cell>
          <table:table-cell office:value-type="string" calcext:value-type="string">
            <text:p>cr</text:p>
          </table:table-cell>
          <table:table-cell office:value-type="float" office:value="0.000903648686118447" calcext:value-type="float">
            <text:p>0,0009036487</text:p>
          </table:table-cell>
          <table:table-cell office:value-type="string" calcext:value-type="string">
            <text:p>es</text:p>
          </table:table-cell>
          <table:table-cell office:value-type="float" office:value="0.00287367555012114" calcext:value-type="float">
            <text:p>0,0028736756</text:p>
          </table:table-cell>
          <table:table-cell office:value-type="string" calcext:value-type="string">
            <text:p>bs</text:p>
          </table:table-cell>
          <table:table-cell office:value-type="float" office:value="0.00101818552067462" calcext:value-type="float">
            <text:p>0,0010181855</text:p>
          </table:table-cell>
          <table:table-cell office:value-type="string" calcext:value-type="string">
            <text:p>cr</text:p>
          </table:table-cell>
          <table:table-cell office:value-type="float" office:value="0.000429103392098679" calcext:value-type="float">
            <text:p>0,0004291034</text:p>
          </table:table-cell>
          <table:table-cell office:value-type="string" calcext:value-type="string">
            <text:p>la</text:p>
          </table:table-cell>
          <table:table-cell office:value-type="float" office:value="0.00452369805042796" calcext:value-type="float">
            <text:p>0,0045236981</text:p>
          </table:table-cell>
          <table:table-cell office:value-type="string" calcext:value-type="string">
            <text:p>bs</text:p>
          </table:table-cell>
          <table:table-cell office:value-type="float" office:value="0.00158364212233499" calcext:value-type="float">
            <text:p>0,0015836421</text:p>
          </table:table-cell>
          <table:table-cell office:value-type="string" calcext:value-type="string">
            <text:p>cr</text:p>
          </table:table-cell>
          <table:table-cell office:value-type="float" office:value="0.000866375450574326" calcext:value-type="float">
            <text:p>0,0008663755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0314025122009761" calcext:value-type="float">
            <text:p>0,0031402512</text:p>
          </table:table-cell>
          <table:table-cell office:value-type="string" calcext:value-type="string">
            <text:p>cr</text:p>
          </table:table-cell>
          <table:table-cell office:value-type="float" office:value="0.00308024641971358" calcext:value-type="float">
            <text:p>0,0030802464</text:p>
          </table:table-cell>
          <table:table-cell office:value-type="string" calcext:value-type="string">
            <text:p>bs</text:p>
          </table:table-cell>
          <table:table-cell office:value-type="float" office:value="0.00128015361843421" calcext:value-type="float">
            <text:p>0,0012801536</text:p>
          </table:table-cell>
          <table:table-cell office:value-type="string" calcext:value-type="string">
            <text:p>sr</text:p>
          </table:table-cell>
          <table:table-cell office:value-type="float" office:value="0.00602048163853108" calcext:value-type="float">
            <text:p>0,0060204816</text:p>
          </table:table-cell>
          <table:table-cell office:value-type="string" calcext:value-type="string">
            <text:p>cr</text:p>
          </table:table-cell>
          <table:table-cell office:value-type="float" office:value="0.00464055686682402" calcext:value-type="float">
            <text:p>0,0046405569</text:p>
          </table:table-cell>
          <table:table-cell office:value-type="string" calcext:value-type="string">
            <text:p>sr</text:p>
          </table:table-cell>
          <table:table-cell office:value-type="float" office:value="0.00422033762701016" calcext:value-type="float">
            <text:p>0,0042203376</text:p>
          </table:table-cell>
          <table:table-cell office:value-type="string" calcext:value-type="string">
            <text:p>bs</text:p>
          </table:table-cell>
          <table:table-cell office:value-type="float" office:value="0.00306024481958557" calcext:value-type="float">
            <text:p>0,0030602448</text:p>
          </table:table-cell>
          <table:table-cell office:value-type="string" calcext:value-type="string">
            <text:p>cr</text:p>
          </table:table-cell>
          <table:table-cell office:value-type="float" office:value="0.00268021441715337" calcext:value-type="float">
            <text:p>0,0026802144</text:p>
          </table:table-cell>
          <table:table-cell office:value-type="string" calcext:value-type="string">
            <text:p>bs</text:p>
          </table:table-cell>
          <table:table-cell office:value-type="float" office:value="0.00114013681641797" calcext:value-type="float">
            <text:p>0,0011401368</text:p>
          </table:table-cell>
          <table:table-cell office:value-type="string" calcext:value-type="string">
            <text:p>sr</text:p>
          </table:table-cell>
          <table:table-cell office:value-type="float" office:value="0.00550044003520281" calcext:value-type="float">
            <text:p>0,00550044</text:p>
          </table:table-cell>
          <table:table-cell office:value-type="string" calcext:value-type="string">
            <text:p>cr</text:p>
          </table:table-cell>
          <table:table-cell office:value-type="float" office:value="0.00392047045645477" calcext:value-type="float">
            <text:p>0,0039204705</text:p>
          </table:table-cell>
          <table:table-cell office:value-type="string" calcext:value-type="string">
            <text:p>sr</text:p>
          </table:table-cell>
          <table:table-cell office:value-type="float" office:value="0.00366029282342587" calcext:value-type="float">
            <text:p>0,0036602928</text:p>
          </table:table-cell>
          <table:table-cell office:value-type="string" calcext:value-type="string">
            <text:p>bs</text:p>
          </table:table-cell>
          <table:table-cell office:value-type="float" office:value="0.00406203249625997" calcext:value-type="float">
            <text:p>0,0040620325</text:p>
          </table:table-cell>
          <table:table-cell office:value-type="string" calcext:value-type="string">
            <text:p>cr</text:p>
          </table:table-cell>
          <table:table-cell office:value-type="float" office:value="0.00273007644214038" calcext:value-type="float">
            <text:p>0,0027300764</text:p>
          </table:table-cell>
          <table:table-cell office:value-type="string" calcext:value-type="string">
            <text:p>bs</text:p>
          </table:table-cell>
          <table:table-cell office:value-type="float" office:value="0.00217003038042533" calcext:value-type="float">
            <text:p>0,0021700304</text:p>
          </table:table-cell>
          <table:table-cell office:value-type="string" calcext:value-type="string">
            <text:p>sr</text:p>
          </table:table-cell>
          <table:table-cell office:value-type="float" office:value="0.00803806430451443" calcext:value-type="float">
            <text:p>0,0080380643</text:p>
          </table:table-cell>
          <table:table-cell office:value-type="string" calcext:value-type="string">
            <text:p>cr</text:p>
          </table:table-cell>
          <table:table-cell office:value-type="float" office:value="0.00616008624120738" calcext:value-type="float">
            <text:p>0,0061600862</text:p>
          </table:table-cell>
          <table:table-cell office:value-type="string" calcext:value-type="string">
            <text:p>sr</text:p>
          </table:table-cell>
          <table:table-cell office:value-type="float" office:value="0.00453009060181204" calcext:value-type="float">
            <text:p>0,0045300906</text:p>
          </table:table-cell>
          <table:table-cell office:value-type="string" calcext:value-type="string">
            <text:p>bs</text:p>
          </table:table-cell>
          <table:table-cell office:value-type="float" office:value="0.00393403147225178" calcext:value-type="float">
            <text:p>0,0039340315</text:p>
          </table:table-cell>
          <table:table-cell office:value-type="string" calcext:value-type="string">
            <text:p>cr</text:p>
          </table:table-cell>
          <table:table-cell office:value-type="float" office:value="0.00259405188103762" calcext:value-type="float">
            <text:p>0,0025940519</text:p>
          </table:table-cell>
          <table:table-cell office:value-type="string" calcext:value-type="string">
            <text:p>bs</text:p>
          </table:table-cell>
          <table:table-cell office:value-type="float" office:value="0.0021000294004116" calcext:value-type="float">
            <text:p>0,0021000294</text:p>
          </table:table-cell>
          <table:table-cell office:value-type="string" calcext:value-type="string">
            <text:p>sr</text:p>
          </table:table-cell>
          <table:table-cell office:value-type="float" office:value="0.00740805926447411" calcext:value-type="float">
            <text:p>0,0074080593</text:p>
          </table:table-cell>
          <table:table-cell office:value-type="string" calcext:value-type="string">
            <text:p>cr</text:p>
          </table:table-cell>
          <table:table-cell office:value-type="float" office:value="0.0054800767210741" calcext:value-type="float">
            <text:p>0,0054800767</text:p>
          </table:table-cell>
          <table:table-cell office:value-type="string" calcext:value-type="string">
            <text:p>sr</text:p>
          </table:table-cell>
          <table:table-cell office:value-type="float" office:value="0.00395407908158163" calcext:value-type="float">
            <text:p>0,0039540791</text:p>
          </table:table-cell>
          <table:table-cell office:value-type="string" calcext:value-type="string">
            <text:p>bs</text:p>
          </table:table-cell>
          <table:table-cell office:value-type="float" office:value="0.0036527405554202" calcext:value-type="float">
            <text:p>0,0036527406</text:p>
          </table:table-cell>
          <table:table-cell office:value-type="string" calcext:value-type="string">
            <text:p>cr</text:p>
          </table:table-cell>
          <table:table-cell office:value-type="float" office:value="0.0022991222607581" calcext:value-type="float">
            <text:p>0,0022991223</text:p>
          </table:table-cell>
          <table:table-cell office:value-type="string" calcext:value-type="string">
            <text:p>bs</text:p>
          </table:table-cell>
          <table:table-cell office:value-type="float" office:value="0.00136820171929774" calcext:value-type="float">
            <text:p>0,0013682017</text:p>
          </table:table-cell>
          <table:table-cell office:value-type="string" calcext:value-type="string">
            <text:p>sr</text:p>
          </table:table-cell>
          <table:table-cell office:value-type="float" office:value="0.00652638736868134" calcext:value-type="float">
            <text:p>0,0065263874</text:p>
          </table:table-cell>
          <table:table-cell office:value-type="string" calcext:value-type="string">
            <text:p>cr</text:p>
          </table:table-cell>
          <table:table-cell office:value-type="float" office:value="0.00397641786024355" calcext:value-type="float">
            <text:p>0,0039764179</text:p>
          </table:table-cell>
          <table:table-cell office:value-type="string" calcext:value-type="string">
            <text:p>bs</text:p>
          </table:table-cell>
          <table:table-cell office:value-type="float" office:value="0.00379277554441602" calcext:value-type="float">
            <text:p>0,0037927755</text:p>
          </table:table-cell>
          <table:table-cell office:value-type="string" calcext:value-type="string">
            <text:p>sr</text:p>
          </table:table-cell>
          <table:table-cell office:value-type="float" office:value="0.00347455808930214" calcext:value-type="float">
            <text:p>0,0034745581</text:p>
          </table:table-cell>
          <table:table-cell office:value-type="string" calcext:value-type="string">
            <text:p>cr</text:p>
          </table:table-cell>
          <table:table-cell office:value-type="float" office:value="0.00214366559543994" calcext:value-type="float">
            <text:p>0,0021436656</text:p>
          </table:table-cell>
          <table:table-cell office:value-type="string" calcext:value-type="string">
            <text:p>bs</text:p>
          </table:table-cell>
          <table:table-cell office:value-type="float" office:value="0.00133183513244714" calcext:value-type="float">
            <text:p>0,0013318351</text:p>
          </table:table-cell>
          <table:table-cell office:value-type="string" calcext:value-type="string">
            <text:p>sr</text:p>
          </table:table-cell>
          <table:table-cell office:value-type="float" office:value="0.00583002120007709" calcext:value-type="float">
            <text:p>0,0058300212</text:p>
          </table:table-cell>
          <table:table-cell office:value-type="string" calcext:value-type="string">
            <text:p>cr</text:p>
          </table:table-cell>
          <table:table-cell office:value-type="float" office:value="0.00342458904022415" calcext:value-type="float">
            <text:p>0,003424589</text:p>
          </table:table-cell>
          <table:table-cell office:value-type="string" calcext:value-type="string">
            <text:p>sr</text:p>
          </table:table-cell>
          <table:table-cell office:value-type="float" office:value="0.00341731932708173" calcext:value-type="float">
            <text:p>0,003417319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float" office:value="0.000820147626572783" calcext:value-type="float">
            <text:p>0,0008201476</text:p>
          </table:table-cell>
          <table:table-cell office:value-type="string" calcext:value-type="string">
            <text:p>cs</text:p>
          </table:table-cell>
          <table:table-cell office:value-type="float" office:value="0.000320025602048164" calcext:value-type="float">
            <text:p>0,0003200256</text:p>
          </table:table-cell>
          <table:table-cell office:value-type="string" calcext:value-type="string">
            <text:p>no</text:p>
          </table:table-cell>
          <table:table-cell office:value-type="float" office:value="0.000260036405096714" calcext:value-type="float">
            <text:p>0,0002600364</text:p>
          </table:table-cell>
          <table:table-cell office:value-type="string" calcext:value-type="string">
            <text:p>is</text:p>
          </table:table-cell>
          <table:table-cell office:value-type="float" office:value="0.00474085335360365" calcext:value-type="float">
            <text:p>0,0047408534</text:p>
          </table:table-cell>
          <table:table-cell office:value-type="string" calcext:value-type="string">
            <text:p>cs</text:p>
          </table:table-cell>
          <table:table-cell office:value-type="float" office:value="0.00188015041203296" calcext:value-type="float">
            <text:p>0,0018801504</text:p>
          </table:table-cell>
          <table:table-cell office:value-type="string" calcext:value-type="string">
            <text:p>pl</text:p>
          </table:table-cell>
          <table:table-cell office:value-type="float" office:value="0.000620049603968317" calcext:value-type="float">
            <text:p>0,0006200496</text:p>
          </table:table-cell>
          <table:table-cell office:value-type="string" calcext:value-type="string">
            <text:p>cr</text:p>
          </table:table-cell>
          <table:table-cell office:value-type="float" office:value="0.00100018003240583" calcext:value-type="float">
            <text:p>0,00100018</text:p>
          </table:table-cell>
          <table:table-cell office:value-type="string" calcext:value-type="string">
            <text:p>cs</text:p>
          </table:table-cell>
          <table:table-cell office:value-type="float" office:value="0.000320025602048164" calcext:value-type="float">
            <text:p>0,0003200256</text:p>
          </table:table-cell>
          <table:table-cell office:value-type="string" calcext:value-type="string">
            <text:p>no</text:p>
          </table:table-cell>
          <table:table-cell office:value-type="float" office:value="0.000260036405096714" calcext:value-type="float">
            <text:p>0,0002600364</text:p>
          </table:table-cell>
          <table:table-cell office:value-type="string" calcext:value-type="string">
            <text:p>is</text:p>
          </table:table-cell>
          <table:table-cell office:value-type="float" office:value="0.00426076693804885" calcext:value-type="float">
            <text:p>0,0042607669</text:p>
          </table:table-cell>
          <table:table-cell office:value-type="string" calcext:value-type="string">
            <text:p>cs</text:p>
          </table:table-cell>
          <table:table-cell office:value-type="float" office:value="0.00172013761100888" calcext:value-type="float">
            <text:p>0,0017201376</text:p>
          </table:table-cell>
          <table:table-cell office:value-type="string" calcext:value-type="string">
            <text:p>pl</text:p>
          </table:table-cell>
          <table:table-cell office:value-type="float" office:value="0.000580046403712297" calcext:value-type="float">
            <text:p>0,0005800464</text:p>
          </table:table-cell>
          <table:table-cell office:value-type="string" calcext:value-type="string">
            <text:p>cr</text:p>
          </table:table-cell>
          <table:table-cell office:value-type="float" office:value="0.00115803010878283" calcext:value-type="float">
            <text:p>0,0011580301</text:p>
          </table:table-cell>
          <table:table-cell office:value-type="string" calcext:value-type="string">
            <text:p>cs</text:p>
          </table:table-cell>
          <table:table-cell office:value-type="float" office:value="0.000294009408301066" calcext:value-type="float">
            <text:p>0,0002940094</text:p>
          </table:table-cell>
          <table:table-cell office:value-type="string" calcext:value-type="string">
            <text:p>is</text:p>
          </table:table-cell>
          <table:table-cell office:value-type="float" office:value="0.000262002096016768" calcext:value-type="float">
            <text:p>0,0002620021</text:p>
          </table:table-cell>
          <table:table-cell office:value-type="string" calcext:value-type="string">
            <text:p>no</text:p>
          </table:table-cell>
          <table:table-cell office:value-type="float" office:value="0.00652816973241304" calcext:value-type="float">
            <text:p>0,0065281697</text:p>
          </table:table-cell>
          <table:table-cell office:value-type="string" calcext:value-type="string">
            <text:p>cs</text:p>
          </table:table-cell>
          <table:table-cell office:value-type="float" office:value="0.00363205084871188" calcext:value-type="float">
            <text:p>0,0036320508</text:p>
          </table:table-cell>
          <table:table-cell office:value-type="string" calcext:value-type="string">
            <text:p>sq</text:p>
          </table:table-cell>
          <table:table-cell office:value-type="float" office:value="0.0030320303203032" calcext:value-type="float">
            <text:p>0,0030320303</text:p>
          </table:table-cell>
          <table:table-cell office:value-type="string" calcext:value-type="string">
            <text:p>pl</text:p>
          </table:table-cell>
          <table:table-cell office:value-type="float" office:value="0.00133203463290046" calcext:value-type="float">
            <text:p>0,0013320346</text:p>
          </table:table-cell>
          <table:table-cell office:value-type="string" calcext:value-type="string">
            <text:p>cs</text:p>
          </table:table-cell>
          <table:table-cell office:value-type="float" office:value="0.000286009152292873" calcext:value-type="float">
            <text:p>0,0002860092</text:p>
          </table:table-cell>
          <table:table-cell office:value-type="string" calcext:value-type="string">
            <text:p>is</text:p>
          </table:table-cell>
          <table:table-cell office:value-type="float" office:value="0.000244001952015616" calcext:value-type="float">
            <text:p>0,000244002</text:p>
          </table:table-cell>
          <table:table-cell office:value-type="string" calcext:value-type="string">
            <text:p>no</text:p>
          </table:table-cell>
          <table:table-cell office:value-type="float" office:value="0.00577015002390062" calcext:value-type="float">
            <text:p>0,00577015</text:p>
          </table:table-cell>
          <table:table-cell office:value-type="string" calcext:value-type="string">
            <text:p>cs</text:p>
          </table:table-cell>
          <table:table-cell office:value-type="float" office:value="0.00355604978469699" calcext:value-type="float">
            <text:p>0,0035560498</text:p>
          </table:table-cell>
          <table:table-cell office:value-type="string" calcext:value-type="string">
            <text:p>sq</text:p>
          </table:table-cell>
          <table:table-cell office:value-type="float" office:value="0.0026540265402654" calcext:value-type="float">
            <text:p>0,0026540265</text:p>
          </table:table-cell>
          <table:table-cell office:value-type="string" calcext:value-type="string">
            <text:p>pl</text:p>
          </table:table-cell>
          <table:table-cell office:value-type="float" office:value="0.00117819895562117" calcext:value-type="float">
            <text:p>0,001178199</text:p>
          </table:table-cell>
          <table:table-cell office:value-type="string" calcext:value-type="string">
            <text:p>cs</text:p>
          </table:table-cell>
          <table:table-cell office:value-type="float" office:value="0.000355457130597313" calcext:value-type="float">
            <text:p>0,0003554571</text:p>
          </table:table-cell>
          <table:table-cell office:value-type="string" calcext:value-type="string">
            <text:p>en</text:p>
          </table:table-cell>
          <table:table-cell office:value-type="float" office:value="0.000324548109939081" calcext:value-type="float">
            <text:p>0,0003245481</text:p>
          </table:table-cell>
          <table:table-cell office:value-type="string" calcext:value-type="string">
            <text:p>nl</text:p>
          </table:table-cell>
          <table:table-cell office:value-type="float" office:value="0.00559735414333299" calcext:value-type="float">
            <text:p>0,0055973541</text:p>
          </table:table-cell>
          <table:table-cell office:value-type="string" calcext:value-type="string">
            <text:p>cs</text:p>
          </table:table-cell>
          <table:table-cell office:value-type="float" office:value="0.003423661262991" calcext:value-type="float">
            <text:p>0,0034236613</text:p>
          </table:table-cell>
          <table:table-cell office:value-type="string" calcext:value-type="string">
            <text:p>sq</text:p>
          </table:table-cell>
          <table:table-cell office:value-type="float" office:value="0.00280641976475893" calcext:value-type="float">
            <text:p>0,0028064198</text:p>
          </table:table-cell>
          <table:table-cell office:value-type="string" calcext:value-type="string">
            <text:p>pl</text:p>
          </table:table-cell>
          <table:table-cell office:value-type="float" office:value="0.00123456341183144" calcext:value-type="float">
            <text:p>0,0012345634</text:p>
          </table:table-cell>
          <table:table-cell office:value-type="string" calcext:value-type="string">
            <text:p>cs</text:p>
          </table:table-cell>
          <table:table-cell office:value-type="float" office:value="0.000331820595058873" calcext:value-type="float">
            <text:p>0,0003318206</text:p>
          </table:table-cell>
          <table:table-cell office:value-type="string" calcext:value-type="string">
            <text:p>en</text:p>
          </table:table-cell>
          <table:table-cell office:value-type="float" office:value="0.000310002536384389" calcext:value-type="float">
            <text:p>0,0003100025</text:p>
          </table:table-cell>
          <table:table-cell office:value-type="string" calcext:value-type="string">
            <text:p>nl</text:p>
          </table:table-cell>
          <table:table-cell office:value-type="float" office:value="0.00500825466552241" calcext:value-type="float">
            <text:p>0,0050082547</text:p>
          </table:table-cell>
          <table:table-cell office:value-type="string" calcext:value-type="string">
            <text:p>cs</text:p>
          </table:table-cell>
          <table:table-cell office:value-type="float" office:value="0.00331911504810944" calcext:value-type="float">
            <text:p>0,003319115</text:p>
          </table:table-cell>
          <table:table-cell office:value-type="string" calcext:value-type="string">
            <text:p>sq</text:p>
          </table:table-cell>
          <table:table-cell office:value-type="float" office:value="0.00253823258283347" calcext:value-type="float">
            <text:p>0,0025382326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table:style-name="ce8" office:value-type="float" office:value="0.00316025282022562" calcext:value-type="float">
            <text:p>0,0031602528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60012801024082" calcext:value-type="float">
            <text:p>0,001600128</text:p>
          </table:table-cell>
          <table:table-cell office:value-type="string" calcext:value-type="string">
            <text:p>da</text:p>
          </table:table-cell>
          <table:table-cell office:value-type="float" office:value="0.000620086812153701" calcext:value-type="float">
            <text:p>0,0006200868</text:p>
          </table:table-cell>
          <table:table-cell office:value-type="string" calcext:value-type="string">
            <text:p>id</text:p>
          </table:table-cell>
          <table:table-cell table:style-name="ce8" office:value-type="float" office:value="0.0107008560684855" calcext:value-type="float">
            <text:p>0,0107008561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420033602688215" calcext:value-type="float">
            <text:p>0,004200336</text:p>
          </table:table-cell>
          <table:table-cell office:value-type="string" calcext:value-type="string">
            <text:p>da</text:p>
          </table:table-cell>
          <table:table-cell office:value-type="float" office:value="0.00134018762626768" calcext:value-type="float">
            <text:p>0,0013401876</text:p>
          </table:table-cell>
          <table:table-cell office:value-type="string" calcext:value-type="string">
            <text:p>is</text:p>
          </table:table-cell>
          <table:table-cell table:style-name="ce8" office:value-type="float" office:value="0.00348027842227378" calcext:value-type="float">
            <text:p>0,0034802784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48011840947276" calcext:value-type="float">
            <text:p>0,0014801184</text:p>
          </table:table-cell>
          <table:table-cell office:value-type="string" calcext:value-type="string">
            <text:p>da</text:p>
          </table:table-cell>
          <table:table-cell office:value-type="float" office:value="0.000500070009801372" calcext:value-type="float">
            <text:p>0,00050007</text:p>
          </table:table-cell>
          <table:table-cell office:value-type="string" calcext:value-type="string">
            <text:p>id</text:p>
          </table:table-cell>
          <table:table-cell table:style-name="ce8" office:value-type="float" office:value="0.0130610448835907" calcext:value-type="float">
            <text:p>0,0130610449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490039203136251" calcext:value-type="float">
            <text:p>0,004900392</text:p>
          </table:table-cell>
          <table:table-cell office:value-type="string" calcext:value-type="string">
            <text:p>da</text:p>
          </table:table-cell>
          <table:table-cell office:value-type="float" office:value="0.00158022123097234" calcext:value-type="float">
            <text:p>0,0015802212</text:p>
          </table:table-cell>
          <table:table-cell office:value-type="string" calcext:value-type="string">
            <text:p>is</text:p>
          </table:table-cell>
          <table:table-cell table:style-name="ce8" office:value-type="float" office:value="0.00170801366410931" calcext:value-type="float">
            <text:p>0,0017080137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31202099233588" calcext:value-type="float">
            <text:p>0,001312021</text:p>
          </table:table-cell>
          <table:table-cell office:value-type="string" calcext:value-type="string">
            <text:p>da</text:p>
          </table:table-cell>
          <table:table-cell office:value-type="float" office:value="0.000806014508261149" calcext:value-type="float">
            <text:p>0,0008060145</text:p>
          </table:table-cell>
          <table:table-cell office:value-type="string" calcext:value-type="string">
            <text:p>id</text:p>
          </table:table-cell>
          <table:table-cell table:style-name="ce8" office:value-type="float" office:value="0.00689005512044096" calcext:value-type="float">
            <text:p>0,0068900551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554007756108586" calcext:value-type="float">
            <text:p>0,0055400776</text:p>
          </table:table-cell>
          <table:table-cell office:value-type="string" calcext:value-type="string">
            <text:p>da</text:p>
          </table:table-cell>
          <table:table-cell office:value-type="float" office:value="0.00212006784217095" calcext:value-type="float">
            <text:p>0,0021200678</text:p>
          </table:table-cell>
          <table:table-cell office:value-type="string" calcext:value-type="string">
            <text:p>is</text:p>
          </table:table-cell>
          <table:table-cell table:style-name="ce8" office:value-type="float" office:value="0.00169601356810854" calcext:value-type="float">
            <text:p>0,0016960136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19001904030464" calcext:value-type="float">
            <text:p>0,001190019</text:p>
          </table:table-cell>
          <table:table-cell office:value-type="string" calcext:value-type="string">
            <text:p>da</text:p>
          </table:table-cell>
          <table:table-cell office:value-type="float" office:value="0.00069800977213681" calcext:value-type="float">
            <text:p>0,0006980098</text:p>
          </table:table-cell>
          <table:table-cell office:value-type="string" calcext:value-type="string">
            <text:p>id</text:p>
          </table:table-cell>
          <table:table-cell table:style-name="ce8" office:value-type="float" office:value="0.00777806222449779" calcext:value-type="float">
            <text:p>0,0077780622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543207604906469" calcext:value-type="float">
            <text:p>0,005432076</text:p>
          </table:table-cell>
          <table:table-cell office:value-type="string" calcext:value-type="string">
            <text:p>da</text:p>
          </table:table-cell>
          <table:table-cell office:value-type="float" office:value="0.00340008840229846" calcext:value-type="float">
            <text:p>0,0034000884</text:p>
          </table:table-cell>
          <table:table-cell office:value-type="string" calcext:value-type="string">
            <text:p>is</text:p>
          </table:table-cell>
          <table:table-cell office:value-type="float" office:value="0.00200547460020055" calcext:value-type="float">
            <text:p>0,0020054746</text:p>
          </table:table-cell>
          <table:table-cell office:value-type="string" calcext:value-type="string">
            <text:p>da</text:p>
          </table:table-cell>
          <table:table-cell office:value-type="float" office:value="0.00137091781493155" calcext:value-type="float">
            <text:p>0,0013709178</text:p>
          </table:table-cell>
          <table:table-cell office:value-type="string" calcext:value-type="string">
            <text:p>no</text:p>
          </table:table-cell>
          <table:table-cell office:value-type="float" office:value="0.000849104031607761" calcext:value-type="float">
            <text:p>0,000849104</text:p>
          </table:table-cell>
          <table:table-cell office:value-type="string" calcext:value-type="string">
            <text:p>id</text:p>
          </table:table-cell>
          <table:table-cell office:value-type="float" office:value="0.0064409735006441" calcext:value-type="float">
            <text:p>0,0064409735</text:p>
          </table:table-cell>
          <table:table-cell office:value-type="string" calcext:value-type="string">
            <text:p>da</text:p>
          </table:table-cell>
          <table:table-cell office:value-type="float" office:value="0.00631276744488374" calcext:value-type="float">
            <text:p>0,0063127674</text:p>
          </table:table-cell>
          <table:table-cell office:value-type="string" calcext:value-type="string">
            <text:p>no</text:p>
          </table:table-cell>
          <table:table-cell office:value-type="float" office:value="0.00211457621201763" calcext:value-type="float">
            <text:p>0,0021145762</text:p>
          </table:table-cell>
          <table:table-cell office:value-type="string" calcext:value-type="string">
            <text:p>is</text:p>
          </table:table-cell>
          <table:table-cell office:value-type="float" office:value="0.00178274510017827" calcext:value-type="float">
            <text:p>0,0017827451</text:p>
          </table:table-cell>
          <table:table-cell office:value-type="string" calcext:value-type="string">
            <text:p>da</text:p>
          </table:table-cell>
          <table:table-cell office:value-type="float" office:value="0.00126909898517536" calcext:value-type="float">
            <text:p>0,001269099</text:p>
          </table:table-cell>
          <table:table-cell office:value-type="string" calcext:value-type="string">
            <text:p>no</text:p>
          </table:table-cell>
          <table:table-cell office:value-type="float" office:value="0.000765466375389437" calcext:value-type="float">
            <text:p>0,0007654664</text:p>
          </table:table-cell>
          <table:table-cell office:value-type="string" calcext:value-type="string">
            <text:p>id</text:p>
          </table:table-cell>
          <table:table-cell table:style-name="ce8" office:value-type="float" office:value="0.00741004715484553" calcext:value-type="float">
            <text:p>0,0074100472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639277376562739" calcext:value-type="float">
            <text:p>0,0063927738</text:p>
          </table:table-cell>
          <table:table-cell office:value-type="string" calcext:value-type="string">
            <text:p>da</text:p>
          </table:table-cell>
          <table:table-cell office:value-type="float" office:value="0.00350732374289081" calcext:value-type="float">
            <text:p>0,0035073237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office:value-type="float" office:value="0.00252020161612929" calcext:value-type="float">
            <text:p>0,0025202016</text:p>
          </table:table-cell>
          <table:table-cell office:value-type="string" calcext:value-type="string">
            <text:p>de</text:p>
          </table:table-cell>
          <table:table-cell office:value-type="float" office:value="0.00126010080806464" calcext:value-type="float">
            <text:p>0,0012601008</text:p>
          </table:table-cell>
          <table:table-cell office:value-type="string" calcext:value-type="string">
            <text:p>sv</text:p>
          </table:table-cell>
          <table:table-cell office:value-type="float" office:value="0.00116009280742459" calcext:value-type="float">
            <text:p>0,0011600928</text:p>
          </table:table-cell>
          <table:table-cell office:value-type="string" calcext:value-type="string">
            <text:p>no</text:p>
          </table:table-cell>
          <table:table-cell office:value-type="float" office:value="0.0134010720857669" calcext:value-type="float">
            <text:p>0,0134010721</text:p>
          </table:table-cell>
          <table:table-cell office:value-type="string" calcext:value-type="string">
            <text:p>de</text:p>
          </table:table-cell>
          <table:table-cell office:value-type="float" office:value="0.00370029602368189" calcext:value-type="float">
            <text:p>0,003700296</text:p>
          </table:table-cell>
          <table:table-cell office:value-type="string" calcext:value-type="string">
            <text:p>no</text:p>
          </table:table-cell>
          <table:table-cell office:value-type="float" office:value="0.00224017921433715" calcext:value-type="float">
            <text:p>0,0022401792</text:p>
          </table:table-cell>
          <table:table-cell office:value-type="string" calcext:value-type="string">
            <text:p>fi</text:p>
          </table:table-cell>
          <table:table-cell office:value-type="float" office:value="0.0023401872149772" calcext:value-type="float">
            <text:p>0,0023401872</text:p>
          </table:table-cell>
          <table:table-cell office:value-type="string" calcext:value-type="string">
            <text:p>de</text:p>
          </table:table-cell>
          <table:table-cell office:value-type="float" office:value="0.0011800944075526" calcext:value-type="float">
            <text:p>0,0011800944</text:p>
          </table:table-cell>
          <table:table-cell office:value-type="string" calcext:value-type="string">
            <text:p>no</text:p>
          </table:table-cell>
          <table:table-cell office:value-type="float" office:value="0.00116009280742459" calcext:value-type="float">
            <text:p>0,0011600928</text:p>
          </table:table-cell>
          <table:table-cell office:value-type="string" calcext:value-type="string">
            <text:p>da</text:p>
          </table:table-cell>
          <table:table-cell office:value-type="float" office:value="0.0125410032802624" calcext:value-type="float">
            <text:p>0,0125410033</text:p>
          </table:table-cell>
          <table:table-cell office:value-type="string" calcext:value-type="string">
            <text:p>de</text:p>
          </table:table-cell>
          <table:table-cell office:value-type="float" office:value="0.00358028642291383" calcext:value-type="float">
            <text:p>0,0035802864</text:p>
          </table:table-cell>
          <table:table-cell office:value-type="string" calcext:value-type="string">
            <text:p>no</text:p>
          </table:table-cell>
          <table:table-cell office:value-type="float" office:value="0.00182014561164893" calcext:value-type="float">
            <text:p>0,0018201456</text:p>
          </table:table-cell>
          <table:table-cell office:value-type="string" calcext:value-type="string">
            <text:p>nl</text:p>
          </table:table-cell>
          <table:table-cell office:value-type="float" office:value="0.00469006566091925" calcext:value-type="float">
            <text:p>0,0046900657</text:p>
          </table:table-cell>
          <table:table-cell office:value-type="string" calcext:value-type="string">
            <text:p>de</text:p>
          </table:table-cell>
          <table:table-cell office:value-type="float" office:value="0.00102003468117916" calcext:value-type="float">
            <text:p>0,0010200347</text:p>
          </table:table-cell>
          <table:table-cell office:value-type="string" calcext:value-type="string">
            <text:p>sv</text:p>
          </table:table-cell>
          <table:table-cell office:value-type="float" office:value="0.000854006832054656" calcext:value-type="float">
            <text:p>0,0008540068</text:p>
          </table:table-cell>
          <table:table-cell office:value-type="string" calcext:value-type="string">
            <text:p>no</text:p>
          </table:table-cell>
          <table:table-cell office:value-type="float" office:value="0.0218943065202913" calcext:value-type="float">
            <text:p>0,0218943065</text:p>
          </table:table-cell>
          <table:table-cell office:value-type="string" calcext:value-type="string">
            <text:p>de</text:p>
          </table:table-cell>
          <table:table-cell office:value-type="float" office:value="0.00300004200058801" calcext:value-type="float">
            <text:p>0,003000042</text:p>
          </table:table-cell>
          <table:table-cell office:value-type="string" calcext:value-type="string">
            <text:p>nl</text:p>
          </table:table-cell>
          <table:table-cell office:value-type="float" office:value="0.00205601644813158" calcext:value-type="float">
            <text:p>0,0020560164</text:p>
          </table:table-cell>
          <table:table-cell office:value-type="string" calcext:value-type="string">
            <text:p>no</text:p>
          </table:table-cell>
          <table:table-cell office:value-type="float" office:value="0.0045780640928973" calcext:value-type="float">
            <text:p>0,0045780641</text:p>
          </table:table-cell>
          <table:table-cell office:value-type="string" calcext:value-type="string">
            <text:p>de</text:p>
          </table:table-cell>
          <table:table-cell office:value-type="float" office:value="0.000954032437102861" calcext:value-type="float">
            <text:p>0,0009540324</text:p>
          </table:table-cell>
          <table:table-cell office:value-type="string" calcext:value-type="string">
            <text:p>sv</text:p>
          </table:table-cell>
          <table:table-cell office:value-type="float" office:value="0.000814006512052096" calcext:value-type="float">
            <text:p>0,0008140065</text:p>
          </table:table-cell>
          <table:table-cell office:value-type="string" calcext:value-type="string">
            <text:p>no</text:p>
          </table:table-cell>
          <table:table-cell office:value-type="float" office:value="0.0206842895800541" calcext:value-type="float">
            <text:p>0,0206842896</text:p>
          </table:table-cell>
          <table:table-cell office:value-type="string" calcext:value-type="string">
            <text:p>de</text:p>
          </table:table-cell>
          <table:table-cell office:value-type="float" office:value="0.00293604110457547" calcext:value-type="float">
            <text:p>0,0029360411</text:p>
          </table:table-cell>
          <table:table-cell office:value-type="string" calcext:value-type="string">
            <text:p>nl</text:p>
          </table:table-cell>
          <table:table-cell office:value-type="float" office:value="0.00197801582412659" calcext:value-type="float">
            <text:p>0,0019780158</text:p>
          </table:table-cell>
          <table:table-cell office:value-type="string" calcext:value-type="string">
            <text:p>no</text:p>
          </table:table-cell>
          <table:table-cell office:value-type="float" office:value="0.00387548625397844" calcext:value-type="float">
            <text:p>0,0038754863</text:p>
          </table:table-cell>
          <table:table-cell office:value-type="string" calcext:value-type="string">
            <text:p>de</text:p>
          </table:table-cell>
          <table:table-cell office:value-type="float" office:value="0.00105912171990458" calcext:value-type="float">
            <text:p>0,0010591217</text:p>
          </table:table-cell>
          <table:table-cell office:value-type="string" calcext:value-type="string">
            <text:p>sv</text:p>
          </table:table-cell>
          <table:table-cell office:value-type="float" office:value="0.00104455590010446" calcext:value-type="float">
            <text:p>0,0010445559</text:p>
          </table:table-cell>
          <table:table-cell office:value-type="string" calcext:value-type="string">
            <text:p>da</text:p>
          </table:table-cell>
          <table:table-cell office:value-type="float" office:value="0.0194365226624582" calcext:value-type="float">
            <text:p>0,0194365227</text:p>
          </table:table-cell>
          <table:table-cell office:value-type="string" calcext:value-type="string">
            <text:p>de</text:p>
          </table:table-cell>
          <table:table-cell office:value-type="float" office:value="0.00313366200268911" calcext:value-type="float">
            <text:p>0,003133662</text:p>
          </table:table-cell>
          <table:table-cell office:value-type="string" calcext:value-type="string">
            <text:p>nl</text:p>
          </table:table-cell>
          <table:table-cell office:value-type="float" office:value="0.00206365137200998" calcext:value-type="float">
            <text:p>0,0020636514</text:p>
          </table:table-cell>
          <table:table-cell office:value-type="string" calcext:value-type="string">
            <text:p>en</text:p>
          </table:table-cell>
          <table:table-cell office:value-type="float" office:value="0.00382457674653702" calcext:value-type="float">
            <text:p>0,0038245767</text:p>
          </table:table-cell>
          <table:table-cell office:value-type="string" calcext:value-type="string">
            <text:p>de</text:p>
          </table:table-cell>
          <table:table-cell office:value-type="float" office:value="0.00102637390010264" calcext:value-type="float">
            <text:p>0,0010263739</text:p>
          </table:table-cell>
          <table:table-cell office:value-type="string" calcext:value-type="string">
            <text:p>da</text:p>
          </table:table-cell>
          <table:table-cell office:value-type="float" office:value="0.000978210275208006" calcext:value-type="float">
            <text:p>0,0009782103</text:p>
          </table:table-cell>
          <table:table-cell office:value-type="string" calcext:value-type="string">
            <text:p>sv</text:p>
          </table:table-cell>
          <table:table-cell office:value-type="float" office:value="0.018517424233471" calcext:value-type="float">
            <text:p>0,0185174242</text:p>
          </table:table-cell>
          <table:table-cell office:value-type="string" calcext:value-type="string">
            <text:p>de</text:p>
          </table:table-cell>
          <table:table-cell office:value-type="float" office:value="0.00304184306962512" calcext:value-type="float">
            <text:p>0,0030418431</text:p>
          </table:table-cell>
          <table:table-cell office:value-type="string" calcext:value-type="string">
            <text:p>nl</text:p>
          </table:table-cell>
          <table:table-cell office:value-type="float" office:value="0.00185819533232969" calcext:value-type="float">
            <text:p>0,001858195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float" office:value="0.00708056644531562" calcext:value-type="float">
            <text:p>0,0070805664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341027282182575" calcext:value-type="float">
            <text:p>0,0341027282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632050564045124" calcext:value-type="float">
            <text:p>0,0063205056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321425714057125" calcext:value-type="float">
            <text:p>0,0321425714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38261147834435" calcext:value-type="float">
            <text:p>0,0038261148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248022976275715" calcext:value-type="float">
            <text:p>0,0248022976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326609798293949" calcext:value-type="float">
            <text:p>0,003266098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234882818593823" calcext:value-type="float">
            <text:p>0,0234882819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float" office:value="0.00396189381797289" calcext:value-type="float">
            <text:p>0,0039618938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236222691524111" calcext:value-type="float">
            <text:p>0,0236222692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0.0032609713458166" calcext:value-type="float">
            <text:p>0,0032609713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224267917842068" calcext:value-type="float">
            <text:p>0,0224267918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float" office:value="0.00280022401792143" calcext:value-type="float">
            <text:p>0,002800224</text:p>
          </table:table-cell>
          <table:table-cell office:value-type="string" calcext:value-type="string">
            <text:p>en</text:p>
          </table:table-cell>
          <table:table-cell office:value-type="float" office:value="0.00142011360908873" calcext:value-type="float">
            <text:p>0,0014201136</text:p>
          </table:table-cell>
          <table:table-cell office:value-type="string" calcext:value-type="string">
            <text:p>de</text:p>
          </table:table-cell>
          <table:table-cell office:value-type="float" office:value="0.00082006560524842" calcext:value-type="float">
            <text:p>0,0008200656</text:p>
          </table:table-cell>
          <table:table-cell office:value-type="string" calcext:value-type="string">
            <text:p>nl</text:p>
          </table:table-cell>
          <table:table-cell office:value-type="float" office:value="0.0142611408912713" calcext:value-type="float">
            <text:p>0,0142611409</text:p>
          </table:table-cell>
          <table:table-cell office:value-type="string" calcext:value-type="string">
            <text:p>en</text:p>
          </table:table-cell>
          <table:table-cell office:value-type="float" office:value="0.00276022081766541" calcext:value-type="float">
            <text:p>0,0027602208</text:p>
          </table:table-cell>
          <table:table-cell office:value-type="string" calcext:value-type="string">
            <text:p>af</text:p>
          </table:table-cell>
          <table:table-cell office:value-type="float" office:value="0.00242019361548924" calcext:value-type="float">
            <text:p>0,0024201936</text:p>
          </table:table-cell>
          <table:table-cell office:value-type="string" calcext:value-type="string">
            <text:p>de</text:p>
          </table:table-cell>
          <table:table-cell office:value-type="float" office:value="0.00262020961676934" calcext:value-type="float">
            <text:p>0,0026202096</text:p>
          </table:table-cell>
          <table:table-cell office:value-type="string" calcext:value-type="string">
            <text:p>en</text:p>
          </table:table-cell>
          <table:table-cell office:value-type="float" office:value="0.00138011040883271" calcext:value-type="float">
            <text:p>0,0013801104</text:p>
          </table:table-cell>
          <table:table-cell office:value-type="string" calcext:value-type="string">
            <text:p>de</text:p>
          </table:table-cell>
          <table:table-cell office:value-type="float" office:value="0.00080006400512041" calcext:value-type="float">
            <text:p>0,000800064</text:p>
          </table:table-cell>
          <table:table-cell office:value-type="string" calcext:value-type="string">
            <text:p>nl</text:p>
          </table:table-cell>
          <table:table-cell office:value-type="float" office:value="0.0132810624849988" calcext:value-type="float">
            <text:p>0,0132810625</text:p>
          </table:table-cell>
          <table:table-cell office:value-type="string" calcext:value-type="string">
            <text:p>en</text:p>
          </table:table-cell>
          <table:table-cell office:value-type="float" office:value="0.00262020961676934" calcext:value-type="float">
            <text:p>0,0026202096</text:p>
          </table:table-cell>
          <table:table-cell office:value-type="string" calcext:value-type="string">
            <text:p>af</text:p>
          </table:table-cell>
          <table:table-cell office:value-type="float" office:value="0.00224017921433715" calcext:value-type="float">
            <text:p>0,0022401792</text:p>
          </table:table-cell>
          <table:table-cell office:value-type="string" calcext:value-type="string">
            <text:p>de</text:p>
          </table:table-cell>
          <table:table-cell office:value-type="float" office:value="0.00228603657658522" calcext:value-type="float">
            <text:p>0,0022860366</text:p>
          </table:table-cell>
          <table:table-cell office:value-type="string" calcext:value-type="string">
            <text:p>en</text:p>
          </table:table-cell>
          <table:table-cell office:value-type="float" office:value="0.000670009380131322" calcext:value-type="float">
            <text:p>0,0006700094</text:p>
          </table:table-cell>
          <table:table-cell office:value-type="string" calcext:value-type="string">
            <text:p>nl</text:p>
          </table:table-cell>
          <table:table-cell office:value-type="float" office:value="0.000646010336165378" calcext:value-type="float">
            <text:p>0,0006460103</text:p>
          </table:table-cell>
          <table:table-cell office:value-type="string" calcext:value-type="string">
            <text:p>da</text:p>
          </table:table-cell>
          <table:table-cell office:value-type="float" office:value="0.0125342005472088" calcext:value-type="float">
            <text:p>0,0125342005</text:p>
          </table:table-cell>
          <table:table-cell office:value-type="string" calcext:value-type="string">
            <text:p>en</text:p>
          </table:table-cell>
          <table:table-cell office:value-type="float" office:value="0.0040020560287844" calcext:value-type="float">
            <text:p>0,004002056</text:p>
          </table:table-cell>
          <table:table-cell office:value-type="string" calcext:value-type="string">
            <text:p>de</text:p>
          </table:table-cell>
          <table:table-cell office:value-type="float" office:value="0.00294404121657703" calcext:value-type="float">
            <text:p>0,0029440412</text:p>
          </table:table-cell>
          <table:table-cell office:value-type="string" calcext:value-type="string">
            <text:p>nl</text:p>
          </table:table-cell>
          <table:table-cell office:value-type="float" office:value="0.00210603369653914" calcext:value-type="float">
            <text:p>0,0021060337</text:p>
          </table:table-cell>
          <table:table-cell office:value-type="string" calcext:value-type="string">
            <text:p>en</text:p>
          </table:table-cell>
          <table:table-cell office:value-type="float" office:value="0.00063800893212505" calcext:value-type="float">
            <text:p>0,0006380089</text:p>
          </table:table-cell>
          <table:table-cell office:value-type="string" calcext:value-type="string">
            <text:p>nl</text:p>
          </table:table-cell>
          <table:table-cell office:value-type="float" office:value="0.00059800956815309" calcext:value-type="float">
            <text:p>0,0005980096</text:p>
          </table:table-cell>
          <table:table-cell office:value-type="string" calcext:value-type="string">
            <text:p>da</text:p>
          </table:table-cell>
          <table:table-cell office:value-type="float" office:value="0.0116761868189891" calcext:value-type="float">
            <text:p>0,0116761868</text:p>
          </table:table-cell>
          <table:table-cell office:value-type="string" calcext:value-type="string">
            <text:p>en</text:p>
          </table:table-cell>
          <table:table-cell office:value-type="float" office:value="0.00326404569663975" calcext:value-type="float">
            <text:p>0,0032640457</text:p>
          </table:table-cell>
          <table:table-cell office:value-type="string" calcext:value-type="string">
            <text:p>de</text:p>
          </table:table-cell>
          <table:table-cell office:value-type="float" office:value="0.00293004102057429" calcext:value-type="float">
            <text:p>0,002930041</text:p>
          </table:table-cell>
          <table:table-cell office:value-type="string" calcext:value-type="string">
            <text:p>nl</text:p>
          </table:table-cell>
          <table:table-cell office:value-type="float" office:value="0.00793642135579168" calcext:value-type="float">
            <text:p>0,0079364214</text:p>
          </table:table-cell>
          <table:table-cell office:value-type="string" calcext:value-type="string">
            <text:p>en</text:p>
          </table:table-cell>
          <table:table-cell office:value-type="float" office:value="0.000754551628149685" calcext:value-type="float">
            <text:p>0,0007545516</text:p>
          </table:table-cell>
          <table:table-cell office:value-type="string" calcext:value-type="string">
            <text:p>nl</text:p>
          </table:table-cell>
          <table:table-cell office:value-type="float" office:value="0.000560914700056091" calcext:value-type="float">
            <text:p>0,0005609147</text:p>
          </table:table-cell>
          <table:table-cell office:value-type="string" calcext:value-type="string">
            <text:p>da</text:p>
          </table:table-cell>
          <table:table-cell office:value-type="float" office:value="0.0233956246954523" calcext:value-type="float">
            <text:p>0,0233956247</text:p>
          </table:table-cell>
          <table:table-cell office:value-type="string" calcext:value-type="string">
            <text:p>en</text:p>
          </table:table-cell>
          <table:table-cell office:value-type="float" office:value="0.00351911970188847" calcext:value-type="float">
            <text:p>0,0035191197</text:p>
          </table:table-cell>
          <table:table-cell office:value-type="string" calcext:value-type="string">
            <text:p>de</text:p>
          </table:table-cell>
          <table:table-cell office:value-type="float" office:value="0.00287093258035748" calcext:value-type="float">
            <text:p>0,0028709326</text:p>
          </table:table-cell>
          <table:table-cell office:value-type="string" calcext:value-type="string">
            <text:p>nl</text:p>
          </table:table-cell>
          <table:table-cell office:value-type="float" office:value="0.007466417937585" calcext:value-type="float">
            <text:p>0,0074664179</text:p>
          </table:table-cell>
          <table:table-cell office:value-type="string" calcext:value-type="string">
            <text:p>en</text:p>
          </table:table-cell>
          <table:table-cell office:value-type="float" office:value="0.000715460399221448" calcext:value-type="float">
            <text:p>0,0007154604</text:p>
          </table:table-cell>
          <table:table-cell office:value-type="string" calcext:value-type="string">
            <text:p>nl</text:p>
          </table:table-cell>
          <table:table-cell office:value-type="float" office:value="0.000531823500053182" calcext:value-type="float">
            <text:p>0,0005318235</text:p>
          </table:table-cell>
          <table:table-cell office:value-type="string" calcext:value-type="string">
            <text:p>da</text:p>
          </table:table-cell>
          <table:table-cell office:value-type="float" office:value="0.0210665168473952" calcext:value-type="float">
            <text:p>0,0210665168</text:p>
          </table:table-cell>
          <table:table-cell office:value-type="string" calcext:value-type="string">
            <text:p>en</text:p>
          </table:table-cell>
          <table:table-cell office:value-type="float" office:value="0.00297002430019882" calcext:value-type="float">
            <text:p>0,0029700243</text:p>
          </table:table-cell>
          <table:table-cell office:value-type="string" calcext:value-type="string">
            <text:p>de</text:p>
          </table:table-cell>
          <table:table-cell office:value-type="float" office:value="0.00282365946630472" calcext:value-type="float">
            <text:p>0,0028236595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float" office:value="0.00524041923353868" calcext:value-type="float">
            <text:p>0,0052404192</text:p>
          </table:table-cell>
          <table:table-cell office:value-type="string" calcext:value-type="string">
            <text:p>es</text:p>
          </table:table-cell>
          <table:table-cell office:value-type="float" office:value="0.00104008320665653" calcext:value-type="float">
            <text:p>0,0010400832</text:p>
          </table:table-cell>
          <table:table-cell office:value-type="string" calcext:value-type="string">
            <text:p>it</text:p>
          </table:table-cell>
          <table:table-cell office:value-type="float" office:value="0.000640051204096328" calcext:value-type="float">
            <text:p>0,0006400512</text:p>
          </table:table-cell>
          <table:table-cell office:value-type="string" calcext:value-type="string">
            <text:p>pt</text:p>
          </table:table-cell>
          <table:table-cell office:value-type="float" office:value="0.0128210256820546" calcext:value-type="float">
            <text:p>0,0128210257</text:p>
          </table:table-cell>
          <table:table-cell office:value-type="string" calcext:value-type="string">
            <text:p>es</text:p>
          </table:table-cell>
          <table:table-cell office:value-type="float" office:value="0.00290023201856148" calcext:value-type="float">
            <text:p>0,002900232</text:p>
          </table:table-cell>
          <table:table-cell office:value-type="string" calcext:value-type="string">
            <text:p>it</text:p>
          </table:table-cell>
          <table:table-cell office:value-type="float" office:value="0.00272021761740939" calcext:value-type="float">
            <text:p>0,0027202176</text:p>
          </table:table-cell>
          <table:table-cell office:value-type="string" calcext:value-type="string">
            <text:p>pt</text:p>
          </table:table-cell>
          <table:table-cell office:value-type="float" office:value="0.00506040483238659" calcext:value-type="float">
            <text:p>0,0050604048</text:p>
          </table:table-cell>
          <table:table-cell office:value-type="string" calcext:value-type="string">
            <text:p>es</text:p>
          </table:table-cell>
          <table:table-cell office:value-type="float" office:value="0.00100008000640051" calcext:value-type="float">
            <text:p>0,00100008</text:p>
          </table:table-cell>
          <table:table-cell office:value-type="string" calcext:value-type="string">
            <text:p>it</text:p>
          </table:table-cell>
          <table:table-cell office:value-type="float" office:value="0.000560044803584287" calcext:value-type="float">
            <text:p>0,0005600448</text:p>
          </table:table-cell>
          <table:table-cell office:value-type="string" calcext:value-type="string">
            <text:p>pt</text:p>
          </table:table-cell>
          <table:table-cell office:value-type="float" office:value="0.0114609168733499" calcext:value-type="float">
            <text:p>0,0114609169</text:p>
          </table:table-cell>
          <table:table-cell office:value-type="string" calcext:value-type="string">
            <text:p>es</text:p>
          </table:table-cell>
          <table:table-cell office:value-type="float" office:value="0.00264021121689735" calcext:value-type="float">
            <text:p>0,0026402112</text:p>
          </table:table-cell>
          <table:table-cell office:value-type="string" calcext:value-type="string">
            <text:p>it</text:p>
          </table:table-cell>
          <table:table-cell office:value-type="float" office:value="0.00256020481638531" calcext:value-type="float">
            <text:p>0,0025602048</text:p>
          </table:table-cell>
          <table:table-cell office:value-type="string" calcext:value-type="string">
            <text:p>pt</text:p>
          </table:table-cell>
          <table:table-cell office:value-type="float" office:value="0.00305006710147623" calcext:value-type="float">
            <text:p>0,0030500671</text:p>
          </table:table-cell>
          <table:table-cell office:value-type="string" calcext:value-type="string">
            <text:p>es</text:p>
          </table:table-cell>
          <table:table-cell office:value-type="float" office:value="0.000872010464125569" calcext:value-type="float">
            <text:p>0,0008720105</text:p>
          </table:table-cell>
          <table:table-cell office:value-type="string" calcext:value-type="string">
            <text:p>it</text:p>
          </table:table-cell>
          <table:table-cell office:value-type="float" office:value="0.00038200687612377" calcext:value-type="float">
            <text:p>0,0003820069</text:p>
          </table:table-cell>
          <table:table-cell office:value-type="string" calcext:value-type="string">
            <text:p>id</text:p>
          </table:table-cell>
          <table:table-cell office:value-type="float" office:value="0.00977621507673169" calcext:value-type="float">
            <text:p>0,0097762151</text:p>
          </table:table-cell>
          <table:table-cell office:value-type="string" calcext:value-type="string">
            <text:p>es</text:p>
          </table:table-cell>
          <table:table-cell office:value-type="float" office:value="0.00277202217617741" calcext:value-type="float">
            <text:p>0,0027720222</text:p>
          </table:table-cell>
          <table:table-cell office:value-type="string" calcext:value-type="string">
            <text:p>it</text:p>
          </table:table-cell>
          <table:table-cell office:value-type="float" office:value="0.00212202970841592" calcext:value-type="float">
            <text:p>0,0021220297</text:p>
          </table:table-cell>
          <table:table-cell office:value-type="string" calcext:value-type="string">
            <text:p>de</text:p>
          </table:table-cell>
          <table:table-cell office:value-type="float" office:value="0.00291206406540944" calcext:value-type="float">
            <text:p>0,0029120641</text:p>
          </table:table-cell>
          <table:table-cell office:value-type="string" calcext:value-type="string">
            <text:p>es</text:p>
          </table:table-cell>
          <table:table-cell office:value-type="float" office:value="0.000764009168110017" calcext:value-type="float">
            <text:p>0,0007640092</text:p>
          </table:table-cell>
          <table:table-cell office:value-type="string" calcext:value-type="string">
            <text:p>it</text:p>
          </table:table-cell>
          <table:table-cell office:value-type="float" office:value="0.000376005264073697" calcext:value-type="float">
            <text:p>0,0003760053</text:p>
          </table:table-cell>
          <table:table-cell office:value-type="string" calcext:value-type="string">
            <text:p>id</text:p>
          </table:table-cell>
          <table:table-cell office:value-type="float" office:value="0.0083121828680231" calcext:value-type="float">
            <text:p>0,0083121829</text:p>
          </table:table-cell>
          <table:table-cell office:value-type="string" calcext:value-type="string">
            <text:p>es</text:p>
          </table:table-cell>
          <table:table-cell office:value-type="float" office:value="0.00234201873614989" calcext:value-type="float">
            <text:p>0,0023420187</text:p>
          </table:table-cell>
          <table:table-cell office:value-type="string" calcext:value-type="string">
            <text:p>it</text:p>
          </table:table-cell>
          <table:table-cell office:value-type="float" office:value="0.00163401307210458" calcext:value-type="float">
            <text:p>0,0016340131</text:p>
          </table:table-cell>
          <table:table-cell office:value-type="string" calcext:value-type="string">
            <text:p>pt</text:p>
          </table:table-cell>
          <table:table-cell office:value-type="float" office:value="0.00279550029000474" calcext:value-type="float">
            <text:p>0,0027955003</text:p>
          </table:table-cell>
          <table:table-cell office:value-type="string" calcext:value-type="string">
            <text:p>es</text:p>
          </table:table-cell>
          <table:table-cell office:value-type="float" office:value="0.000844551596738885" calcext:value-type="float">
            <text:p>0,0008445516</text:p>
          </table:table-cell>
          <table:table-cell office:value-type="string" calcext:value-type="string">
            <text:p>it</text:p>
          </table:table-cell>
          <table:table-cell office:value-type="float" office:value="0.000381824082735824" calcext:value-type="float">
            <text:p>0,0003818241</text:p>
          </table:table-cell>
          <table:table-cell office:value-type="string" calcext:value-type="string">
            <text:p>id</text:p>
          </table:table-cell>
          <table:table-cell office:value-type="float" office:value="0.00910648781574294" calcext:value-type="float">
            <text:p>0,0091064878</text:p>
          </table:table-cell>
          <table:table-cell office:value-type="string" calcext:value-type="string">
            <text:p>es</text:p>
          </table:table-cell>
          <table:table-cell office:value-type="float" office:value="0.00257274364473228" calcext:value-type="float">
            <text:p>0,0025727436</text:p>
          </table:table-cell>
          <table:table-cell office:value-type="string" calcext:value-type="string">
            <text:p>it</text:p>
          </table:table-cell>
          <table:table-cell office:value-type="float" office:value="0.00189637225623753" calcext:value-type="float">
            <text:p>0,0018963723</text:p>
          </table:table-cell>
          <table:table-cell office:value-type="string" calcext:value-type="string">
            <text:p>pt</text:p>
          </table:table-cell>
          <table:table-cell office:value-type="float" office:value="0.00265913442219964" calcext:value-type="float">
            <text:p>0,0026591344</text:p>
          </table:table-cell>
          <table:table-cell office:value-type="string" calcext:value-type="string">
            <text:p>es</text:p>
          </table:table-cell>
          <table:table-cell office:value-type="float" office:value="0.000764550319865672" calcext:value-type="float">
            <text:p>0,0007645503</text:p>
          </table:table-cell>
          <table:table-cell office:value-type="string" calcext:value-type="string">
            <text:p>it</text:p>
          </table:table-cell>
          <table:table-cell office:value-type="float" office:value="0.000357278248845664" calcext:value-type="float">
            <text:p>0,0003572782</text:p>
          </table:table-cell>
          <table:table-cell office:value-type="string" calcext:value-type="string">
            <text:p>id</text:p>
          </table:table-cell>
          <table:table-cell office:value-type="float" office:value="0.0076928321749842" calcext:value-type="float">
            <text:p>0,0076928322</text:p>
          </table:table-cell>
          <table:table-cell office:value-type="string" calcext:value-type="string">
            <text:p>es</text:p>
          </table:table-cell>
          <table:table-cell office:value-type="float" office:value="0.00211001342735817" calcext:value-type="float">
            <text:p>0,0021100134</text:p>
          </table:table-cell>
          <table:table-cell office:value-type="string" calcext:value-type="string">
            <text:p>it</text:p>
          </table:table-cell>
          <table:table-cell office:value-type="float" office:value="0.00160728003309106" calcext:value-type="float">
            <text:p>0,00160728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float" office:value="0.000368701351904957" calcext:value-type="float">
            <text:p>0,0003687014</text:p>
          </table:table-cell>
          <table:table-cell office:value-type="string" calcext:value-type="string">
            <text:p>fa</text:p>
          </table:table-cell>
          <table:table-cell office:value-type="float" office:value="0.000103077906281568" calcext:value-type="float">
            <text:p>0,0001030779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517416989203504" calcext:value-type="float">
            <text:p>0,0051741699</text:p>
          </table:table-cell>
          <table:table-cell office:value-type="string" calcext:value-type="string">
            <text:p>fa</text:p>
          </table:table-cell>
          <table:table-cell office:value-type="float" office:value="0.000121231714216439" calcext:value-type="float">
            <text:p>0,0001212317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0307005874045723" calcext:value-type="float">
            <text:p>0,0003070059</text:p>
          </table:table-cell>
          <table:table-cell office:value-type="string" calcext:value-type="string">
            <text:p>fa</text:p>
          </table:table-cell>
          <table:table-cell office:value-type="float" office:value="0.0000822351514154726" calcext:value-type="float">
            <text:p>8,22351514154726E-005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.00382704991450208" calcext:value-type="float">
            <text:p>0,0038270499</text:p>
          </table:table-cell>
          <table:table-cell office:value-type="string" calcext:value-type="string">
            <text:p>fa</text:p>
          </table:table-cell>
          <table:table-cell office:value-type="float" office:value="0.00012122681537156" calcext:value-type="float">
            <text:p>0,0001212268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0.00153191452480315" calcext:value-type="float">
            <text:p>0,0015319145</text:p>
          </table:table-cell>
          <table:table-cell office:value-type="string" calcext:value-type="string">
            <text:p>fa</text:p>
          </table:table-cell>
          <table:table-cell office:value-type="float" office:value="0.000189474681445692" calcext:value-type="float">
            <text:p>0,0001894747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124511987533981" calcext:value-type="float">
            <text:p>0,0124511988</text:p>
          </table:table-cell>
          <table:table-cell office:value-type="string" calcext:value-type="string">
            <text:p>fa</text:p>
          </table:table-cell>
          <table:table-cell office:value-type="float" office:value="0.0000959019270165931" calcext:value-type="float">
            <text:p>9,59019270165931E-005</text:p>
          </table:table-cell>
          <table:table-cell office:value-type="string" calcext:value-type="string">
            <text:p>ur</text:p>
          </table:table-cell>
          <table:table-cell office:value-type="float" office:value="0.0000123864165601435" calcext:value-type="float">
            <text:p>1,23864165601435E-005</text:p>
          </table:table-cell>
          <table:table-cell office:value-type="string" calcext:value-type="string">
            <text:p>ar</text:p>
          </table:table-cell>
          <table:table-cell office:value-type="float" office:value="0.00186316228078698" calcext:value-type="float">
            <text:p>0,0018631623</text:p>
          </table:table-cell>
          <table:table-cell office:value-type="string" calcext:value-type="string">
            <text:p>fa</text:p>
          </table:table-cell>
          <table:table-cell office:value-type="float" office:value="0.000170853609333959" calcext:value-type="float">
            <text:p>0,0001708536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103802713472767" calcext:value-type="float">
            <text:p>0,0103802713</text:p>
          </table:table-cell>
          <table:table-cell office:value-type="string" calcext:value-type="string">
            <text:p>fa</text:p>
          </table:table-cell>
          <table:table-cell office:value-type="float" office:value="0.0000897329221933989" calcext:value-type="float">
            <text:p>8,97329221933989E-005</text:p>
          </table:table-cell>
          <table:table-cell office:value-type="string" calcext:value-type="string">
            <text:p>ur</text:p>
          </table:table-cell>
          <table:table-cell office:value-type="float" office:value="0.0000222918498520069" calcext:value-type="float">
            <text:p>2,22918498520069E-005</text:p>
          </table:table-cell>
          <table:table-cell office:value-type="string" calcext:value-type="string">
            <text:p>ar</text:p>
          </table:table-cell>
          <table:table-cell office:value-type="float" office:value="0.00162710375531554" calcext:value-type="float">
            <text:p>0,0016271038</text:p>
          </table:table-cell>
          <table:table-cell office:value-type="string" calcext:value-type="string">
            <text:p>fa</text:p>
          </table:table-cell>
          <table:table-cell office:value-type="float" office:value="0.000166079569099009" calcext:value-type="float">
            <text:p>0,0001660796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125999543848761" calcext:value-type="float">
            <text:p>0,0125999544</text:p>
          </table:table-cell>
          <table:table-cell office:value-type="string" calcext:value-type="string">
            <text:p>fa</text:p>
          </table:table-cell>
          <table:table-cell office:value-type="float" office:value="0.0000877382115778971" calcext:value-type="float">
            <text:p>8,77382115778971E-005</text:p>
          </table:table-cell>
          <table:table-cell office:value-type="string" calcext:value-type="string">
            <text:p>ur</text:p>
          </table:table-cell>
          <table:table-cell office:value-type="float" office:value="0.0000163567070677331" calcext:value-type="float">
            <text:p>1,63567070677331E-005</text:p>
          </table:table-cell>
          <table:table-cell office:value-type="string" calcext:value-type="string">
            <text:p>ar</text:p>
          </table:table-cell>
          <table:table-cell office:value-type="float" office:value="0.00201271470862872" calcext:value-type="float">
            <text:p>0,0020127147</text:p>
          </table:table-cell>
          <table:table-cell office:value-type="string" calcext:value-type="string">
            <text:p>fa</text:p>
          </table:table-cell>
          <table:table-cell office:value-type="float" office:value="0.000140557286055774" calcext:value-type="float">
            <text:p>0,0001405573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.0103911036196786" calcext:value-type="float">
            <text:p>0,0103911036</text:p>
          </table:table-cell>
          <table:table-cell office:value-type="string" calcext:value-type="string">
            <text:p>fa</text:p>
          </table:table-cell>
          <table:table-cell office:value-type="float" office:value="0.0000764864012775094" calcext:value-type="float">
            <text:p>7,64864012775094E-005</text:p>
          </table:table-cell>
          <table:table-cell office:value-type="string" calcext:value-type="string">
            <text:p>ur</text:p>
          </table:table-cell>
          <table:table-cell office:value-type="float" office:value="0.0000174449665819859" calcext:value-type="float">
            <text:p>0,000017445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table:style-name="ce8" office:value-type="float" office:value="0.00264021121689735" calcext:value-type="float">
            <text:p>0,0026402112</text:p>
          </table:table-cell>
          <table:table-cell table:style-name="ce14" office:value-type="string" calcext:value-type="string">
            <text:p>nl</text:p>
          </table:table-cell>
          <table:table-cell office:value-type="float" office:value="0.00166013281062485" calcext:value-type="float">
            <text:p>0,0016601328</text:p>
          </table:table-cell>
          <table:table-cell office:value-type="string" calcext:value-type="string">
            <text:p>fi</text:p>
          </table:table-cell>
          <table:table-cell office:value-type="float" office:value="0.000660092412937811" calcext:value-type="float">
            <text:p>0,0006600924</text:p>
          </table:table-cell>
          <table:table-cell office:value-type="string" calcext:value-type="string">
            <text:p>id</text:p>
          </table:table-cell>
          <table:table-cell office:value-type="float" office:value="0.00744059524761981" calcext:value-type="float">
            <text:p>0,0074405952</text:p>
          </table:table-cell>
          <table:table-cell office:value-type="string" calcext:value-type="string">
            <text:p>fi</text:p>
          </table:table-cell>
          <table:table-cell office:value-type="float" office:value="0.00378030242419394" calcext:value-type="float">
            <text:p>0,0037803024</text:p>
          </table:table-cell>
          <table:table-cell office:value-type="string" calcext:value-type="string">
            <text:p>nl</text:p>
          </table:table-cell>
          <table:table-cell office:value-type="float" office:value="0.00108008640691255" calcext:value-type="float">
            <text:p>0,0010800864</text:p>
          </table:table-cell>
          <table:table-cell office:value-type="string" calcext:value-type="string">
            <text:p>no</text:p>
          </table:table-cell>
          <table:table-cell table:style-name="ce8" office:value-type="float" office:value="0.00210016801344107" calcext:value-type="float">
            <text:p>0,002100168</text:p>
          </table:table-cell>
          <table:table-cell table:style-name="ce14" office:value-type="string" calcext:value-type="string">
            <text:p>nl</text:p>
          </table:table-cell>
          <table:table-cell office:value-type="float" office:value="0.00148011840947276" calcext:value-type="float">
            <text:p>0,0014801184</text:p>
          </table:table-cell>
          <table:table-cell office:value-type="string" calcext:value-type="string">
            <text:p>fi</text:p>
          </table:table-cell>
          <table:table-cell office:value-type="float" office:value="0.000540075610585482" calcext:value-type="float">
            <text:p>0,0005400756</text:p>
          </table:table-cell>
          <table:table-cell office:value-type="string" calcext:value-type="string">
            <text:p>id</text:p>
          </table:table-cell>
          <table:table-cell office:value-type="float" office:value="0.00698055844467557" calcext:value-type="float">
            <text:p>0,0069805584</text:p>
          </table:table-cell>
          <table:table-cell office:value-type="string" calcext:value-type="string">
            <text:p>fi</text:p>
          </table:table-cell>
          <table:table-cell office:value-type="float" office:value="0.00326026082086567" calcext:value-type="float">
            <text:p>0,0032602608</text:p>
          </table:table-cell>
          <table:table-cell office:value-type="string" calcext:value-type="string">
            <text:p>nl</text:p>
          </table:table-cell>
          <table:table-cell office:value-type="float" office:value="0.000940075206016481" calcext:value-type="float">
            <text:p>0,0009400752</text:p>
          </table:table-cell>
          <table:table-cell office:value-type="string" calcext:value-type="string">
            <text:p>af</text:p>
          </table:table-cell>
          <table:table-cell office:value-type="float" office:value="0.00351602812822503" calcext:value-type="float">
            <text:p>0,0035160281</text:p>
          </table:table-cell>
          <table:table-cell office:value-type="string" calcext:value-type="string">
            <text:p>fi</text:p>
          </table:table-cell>
          <table:table-cell office:value-type="float" office:value="0.00299204188858644" calcext:value-type="float">
            <text:p>0,0029920419</text:p>
          </table:table-cell>
          <table:table-cell office:value-type="string" calcext:value-type="string">
            <text:p>nl</text:p>
          </table:table-cell>
          <table:table-cell office:value-type="float" office:value="0.000386005404075657" calcext:value-type="float">
            <text:p>0,0003860054</text:p>
          </table:table-cell>
          <table:table-cell office:value-type="string" calcext:value-type="string">
            <text:p>af</text:p>
          </table:table-cell>
          <table:table-cell office:value-type="float" office:value="0.0111120888967112" calcext:value-type="float">
            <text:p>0,0111120889</text:p>
          </table:table-cell>
          <table:table-cell office:value-type="string" calcext:value-type="string">
            <text:p>fi</text:p>
          </table:table-cell>
          <table:table-cell office:value-type="float" office:value="0.004954069356971" calcext:value-type="float">
            <text:p>0,0049540694</text:p>
          </table:table-cell>
          <table:table-cell office:value-type="string" calcext:value-type="string">
            <text:p>nl</text:p>
          </table:table-cell>
          <table:table-cell office:value-type="float" office:value="0.00102200817606541" calcext:value-type="float">
            <text:p>0,0010220082</text:p>
          </table:table-cell>
          <table:table-cell office:value-type="string" calcext:value-type="string">
            <text:p>no</text:p>
          </table:table-cell>
          <table:table-cell office:value-type="float" office:value="0.00351202809622477" calcext:value-type="float">
            <text:p>0,0035120281</text:p>
          </table:table-cell>
          <table:table-cell office:value-type="string" calcext:value-type="string">
            <text:p>fi</text:p>
          </table:table-cell>
          <table:table-cell office:value-type="float" office:value="0.0024280339924759" calcext:value-type="float">
            <text:p>0,002428034</text:p>
          </table:table-cell>
          <table:table-cell office:value-type="string" calcext:value-type="string">
            <text:p>nl</text:p>
          </table:table-cell>
          <table:table-cell office:value-type="float" office:value="0.000358005012070169" calcext:value-type="float">
            <text:p>0,000358005</text:p>
          </table:table-cell>
          <table:table-cell office:value-type="string" calcext:value-type="string">
            <text:p>af</text:p>
          </table:table-cell>
          <table:table-cell office:value-type="float" office:value="0.0106120848966792" calcext:value-type="float">
            <text:p>0,0106120849</text:p>
          </table:table-cell>
          <table:table-cell office:value-type="string" calcext:value-type="string">
            <text:p>fi</text:p>
          </table:table-cell>
          <table:table-cell office:value-type="float" office:value="0.00424405941683184" calcext:value-type="float">
            <text:p>0,0042440594</text:p>
          </table:table-cell>
          <table:table-cell office:value-type="string" calcext:value-type="string">
            <text:p>nl</text:p>
          </table:table-cell>
          <table:table-cell office:value-type="float" office:value="0.000832006656053248" calcext:value-type="float">
            <text:p>0,0008320067</text:p>
          </table:table-cell>
          <table:table-cell office:value-type="string" calcext:value-type="string">
            <text:p>no</text:p>
          </table:table-cell>
          <table:table-cell office:value-type="float" office:value="0.00324273906450569" calcext:value-type="float">
            <text:p>0,0032427391</text:p>
          </table:table-cell>
          <table:table-cell office:value-type="string" calcext:value-type="string">
            <text:p>fi</text:p>
          </table:table-cell>
          <table:table-cell office:value-type="float" office:value="0.00300002454565537" calcext:value-type="float">
            <text:p>0,0030000245</text:p>
          </table:table-cell>
          <table:table-cell office:value-type="string" calcext:value-type="string">
            <text:p>nl</text:p>
          </table:table-cell>
          <table:table-cell office:value-type="float" office:value="0.000469094320685969" calcext:value-type="float">
            <text:p>0,0004690943</text:p>
          </table:table-cell>
          <table:table-cell office:value-type="string" calcext:value-type="string">
            <text:p>en</text:p>
          </table:table-cell>
          <table:table-cell office:value-type="float" office:value="0.0102782191935243" calcext:value-type="float">
            <text:p>0,0102782192</text:p>
          </table:table-cell>
          <table:table-cell office:value-type="string" calcext:value-type="string">
            <text:p>fi</text:p>
          </table:table-cell>
          <table:table-cell office:value-type="float" office:value="0.00505095041686705" calcext:value-type="float">
            <text:p>0,0050509504</text:p>
          </table:table-cell>
          <table:table-cell office:value-type="string" calcext:value-type="string">
            <text:p>nl</text:p>
          </table:table-cell>
          <table:table-cell office:value-type="float" office:value="0.000942734128975483" calcext:value-type="float">
            <text:p>0,0009427341</text:p>
          </table:table-cell>
          <table:table-cell office:value-type="string" calcext:value-type="string">
            <text:p>af</text:p>
          </table:table-cell>
          <table:table-cell office:value-type="float" office:value="0.00322455718020793" calcext:value-type="float">
            <text:p>0,0032245572</text:p>
          </table:table-cell>
          <table:table-cell office:value-type="string" calcext:value-type="string">
            <text:p>fi</text:p>
          </table:table-cell>
          <table:table-cell office:value-type="float" office:value="0.0026409306985239" calcext:value-type="float">
            <text:p>0,0026409307</text:p>
          </table:table-cell>
          <table:table-cell office:value-type="string" calcext:value-type="string">
            <text:p>nl</text:p>
          </table:table-cell>
          <table:table-cell office:value-type="float" office:value="0.000448185077709656" calcext:value-type="float">
            <text:p>0,0004481851</text:p>
          </table:table-cell>
          <table:table-cell office:value-type="string" calcext:value-type="string">
            <text:p>en</text:p>
          </table:table-cell>
          <table:table-cell office:value-type="float" office:value="0.00994094523980087" calcext:value-type="float">
            <text:p>0,0099409452</text:p>
          </table:table-cell>
          <table:table-cell office:value-type="string" calcext:value-type="string">
            <text:p>fi</text:p>
          </table:table-cell>
          <table:table-cell office:value-type="float" office:value="0.00434549009946445" calcext:value-type="float">
            <text:p>0,0043454901</text:p>
          </table:table-cell>
          <table:table-cell office:value-type="string" calcext:value-type="string">
            <text:p>nl</text:p>
          </table:table-cell>
          <table:table-cell office:value-type="float" office:value="0.000872733619880872" calcext:value-type="float">
            <text:p>0,0008727336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float" office:value="0.000960076806144492" calcext:value-type="float">
            <text:p>0,0009600768</text:p>
          </table:table-cell>
          <table:table-cell office:value-type="string" calcext:value-type="string">
            <text:p>fr</text:p>
          </table:table-cell>
          <table:table-cell office:value-type="float" office:value="0.000540043203456276" calcext:value-type="float">
            <text:p>0,0005400432</text:p>
          </table:table-cell>
          <table:table-cell office:value-type="string" calcext:value-type="string">
            <text:p>ro</text:p>
          </table:table-cell>
          <table:table-cell office:value-type="float" office:value="0.000400032002560205" calcext:value-type="float">
            <text:p>0,000400032</text:p>
          </table:table-cell>
          <table:table-cell office:value-type="string" calcext:value-type="string">
            <text:p>da</text:p>
          </table:table-cell>
          <table:table-cell office:value-type="float" office:value="0.00666053284262741" calcext:value-type="float">
            <text:p>0,0066605328</text:p>
          </table:table-cell>
          <table:table-cell office:value-type="string" calcext:value-type="string">
            <text:p>fr</text:p>
          </table:table-cell>
          <table:table-cell office:value-type="float" office:value="0.00216017281382511" calcext:value-type="float">
            <text:p>0,0021601728</text:p>
          </table:table-cell>
          <table:table-cell office:value-type="string" calcext:value-type="string">
            <text:p>de</text:p>
          </table:table-cell>
          <table:table-cell office:value-type="float" office:value="0.00172013761100888" calcext:value-type="float">
            <text:p>0,0017201376</text:p>
          </table:table-cell>
          <table:table-cell office:value-type="string" calcext:value-type="string">
            <text:p>es</text:p>
          </table:table-cell>
          <table:table-cell office:value-type="float" office:value="0.00082006560524842" calcext:value-type="float">
            <text:p>0,0008200656</text:p>
          </table:table-cell>
          <table:table-cell office:value-type="string" calcext:value-type="string">
            <text:p>fr</text:p>
          </table:table-cell>
          <table:table-cell office:value-type="float" office:value="0.000540043203456276" calcext:value-type="float">
            <text:p>0,0005400432</text:p>
          </table:table-cell>
          <table:table-cell office:value-type="string" calcext:value-type="string">
            <text:p>ro</text:p>
          </table:table-cell>
          <table:table-cell office:value-type="float" office:value="0.000360028802304184" calcext:value-type="float">
            <text:p>0,0003600288</text:p>
          </table:table-cell>
          <table:table-cell office:value-type="string" calcext:value-type="string">
            <text:p>da</text:p>
          </table:table-cell>
          <table:table-cell office:value-type="float" office:value="0.00780062404992399" calcext:value-type="float">
            <text:p>0,007800624</text:p>
          </table:table-cell>
          <table:table-cell office:value-type="string" calcext:value-type="string">
            <text:p>fr</text:p>
          </table:table-cell>
          <table:table-cell office:value-type="float" office:value="0.00202016161292903" calcext:value-type="float">
            <text:p>0,0020201616</text:p>
          </table:table-cell>
          <table:table-cell office:value-type="string" calcext:value-type="string">
            <text:p>de</text:p>
          </table:table-cell>
          <table:table-cell office:value-type="float" office:value="0.00170013601088087" calcext:value-type="float">
            <text:p>0,001700136</text:p>
          </table:table-cell>
          <table:table-cell office:value-type="string" calcext:value-type="string">
            <text:p>es</text:p>
          </table:table-cell>
          <table:table-cell office:value-type="float" office:value="0.00121200969607757" calcext:value-type="float">
            <text:p>0,0012120097</text:p>
          </table:table-cell>
          <table:table-cell office:value-type="string" calcext:value-type="string">
            <text:p>fr</text:p>
          </table:table-cell>
          <table:table-cell office:value-type="float" office:value="0.000292004088057233" calcext:value-type="float">
            <text:p>0,0002920041</text:p>
          </table:table-cell>
          <table:table-cell office:value-type="string" calcext:value-type="string">
            <text:p>de</text:p>
          </table:table-cell>
          <table:table-cell office:value-type="float" office:value="0.000238001904015232" calcext:value-type="float">
            <text:p>0,0002380019</text:p>
          </table:table-cell>
          <table:table-cell office:value-type="string" calcext:value-type="string">
            <text:p>la</text:p>
          </table:table-cell>
          <table:table-cell office:value-type="float" office:value="0.00818606548852391" calcext:value-type="float">
            <text:p>0,0081860655</text:p>
          </table:table-cell>
          <table:table-cell office:value-type="string" calcext:value-type="string">
            <text:p>fr</text:p>
          </table:table-cell>
          <table:table-cell office:value-type="float" office:value="0.00240403365647119" calcext:value-type="float">
            <text:p>0,0024040337</text:p>
          </table:table-cell>
          <table:table-cell office:value-type="string" calcext:value-type="string">
            <text:p>de</text:p>
          </table:table-cell>
          <table:table-cell office:value-type="float" office:value="0.00185401483211866" calcext:value-type="float">
            <text:p>0,0018540148</text:p>
          </table:table-cell>
          <table:table-cell office:value-type="string" calcext:value-type="string">
            <text:p>la</text:p>
          </table:table-cell>
          <table:table-cell office:value-type="float" office:value="0.00109000872006976" calcext:value-type="float">
            <text:p>0,0010900087</text:p>
          </table:table-cell>
          <table:table-cell office:value-type="string" calcext:value-type="string">
            <text:p>fr</text:p>
          </table:table-cell>
          <table:table-cell office:value-type="float" office:value="0.000268003752052529" calcext:value-type="float">
            <text:p>0,0002680038</text:p>
          </table:table-cell>
          <table:table-cell office:value-type="string" calcext:value-type="string">
            <text:p>de</text:p>
          </table:table-cell>
          <table:table-cell office:value-type="float" office:value="0.000240003360047041" calcext:value-type="float">
            <text:p>0,0002400034</text:p>
          </table:table-cell>
          <table:table-cell office:value-type="string" calcext:value-type="string">
            <text:p>nl</text:p>
          </table:table-cell>
          <table:table-cell office:value-type="float" office:value="0.0089500716005728" calcext:value-type="float">
            <text:p>0,0089500716</text:p>
          </table:table-cell>
          <table:table-cell office:value-type="string" calcext:value-type="string">
            <text:p>fr</text:p>
          </table:table-cell>
          <table:table-cell office:value-type="float" office:value="0.00224603144444022" calcext:value-type="float">
            <text:p>0,0022460314</text:p>
          </table:table-cell>
          <table:table-cell office:value-type="string" calcext:value-type="string">
            <text:p>de</text:p>
          </table:table-cell>
          <table:table-cell office:value-type="float" office:value="0.00142803141669117" calcext:value-type="float">
            <text:p>0,0014280314</text:p>
          </table:table-cell>
          <table:table-cell office:value-type="string" calcext:value-type="string">
            <text:p>es</text:p>
          </table:table-cell>
          <table:table-cell office:value-type="float" office:value="0.00127091717856386" calcext:value-type="float">
            <text:p>0,0012709172</text:p>
          </table:table-cell>
          <table:table-cell office:value-type="string" calcext:value-type="string">
            <text:p>fr</text:p>
          </table:table-cell>
          <table:table-cell office:value-type="float" office:value="0.000441821395064691" calcext:value-type="float">
            <text:p>0,0004418214</text:p>
          </table:table-cell>
          <table:table-cell office:value-type="string" calcext:value-type="string">
            <text:p>en</text:p>
          </table:table-cell>
          <table:table-cell office:value-type="float" office:value="0.00032545720828625" calcext:value-type="float">
            <text:p>0,0003254572</text:p>
          </table:table-cell>
          <table:table-cell office:value-type="string" calcext:value-type="string">
            <text:p>nl</text:p>
          </table:table-cell>
          <table:table-cell office:value-type="float" office:value="0.00822823417967205" calcext:value-type="float">
            <text:p>0,0082282342</text:p>
          </table:table-cell>
          <table:table-cell office:value-type="string" calcext:value-type="string">
            <text:p>fr</text:p>
          </table:table-cell>
          <table:table-cell office:value-type="float" office:value="0.00228274594973959" calcext:value-type="float">
            <text:p>0,0022827459</text:p>
          </table:table-cell>
          <table:table-cell office:value-type="string" calcext:value-type="string">
            <text:p>de</text:p>
          </table:table-cell>
          <table:table-cell office:value-type="float" office:value="0.00192002618217521" calcext:value-type="float">
            <text:p>0,0019200262</text:p>
          </table:table-cell>
          <table:table-cell office:value-type="string" calcext:value-type="string">
            <text:p>la</text:p>
          </table:table-cell>
          <table:table-cell office:value-type="float" office:value="0.00120000763641223" calcext:value-type="float">
            <text:p>0,0012000076</text:p>
          </table:table-cell>
          <table:table-cell office:value-type="string" calcext:value-type="string">
            <text:p>fr</text:p>
          </table:table-cell>
          <table:table-cell office:value-type="float" office:value="0.000434548614899018" calcext:value-type="float">
            <text:p>0,0004345486</text:p>
          </table:table-cell>
          <table:table-cell office:value-type="string" calcext:value-type="string">
            <text:p>en</text:p>
          </table:table-cell>
          <table:table-cell office:value-type="float" office:value="0.000322729913244745" calcext:value-type="float">
            <text:p>0,0003227299</text:p>
          </table:table-cell>
          <table:table-cell office:value-type="string" calcext:value-type="string">
            <text:p>nl</text:p>
          </table:table-cell>
          <table:table-cell office:value-type="float" office:value="0.00923187693012592" calcext:value-type="float">
            <text:p>0,0092318769</text:p>
          </table:table-cell>
          <table:table-cell office:value-type="string" calcext:value-type="string">
            <text:p>fr</text:p>
          </table:table-cell>
          <table:table-cell office:value-type="float" office:value="0.00215729037783036" calcext:value-type="float">
            <text:p>0,0021572904</text:p>
          </table:table-cell>
          <table:table-cell office:value-type="string" calcext:value-type="string">
            <text:p>de</text:p>
          </table:table-cell>
          <table:table-cell office:value-type="float" office:value="0.00131274517379782" calcext:value-type="float">
            <text:p>0,0013127452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float" office:value="0.000637947822583353" calcext:value-type="float">
            <text:p>0,000637947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756393324528755" calcext:value-type="float">
            <text:p>0,0075639332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0787556605631029" calcext:value-type="float">
            <text:p>0,0007875566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.00757553339448998" calcext:value-type="float">
            <text:p>0,0075755334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00490055813739323" calcext:value-type="float">
            <text:p>0,000490055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459579998227841" calcext:value-type="float">
            <text:p>0,0045958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0513943941564574" calcext:value-type="float">
            <text:p>0,0005139439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.00457656553274083" calcext:value-type="float">
            <text:p>0,0045765655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0525835026021322" calcext:value-type="float">
            <text:p>0,000525835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462911224183409" calcext:value-type="float">
            <text:p>0,0046291122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.000541223164351434" calcext:value-type="float">
            <text:p>0,0005412232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462265565794206" calcext:value-type="float">
            <text:p>0,0046226557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/>
          <table:table-cell office:value-type="float" office:value="0.0000401646751681896" calcext:value-type="float">
            <text:p>4,01646751681896E-005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.00108444622954112" calcext:value-type="float">
            <text:p>0,0010844462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00200823375840948" calcext:value-type="float">
            <text:p>2,00823375840948E-005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0843458178531981" calcext:value-type="float">
            <text:p>0,0008434582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0166335998717409" calcext:value-type="float">
            <text:p>0,000166336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121972957653953" calcext:value-type="float">
            <text:p>0,0012197296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.00012222562851023" calcext:value-type="float">
            <text:p>0,0001222256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103742542253056" calcext:value-type="float">
            <text:p>0,0010374254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00414393951123372" calcext:value-type="float">
            <text:p>0,000414394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.00172845105104941" calcext:value-type="float">
            <text:p>0,0017284511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0393445489584624" calcext:value-type="float">
            <text:p>0,0003934455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153264171699584" calcext:value-type="float">
            <text:p>0,0015326417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/>
          <table:table-cell office:value-type="float" office:value="0.00199562862301625" calcext:value-type="float">
            <text:p>0,0019956286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165328692527929" calcext:value-type="float">
            <text:p>0,0165328693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120922733473893" calcext:value-type="float">
            <text:p>0,0012092273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176568573014992" calcext:value-type="float">
            <text:p>0,0176568573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0592324119758332" calcext:value-type="float">
            <text:p>0,000592324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676179260043126" calcext:value-type="float">
            <text:p>0,0067617926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0489573035823565" calcext:value-type="float">
            <text:p>0,000489573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859387742476139" calcext:value-type="float">
            <text:p>0,0085938774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0668795934186983" calcext:value-type="float">
            <text:p>0,0006687959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687227753578096" calcext:value-type="float">
            <text:p>0,0068722775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00538612978715501" calcext:value-type="float">
            <text:p>0,000538613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858464247315617" calcext:value-type="float">
            <text:p>0,0085846425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0.00324032403240324" calcext:value-type="float">
            <text:p>0,003240324</text:p>
          </table:table-cell>
          <table:table-cell office:value-type="string" calcext:value-type="string">
            <text:p>hu</text:p>
          </table:table-cell>
          <table:table-cell office:value-type="float" office:value="0.0000800112015682196" calcext:value-type="float">
            <text:p>8,00112015682196E-005</text:p>
          </table:table-cell>
          <table:table-cell office:value-type="string" calcext:value-type="string">
            <text:p>id</text:p>
          </table:table-cell>
          <table:table-cell office:value-type="float" office:value="0.0000400032002560205" calcext:value-type="float">
            <text:p>4,00032002560205E-005</text:p>
          </table:table-cell>
          <table:table-cell office:value-type="string" calcext:value-type="string">
            <text:p>fr</text:p>
          </table:table-cell>
          <table:table-cell office:value-type="float" office:value="0.00852068165453236" calcext:value-type="float">
            <text:p>0,0085206817</text:p>
          </table:table-cell>
          <table:table-cell office:value-type="string" calcext:value-type="string">
            <text:p>hu</text:p>
          </table:table-cell>
          <table:table-cell office:value-type="float" office:value="0.000140019602744384" calcext:value-type="float">
            <text:p>0,0001400196</text:p>
          </table:table-cell>
          <table:table-cell office:value-type="string" calcext:value-type="string">
            <text:p>id</text:p>
          </table:table-cell>
          <table:table-cell office:value-type="float" office:value="0.0000600072008641037" calcext:value-type="float">
            <text:p>6,00072008641037E-005</text:p>
          </table:table-cell>
          <table:table-cell office:value-type="string" calcext:value-type="string">
            <text:p>sr</text:p>
          </table:table-cell>
          <table:table-cell office:value-type="float" office:value="0.0031003100310031" calcext:value-type="float">
            <text:p>0,00310031</text:p>
          </table:table-cell>
          <table:table-cell office:value-type="string" calcext:value-type="string">
            <text:p>hu</text:p>
          </table:table-cell>
          <table:table-cell office:value-type="float" office:value="0.0000600084011761647" calcext:value-type="float">
            <text:p>6,00084011761647E-005</text:p>
          </table:table-cell>
          <table:table-cell office:value-type="string" calcext:value-type="string">
            <text:p>id</text:p>
          </table:table-cell>
          <table:table-cell office:value-type="float" office:value="0.0000400032002560205" calcext:value-type="float">
            <text:p>4,00032002560205E-005</text:p>
          </table:table-cell>
          <table:table-cell office:value-type="string" calcext:value-type="string">
            <text:p>fr</text:p>
          </table:table-cell>
          <table:table-cell office:value-type="float" office:value="0.00836066885350828" calcext:value-type="float">
            <text:p>0,0083606689</text:p>
          </table:table-cell>
          <table:table-cell office:value-type="string" calcext:value-type="string">
            <text:p>hu</text:p>
          </table:table-cell>
          <table:table-cell office:value-type="float" office:value="0.000140019602744384" calcext:value-type="float">
            <text:p>0,0001400196</text:p>
          </table:table-cell>
          <table:table-cell office:value-type="string" calcext:value-type="string">
            <text:p>id</text:p>
          </table:table-cell>
          <table:table-cell office:value-type="float" office:value="0.0000600048003840307" calcext:value-type="float">
            <text:p>6,00048003840307E-005</text:p>
          </table:table-cell>
          <table:table-cell office:value-type="string" calcext:value-type="string">
            <text:p>af</text:p>
          </table:table-cell>
          <table:table-cell office:value-type="float" office:value="0.00189802657237201" calcext:value-type="float">
            <text:p>0,0018980266</text:p>
          </table:table-cell>
          <table:table-cell office:value-type="string" calcext:value-type="string">
            <text:p>hu</text:p>
          </table:table-cell>
          <table:table-cell office:value-type="float" office:value="0.0000840015120272165" calcext:value-type="float">
            <text:p>8,40015120272165E-005</text:p>
          </table:table-cell>
          <table:table-cell office:value-type="string" calcext:value-type="string">
            <text:p>id</text:p>
          </table:table-cell>
          <table:table-cell office:value-type="float" office:value="0.0000620017360486094" calcext:value-type="float">
            <text:p>6,20017360486094E-005</text:p>
          </table:table-cell>
          <table:table-cell office:value-type="string" calcext:value-type="string">
            <text:p>bs</text:p>
          </table:table-cell>
          <table:table-cell office:value-type="float" office:value="0.00617608646521051" calcext:value-type="float">
            <text:p>0,0061760865</text:p>
          </table:table-cell>
          <table:table-cell office:value-type="string" calcext:value-type="string">
            <text:p>hu</text:p>
          </table:table-cell>
          <table:table-cell office:value-type="float" office:value="0.000124001736024304" calcext:value-type="float">
            <text:p>0,0001240017</text:p>
          </table:table-cell>
          <table:table-cell office:value-type="string" calcext:value-type="string">
            <text:p>id</text:p>
          </table:table-cell>
          <table:table-cell office:value-type="float" office:value="0.0000280005600112002" calcext:value-type="float">
            <text:p>2,80005600112002E-005</text:p>
          </table:table-cell>
          <table:table-cell office:value-type="string" calcext:value-type="string">
            <text:p>bs</text:p>
          </table:table-cell>
          <table:table-cell office:value-type="float" office:value="0.00193602710437946" calcext:value-type="float">
            <text:p>0,0019360271</text:p>
          </table:table-cell>
          <table:table-cell office:value-type="string" calcext:value-type="string">
            <text:p>hu</text:p>
          </table:table-cell>
          <table:table-cell office:value-type="float" office:value="0.0000780010920152882" calcext:value-type="float">
            <text:p>7,80010920152882E-005</text:p>
          </table:table-cell>
          <table:table-cell office:value-type="string" calcext:value-type="string">
            <text:p>id</text:p>
          </table:table-cell>
          <table:table-cell office:value-type="float" office:value="0.0000480009600192004" calcext:value-type="float">
            <text:p>0,000048001</text:p>
          </table:table-cell>
          <table:table-cell office:value-type="string" calcext:value-type="string">
            <text:p>bs</text:p>
          </table:table-cell>
          <table:table-cell office:value-type="float" office:value="0.00688209634934889" calcext:value-type="float">
            <text:p>0,0068820963</text:p>
          </table:table-cell>
          <table:table-cell office:value-type="string" calcext:value-type="string">
            <text:p>hu</text:p>
          </table:table-cell>
          <table:table-cell office:value-type="float" office:value="0.000122001708023912" calcext:value-type="float">
            <text:p>0,0001220017</text:p>
          </table:table-cell>
          <table:table-cell office:value-type="string" calcext:value-type="string">
            <text:p>id</text:p>
          </table:table-cell>
          <table:table-cell office:value-type="float" office:value="0.0000280005600112002" calcext:value-type="float">
            <text:p>2,80005600112002E-005</text:p>
          </table:table-cell>
          <table:table-cell office:value-type="string" calcext:value-type="string">
            <text:p>bs</text:p>
          </table:table-cell>
          <table:table-cell office:value-type="float" office:value="0.00207820260020782" calcext:value-type="float">
            <text:p>0,0020782026</text:p>
          </table:table-cell>
          <table:table-cell office:value-type="string" calcext:value-type="string">
            <text:p>hu</text:p>
          </table:table-cell>
          <table:table-cell office:value-type="float" office:value="0.0000709101867937959" calcext:value-type="float">
            <text:p>7,09101867937959E-005</text:p>
          </table:table-cell>
          <table:table-cell office:value-type="string" calcext:value-type="string">
            <text:p>id</text:p>
          </table:table-cell>
          <table:table-cell office:value-type="float" office:value="0.0000554553016632045" calcext:value-type="float">
            <text:p>5,54553016632045E-005</text:p>
          </table:table-cell>
          <table:table-cell office:value-type="string" calcext:value-type="string">
            <text:p>bs</text:p>
          </table:table-cell>
          <table:table-cell office:value-type="float" office:value="0.00591732652115019" calcext:value-type="float">
            <text:p>0,0059173265</text:p>
          </table:table-cell>
          <table:table-cell office:value-type="string" calcext:value-type="string">
            <text:p>hu</text:p>
          </table:table-cell>
          <table:table-cell office:value-type="float" office:value="0.000116365434738537" calcext:value-type="float">
            <text:p>0,0001163654</text:p>
          </table:table-cell>
          <table:table-cell office:value-type="string" calcext:value-type="string">
            <text:p>id</text:p>
          </table:table-cell>
          <table:table-cell office:value-type="float" office:value="0.0000318183264469384" calcext:value-type="float">
            <text:p>3,18183264469384E-005</text:p>
          </table:table-cell>
          <table:table-cell office:value-type="string" calcext:value-type="string">
            <text:p>pt</text:p>
          </table:table-cell>
          <table:table-cell office:value-type="float" office:value="0.00215638520021564" calcext:value-type="float">
            <text:p>0,0021563852</text:p>
          </table:table-cell>
          <table:table-cell office:value-type="string" calcext:value-type="string">
            <text:p>hu</text:p>
          </table:table-cell>
          <table:table-cell office:value-type="float" office:value="0.0000609100322459529" calcext:value-type="float">
            <text:p>0,00006091</text:p>
          </table:table-cell>
          <table:table-cell office:value-type="string" calcext:value-type="string">
            <text:p>id</text:p>
          </table:table-cell>
          <table:table-cell office:value-type="float" office:value="0.0000436369586858003" calcext:value-type="float">
            <text:p>0,000043637</text:p>
          </table:table-cell>
          <table:table-cell office:value-type="string" calcext:value-type="string">
            <text:p>bs</text:p>
          </table:table-cell>
          <table:table-cell office:value-type="float" office:value="0.00694369948817716" calcext:value-type="float">
            <text:p>0,0069436995</text:p>
          </table:table-cell>
          <table:table-cell office:value-type="string" calcext:value-type="string">
            <text:p>hu</text:p>
          </table:table-cell>
          <table:table-cell office:value-type="float" office:value="0.000114547224820747" calcext:value-type="float">
            <text:p>0,0001145472</text:p>
          </table:table-cell>
          <table:table-cell office:value-type="string" calcext:value-type="string">
            <text:p>id</text:p>
          </table:table-cell>
          <table:table-cell office:value-type="float" office:value="0.0000300001909103058" calcext:value-type="float">
            <text:p>3,00001909103058E-005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float" office:value="0.00516072250115016" calcext:value-type="float">
            <text:p>0,0051607225</text:p>
          </table:table-cell>
          <table:table-cell office:value-type="string" calcext:value-type="string">
            <text:p>id</text:p>
          </table:table-cell>
          <table:table-cell office:value-type="float" office:value="0.000880070405632451" calcext:value-type="float">
            <text:p>0,0008800704</text:p>
          </table:table-cell>
          <table:table-cell office:value-type="string" calcext:value-type="string">
            <text:p>es</text:p>
          </table:table-cell>
          <table:table-cell office:value-type="float" office:value="0.000780062404992399" calcext:value-type="float">
            <text:p>0,0007800624</text:p>
          </table:table-cell>
          <table:table-cell office:value-type="string" calcext:value-type="string">
            <text:p>pt</text:p>
          </table:table-cell>
          <table:table-cell office:value-type="float" office:value="0.0169623747324625" calcext:value-type="float">
            <text:p>0,0169623747</text:p>
          </table:table-cell>
          <table:table-cell office:value-type="string" calcext:value-type="string">
            <text:p>id</text:p>
          </table:table-cell>
          <table:table-cell office:value-type="float" office:value="0.00368029442355388" calcext:value-type="float">
            <text:p>0,0036802944</text:p>
          </table:table-cell>
          <table:table-cell office:value-type="string" calcext:value-type="string">
            <text:p>af</text:p>
          </table:table-cell>
          <table:table-cell office:value-type="float" office:value="0.00172013761100888" calcext:value-type="float">
            <text:p>0,0017201376</text:p>
          </table:table-cell>
          <table:table-cell office:value-type="string" calcext:value-type="string">
            <text:p>it</text:p>
          </table:table-cell>
          <table:table-cell office:value-type="float" office:value="0.00512071690036605" calcext:value-type="float">
            <text:p>0,0051207169</text:p>
          </table:table-cell>
          <table:table-cell office:value-type="string" calcext:value-type="string">
            <text:p>id</text:p>
          </table:table-cell>
          <table:table-cell office:value-type="float" office:value="0.000880070405632451" calcext:value-type="float">
            <text:p>0,0008800704</text:p>
          </table:table-cell>
          <table:table-cell office:value-type="string" calcext:value-type="string">
            <text:p>es</text:p>
          </table:table-cell>
          <table:table-cell office:value-type="float" office:value="0.000740059204736379" calcext:value-type="float">
            <text:p>0,0007400592</text:p>
          </table:table-cell>
          <table:table-cell office:value-type="string" calcext:value-type="string">
            <text:p>pt</text:p>
          </table:table-cell>
          <table:table-cell office:value-type="float" office:value="0.0155221731042346" calcext:value-type="float">
            <text:p>0,0155221731</text:p>
          </table:table-cell>
          <table:table-cell office:value-type="string" calcext:value-type="string">
            <text:p>id</text:p>
          </table:table-cell>
          <table:table-cell office:value-type="float" office:value="0.00366029282342587" calcext:value-type="float">
            <text:p>0,0036602928</text:p>
          </table:table-cell>
          <table:table-cell office:value-type="string" calcext:value-type="string">
            <text:p>af</text:p>
          </table:table-cell>
          <table:table-cell office:value-type="float" office:value="0.00168013441075286" calcext:value-type="float">
            <text:p>0,0016801344</text:p>
          </table:table-cell>
          <table:table-cell office:value-type="string" calcext:value-type="string">
            <text:p>it</text:p>
          </table:table-cell>
          <table:table-cell office:value-type="float" office:value="0.00695012510225184" calcext:value-type="float">
            <text:p>0,0069501251</text:p>
          </table:table-cell>
          <table:table-cell office:value-type="string" calcext:value-type="string">
            <text:p>id</text:p>
          </table:table-cell>
          <table:table-cell office:value-type="float" office:value="0.000752006016048128" calcext:value-type="float">
            <text:p>0,000752006</text:p>
          </table:table-cell>
          <table:table-cell office:value-type="string" calcext:value-type="string">
            <text:p>la</text:p>
          </table:table-cell>
          <table:table-cell office:value-type="float" office:value="0.000574012628277822" calcext:value-type="float">
            <text:p>0,0005740126</text:p>
          </table:table-cell>
          <table:table-cell office:value-type="string" calcext:value-type="string">
            <text:p>es</text:p>
          </table:table-cell>
          <table:table-cell office:value-type="float" office:value="0.0209042926600972" calcext:value-type="float">
            <text:p>0,0209042927</text:p>
          </table:table-cell>
          <table:table-cell office:value-type="string" calcext:value-type="string">
            <text:p>id</text:p>
          </table:table-cell>
          <table:table-cell office:value-type="float" office:value="0.00374405241673384" calcext:value-type="float">
            <text:p>0,0037440524</text:p>
          </table:table-cell>
          <table:table-cell office:value-type="string" calcext:value-type="string">
            <text:p>af</text:p>
          </table:table-cell>
          <table:table-cell office:value-type="float" office:value="0.00179201433611469" calcext:value-type="float">
            <text:p>0,0017920143</text:p>
          </table:table-cell>
          <table:table-cell office:value-type="string" calcext:value-type="string">
            <text:p>it</text:p>
          </table:table-cell>
          <table:table-cell office:value-type="float" office:value="0.00682609556533792" calcext:value-type="float">
            <text:p>0,0068260956</text:p>
          </table:table-cell>
          <table:table-cell office:value-type="string" calcext:value-type="string">
            <text:p>id</text:p>
          </table:table-cell>
          <table:table-cell office:value-type="float" office:value="0.000744005952047616" calcext:value-type="float">
            <text:p>0,000744006</text:p>
          </table:table-cell>
          <table:table-cell office:value-type="string" calcext:value-type="string">
            <text:p>la</text:p>
          </table:table-cell>
          <table:table-cell office:value-type="float" office:value="0.000570012540275886" calcext:value-type="float">
            <text:p>0,0005700125</text:p>
          </table:table-cell>
          <table:table-cell office:value-type="string" calcext:value-type="string">
            <text:p>es</text:p>
          </table:table-cell>
          <table:table-cell office:value-type="float" office:value="0.0199782796959158" calcext:value-type="float">
            <text:p>0,0199782797</text:p>
          </table:table-cell>
          <table:table-cell office:value-type="string" calcext:value-type="string">
            <text:p>id</text:p>
          </table:table-cell>
          <table:table-cell office:value-type="float" office:value="0.00353804953269346" calcext:value-type="float">
            <text:p>0,0035380495</text:p>
          </table:table-cell>
          <table:table-cell office:value-type="string" calcext:value-type="string">
            <text:p>af</text:p>
          </table:table-cell>
          <table:table-cell office:value-type="float" office:value="0.00169801358410867" calcext:value-type="float">
            <text:p>0,0016980136</text:p>
          </table:table-cell>
          <table:table-cell office:value-type="string" calcext:value-type="string">
            <text:p>it</text:p>
          </table:table-cell>
          <table:table-cell office:value-type="float" office:value="0.00570099719722941" calcext:value-type="float">
            <text:p>0,0057009972</text:p>
          </table:table-cell>
          <table:table-cell office:value-type="string" calcext:value-type="string">
            <text:p>id</text:p>
          </table:table-cell>
          <table:table-cell office:value-type="float" office:value="0.00070729394609111" calcext:value-type="float">
            <text:p>0,0007072939</text:p>
          </table:table-cell>
          <table:table-cell office:value-type="string" calcext:value-type="string">
            <text:p>la</text:p>
          </table:table-cell>
          <table:table-cell office:value-type="float" office:value="0.000518190297659416" calcext:value-type="float">
            <text:p>0,0005181903</text:p>
          </table:table-cell>
          <table:table-cell office:value-type="string" calcext:value-type="string">
            <text:p>es</text:p>
          </table:table-cell>
          <table:table-cell office:value-type="float" office:value="0.0190166575301618" calcext:value-type="float">
            <text:p>0,0190166575</text:p>
          </table:table-cell>
          <table:table-cell office:value-type="string" calcext:value-type="string">
            <text:p>id</text:p>
          </table:table-cell>
          <table:table-cell office:value-type="float" office:value="0.00421821249609088" calcext:value-type="float">
            <text:p>0,0042182125</text:p>
          </table:table-cell>
          <table:table-cell office:value-type="string" calcext:value-type="string">
            <text:p>af</text:p>
          </table:table-cell>
          <table:table-cell office:value-type="float" office:value="0.00170001081825066" calcext:value-type="float">
            <text:p>0,0017000108</text:p>
          </table:table-cell>
          <table:table-cell office:value-type="string" calcext:value-type="string">
            <text:p>it</text:p>
          </table:table-cell>
          <table:table-cell office:value-type="float" office:value="0.00571190645673615" calcext:value-type="float">
            <text:p>0,0057119065</text:p>
          </table:table-cell>
          <table:table-cell office:value-type="string" calcext:value-type="string">
            <text:p>id</text:p>
          </table:table-cell>
          <table:table-cell office:value-type="float" office:value="0.0006872927212428" calcext:value-type="float">
            <text:p>0,0006872927</text:p>
          </table:table-cell>
          <table:table-cell office:value-type="string" calcext:value-type="string">
            <text:p>la</text:p>
          </table:table-cell>
          <table:table-cell office:value-type="float" office:value="0.000518190297659416" calcext:value-type="float">
            <text:p>0,0005181903</text:p>
          </table:table-cell>
          <table:table-cell office:value-type="string" calcext:value-type="string">
            <text:p>es</text:p>
          </table:table-cell>
          <table:table-cell office:value-type="float" office:value="0.0182020994869921" calcext:value-type="float">
            <text:p>0,0182020995</text:p>
          </table:table-cell>
          <table:table-cell office:value-type="string" calcext:value-type="string">
            <text:p>id</text:p>
          </table:table-cell>
          <table:table-cell office:value-type="float" office:value="0.00413457552418563" calcext:value-type="float">
            <text:p>0,0041345755</text:p>
          </table:table-cell>
          <table:table-cell office:value-type="string" calcext:value-type="string">
            <text:p>af</text:p>
          </table:table-cell>
          <table:table-cell office:value-type="float" office:value="0.00159364650502321" calcext:value-type="float">
            <text:p>0,0015936465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table:style-name="ce8" office:value-type="float" office:value="0.00272021761740939" calcext:value-type="float">
            <text:p>0,0027202176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98027723881343" calcext:value-type="float">
            <text:p>0,0019802772</text:p>
          </table:table-cell>
          <table:table-cell office:value-type="string" calcext:value-type="string">
            <text:p>is</text:p>
          </table:table-cell>
          <table:table-cell office:value-type="float" office:value="0.000580046403712297" calcext:value-type="float">
            <text:p>0,0005800464</text:p>
          </table:table-cell>
          <table:table-cell office:value-type="string" calcext:value-type="string">
            <text:p>sv</text:p>
          </table:table-cell>
          <table:table-cell table:style-name="ce8" office:value-type="float" office:value="0.0134210736858949" calcext:value-type="float">
            <text:p>0,0134210737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966135258936251" calcext:value-type="float">
            <text:p>0,0096613526</text:p>
          </table:table-cell>
          <table:table-cell office:value-type="string" calcext:value-type="string">
            <text:p>is</text:p>
          </table:table-cell>
          <table:table-cell office:value-type="float" office:value="0.0033202656212497" calcext:value-type="float">
            <text:p>0,0033202656</text:p>
          </table:table-cell>
          <table:table-cell office:value-type="string" calcext:value-type="string">
            <text:p>da</text:p>
          </table:table-cell>
          <table:table-cell table:style-name="ce8" office:value-type="float" office:value="0.00298023841907353" calcext:value-type="float">
            <text:p>0,0029802384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190026603724521" calcext:value-type="float">
            <text:p>0,001900266</text:p>
          </table:table-cell>
          <table:table-cell office:value-type="string" calcext:value-type="string">
            <text:p>is</text:p>
          </table:table-cell>
          <table:table-cell office:value-type="float" office:value="0.000600048003840307" calcext:value-type="float">
            <text:p>0,000600048</text:p>
          </table:table-cell>
          <table:table-cell office:value-type="string" calcext:value-type="string">
            <text:p>da</text:p>
          </table:table-cell>
          <table:table-cell table:style-name="ce8" office:value-type="float" office:value="0.0153812304984399" calcext:value-type="float">
            <text:p>0,0153812305</text:p>
          </table:table-cell>
          <table:table-cell table:style-name="ce14" office:value-type="string" calcext:value-type="string">
            <text:p>no</text:p>
          </table:table-cell>
          <table:table-cell office:value-type="float" office:value="0.00902126297681675" calcext:value-type="float">
            <text:p>0,009021263</text:p>
          </table:table-cell>
          <table:table-cell office:value-type="string" calcext:value-type="string">
            <text:p>is</text:p>
          </table:table-cell>
          <table:table-cell office:value-type="float" office:value="0.00368029442355388" calcext:value-type="float">
            <text:p>0,0036802944</text:p>
          </table:table-cell>
          <table:table-cell office:value-type="string" calcext:value-type="string">
            <text:p>da</text:p>
          </table:table-cell>
          <table:table-cell office:value-type="float" office:value="0.00492015744503824" calcext:value-type="float">
            <text:p>0,0049201574</text:p>
          </table:table-cell>
          <table:table-cell office:value-type="string" calcext:value-type="string">
            <text:p>is</text:p>
          </table:table-cell>
          <table:table-cell office:value-type="float" office:value="0.00176201409611277" calcext:value-type="float">
            <text:p>0,0017620141</text:p>
          </table:table-cell>
          <table:table-cell office:value-type="string" calcext:value-type="string">
            <text:p>no</text:p>
          </table:table-cell>
          <table:table-cell office:value-type="float" office:value="0.000614009824157186" calcext:value-type="float">
            <text:p>0,0006140098</text:p>
          </table:table-cell>
          <table:table-cell office:value-type="string" calcext:value-type="string">
            <text:p>da</text:p>
          </table:table-cell>
          <table:table-cell office:value-type="float" office:value="0.0175205606579411" calcext:value-type="float">
            <text:p>0,0175205607</text:p>
          </table:table-cell>
          <table:table-cell office:value-type="string" calcext:value-type="string">
            <text:p>is</text:p>
          </table:table-cell>
          <table:table-cell office:value-type="float" office:value="0.0090140721125769" calcext:value-type="float">
            <text:p>0,0090140721</text:p>
          </table:table-cell>
          <table:table-cell office:value-type="string" calcext:value-type="string">
            <text:p>no</text:p>
          </table:table-cell>
          <table:table-cell office:value-type="float" office:value="0.00378805303274246" calcext:value-type="float">
            <text:p>0,003788053</text:p>
          </table:table-cell>
          <table:table-cell office:value-type="string" calcext:value-type="string">
            <text:p>da</text:p>
          </table:table-cell>
          <table:table-cell office:value-type="float" office:value="0.00517416557329834" calcext:value-type="float">
            <text:p>0,0051741656</text:p>
          </table:table-cell>
          <table:table-cell office:value-type="string" calcext:value-type="string">
            <text:p>is</text:p>
          </table:table-cell>
          <table:table-cell office:value-type="float" office:value="0.00215401723213786" calcext:value-type="float">
            <text:p>0,0021540172</text:p>
          </table:table-cell>
          <table:table-cell office:value-type="string" calcext:value-type="string">
            <text:p>no</text:p>
          </table:table-cell>
          <table:table-cell office:value-type="float" office:value="0.000706011296180739" calcext:value-type="float">
            <text:p>0,0007060113</text:p>
          </table:table-cell>
          <table:table-cell office:value-type="string" calcext:value-type="string">
            <text:p>da</text:p>
          </table:table-cell>
          <table:table-cell office:value-type="float" office:value="0.0172004472116275" calcext:value-type="float">
            <text:p>0,0172004472</text:p>
          </table:table-cell>
          <table:table-cell office:value-type="string" calcext:value-type="string">
            <text:p>is</text:p>
          </table:table-cell>
          <table:table-cell office:value-type="float" office:value="0.00956807654461236" calcext:value-type="float">
            <text:p>0,0095680765</text:p>
          </table:table-cell>
          <table:table-cell office:value-type="string" calcext:value-type="string">
            <text:p>no</text:p>
          </table:table-cell>
          <table:table-cell office:value-type="float" office:value="0.00425805961283458" calcext:value-type="float">
            <text:p>0,0042580596</text:p>
          </table:table-cell>
          <table:table-cell office:value-type="string" calcext:value-type="string">
            <text:p>da</text:p>
          </table:table-cell>
          <table:table-cell office:value-type="float" office:value="0.00475007772854465" calcext:value-type="float">
            <text:p>0,0047500777</text:p>
          </table:table-cell>
          <table:table-cell office:value-type="string" calcext:value-type="string">
            <text:p>is</text:p>
          </table:table-cell>
          <table:table-cell office:value-type="float" office:value="0.00127000808186961" calcext:value-type="float">
            <text:p>0,0012700081</text:p>
          </table:table-cell>
          <table:table-cell office:value-type="string" calcext:value-type="string">
            <text:p>no</text:p>
          </table:table-cell>
          <table:table-cell office:value-type="float" office:value="0.000753641844667961" calcext:value-type="float">
            <text:p>0,0007536418</text:p>
          </table:table-cell>
          <table:table-cell office:value-type="string" calcext:value-type="string">
            <text:p>en</text:p>
          </table:table-cell>
          <table:table-cell office:value-type="float" office:value="0.0182557200832012" calcext:value-type="float">
            <text:p>0,0182557201</text:p>
          </table:table-cell>
          <table:table-cell office:value-type="string" calcext:value-type="string">
            <text:p>is</text:p>
          </table:table-cell>
          <table:table-cell office:value-type="float" office:value="0.00762641216807743" calcext:value-type="float">
            <text:p>0,0076264122</text:p>
          </table:table-cell>
          <table:table-cell office:value-type="string" calcext:value-type="string">
            <text:p>no</text:p>
          </table:table-cell>
          <table:table-cell office:value-type="float" office:value="0.00390003900039" calcext:value-type="float">
            <text:p>0,003900039</text:p>
          </table:table-cell>
          <table:table-cell office:value-type="string" calcext:value-type="string">
            <text:p>da</text:p>
          </table:table-cell>
          <table:table-cell office:value-type="float" office:value="0.00485279785887795" calcext:value-type="float">
            <text:p>0,0048527979</text:p>
          </table:table-cell>
          <table:table-cell office:value-type="string" calcext:value-type="string">
            <text:p>is</text:p>
          </table:table-cell>
          <table:table-cell office:value-type="float" office:value="0.00154000980006236" calcext:value-type="float">
            <text:p>0,0015400098</text:p>
          </table:table-cell>
          <table:table-cell office:value-type="string" calcext:value-type="string">
            <text:p>no</text:p>
          </table:table-cell>
          <table:table-cell office:value-type="float" office:value="0.000725461800072546" calcext:value-type="float">
            <text:p>0,0007254618</text:p>
          </table:table-cell>
          <table:table-cell office:value-type="string" calcext:value-type="string">
            <text:p>da</text:p>
          </table:table-cell>
          <table:table-cell office:value-type="float" office:value="0.0178993512632911" calcext:value-type="float">
            <text:p>0,0178993513</text:p>
          </table:table-cell>
          <table:table-cell office:value-type="string" calcext:value-type="string">
            <text:p>is</text:p>
          </table:table-cell>
          <table:table-cell office:value-type="float" office:value="0.00861369117803477" calcext:value-type="float">
            <text:p>0,0086136912</text:p>
          </table:table-cell>
          <table:table-cell office:value-type="string" calcext:value-type="string">
            <text:p>no</text:p>
          </table:table-cell>
          <table:table-cell office:value-type="float" office:value="0.00438094095229783" calcext:value-type="float">
            <text:p>0,004380941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float" office:value="0.00128010240819266" calcext:value-type="float">
            <text:p>0,0012801024</text:p>
          </table:table-cell>
          <table:table-cell office:value-type="string" calcext:value-type="string">
            <text:p>it</text:p>
          </table:table-cell>
          <table:table-cell office:value-type="float" office:value="0.00110008800704056" calcext:value-type="float">
            <text:p>0,001100088</text:p>
          </table:table-cell>
          <table:table-cell office:value-type="string" calcext:value-type="string">
            <text:p>es</text:p>
          </table:table-cell>
          <table:table-cell office:value-type="float" office:value="0.000640051204096328" calcext:value-type="float">
            <text:p>0,0006400512</text:p>
          </table:table-cell>
          <table:table-cell office:value-type="string" calcext:value-type="string">
            <text:p>la</text:p>
          </table:table-cell>
          <table:table-cell office:value-type="float" office:value="0.00706056484518761" calcext:value-type="float">
            <text:p>0,0070605648</text:p>
          </table:table-cell>
          <table:table-cell office:value-type="string" calcext:value-type="string">
            <text:p>it</text:p>
          </table:table-cell>
          <table:table-cell office:value-type="float" office:value="0.00260020801664133" calcext:value-type="float">
            <text:p>0,002600208</text:p>
          </table:table-cell>
          <table:table-cell office:value-type="string" calcext:value-type="string">
            <text:p>es</text:p>
          </table:table-cell>
          <table:table-cell office:value-type="float" office:value="0.001960156812545" calcext:value-type="float">
            <text:p>0,0019601568</text:p>
          </table:table-cell>
          <table:table-cell office:value-type="string" calcext:value-type="string">
            <text:p>la</text:p>
          </table:table-cell>
          <table:table-cell office:value-type="float" office:value="0.00122009760780862" calcext:value-type="float">
            <text:p>0,0012200976</text:p>
          </table:table-cell>
          <table:table-cell office:value-type="string" calcext:value-type="string">
            <text:p>it</text:p>
          </table:table-cell>
          <table:table-cell office:value-type="float" office:value="0.00106008480678454" calcext:value-type="float">
            <text:p>0,0010600848</text:p>
          </table:table-cell>
          <table:table-cell office:value-type="string" calcext:value-type="string">
            <text:p>es</text:p>
          </table:table-cell>
          <table:table-cell office:value-type="float" office:value="0.000620049603968318" calcext:value-type="float">
            <text:p>0,0006200496</text:p>
          </table:table-cell>
          <table:table-cell office:value-type="string" calcext:value-type="string">
            <text:p>la</text:p>
          </table:table-cell>
          <table:table-cell office:value-type="float" office:value="0.0066405312424994" calcext:value-type="float">
            <text:p>0,0066405312</text:p>
          </table:table-cell>
          <table:table-cell office:value-type="string" calcext:value-type="string">
            <text:p>it</text:p>
          </table:table-cell>
          <table:table-cell office:value-type="float" office:value="0.00258020641651332" calcext:value-type="float">
            <text:p>0,0025802064</text:p>
          </table:table-cell>
          <table:table-cell office:value-type="string" calcext:value-type="string">
            <text:p>es</text:p>
          </table:table-cell>
          <table:table-cell office:value-type="float" office:value="0.00190015201216097" calcext:value-type="float">
            <text:p>0,001900152</text:p>
          </table:table-cell>
          <table:table-cell office:value-type="string" calcext:value-type="string">
            <text:p>la</text:p>
          </table:table-cell>
          <table:table-cell office:value-type="float" office:value="0.00172602071224855" calcext:value-type="float">
            <text:p>0,0017260207</text:p>
          </table:table-cell>
          <table:table-cell office:value-type="string" calcext:value-type="string">
            <text:p>it</text:p>
          </table:table-cell>
          <table:table-cell office:value-type="float" office:value="0.000772006176049408" calcext:value-type="float">
            <text:p>0,0007720062</text:p>
          </table:table-cell>
          <table:table-cell office:value-type="string" calcext:value-type="string">
            <text:p>la</text:p>
          </table:table-cell>
          <table:table-cell office:value-type="float" office:value="0.000592016576464141" calcext:value-type="float">
            <text:p>0,0005920166</text:p>
          </table:table-cell>
          <table:table-cell office:value-type="string" calcext:value-type="string">
            <text:p>bs</text:p>
          </table:table-cell>
          <table:table-cell office:value-type="float" office:value="0.00642005136041088" calcext:value-type="float">
            <text:p>0,0064200514</text:p>
          </table:table-cell>
          <table:table-cell office:value-type="string" calcext:value-type="string">
            <text:p>it</text:p>
          </table:table-cell>
          <table:table-cell office:value-type="float" office:value="0.00199201593612749" calcext:value-type="float">
            <text:p>0,0019920159</text:p>
          </table:table-cell>
          <table:table-cell office:value-type="string" calcext:value-type="string">
            <text:p>la</text:p>
          </table:table-cell>
          <table:table-cell office:value-type="float" office:value="0.00188204140491091" calcext:value-type="float">
            <text:p>0,0018820414</text:p>
          </table:table-cell>
          <table:table-cell office:value-type="string" calcext:value-type="string">
            <text:p>es</text:p>
          </table:table-cell>
          <table:table-cell office:value-type="float" office:value="0.00167002004024048" calcext:value-type="float">
            <text:p>0,00167002</text:p>
          </table:table-cell>
          <table:table-cell office:value-type="string" calcext:value-type="string">
            <text:p>it</text:p>
          </table:table-cell>
          <table:table-cell office:value-type="float" office:value="0.00073000584004672" calcext:value-type="float">
            <text:p>0,0007300058</text:p>
          </table:table-cell>
          <table:table-cell office:value-type="string" calcext:value-type="string">
            <text:p>la</text:p>
          </table:table-cell>
          <table:table-cell office:value-type="float" office:value="0.000544010880217604" calcext:value-type="float">
            <text:p>0,0005440109</text:p>
          </table:table-cell>
          <table:table-cell office:value-type="string" calcext:value-type="string">
            <text:p>bs</text:p>
          </table:table-cell>
          <table:table-cell office:value-type="float" office:value="0.00628405027240218" calcext:value-type="float">
            <text:p>0,0062840503</text:p>
          </table:table-cell>
          <table:table-cell office:value-type="string" calcext:value-type="string">
            <text:p>it</text:p>
          </table:table-cell>
          <table:table-cell office:value-type="float" office:value="0.00221201769614157" calcext:value-type="float">
            <text:p>0,0022120177</text:p>
          </table:table-cell>
          <table:table-cell office:value-type="string" calcext:value-type="string">
            <text:p>pt</text:p>
          </table:table-cell>
          <table:table-cell office:value-type="float" office:value="0.00188001504012032" calcext:value-type="float">
            <text:p>0,001880015</text:p>
          </table:table-cell>
          <table:table-cell office:value-type="string" calcext:value-type="string">
            <text:p>la</text:p>
          </table:table-cell>
          <table:table-cell office:value-type="float" office:value="0.00167728492570855" calcext:value-type="float">
            <text:p>0,0016772849</text:p>
          </table:table-cell>
          <table:table-cell office:value-type="string" calcext:value-type="string">
            <text:p>it</text:p>
          </table:table-cell>
          <table:table-cell office:value-type="float" office:value="0.000663656273324564" calcext:value-type="float">
            <text:p>0,0006636563</text:p>
          </table:table-cell>
          <table:table-cell office:value-type="string" calcext:value-type="string">
            <text:p>la</text:p>
          </table:table-cell>
          <table:table-cell office:value-type="float" office:value="0.00056000763646777" calcext:value-type="float">
            <text:p>0,0005600076</text:p>
          </table:table-cell>
          <table:table-cell office:value-type="string" calcext:value-type="string">
            <text:p>bs</text:p>
          </table:table-cell>
          <table:table-cell office:value-type="float" office:value="0.00659640561349027" calcext:value-type="float">
            <text:p>0,0065964056</text:p>
          </table:table-cell>
          <table:table-cell office:value-type="string" calcext:value-type="string">
            <text:p>it</text:p>
          </table:table-cell>
          <table:table-cell office:value-type="float" office:value="0.00188184384332514" calcext:value-type="float">
            <text:p>0,0018818438</text:p>
          </table:table-cell>
          <table:table-cell office:value-type="string" calcext:value-type="string">
            <text:p>la</text:p>
          </table:table-cell>
          <table:table-cell office:value-type="float" office:value="0.00186184357059414" calcext:value-type="float">
            <text:p>0,0018618436</text:p>
          </table:table-cell>
          <table:table-cell office:value-type="string" calcext:value-type="string">
            <text:p>es</text:p>
          </table:table-cell>
          <table:table-cell office:value-type="float" office:value="0.00162273759923927" calcext:value-type="float">
            <text:p>0,0016227376</text:p>
          </table:table-cell>
          <table:table-cell office:value-type="string" calcext:value-type="string">
            <text:p>it</text:p>
          </table:table-cell>
          <table:table-cell office:value-type="float" office:value="0.0006300183278059" calcext:value-type="float">
            <text:p>0,0006300183</text:p>
          </table:table-cell>
          <table:table-cell office:value-type="string" calcext:value-type="string">
            <text:p>la</text:p>
          </table:table-cell>
          <table:table-cell office:value-type="float" office:value="0.000510006954640291" calcext:value-type="float">
            <text:p>0,000510007</text:p>
          </table:table-cell>
          <table:table-cell office:value-type="string" calcext:value-type="string">
            <text:p>bs</text:p>
          </table:table-cell>
          <table:table-cell office:value-type="float" office:value="0.00641185898455717" calcext:value-type="float">
            <text:p>0,006411859</text:p>
          </table:table-cell>
          <table:table-cell office:value-type="string" calcext:value-type="string">
            <text:p>it</text:p>
          </table:table-cell>
          <table:table-cell office:value-type="float" office:value="0.00184000836367438" calcext:value-type="float">
            <text:p>0,0018400084</text:p>
          </table:table-cell>
          <table:table-cell office:value-type="string" calcext:value-type="string">
            <text:p>pt</text:p>
          </table:table-cell>
          <table:table-cell office:value-type="float" office:value="0.00181275199207262" calcext:value-type="float">
            <text:p>0,001812752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00400032002560205" calcext:value-type="float">
            <text:p>4,00032002560205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00400032002560205" calcext:value-type="float">
            <text:p>4,00032002560205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00900046802433726" calcext:value-type="float">
            <text:p>9,00046802433726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00860044722325561" calcext:value-type="float">
            <text:p>8,60044722325561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.000130005980275093" calcext:value-type="float">
            <text:p>0,000130006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0112005152237003" calcext:value-type="float">
            <text:p>0,0001120052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00836392529923761" calcext:value-type="float">
            <text:p>8,36392529923761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.0000790936414167035" calcext:value-type="float">
            <text:p>7,90936414167035E-005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00132731737340256" calcext:value-type="float">
            <text:p>0,0001327317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00119094915010778" calcext:value-type="float">
            <text:p>0,0001190949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/>
          <table:table-cell office:value-type="float" office:value="0.000915810819650684" calcext:value-type="float">
            <text:p>0,0009158108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559724071160596" calcext:value-type="float">
            <text:p>0,0055972407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132275132275132" calcext:value-type="float">
            <text:p>0,0013227513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620224719101124" calcext:value-type="float">
            <text:p>0,0062022472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.00104590163934426" calcext:value-type="float">
            <text:p>0,0010459016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0435917403842644" calcext:value-type="float">
            <text:p>0,004359174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121263076201717" calcext:value-type="float">
            <text:p>0,0012126308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479620641763751" calcext:value-type="float">
            <text:p>0,0047962064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0775958107198389" calcext:value-type="float">
            <text:p>0,0007759581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399837802947131" calcext:value-type="float">
            <text:p>0,003998378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0931725776230281" calcext:value-type="float">
            <text:p>0,0009317258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.00444213211417085" calcext:value-type="float">
            <text:p>0,0044421321</text:p>
          </table:table-cell>
          <table:table-cell office:value-type="string" calcext:value-type="string">
            <text:p>k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00040004160432685" calcext:value-type="float">
            <text:p>4,0004160432685E-006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.000292019273272036" calcext:value-type="float">
            <text:p>0,0002920193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00040004160432685" calcext:value-type="float">
            <text:p>4,0004160432685E-006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0286018877245898" calcext:value-type="float">
            <text:p>0,0002860189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0000909214066268978" calcext:value-type="float">
            <text:p>9,09214066268978E-006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0226389979924937" calcext:value-type="float">
            <text:p>0,00022639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.00000909214066268978" calcext:value-type="float">
            <text:p>9,09214066268978E-006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</text:p>
          </table:table-cell>
          <table:table-cell office:value-type="float" office:value="0.000225480783218411" calcext:value-type="float">
            <text:p>0,0002254808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float" office:value="0.00654052324185935" calcext:value-type="float">
            <text:p>0,0065405232</text:p>
          </table:table-cell>
          <table:table-cell office:value-type="string" calcext:value-type="string">
            <text:p>la</text:p>
          </table:table-cell>
          <table:table-cell office:value-type="float" office:value="0.00104008320665653" calcext:value-type="float">
            <text:p>0,0010400832</text:p>
          </table:table-cell>
          <table:table-cell office:value-type="string" calcext:value-type="string">
            <text:p>en</text:p>
          </table:table-cell>
          <table:table-cell office:value-type="float" office:value="0.00086006880550444" calcext:value-type="float">
            <text:p>0,0008600688</text:p>
          </table:table-cell>
          <table:table-cell office:value-type="string" calcext:value-type="string">
            <text:p>fr</text:p>
          </table:table-cell>
          <table:table-cell office:value-type="float" office:value="0.0193015441235299" calcext:value-type="float">
            <text:p>0,0193015441</text:p>
          </table:table-cell>
          <table:table-cell office:value-type="string" calcext:value-type="string">
            <text:p>la</text:p>
          </table:table-cell>
          <table:table-cell office:value-type="float" office:value="0.00408032642611409" calcext:value-type="float">
            <text:p>0,0040803264</text:p>
          </table:table-cell>
          <table:table-cell office:value-type="string" calcext:value-type="string">
            <text:p>fr</text:p>
          </table:table-cell>
          <table:table-cell office:value-type="float" office:value="0.00278022241779342" calcext:value-type="float">
            <text:p>0,0027802224</text:p>
          </table:table-cell>
          <table:table-cell office:value-type="string" calcext:value-type="string">
            <text:p>en</text:p>
          </table:table-cell>
          <table:table-cell office:value-type="float" office:value="0.00628050244019521" calcext:value-type="float">
            <text:p>0,0062805024</text:p>
          </table:table-cell>
          <table:table-cell office:value-type="string" calcext:value-type="string">
            <text:p>la</text:p>
          </table:table-cell>
          <table:table-cell office:value-type="float" office:value="0.000960076806144491" calcext:value-type="float">
            <text:p>0,0009600768</text:p>
          </table:table-cell>
          <table:table-cell office:value-type="string" calcext:value-type="string">
            <text:p>en</text:p>
          </table:table-cell>
          <table:table-cell office:value-type="float" office:value="0.00080006400512041" calcext:value-type="float">
            <text:p>0,000800064</text:p>
          </table:table-cell>
          <table:table-cell office:value-type="string" calcext:value-type="string">
            <text:p>fr</text:p>
          </table:table-cell>
          <table:table-cell office:value-type="float" office:value="0.0187615009200736" calcext:value-type="float">
            <text:p>0,0187615009</text:p>
          </table:table-cell>
          <table:table-cell office:value-type="string" calcext:value-type="string">
            <text:p>la</text:p>
          </table:table-cell>
          <table:table-cell office:value-type="float" office:value="0.0037202976238099" calcext:value-type="float">
            <text:p>0,0037202976</text:p>
          </table:table-cell>
          <table:table-cell office:value-type="string" calcext:value-type="string">
            <text:p>fr</text:p>
          </table:table-cell>
          <table:table-cell office:value-type="float" office:value="0.00268021441715337" calcext:value-type="float">
            <text:p>0,0026802144</text:p>
          </table:table-cell>
          <table:table-cell office:value-type="string" calcext:value-type="string">
            <text:p>en</text:p>
          </table:table-cell>
          <table:table-cell office:value-type="float" office:value="0.00708805670445363" calcext:value-type="float">
            <text:p>0,0070880567</text:p>
          </table:table-cell>
          <table:table-cell office:value-type="string" calcext:value-type="string">
            <text:p>la</text:p>
          </table:table-cell>
          <table:table-cell office:value-type="float" office:value="0.000748005984047872" calcext:value-type="float">
            <text:p>0,000748006</text:p>
          </table:table-cell>
          <table:table-cell office:value-type="string" calcext:value-type="string">
            <text:p>fr</text:p>
          </table:table-cell>
          <table:table-cell office:value-type="float" office:value="0.000746011936190979" calcext:value-type="float">
            <text:p>0,0007460119</text:p>
          </table:table-cell>
          <table:table-cell office:value-type="string" calcext:value-type="string">
            <text:p>en</text:p>
          </table:table-cell>
          <table:table-cell office:value-type="float" office:value="0.0195541564332515" calcext:value-type="float">
            <text:p>0,0195541564</text:p>
          </table:table-cell>
          <table:table-cell office:value-type="string" calcext:value-type="string">
            <text:p>la</text:p>
          </table:table-cell>
          <table:table-cell office:value-type="float" office:value="0.0045140361122889" calcext:value-type="float">
            <text:p>0,0045140361</text:p>
          </table:table-cell>
          <table:table-cell office:value-type="string" calcext:value-type="string">
            <text:p>fr</text:p>
          </table:table-cell>
          <table:table-cell office:value-type="float" office:value="0.00202803244851918" calcext:value-type="float">
            <text:p>0,0020280324</text:p>
          </table:table-cell>
          <table:table-cell office:value-type="string" calcext:value-type="string">
            <text:p>en</text:p>
          </table:table-cell>
          <table:table-cell office:value-type="float" office:value="0.00697805582444659" calcext:value-type="float">
            <text:p>0,0069780558</text:p>
          </table:table-cell>
          <table:table-cell office:value-type="string" calcext:value-type="string">
            <text:p>la</text:p>
          </table:table-cell>
          <table:table-cell office:value-type="float" office:value="0.000714011424182787" calcext:value-type="float">
            <text:p>0,0007140114</text:p>
          </table:table-cell>
          <table:table-cell office:value-type="string" calcext:value-type="string">
            <text:p>en</text:p>
          </table:table-cell>
          <table:table-cell office:value-type="float" office:value="0.000692005536044288" calcext:value-type="float">
            <text:p>0,0006920055</text:p>
          </table:table-cell>
          <table:table-cell office:value-type="string" calcext:value-type="string">
            <text:p>fr</text:p>
          </table:table-cell>
          <table:table-cell office:value-type="float" office:value="0.0190561524492196" calcext:value-type="float">
            <text:p>0,0190561524</text:p>
          </table:table-cell>
          <table:table-cell office:value-type="string" calcext:value-type="string">
            <text:p>la</text:p>
          </table:table-cell>
          <table:table-cell office:value-type="float" office:value="0.00387403099224794" calcext:value-type="float">
            <text:p>0,003874031</text:p>
          </table:table-cell>
          <table:table-cell office:value-type="string" calcext:value-type="string">
            <text:p>fr</text:p>
          </table:table-cell>
          <table:table-cell office:value-type="float" office:value="0.00190203043248692" calcext:value-type="float">
            <text:p>0,0019020304</text:p>
          </table:table-cell>
          <table:table-cell office:value-type="string" calcext:value-type="string">
            <text:p>en</text:p>
          </table:table-cell>
          <table:table-cell office:value-type="float" office:value="0.00643655673306563" calcext:value-type="float">
            <text:p>0,0064365567</text:p>
          </table:table-cell>
          <table:table-cell office:value-type="string" calcext:value-type="string">
            <text:p>la</text:p>
          </table:table-cell>
          <table:table-cell office:value-type="float" office:value="0.000748186579369141" calcext:value-type="float">
            <text:p>0,0007481866</text:p>
          </table:table-cell>
          <table:table-cell office:value-type="string" calcext:value-type="string">
            <text:p>fr</text:p>
          </table:table-cell>
          <table:table-cell office:value-type="float" office:value="0.000743652588783755" calcext:value-type="float">
            <text:p>0,0007436526</text:p>
          </table:table-cell>
          <table:table-cell office:value-type="string" calcext:value-type="string">
            <text:p>ro</text:p>
          </table:table-cell>
          <table:table-cell office:value-type="float" office:value="0.0190302595035387" calcext:value-type="float">
            <text:p>0,0190302595</text:p>
          </table:table-cell>
          <table:table-cell office:value-type="string" calcext:value-type="string">
            <text:p>la</text:p>
          </table:table-cell>
          <table:table-cell office:value-type="float" office:value="0.00448548308943784" calcext:value-type="float">
            <text:p>0,0044854831</text:p>
          </table:table-cell>
          <table:table-cell office:value-type="string" calcext:value-type="string">
            <text:p>fr</text:p>
          </table:table-cell>
          <table:table-cell office:value-type="float" office:value="0.00156819179758417" calcext:value-type="float">
            <text:p>0,0015681918</text:p>
          </table:table-cell>
          <table:table-cell office:value-type="string" calcext:value-type="string">
            <text:p>it</text:p>
          </table:table-cell>
          <table:table-cell office:value-type="float" office:value="0.00628381916564846" calcext:value-type="float">
            <text:p>0,0062838192</text:p>
          </table:table-cell>
          <table:table-cell office:value-type="string" calcext:value-type="string">
            <text:p>la</text:p>
          </table:table-cell>
          <table:table-cell office:value-type="float" office:value="0.000700015273060503" calcext:value-type="float">
            <text:p>0,0007000153</text:p>
          </table:table-cell>
          <table:table-cell office:value-type="string" calcext:value-type="string">
            <text:p>ro</text:p>
          </table:table-cell>
          <table:table-cell office:value-type="float" office:value="0.000650004136389958" calcext:value-type="float">
            <text:p>0,0006500041</text:p>
          </table:table-cell>
          <table:table-cell office:value-type="string" calcext:value-type="string">
            <text:p>fr</text:p>
          </table:table-cell>
          <table:table-cell office:value-type="float" office:value="0.0184975249662495" calcext:value-type="float">
            <text:p>0,018497525</text:p>
          </table:table-cell>
          <table:table-cell office:value-type="string" calcext:value-type="string">
            <text:p>la</text:p>
          </table:table-cell>
          <table:table-cell office:value-type="float" office:value="0.00369820535221588" calcext:value-type="float">
            <text:p>0,0036982054</text:p>
          </table:table-cell>
          <table:table-cell office:value-type="string" calcext:value-type="string">
            <text:p>fr</text:p>
          </table:table-cell>
          <table:table-cell office:value-type="float" office:value="0.00139000884551084" calcext:value-type="float">
            <text:p>0,0013900088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float" office:value="0.000650172809088732" calcext:value-type="float">
            <text:p>0,0006501728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474597865902214" calcext:value-type="float">
            <text:p>0,0047459787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00909029694970035" calcext:value-type="float">
            <text:p>0,0009090297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.0048749803428212" calcext:value-type="float">
            <text:p>0,0048749803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.00111910033915243" calcext:value-type="float">
            <text:p>0,0011191003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562490245603754" calcext:value-type="float">
            <text:p>0,0056249025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122097239320708" calcext:value-type="float">
            <text:p>0,0012209724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.00548673068377711" calcext:value-type="float">
            <text:p>0,0054867307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0979506310221427" calcext:value-type="float">
            <text:p>0,0009795063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.00537903662276745" calcext:value-type="float">
            <text:p>0,0053790366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.00105732795501772" calcext:value-type="float">
            <text:p>0,001057328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537176744146188" calcext:value-type="float">
            <text:p>0,0053717674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/>
          <table:table-cell office:value-type="float" office:value="0.00492039363149052" calcext:value-type="float">
            <text:p>0,0049203936</text:p>
          </table:table-cell>
          <table:table-cell office:value-type="string" calcext:value-type="string">
            <text:p>nl</text:p>
          </table:table-cell>
          <table:table-cell office:value-type="float" office:value="0.0023401872149772" calcext:value-type="float">
            <text:p>0,0023401872</text:p>
          </table:table-cell>
          <table:table-cell office:value-type="string" calcext:value-type="string">
            <text:p>da</text:p>
          </table:table-cell>
          <table:table-cell office:value-type="float" office:value="0.00202016161292903" calcext:value-type="float">
            <text:p>0,0020201616</text:p>
          </table:table-cell>
          <table:table-cell office:value-type="string" calcext:value-type="string">
            <text:p>af</text:p>
          </table:table-cell>
          <table:table-cell office:value-type="float" office:value="0.0172013761100888" calcext:value-type="float">
            <text:p>0,0172013761</text:p>
          </table:table-cell>
          <table:table-cell office:value-type="string" calcext:value-type="string">
            <text:p>nl</text:p>
          </table:table-cell>
          <table:table-cell office:value-type="float" office:value="0.00612048963917113" calcext:value-type="float">
            <text:p>0,0061204896</text:p>
          </table:table-cell>
          <table:table-cell office:value-type="string" calcext:value-type="string">
            <text:p>af</text:p>
          </table:table-cell>
          <table:table-cell office:value-type="float" office:value="0.00328026242099368" calcext:value-type="float">
            <text:p>0,0032802624</text:p>
          </table:table-cell>
          <table:table-cell office:value-type="string" calcext:value-type="string">
            <text:p>no</text:p>
          </table:table-cell>
          <table:table-cell office:value-type="float" office:value="0.00444035522841827" calcext:value-type="float">
            <text:p>0,0044403552</text:p>
          </table:table-cell>
          <table:table-cell office:value-type="string" calcext:value-type="string">
            <text:p>nl</text:p>
          </table:table-cell>
          <table:table-cell office:value-type="float" office:value="0.00198015841267301" calcext:value-type="float">
            <text:p>0,0019801584</text:p>
          </table:table-cell>
          <table:table-cell office:value-type="string" calcext:value-type="string">
            <text:p>da</text:p>
          </table:table-cell>
          <table:table-cell office:value-type="float" office:value="0.00188015041203296" calcext:value-type="float">
            <text:p>0,0018801504</text:p>
          </table:table-cell>
          <table:table-cell office:value-type="string" calcext:value-type="string">
            <text:p>af</text:p>
          </table:table-cell>
          <table:table-cell office:value-type="float" office:value="0.0169613569085527" calcext:value-type="float">
            <text:p>0,0169613569</text:p>
          </table:table-cell>
          <table:table-cell office:value-type="string" calcext:value-type="string">
            <text:p>nl</text:p>
          </table:table-cell>
          <table:table-cell office:value-type="float" office:value="0.00452036162893031" calcext:value-type="float">
            <text:p>0,0045203616</text:p>
          </table:table-cell>
          <table:table-cell office:value-type="string" calcext:value-type="string">
            <text:p>af</text:p>
          </table:table-cell>
          <table:table-cell office:value-type="float" office:value="0.00256020481638531" calcext:value-type="float">
            <text:p>0,0025602048</text:p>
          </table:table-cell>
          <table:table-cell office:value-type="string" calcext:value-type="string">
            <text:p>fi</text:p>
          </table:table-cell>
          <table:table-cell office:value-type="float" office:value="0.00609408531719444" calcext:value-type="float">
            <text:p>0,0060940853</text:p>
          </table:table-cell>
          <table:table-cell office:value-type="string" calcext:value-type="string">
            <text:p>nl</text:p>
          </table:table-cell>
          <table:table-cell office:value-type="float" office:value="0.00215003010042141" calcext:value-type="float">
            <text:p>0,0021500301</text:p>
          </table:table-cell>
          <table:table-cell office:value-type="string" calcext:value-type="string">
            <text:p>de</text:p>
          </table:table-cell>
          <table:table-cell office:value-type="float" office:value="0.00204203267252276" calcext:value-type="float">
            <text:p>0,0020420327</text:p>
          </table:table-cell>
          <table:table-cell office:value-type="string" calcext:value-type="string">
            <text:p>da</text:p>
          </table:table-cell>
          <table:table-cell office:value-type="float" office:value="0.0191722684117578" calcext:value-type="float">
            <text:p>0,0191722684</text:p>
          </table:table-cell>
          <table:table-cell office:value-type="string" calcext:value-type="string">
            <text:p>nl</text:p>
          </table:table-cell>
          <table:table-cell office:value-type="float" office:value="0.00715210012940181" calcext:value-type="float">
            <text:p>0,0071521001</text:p>
          </table:table-cell>
          <table:table-cell office:value-type="string" calcext:value-type="string">
            <text:p>af</text:p>
          </table:table-cell>
          <table:table-cell office:value-type="float" office:value="0.00364002912023296" calcext:value-type="float">
            <text:p>0,0036400291</text:p>
          </table:table-cell>
          <table:table-cell office:value-type="string" calcext:value-type="string">
            <text:p>no</text:p>
          </table:table-cell>
          <table:table-cell office:value-type="float" office:value="0.00531007434104078" calcext:value-type="float">
            <text:p>0,0053100743</text:p>
          </table:table-cell>
          <table:table-cell office:value-type="string" calcext:value-type="string">
            <text:p>nl</text:p>
          </table:table-cell>
          <table:table-cell office:value-type="float" office:value="0.00199602794439122" calcext:value-type="float">
            <text:p>0,0019960279</text:p>
          </table:table-cell>
          <table:table-cell office:value-type="string" calcext:value-type="string">
            <text:p>de</text:p>
          </table:table-cell>
          <table:table-cell office:value-type="float" office:value="0.00180602528435398" calcext:value-type="float">
            <text:p>0,0018060253</text:p>
          </table:table-cell>
          <table:table-cell office:value-type="string" calcext:value-type="string">
            <text:p>af</text:p>
          </table:table-cell>
          <table:table-cell office:value-type="float" office:value="0.0201302818239455" calcext:value-type="float">
            <text:p>0,0201302818</text:p>
          </table:table-cell>
          <table:table-cell office:value-type="string" calcext:value-type="string">
            <text:p>nl</text:p>
          </table:table-cell>
          <table:table-cell office:value-type="float" office:value="0.00594408321716504" calcext:value-type="float">
            <text:p>0,0059440832</text:p>
          </table:table-cell>
          <table:table-cell office:value-type="string" calcext:value-type="string">
            <text:p>af</text:p>
          </table:table-cell>
          <table:table-cell office:value-type="float" office:value="0.00292202337618701" calcext:value-type="float">
            <text:p>0,0029220234</text:p>
          </table:table-cell>
          <table:table-cell office:value-type="string" calcext:value-type="string">
            <text:p>no</text:p>
          </table:table-cell>
          <table:table-cell office:value-type="float" office:value="0.00651368965746083" calcext:value-type="float">
            <text:p>0,0065136897</text:p>
          </table:table-cell>
          <table:table-cell office:value-type="string" calcext:value-type="string">
            <text:p>nl</text:p>
          </table:table-cell>
          <table:table-cell office:value-type="float" office:value="0.0020100164455891" calcext:value-type="float">
            <text:p>0,0020100164</text:p>
          </table:table-cell>
          <table:table-cell office:value-type="string" calcext:value-type="string">
            <text:p>de</text:p>
          </table:table-cell>
          <table:table-cell office:value-type="float" office:value="0.00190638270019064" calcext:value-type="float">
            <text:p>0,0019063827</text:p>
          </table:table-cell>
          <table:table-cell office:value-type="string" calcext:value-type="string">
            <text:p>da</text:p>
          </table:table-cell>
          <table:table-cell office:value-type="float" office:value="0.020640168874109" calcext:value-type="float">
            <text:p>0,0206401689</text:p>
          </table:table-cell>
          <table:table-cell office:value-type="string" calcext:value-type="string">
            <text:p>nl</text:p>
          </table:table-cell>
          <table:table-cell office:value-type="float" office:value="0.00692914130284584" calcext:value-type="float">
            <text:p>0,0069291413</text:p>
          </table:table-cell>
          <table:table-cell office:value-type="string" calcext:value-type="string">
            <text:p>af</text:p>
          </table:table-cell>
          <table:table-cell office:value-type="float" office:value="0.00328638454971986" calcext:value-type="float">
            <text:p>0,0032863845</text:p>
          </table:table-cell>
          <table:table-cell office:value-type="string" calcext:value-type="string">
            <text:p>no</text:p>
          </table:table-cell>
          <table:table-cell office:value-type="float" office:value="0.00600277638635225" calcext:value-type="float">
            <text:p>0,0060027764</text:p>
          </table:table-cell>
          <table:table-cell office:value-type="string" calcext:value-type="string">
            <text:p>nl</text:p>
          </table:table-cell>
          <table:table-cell office:value-type="float" office:value="0.00189183366045722" calcext:value-type="float">
            <text:p>0,0018918337</text:p>
          </table:table-cell>
          <table:table-cell office:value-type="string" calcext:value-type="string">
            <text:p>de</text:p>
          </table:table-cell>
          <table:table-cell office:value-type="float" office:value="0.00167637582818784" calcext:value-type="float">
            <text:p>0,0016763758</text:p>
          </table:table-cell>
          <table:table-cell office:value-type="string" calcext:value-type="string">
            <text:p>af</text:p>
          </table:table-cell>
          <table:table-cell office:value-type="float" office:value="0.0206328960873316" calcext:value-type="float">
            <text:p>0,0206328961</text:p>
          </table:table-cell>
          <table:table-cell office:value-type="string" calcext:value-type="string">
            <text:p>nl</text:p>
          </table:table-cell>
          <table:table-cell office:value-type="float" office:value="0.00622459072429618" calcext:value-type="float">
            <text:p>0,0062245907</text:p>
          </table:table-cell>
          <table:table-cell office:value-type="string" calcext:value-type="string">
            <text:p>af</text:p>
          </table:table-cell>
          <table:table-cell office:value-type="float" office:value="0.00268276385587076" calcext:value-type="float">
            <text:p>0,0026827639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float" office:value="0.00942075366029282" calcext:value-type="float">
            <text:p>0,0094207537</text:p>
          </table:table-cell>
          <table:table-cell office:value-type="string" calcext:value-type="string">
            <text:p>no</text:p>
          </table:table-cell>
          <table:table-cell office:value-type="float" office:value="0.00120009600768061" calcext:value-type="float">
            <text:p>0,001200096</text:p>
          </table:table-cell>
          <table:table-cell office:value-type="string" calcext:value-type="string">
            <text:p>da</text:p>
          </table:table-cell>
          <table:table-cell office:value-type="float" office:value="0.000360028802304184" calcext:value-type="float">
            <text:p>0,0003600288</text:p>
          </table:table-cell>
          <table:table-cell office:value-type="string" calcext:value-type="string">
            <text:p>de</text:p>
          </table:table-cell>
          <table:table-cell office:value-type="float" office:value="0.027362188975118" calcext:value-type="float">
            <text:p>0,027362189</text:p>
          </table:table-cell>
          <table:table-cell office:value-type="string" calcext:value-type="string">
            <text:p>no</text:p>
          </table:table-cell>
          <table:table-cell office:value-type="float" office:value="0.00552044163533082" calcext:value-type="float">
            <text:p>0,0055204416</text:p>
          </table:table-cell>
          <table:table-cell office:value-type="string" calcext:value-type="string">
            <text:p>da</text:p>
          </table:table-cell>
          <table:table-cell office:value-type="float" office:value="0.00148020722901206" calcext:value-type="float">
            <text:p>0,0014802072</text:p>
          </table:table-cell>
          <table:table-cell office:value-type="string" calcext:value-type="string">
            <text:p>is</text:p>
          </table:table-cell>
          <table:table-cell office:value-type="float" office:value="0.00858068645491639" calcext:value-type="float">
            <text:p>0,0085806865</text:p>
          </table:table-cell>
          <table:table-cell office:value-type="string" calcext:value-type="string">
            <text:p>no</text:p>
          </table:table-cell>
          <table:table-cell office:value-type="float" office:value="0.0011800944075526" calcext:value-type="float">
            <text:p>0,0011800944</text:p>
          </table:table-cell>
          <table:table-cell office:value-type="string" calcext:value-type="string">
            <text:p>da</text:p>
          </table:table-cell>
          <table:table-cell office:value-type="float" office:value="0.000280022401792143" calcext:value-type="float">
            <text:p>0,0002800224</text:p>
          </table:table-cell>
          <table:table-cell office:value-type="string" calcext:value-type="string">
            <text:p>de</text:p>
          </table:table-cell>
          <table:table-cell office:value-type="float" office:value="0.02352188175054" calcext:value-type="float">
            <text:p>0,0235218818</text:p>
          </table:table-cell>
          <table:table-cell office:value-type="string" calcext:value-type="string">
            <text:p>no</text:p>
          </table:table-cell>
          <table:table-cell office:value-type="float" office:value="0.00482038563085047" calcext:value-type="float">
            <text:p>0,0048203856</text:p>
          </table:table-cell>
          <table:table-cell office:value-type="string" calcext:value-type="string">
            <text:p>da</text:p>
          </table:table-cell>
          <table:table-cell office:value-type="float" office:value="0.00132018482587562" calcext:value-type="float">
            <text:p>0,0013201848</text:p>
          </table:table-cell>
          <table:table-cell office:value-type="string" calcext:value-type="string">
            <text:p>is</text:p>
          </table:table-cell>
          <table:table-cell office:value-type="float" office:value="0.00379603036824294" calcext:value-type="float">
            <text:p>0,0037960304</text:p>
          </table:table-cell>
          <table:table-cell office:value-type="string" calcext:value-type="string">
            <text:p>no</text:p>
          </table:table-cell>
          <table:table-cell office:value-type="float" office:value="0.00097601561624986" calcext:value-type="float">
            <text:p>0,0009760156</text:p>
          </table:table-cell>
          <table:table-cell office:value-type="string" calcext:value-type="string">
            <text:p>da</text:p>
          </table:table-cell>
          <table:table-cell office:value-type="float" office:value="0.000620008680121522" calcext:value-type="float">
            <text:p>0,0006200087</text:p>
          </table:table-cell>
          <table:table-cell office:value-type="string" calcext:value-type="string">
            <text:p>de</text:p>
          </table:table-cell>
          <table:table-cell office:value-type="float" office:value="0.015360122880983" calcext:value-type="float">
            <text:p>0,0153601229</text:p>
          </table:table-cell>
          <table:table-cell office:value-type="string" calcext:value-type="string">
            <text:p>no</text:p>
          </table:table-cell>
          <table:table-cell office:value-type="float" office:value="0.00728410197742769" calcext:value-type="float">
            <text:p>0,007284102</text:p>
          </table:table-cell>
          <table:table-cell office:value-type="string" calcext:value-type="string">
            <text:p>da</text:p>
          </table:table-cell>
          <table:table-cell office:value-type="float" office:value="0.00260208326666453" calcext:value-type="float">
            <text:p>0,0026020833</text:p>
          </table:table-cell>
          <table:table-cell office:value-type="string" calcext:value-type="string">
            <text:p>is</text:p>
          </table:table-cell>
          <table:table-cell office:value-type="float" office:value="0.00342602740821926" calcext:value-type="float">
            <text:p>0,0034260274</text:p>
          </table:table-cell>
          <table:table-cell office:value-type="string" calcext:value-type="string">
            <text:p>no</text:p>
          </table:table-cell>
          <table:table-cell office:value-type="float" office:value="0.000852013632218115" calcext:value-type="float">
            <text:p>0,0008520136</text:p>
          </table:table-cell>
          <table:table-cell office:value-type="string" calcext:value-type="string">
            <text:p>da</text:p>
          </table:table-cell>
          <table:table-cell office:value-type="float" office:value="0.000600008400117602" calcext:value-type="float">
            <text:p>0,0006000084</text:p>
          </table:table-cell>
          <table:table-cell office:value-type="string" calcext:value-type="string">
            <text:p>de</text:p>
          </table:table-cell>
          <table:table-cell office:value-type="float" office:value="0.0123760990087921" calcext:value-type="float">
            <text:p>0,012376099</text:p>
          </table:table-cell>
          <table:table-cell office:value-type="string" calcext:value-type="string">
            <text:p>no</text:p>
          </table:table-cell>
          <table:table-cell office:value-type="float" office:value="0.00570607988511839" calcext:value-type="float">
            <text:p>0,0057060799</text:p>
          </table:table-cell>
          <table:table-cell office:value-type="string" calcext:value-type="string">
            <text:p>da</text:p>
          </table:table-cell>
          <table:table-cell office:value-type="float" office:value="0.00207805402940476" calcext:value-type="float">
            <text:p>0,002078054</text:p>
          </table:table-cell>
          <table:table-cell office:value-type="string" calcext:value-type="string">
            <text:p>is</text:p>
          </table:table-cell>
          <table:table-cell office:value-type="float" office:value="0.00281365426870898" calcext:value-type="float">
            <text:p>0,0028136543</text:p>
          </table:table-cell>
          <table:table-cell office:value-type="string" calcext:value-type="string">
            <text:p>no</text:p>
          </table:table-cell>
          <table:table-cell office:value-type="float" office:value="0.00128455830012846" calcext:value-type="float">
            <text:p>0,0012845583</text:p>
          </table:table-cell>
          <table:table-cell office:value-type="string" calcext:value-type="string">
            <text:p>da</text:p>
          </table:table-cell>
          <table:table-cell office:value-type="float" office:value="0.000770005600040727" calcext:value-type="float">
            <text:p>0,0007700056</text:p>
          </table:table-cell>
          <table:table-cell office:value-type="string" calcext:value-type="string">
            <text:p>en</text:p>
          </table:table-cell>
          <table:table-cell office:value-type="float" office:value="0.0137546329840281" calcext:value-type="float">
            <text:p>0,013754633</text:p>
          </table:table-cell>
          <table:table-cell office:value-type="string" calcext:value-type="string">
            <text:p>no</text:p>
          </table:table-cell>
          <table:table-cell office:value-type="float" office:value="0.00826008260082601" calcext:value-type="float">
            <text:p>0,0082600826</text:p>
          </table:table-cell>
          <table:table-cell office:value-type="string" calcext:value-type="string">
            <text:p>da</text:p>
          </table:table-cell>
          <table:table-cell office:value-type="float" office:value="0.0025536735079783" calcext:value-type="float">
            <text:p>0,0025536735</text:p>
          </table:table-cell>
          <table:table-cell office:value-type="string" calcext:value-type="string">
            <text:p>is</text:p>
          </table:table-cell>
          <table:table-cell office:value-type="float" office:value="0.00236092411497164" calcext:value-type="float">
            <text:p>0,0023609241</text:p>
          </table:table-cell>
          <table:table-cell office:value-type="string" calcext:value-type="string">
            <text:p>no</text:p>
          </table:table-cell>
          <table:table-cell office:value-type="float" office:value="0.00116092070011609" calcext:value-type="float">
            <text:p>0,0011609207</text:p>
          </table:table-cell>
          <table:table-cell office:value-type="string" calcext:value-type="string">
            <text:p>da</text:p>
          </table:table-cell>
          <table:table-cell office:value-type="float" office:value="0.000700005090946116" calcext:value-type="float">
            <text:p>0,0007000051</text:p>
          </table:table-cell>
          <table:table-cell office:value-type="string" calcext:value-type="string">
            <text:p>en</text:p>
          </table:table-cell>
          <table:table-cell office:value-type="float" office:value="0.0113700723550059" calcext:value-type="float">
            <text:p>0,0113700724</text:p>
          </table:table-cell>
          <table:table-cell office:value-type="string" calcext:value-type="string">
            <text:p>no</text:p>
          </table:table-cell>
          <table:table-cell office:value-type="float" office:value="0.00682550418548499" calcext:value-type="float">
            <text:p>0,0068255042</text:p>
          </table:table-cell>
          <table:table-cell office:value-type="string" calcext:value-type="string">
            <text:p>da</text:p>
          </table:table-cell>
          <table:table-cell office:value-type="float" office:value="0.00215094037731458" calcext:value-type="float">
            <text:p>0,0021509404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office:value-type="float" office:value="0.00186014881190495" calcext:value-type="float">
            <text:p>0,0018601488</text:p>
          </table:table-cell>
          <table:table-cell office:value-type="string" calcext:value-type="string">
            <text:p>pl</text:p>
          </table:table-cell>
          <table:table-cell office:value-type="float" office:value="0.000240033604704659" calcext:value-type="float">
            <text:p>0,0002400336</text:p>
          </table:table-cell>
          <table:table-cell office:value-type="string" calcext:value-type="string">
            <text:p>sq</text:p>
          </table:table-cell>
          <table:table-cell office:value-type="float" office:value="0.000120009600768061" calcext:value-type="float">
            <text:p>0,0001200096</text:p>
          </table:table-cell>
          <table:table-cell office:value-type="string" calcext:value-type="string">
            <text:p>fr</text:p>
          </table:table-cell>
          <table:table-cell office:value-type="float" office:value="0.00478038243059445" calcext:value-type="float">
            <text:p>0,0047803824</text:p>
          </table:table-cell>
          <table:table-cell office:value-type="string" calcext:value-type="string">
            <text:p>pl</text:p>
          </table:table-cell>
          <table:table-cell office:value-type="float" office:value="0.000900072005760461" calcext:value-type="float">
            <text:p>0,000900072</text:p>
          </table:table-cell>
          <table:table-cell office:value-type="string" calcext:value-type="string">
            <text:p>pt</text:p>
          </table:table-cell>
          <table:table-cell office:value-type="float" office:value="0.000560078410977537" calcext:value-type="float">
            <text:p>0,0005600784</text:p>
          </table:table-cell>
          <table:table-cell office:value-type="string" calcext:value-type="string">
            <text:p>sq</text:p>
          </table:table-cell>
          <table:table-cell office:value-type="float" office:value="0.0017601408112649" calcext:value-type="float">
            <text:p>0,0017601408</text:p>
          </table:table-cell>
          <table:table-cell office:value-type="string" calcext:value-type="string">
            <text:p>pl</text:p>
          </table:table-cell>
          <table:table-cell office:value-type="float" office:value="0.000240033604704659" calcext:value-type="float">
            <text:p>0,0002400336</text:p>
          </table:table-cell>
          <table:table-cell office:value-type="string" calcext:value-type="string">
            <text:p>sq</text:p>
          </table:table-cell>
          <table:table-cell office:value-type="float" office:value="0.000120009600768061" calcext:value-type="float">
            <text:p>0,0001200096</text:p>
          </table:table-cell>
          <table:table-cell office:value-type="string" calcext:value-type="string">
            <text:p>fr</text:p>
          </table:table-cell>
          <table:table-cell office:value-type="float" office:value="0.00444035522841827" calcext:value-type="float">
            <text:p>0,0044403552</text:p>
          </table:table-cell>
          <table:table-cell office:value-type="string" calcext:value-type="string">
            <text:p>pl</text:p>
          </table:table-cell>
          <table:table-cell office:value-type="float" office:value="0.000760060804864389" calcext:value-type="float">
            <text:p>0,0007600608</text:p>
          </table:table-cell>
          <table:table-cell office:value-type="string" calcext:value-type="string">
            <text:p>pt</text:p>
          </table:table-cell>
          <table:table-cell office:value-type="float" office:value="0.000560078410977537" calcext:value-type="float">
            <text:p>0,0005600784</text:p>
          </table:table-cell>
          <table:table-cell office:value-type="string" calcext:value-type="string">
            <text:p>sq</text:p>
          </table:table-cell>
          <table:table-cell office:value-type="float" office:value="0.00378415893467526" calcext:value-type="float">
            <text:p>0,0037841589</text:p>
          </table:table-cell>
          <table:table-cell office:value-type="string" calcext:value-type="string">
            <text:p>pl</text:p>
          </table:table-cell>
          <table:table-cell office:value-type="float" office:value="0.000096000768006144" calcext:value-type="float">
            <text:p>9,6000768006144E-005</text:p>
          </table:table-cell>
          <table:table-cell office:value-type="string" calcext:value-type="string">
            <text:p>fr</text:p>
          </table:table-cell>
          <table:table-cell office:value-type="float" office:value="0.0000860006880055041" calcext:value-type="float">
            <text:p>8,60006880055041E-005</text:p>
          </table:table-cell>
          <table:table-cell office:value-type="string" calcext:value-type="string">
            <text:p>cr</text:p>
          </table:table-cell>
          <table:table-cell office:value-type="float" office:value="0.0082180821808218" calcext:value-type="float">
            <text:p>0,0082180822</text:p>
          </table:table-cell>
          <table:table-cell office:value-type="string" calcext:value-type="string">
            <text:p>pl</text:p>
          </table:table-cell>
          <table:table-cell office:value-type="float" office:value="0.00349404891668483" calcext:value-type="float">
            <text:p>0,0034940489</text:p>
          </table:table-cell>
          <table:table-cell office:value-type="string" calcext:value-type="string">
            <text:p>sq</text:p>
          </table:table-cell>
          <table:table-cell office:value-type="float" office:value="0.000676005408043264" calcext:value-type="float">
            <text:p>0,0006760054</text:p>
          </table:table-cell>
          <table:table-cell office:value-type="string" calcext:value-type="string">
            <text:p>pt</text:p>
          </table:table-cell>
          <table:table-cell office:value-type="float" office:value="0.00365015330643887" calcext:value-type="float">
            <text:p>0,0036501533</text:p>
          </table:table-cell>
          <table:table-cell office:value-type="string" calcext:value-type="string">
            <text:p>pl</text:p>
          </table:table-cell>
          <table:table-cell office:value-type="float" office:value="0.000084000672005376" calcext:value-type="float">
            <text:p>8,4000672005376E-005</text:p>
          </table:table-cell>
          <table:table-cell office:value-type="string" calcext:value-type="string">
            <text:p>fr</text:p>
          </table:table-cell>
          <table:table-cell office:value-type="float" office:value="0.000074000592004736" calcext:value-type="float">
            <text:p>7,4000592004736E-005</text:p>
          </table:table-cell>
          <table:table-cell office:value-type="string" calcext:value-type="string">
            <text:p>cr</text:p>
          </table:table-cell>
          <table:table-cell office:value-type="float" office:value="0.0077660776607766" calcext:value-type="float">
            <text:p>0,0077660777</text:p>
          </table:table-cell>
          <table:table-cell office:value-type="string" calcext:value-type="string">
            <text:p>pl</text:p>
          </table:table-cell>
          <table:table-cell office:value-type="float" office:value="0.00348204874868248" calcext:value-type="float">
            <text:p>0,0034820487</text:p>
          </table:table-cell>
          <table:table-cell office:value-type="string" calcext:value-type="string">
            <text:p>sq</text:p>
          </table:table-cell>
          <table:table-cell office:value-type="float" office:value="0.00062000496003968" calcext:value-type="float">
            <text:p>0,000620005</text:p>
          </table:table-cell>
          <table:table-cell office:value-type="string" calcext:value-type="string">
            <text:p>pt</text:p>
          </table:table-cell>
          <table:table-cell office:value-type="float" office:value="0.00294188236834258" calcext:value-type="float">
            <text:p>0,0029418824</text:p>
          </table:table-cell>
          <table:table-cell office:value-type="string" calcext:value-type="string">
            <text:p>pl</text:p>
          </table:table-cell>
          <table:table-cell office:value-type="float" office:value="0.000103637023144693" calcext:value-type="float">
            <text:p>0,000103637</text:p>
          </table:table-cell>
          <table:table-cell office:value-type="string" calcext:value-type="string">
            <text:p>fr</text:p>
          </table:table-cell>
          <table:table-cell office:value-type="float" office:value="0.0000681820661166041" calcext:value-type="float">
            <text:p>6,81820661166041E-005</text:p>
          </table:table-cell>
          <table:table-cell office:value-type="string" calcext:value-type="string">
            <text:p>cr</text:p>
          </table:table-cell>
          <table:table-cell office:value-type="float" office:value="0.0065919500208186" calcext:value-type="float">
            <text:p>0,00659195</text:p>
          </table:table-cell>
          <table:table-cell office:value-type="string" calcext:value-type="string">
            <text:p>pl</text:p>
          </table:table-cell>
          <table:table-cell office:value-type="float" office:value="0.00321002334562433" calcext:value-type="float">
            <text:p>0,0032100233</text:p>
          </table:table-cell>
          <table:table-cell office:value-type="string" calcext:value-type="string">
            <text:p>sq</text:p>
          </table:table-cell>
          <table:table-cell office:value-type="float" office:value="0.000843640198364538" calcext:value-type="float">
            <text:p>0,0008436402</text:p>
          </table:table-cell>
          <table:table-cell office:value-type="string" calcext:value-type="string">
            <text:p>pt</text:p>
          </table:table-cell>
          <table:table-cell office:value-type="float" office:value="0.00285006218317491" calcext:value-type="float">
            <text:p>0,0028500622</text:p>
          </table:table-cell>
          <table:table-cell office:value-type="string" calcext:value-type="string">
            <text:p>pl</text:p>
          </table:table-cell>
          <table:table-cell office:value-type="float" office:value="0.0000945460562021758" calcext:value-type="float">
            <text:p>9,45460562021758E-005</text:p>
          </table:table-cell>
          <table:table-cell office:value-type="string" calcext:value-type="string">
            <text:p>fr</text:p>
          </table:table-cell>
          <table:table-cell office:value-type="float" office:value="0.0000572734562076244" calcext:value-type="float">
            <text:p>5,72734562076244E-005</text:p>
          </table:table-cell>
          <table:table-cell office:value-type="string" calcext:value-type="string">
            <text:p>sr</text:p>
          </table:table-cell>
          <table:table-cell office:value-type="float" office:value="0.00619557845702369" calcext:value-type="float">
            <text:p>0,0061955785</text:p>
          </table:table-cell>
          <table:table-cell office:value-type="string" calcext:value-type="string">
            <text:p>pl</text:p>
          </table:table-cell>
          <table:table-cell office:value-type="float" office:value="0.00316547756710958" calcext:value-type="float">
            <text:p>0,0031654776</text:p>
          </table:table-cell>
          <table:table-cell office:value-type="string" calcext:value-type="string">
            <text:p>sq</text:p>
          </table:table-cell>
          <table:table-cell office:value-type="float" office:value="0.000786367210760049" calcext:value-type="float">
            <text:p>0,0007863672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float" office:value="0.00462036962957037" calcext:value-type="float">
            <text:p>0,0046203696</text:p>
          </table:table-cell>
          <table:table-cell office:value-type="string" calcext:value-type="string">
            <text:p>pt</text:p>
          </table:table-cell>
          <table:table-cell office:value-type="float" office:value="0.00104008320665653" calcext:value-type="float">
            <text:p>0,0010400832</text:p>
          </table:table-cell>
          <table:table-cell office:value-type="string" calcext:value-type="string">
            <text:p>es</text:p>
          </table:table-cell>
          <table:table-cell office:value-type="float" office:value="0.000560078410977537" calcext:value-type="float">
            <text:p>0,0005600784</text:p>
          </table:table-cell>
          <table:table-cell office:value-type="string" calcext:value-type="string">
            <text:p>id</text:p>
          </table:table-cell>
          <table:table-cell office:value-type="float" office:value="0.011740939275142" calcext:value-type="float">
            <text:p>0,0117409393</text:p>
          </table:table-cell>
          <table:table-cell office:value-type="string" calcext:value-type="string">
            <text:p>pt</text:p>
          </table:table-cell>
          <table:table-cell office:value-type="float" office:value="0.00514041123289863" calcext:value-type="float">
            <text:p>0,0051404112</text:p>
          </table:table-cell>
          <table:table-cell office:value-type="string" calcext:value-type="string">
            <text:p>es</text:p>
          </table:table-cell>
          <table:table-cell office:value-type="float" office:value="0.00424033922713817" calcext:value-type="float">
            <text:p>0,0042403392</text:p>
          </table:table-cell>
          <table:table-cell office:value-type="string" calcext:value-type="string">
            <text:p>fr</text:p>
          </table:table-cell>
          <table:table-cell office:value-type="float" office:value="0.00446035682854628" calcext:value-type="float">
            <text:p>0,0044603568</text:p>
          </table:table-cell>
          <table:table-cell office:value-type="string" calcext:value-type="string">
            <text:p>pt</text:p>
          </table:table-cell>
          <table:table-cell office:value-type="float" office:value="0.00084006720537643" calcext:value-type="float">
            <text:p>0,0008400672</text:p>
          </table:table-cell>
          <table:table-cell office:value-type="string" calcext:value-type="string">
            <text:p>es</text:p>
          </table:table-cell>
          <table:table-cell office:value-type="float" office:value="0.000480067209409317" calcext:value-type="float">
            <text:p>0,0004800672</text:p>
          </table:table-cell>
          <table:table-cell office:value-type="string" calcext:value-type="string">
            <text:p>id</text:p>
          </table:table-cell>
          <table:table-cell office:value-type="float" office:value="0.00972077766221297" calcext:value-type="float">
            <text:p>0,0097207777</text:p>
          </table:table-cell>
          <table:table-cell office:value-type="string" calcext:value-type="string">
            <text:p>pt</text:p>
          </table:table-cell>
          <table:table-cell office:value-type="float" office:value="0.0043003440275222" calcext:value-type="float">
            <text:p>0,004300344</text:p>
          </table:table-cell>
          <table:table-cell office:value-type="string" calcext:value-type="string">
            <text:p>es</text:p>
          </table:table-cell>
          <table:table-cell office:value-type="float" office:value="0.00414033122649812" calcext:value-type="float">
            <text:p>0,0041403312</text:p>
          </table:table-cell>
          <table:table-cell office:value-type="string" calcext:value-type="string">
            <text:p>fr</text:p>
          </table:table-cell>
          <table:table-cell office:value-type="float" office:value="0.00378203025624205" calcext:value-type="float">
            <text:p>0,0037820303</text:p>
          </table:table-cell>
          <table:table-cell office:value-type="string" calcext:value-type="string">
            <text:p>pt</text:p>
          </table:table-cell>
          <table:table-cell office:value-type="float" office:value="0.000834018348403665" calcext:value-type="float">
            <text:p>0,0008340183</text:p>
          </table:table-cell>
          <table:table-cell office:value-type="string" calcext:value-type="string">
            <text:p>es</text:p>
          </table:table-cell>
          <table:table-cell office:value-type="float" office:value="0.000446008028144506" calcext:value-type="float">
            <text:p>0,000446008</text:p>
          </table:table-cell>
          <table:table-cell office:value-type="string" calcext:value-type="string">
            <text:p>id</text:p>
          </table:table-cell>
          <table:table-cell office:value-type="float" office:value="0.011938095504764" calcext:value-type="float">
            <text:p>0,0119380955</text:p>
          </table:table-cell>
          <table:table-cell office:value-type="string" calcext:value-type="string">
            <text:p>pt</text:p>
          </table:table-cell>
          <table:table-cell office:value-type="float" office:value="0.00408008976197477" calcext:value-type="float">
            <text:p>0,0040800898</text:p>
          </table:table-cell>
          <table:table-cell office:value-type="string" calcext:value-type="string">
            <text:p>es</text:p>
          </table:table-cell>
          <table:table-cell office:value-type="float" office:value="0.00406603252826023" calcext:value-type="float">
            <text:p>0,0040660325</text:p>
          </table:table-cell>
          <table:table-cell office:value-type="string" calcext:value-type="string">
            <text:p>fr</text:p>
          </table:table-cell>
          <table:table-cell office:value-type="float" office:value="0.00335202681621453" calcext:value-type="float">
            <text:p>0,0033520268</text:p>
          </table:table-cell>
          <table:table-cell office:value-type="string" calcext:value-type="string">
            <text:p>pt</text:p>
          </table:table-cell>
          <table:table-cell office:value-type="float" office:value="0.00071801579634752" calcext:value-type="float">
            <text:p>0,0007180158</text:p>
          </table:table-cell>
          <table:table-cell office:value-type="string" calcext:value-type="string">
            <text:p>es</text:p>
          </table:table-cell>
          <table:table-cell office:value-type="float" office:value="0.000432006048084673" calcext:value-type="float">
            <text:p>0,000432006</text:p>
          </table:table-cell>
          <table:table-cell office:value-type="string" calcext:value-type="string">
            <text:p>id</text:p>
          </table:table-cell>
          <table:table-cell office:value-type="float" office:value="0.00895807166457332" calcext:value-type="float">
            <text:p>0,0089580717</text:p>
          </table:table-cell>
          <table:table-cell office:value-type="string" calcext:value-type="string">
            <text:p>pt</text:p>
          </table:table-cell>
          <table:table-cell office:value-type="float" office:value="0.00388003104024832" calcext:value-type="float">
            <text:p>0,003880031</text:p>
          </table:table-cell>
          <table:table-cell office:value-type="string" calcext:value-type="string">
            <text:p>fr</text:p>
          </table:table-cell>
          <table:table-cell office:value-type="float" office:value="0.00348407664968629" calcext:value-type="float">
            <text:p>0,0034840766</text:p>
          </table:table-cell>
          <table:table-cell office:value-type="string" calcext:value-type="string">
            <text:p>es</text:p>
          </table:table-cell>
          <table:table-cell office:value-type="float" office:value="0.0037209463003721" calcext:value-type="float">
            <text:p>0,0037209463</text:p>
          </table:table-cell>
          <table:table-cell office:value-type="string" calcext:value-type="string">
            <text:p>pt</text:p>
          </table:table-cell>
          <table:table-cell office:value-type="float" office:value="0.000798194879552575" calcext:value-type="float">
            <text:p>0,0007981949</text:p>
          </table:table-cell>
          <table:table-cell office:value-type="string" calcext:value-type="string">
            <text:p>es</text:p>
          </table:table-cell>
          <table:table-cell office:value-type="float" office:value="0.000491825782762097" calcext:value-type="float">
            <text:p>0,0004918258</text:p>
          </table:table-cell>
          <table:table-cell office:value-type="string" calcext:value-type="string">
            <text:p>id</text:p>
          </table:table-cell>
          <table:table-cell office:value-type="float" office:value="0.0112109600498184" calcext:value-type="float">
            <text:p>0,01121096</text:p>
          </table:table-cell>
          <table:table-cell office:value-type="string" calcext:value-type="string">
            <text:p>pt</text:p>
          </table:table-cell>
          <table:table-cell office:value-type="float" office:value="0.00393457049272132" calcext:value-type="float">
            <text:p>0,0039345705</text:p>
          </table:table-cell>
          <table:table-cell office:value-type="string" calcext:value-type="string">
            <text:p>fr</text:p>
          </table:table-cell>
          <table:table-cell office:value-type="float" office:value="0.00376005127342646" calcext:value-type="float">
            <text:p>0,0037600513</text:p>
          </table:table-cell>
          <table:table-cell office:value-type="string" calcext:value-type="string">
            <text:p>es</text:p>
          </table:table-cell>
          <table:table-cell office:value-type="float" office:value="0.00327183602819652" calcext:value-type="float">
            <text:p>0,003271836</text:p>
          </table:table-cell>
          <table:table-cell office:value-type="string" calcext:value-type="string">
            <text:p>pt</text:p>
          </table:table-cell>
          <table:table-cell office:value-type="float" office:value="0.000660919905962098" calcext:value-type="float">
            <text:p>0,0006609199</text:p>
          </table:table-cell>
          <table:table-cell office:value-type="string" calcext:value-type="string">
            <text:p>es</text:p>
          </table:table-cell>
          <table:table-cell office:value-type="float" office:value="0.00045273426952962" calcext:value-type="float">
            <text:p>0,0004527343</text:p>
          </table:table-cell>
          <table:table-cell office:value-type="string" calcext:value-type="string">
            <text:p>id</text:p>
          </table:table-cell>
          <table:table-cell office:value-type="float" office:value="0.00871731235141978" calcext:value-type="float">
            <text:p>0,0087173124</text:p>
          </table:table-cell>
          <table:table-cell office:value-type="string" calcext:value-type="string">
            <text:p>pt</text:p>
          </table:table-cell>
          <table:table-cell office:value-type="float" office:value="0.00371911457618367" calcext:value-type="float">
            <text:p>0,0037191146</text:p>
          </table:table-cell>
          <table:table-cell office:value-type="string" calcext:value-type="string">
            <text:p>fr</text:p>
          </table:table-cell>
          <table:table-cell office:value-type="float" office:value="0.00318458888075746" calcext:value-type="float">
            <text:p>0,0031845889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float" office:value="0.00128010240819266" calcext:value-type="float">
            <text:p>0,0012801024</text:p>
          </table:table-cell>
          <table:table-cell office:value-type="string" calcext:value-type="string">
            <text:p>ro</text:p>
          </table:table-cell>
          <table:table-cell office:value-type="float" office:value="0.000120016802352329" calcext:value-type="float">
            <text:p>0,0001200168</text:p>
          </table:table-cell>
          <table:table-cell office:value-type="string" calcext:value-type="string">
            <text:p>sq</text:p>
          </table:table-cell>
          <table:table-cell office:value-type="float" office:value="0.000100008000640051" calcext:value-type="float">
            <text:p>0,000100008</text:p>
          </table:table-cell>
          <table:table-cell office:value-type="string" calcext:value-type="string">
            <text:p>vi</text:p>
          </table:table-cell>
          <table:table-cell office:value-type="float" office:value="0.00462036962957036" calcext:value-type="float">
            <text:p>0,0046203696</text:p>
          </table:table-cell>
          <table:table-cell office:value-type="string" calcext:value-type="string">
            <text:p>ro</text:p>
          </table:table-cell>
          <table:table-cell office:value-type="float" office:value="0.000360028802304184" calcext:value-type="float">
            <text:p>0,0003600288</text:p>
          </table:table-cell>
          <table:table-cell office:value-type="string" calcext:value-type="string">
            <text:p>pt</text:p>
          </table:table-cell>
          <table:table-cell office:value-type="float" office:value="0.000340027202176174" calcext:value-type="float">
            <text:p>0,0003400272</text:p>
          </table:table-cell>
          <table:table-cell office:value-type="string" calcext:value-type="string">
            <text:p>es</text:p>
          </table:table-cell>
          <table:table-cell office:value-type="float" office:value="0.000760060804864389" calcext:value-type="float">
            <text:p>0,0007600608</text:p>
          </table:table-cell>
          <table:table-cell office:value-type="string" calcext:value-type="string">
            <text:p>ro</text:p>
          </table:table-cell>
          <table:table-cell office:value-type="float" office:value="0.000140019602744384" calcext:value-type="float">
            <text:p>0,0001400196</text:p>
          </table:table-cell>
          <table:table-cell office:value-type="string" calcext:value-type="string">
            <text:p>sq</text:p>
          </table:table-cell>
          <table:table-cell office:value-type="float" office:value="0.0000600072008641037" calcext:value-type="float">
            <text:p>6,00072008641037E-005</text:p>
          </table:table-cell>
          <table:table-cell office:value-type="string" calcext:value-type="string">
            <text:p>sr</text:p>
          </table:table-cell>
          <table:table-cell office:value-type="float" office:value="0.00326026082086567" calcext:value-type="float">
            <text:p>0,0032602608</text:p>
          </table:table-cell>
          <table:table-cell office:value-type="string" calcext:value-type="string">
            <text:p>ro</text:p>
          </table:table-cell>
          <table:table-cell office:value-type="float" office:value="0.000340027202176174" calcext:value-type="float">
            <text:p>0,0003400272</text:p>
          </table:table-cell>
          <table:table-cell office:value-type="string" calcext:value-type="string">
            <text:p>es</text:p>
          </table:table-cell>
          <table:table-cell office:value-type="float" office:value="0.000320025602048164" calcext:value-type="float">
            <text:p>0,0003200256</text:p>
          </table:table-cell>
          <table:table-cell office:value-type="string" calcext:value-type="string">
            <text:p>pt</text:p>
          </table:table-cell>
          <table:table-cell office:value-type="float" office:value="0.00107603873739455" calcext:value-type="float">
            <text:p>0,0010760387</text:p>
          </table:table-cell>
          <table:table-cell office:value-type="string" calcext:value-type="string">
            <text:p>ro</text:p>
          </table:table-cell>
          <table:table-cell office:value-type="float" office:value="0.000200002800039201" calcext:value-type="float">
            <text:p>0,0002000028</text:p>
          </table:table-cell>
          <table:table-cell office:value-type="string" calcext:value-type="string">
            <text:p>af</text:p>
          </table:table-cell>
          <table:table-cell office:value-type="float" office:value="0.000066000528004224" calcext:value-type="float">
            <text:p>6,6000528004224E-005</text:p>
          </table:table-cell>
          <table:table-cell office:value-type="string" calcext:value-type="string">
            <text:p>cr</text:p>
          </table:table-cell>
          <table:table-cell office:value-type="float" office:value="0.00578219659468422" calcext:value-type="float">
            <text:p>0,0057821966</text:p>
          </table:table-cell>
          <table:table-cell office:value-type="string" calcext:value-type="string">
            <text:p>ro</text:p>
          </table:table-cell>
          <table:table-cell office:value-type="float" office:value="0.000598004784038272" calcext:value-type="float">
            <text:p>0,0005980048</text:p>
          </table:table-cell>
          <table:table-cell office:value-type="string" calcext:value-type="string">
            <text:p>pt</text:p>
          </table:table-cell>
          <table:table-cell office:value-type="float" office:value="0.000442006188086633" calcext:value-type="float">
            <text:p>0,0004420062</text:p>
          </table:table-cell>
          <table:table-cell office:value-type="string" calcext:value-type="string">
            <text:p>nl</text:p>
          </table:table-cell>
          <table:table-cell office:value-type="float" office:value="0.00102403686532715" calcext:value-type="float">
            <text:p>0,0010240369</text:p>
          </table:table-cell>
          <table:table-cell office:value-type="string" calcext:value-type="string">
            <text:p>ro</text:p>
          </table:table-cell>
          <table:table-cell office:value-type="float" office:value="0.000198002772038809" calcext:value-type="float">
            <text:p>0,0001980028</text:p>
          </table:table-cell>
          <table:table-cell office:value-type="string" calcext:value-type="string">
            <text:p>af</text:p>
          </table:table-cell>
          <table:table-cell office:value-type="float" office:value="0.000064000512004096" calcext:value-type="float">
            <text:p>6,4000512004096E-005</text:p>
          </table:table-cell>
          <table:table-cell office:value-type="string" calcext:value-type="string">
            <text:p>cr</text:p>
          </table:table-cell>
          <table:table-cell office:value-type="float" office:value="0.00575219557464954" calcext:value-type="float">
            <text:p>0,0057521956</text:p>
          </table:table-cell>
          <table:table-cell office:value-type="string" calcext:value-type="string">
            <text:p>ro</text:p>
          </table:table-cell>
          <table:table-cell office:value-type="float" office:value="0.000548004384035072" calcext:value-type="float">
            <text:p>0,0005480044</text:p>
          </table:table-cell>
          <table:table-cell office:value-type="string" calcext:value-type="string">
            <text:p>pt</text:p>
          </table:table-cell>
          <table:table-cell office:value-type="float" office:value="0.000408005712079969" calcext:value-type="float">
            <text:p>0,0004080057</text:p>
          </table:table-cell>
          <table:table-cell office:value-type="string" calcext:value-type="string">
            <text:p>nl</text:p>
          </table:table-cell>
          <table:table-cell office:value-type="float" office:value="0.00103184069470607" calcext:value-type="float">
            <text:p>0,0010318407</text:p>
          </table:table-cell>
          <table:table-cell office:value-type="string" calcext:value-type="string">
            <text:p>ro</text:p>
          </table:table-cell>
          <table:table-cell office:value-type="float" office:value="0.000171819743815853" calcext:value-type="float">
            <text:p>0,0001718197</text:p>
          </table:table-cell>
          <table:table-cell office:value-type="string" calcext:value-type="string">
            <text:p>af</text:p>
          </table:table-cell>
          <table:table-cell office:value-type="float" office:value="0.0000936367041334696" calcext:value-type="float">
            <text:p>9,36367041334696E-005</text:p>
          </table:table-cell>
          <table:table-cell office:value-type="string" calcext:value-type="string">
            <text:p>cr</text:p>
          </table:table-cell>
          <table:table-cell office:value-type="float" office:value="0.00528283292938586" calcext:value-type="float">
            <text:p>0,0052828329</text:p>
          </table:table-cell>
          <table:table-cell office:value-type="string" calcext:value-type="string">
            <text:p>ro</text:p>
          </table:table-cell>
          <table:table-cell office:value-type="float" office:value="0.000577275351251597" calcext:value-type="float">
            <text:p>0,0005772754</text:p>
          </table:table-cell>
          <table:table-cell office:value-type="string" calcext:value-type="string">
            <text:p>pt</text:p>
          </table:table-cell>
          <table:table-cell office:value-type="float" office:value="0.00040545786283706" calcext:value-type="float">
            <text:p>0,0004054579</text:p>
          </table:table-cell>
          <table:table-cell office:value-type="string" calcext:value-type="string">
            <text:p>nl</text:p>
          </table:table-cell>
          <table:table-cell office:value-type="float" office:value="0.00101002203684444" calcext:value-type="float">
            <text:p>0,001010022</text:p>
          </table:table-cell>
          <table:table-cell office:value-type="string" calcext:value-type="string">
            <text:p>ro</text:p>
          </table:table-cell>
          <table:table-cell office:value-type="float" office:value="0.000140910115709932" calcext:value-type="float">
            <text:p>0,0001409101</text:p>
          </table:table-cell>
          <table:table-cell office:value-type="string" calcext:value-type="string">
            <text:p>af</text:p>
          </table:table-cell>
          <table:table-cell office:value-type="float" office:value="0.0000890912330590293" calcext:value-type="float">
            <text:p>8,90912330590293E-005</text:p>
          </table:table-cell>
          <table:table-cell office:value-type="string" calcext:value-type="string">
            <text:p>cr</text:p>
          </table:table-cell>
          <table:table-cell office:value-type="float" office:value="0.00618012360247205" calcext:value-type="float">
            <text:p>0,0061801236</text:p>
          </table:table-cell>
          <table:table-cell office:value-type="string" calcext:value-type="string">
            <text:p>ro</text:p>
          </table:table-cell>
          <table:table-cell office:value-type="float" office:value="0.000512729603316379" calcext:value-type="float">
            <text:p>0,0005127296</text:p>
          </table:table-cell>
          <table:table-cell office:value-type="string" calcext:value-type="string">
            <text:p>pt</text:p>
          </table:table-cell>
          <table:table-cell office:value-type="float" office:value="0.000390912289282367" calcext:value-type="float">
            <text:p>0,0003909123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float" office:value="0.0041003280262421" calcext:value-type="float">
            <text:p>0,004100328</text:p>
          </table:table-cell>
          <table:table-cell office:value-type="string" calcext:value-type="string">
            <text:p>ru</text:p>
          </table:table-cell>
          <table:table-cell office:value-type="float" office:value="0.000420033602688215" calcext:value-type="float">
            <text:p>0,0004200336</text:p>
          </table:table-cell>
          <table:table-cell office:value-type="string" calcext:value-type="string">
            <text:p>bg</text:p>
          </table:table-cell>
          <table:table-cell office:value-type="float" office:value="0.00024004800960192" calcext:value-type="float">
            <text:p>0,000240048</text:p>
          </table:table-cell>
          <table:table-cell office:value-type="string" calcext:value-type="string">
            <text:p>uk</text:p>
          </table:table-cell>
          <table:table-cell office:value-type="float" office:value="0.0109008720697656" calcext:value-type="float">
            <text:p>0,0109008721</text:p>
          </table:table-cell>
          <table:table-cell office:value-type="string" calcext:value-type="string">
            <text:p>ru</text:p>
          </table:table-cell>
          <table:table-cell office:value-type="float" office:value="0.00188015041203296" calcext:value-type="float">
            <text:p>0,0018801504</text:p>
          </table:table-cell>
          <table:table-cell office:value-type="string" calcext:value-type="string">
            <text:p>bg</text:p>
          </table:table-cell>
          <table:table-cell office:value-type="float" office:value="0.000840168033606721" calcext:value-type="float">
            <text:p>0,000840168</text:p>
          </table:table-cell>
          <table:table-cell office:value-type="string" calcext:value-type="string">
            <text:p>uk</text:p>
          </table:table-cell>
          <table:table-cell office:value-type="float" office:value="0.00364029122329786" calcext:value-type="float">
            <text:p>0,0036402912</text:p>
          </table:table-cell>
          <table:table-cell office:value-type="string" calcext:value-type="string">
            <text:p>ru</text:p>
          </table:table-cell>
          <table:table-cell office:value-type="float" office:value="0.000420033602688215" calcext:value-type="float">
            <text:p>0,0004200336</text:p>
          </table:table-cell>
          <table:table-cell office:value-type="string" calcext:value-type="string">
            <text:p>bg</text:p>
          </table:table-cell>
          <table:table-cell office:value-type="float" office:value="0.00024004800960192" calcext:value-type="float">
            <text:p>0,000240048</text:p>
          </table:table-cell>
          <table:table-cell office:value-type="string" calcext:value-type="string">
            <text:p>uk</text:p>
          </table:table-cell>
          <table:table-cell office:value-type="float" office:value="0.0086006880550444" calcext:value-type="float">
            <text:p>0,0086006881</text:p>
          </table:table-cell>
          <table:table-cell office:value-type="string" calcext:value-type="string">
            <text:p>ru</text:p>
          </table:table-cell>
          <table:table-cell office:value-type="float" office:value="0.00146011680934475" calcext:value-type="float">
            <text:p>0,0014601168</text:p>
          </table:table-cell>
          <table:table-cell office:value-type="string" calcext:value-type="string">
            <text:p>bg</text:p>
          </table:table-cell>
          <table:table-cell office:value-type="float" office:value="0.000740148029605921" calcext:value-type="float">
            <text:p>0,000740148</text:p>
          </table:table-cell>
          <table:table-cell office:value-type="string" calcext:value-type="string">
            <text:p>uk</text:p>
          </table:table-cell>
          <table:table-cell office:value-type="float" office:value="0.0015382461193791" calcext:value-type="float">
            <text:p>0,0015382461</text:p>
          </table:table-cell>
          <table:table-cell office:value-type="string" calcext:value-type="string">
            <text:p>ru</text:p>
          </table:table-cell>
          <table:table-cell office:value-type="float" office:value="0.000580010440187923" calcext:value-type="float">
            <text:p>0,0005800104</text:p>
          </table:table-cell>
          <table:table-cell office:value-type="string" calcext:value-type="string">
            <text:p>bg</text:p>
          </table:table-cell>
          <table:table-cell office:value-type="float" office:value="0.000416068235190571" calcext:value-type="float">
            <text:p>0,0004160682</text:p>
          </table:table-cell>
          <table:table-cell office:value-type="string" calcext:value-type="string">
            <text:p>uk</text:p>
          </table:table-cell>
          <table:table-cell office:value-type="float" office:value="0.00398458174893534" calcext:value-type="float">
            <text:p>0,0039845817</text:p>
          </table:table-cell>
          <table:table-cell office:value-type="string" calcext:value-type="string">
            <text:p>ru</text:p>
          </table:table-cell>
          <table:table-cell office:value-type="float" office:value="0.00183202564835908" calcext:value-type="float">
            <text:p>0,0018320256</text:p>
          </table:table-cell>
          <table:table-cell office:value-type="string" calcext:value-type="string">
            <text:p>bg</text:p>
          </table:table-cell>
          <table:table-cell office:value-type="float" office:value="0.000988134386276534" calcext:value-type="float">
            <text:p>0,0009881344</text:p>
          </table:table-cell>
          <table:table-cell office:value-type="string" calcext:value-type="string">
            <text:p>uk</text:p>
          </table:table-cell>
          <table:table-cell office:value-type="float" office:value="0.00145422976830339" calcext:value-type="float">
            <text:p>0,0014542298</text:p>
          </table:table-cell>
          <table:table-cell office:value-type="string" calcext:value-type="string">
            <text:p>ru</text:p>
          </table:table-cell>
          <table:table-cell office:value-type="float" office:value="0.000556010008180147" calcext:value-type="float">
            <text:p>0,00055601</text:p>
          </table:table-cell>
          <table:table-cell office:value-type="string" calcext:value-type="string">
            <text:p>bg</text:p>
          </table:table-cell>
          <table:table-cell office:value-type="float" office:value="0.000398065282706364" calcext:value-type="float">
            <text:p>0,0003980653</text:p>
          </table:table-cell>
          <table:table-cell office:value-type="string" calcext:value-type="string">
            <text:p>uk</text:p>
          </table:table-cell>
          <table:table-cell office:value-type="float" office:value="0.00335649004754694" calcext:value-type="float">
            <text:p>0,00335649</text:p>
          </table:table-cell>
          <table:table-cell office:value-type="string" calcext:value-type="string">
            <text:p>ru</text:p>
          </table:table-cell>
          <table:table-cell office:value-type="float" office:value="0.0016500231003234" calcext:value-type="float">
            <text:p>0,0016500231</text:p>
          </table:table-cell>
          <table:table-cell office:value-type="string" calcext:value-type="string">
            <text:p>bg</text:p>
          </table:table-cell>
          <table:table-cell office:value-type="float" office:value="0.000816110991094789" calcext:value-type="float">
            <text:p>0,000816111</text:p>
          </table:table-cell>
          <table:table-cell office:value-type="string" calcext:value-type="string">
            <text:p>uk</text:p>
          </table:table-cell>
          <table:table-cell office:value-type="float" office:value="0.0015439451526669" calcext:value-type="float">
            <text:p>0,0015439452</text:p>
          </table:table-cell>
          <table:table-cell office:value-type="string" calcext:value-type="string">
            <text:p>ru</text:p>
          </table:table-cell>
          <table:table-cell office:value-type="float" office:value="0.000532736958853797" calcext:value-type="float">
            <text:p>0,000532737</text:p>
          </table:table-cell>
          <table:table-cell office:value-type="string" calcext:value-type="string">
            <text:p>bg</text:p>
          </table:table-cell>
          <table:table-cell office:value-type="float" office:value="0.000470964322179601" calcext:value-type="float">
            <text:p>0,0004709643</text:p>
          </table:table-cell>
          <table:table-cell office:value-type="string" calcext:value-type="string">
            <text:p>uk</text:p>
          </table:table-cell>
          <table:table-cell office:value-type="float" office:value="0.00388796195689236" calcext:value-type="float">
            <text:p>0,003887962</text:p>
          </table:table-cell>
          <table:table-cell office:value-type="string" calcext:value-type="string">
            <text:p>ru</text:p>
          </table:table-cell>
          <table:table-cell office:value-type="float" office:value="0.00171274907135182" calcext:value-type="float">
            <text:p>0,0017127491</text:p>
          </table:table-cell>
          <table:table-cell office:value-type="string" calcext:value-type="string">
            <text:p>bg</text:p>
          </table:table-cell>
          <table:table-cell office:value-type="float" office:value="0.0010164782211813" calcext:value-type="float">
            <text:p>0,0010164782</text:p>
          </table:table-cell>
          <table:table-cell office:value-type="string" calcext:value-type="string">
            <text:p>uk</text:p>
          </table:table-cell>
          <table:table-cell office:value-type="float" office:value="0.00142210130926066" calcext:value-type="float">
            <text:p>0,0014221013</text:p>
          </table:table-cell>
          <table:table-cell office:value-type="string" calcext:value-type="string">
            <text:p>ru</text:p>
          </table:table-cell>
          <table:table-cell office:value-type="float" office:value="0.000498188611662886" calcext:value-type="float">
            <text:p>0,0004981886</text:p>
          </table:table-cell>
          <table:table-cell office:value-type="string" calcext:value-type="string">
            <text:p>bg</text:p>
          </table:table-cell>
          <table:table-cell office:value-type="float" office:value="0.000456417161648957" calcext:value-type="float">
            <text:p>0,0004564172</text:p>
          </table:table-cell>
          <table:table-cell office:value-type="string" calcext:value-type="string">
            <text:p>uk</text:p>
          </table:table-cell>
          <table:table-cell office:value-type="float" office:value="0.00328055769480812" calcext:value-type="float">
            <text:p>0,0032805577</text:p>
          </table:table-cell>
          <table:table-cell office:value-type="string" calcext:value-type="string">
            <text:p>ru</text:p>
          </table:table-cell>
          <table:table-cell office:value-type="float" office:value="0.00155547434240072" calcext:value-type="float">
            <text:p>0,0015554743</text:p>
          </table:table-cell>
          <table:table-cell office:value-type="string" calcext:value-type="string">
            <text:p>bg</text:p>
          </table:table-cell>
          <table:table-cell office:value-type="float" office:value="0.000927377267982936" calcext:value-type="float">
            <text:p>0,0009273773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float" office:value="0.00184025763606905" calcext:value-type="float">
            <text:p>0,0018402576</text:p>
          </table:table-cell>
          <table:table-cell office:value-type="string" calcext:value-type="string">
            <text:p>sq</text:p>
          </table:table-cell>
          <table:table-cell office:value-type="float" office:value="0.000180014401152092" calcext:value-type="float">
            <text:p>0,0001800144</text:p>
          </table:table-cell>
          <table:table-cell office:value-type="string" calcext:value-type="string">
            <text:p>nl</text:p>
          </table:table-cell>
          <table:table-cell office:value-type="float" office:value="0.000140011200896072" calcext:value-type="float">
            <text:p>0,0001400112</text:p>
          </table:table-cell>
          <table:table-cell office:value-type="string" calcext:value-type="string">
            <text:p>bs</text:p>
          </table:table-cell>
          <table:table-cell office:value-type="float" office:value="0.0115616186266077" calcext:value-type="float">
            <text:p>0,0115616186</text:p>
          </table:table-cell>
          <table:table-cell office:value-type="string" calcext:value-type="string">
            <text:p>sq</text:p>
          </table:table-cell>
          <table:table-cell office:value-type="float" office:value="0.000180014401152092" calcext:value-type="float">
            <text:p>0,0001800144</text:p>
          </table:table-cell>
          <table:table-cell office:value-type="string" calcext:value-type="string">
            <text:p>it</text:p>
          </table:table-cell>
          <table:table-cell office:value-type="float" office:value="0.000160012801024082" calcext:value-type="float">
            <text:p>0,0001600128</text:p>
          </table:table-cell>
          <table:table-cell office:value-type="string" calcext:value-type="string">
            <text:p>fr</text:p>
          </table:table-cell>
          <table:table-cell office:value-type="float" office:value="0.0016402296321485" calcext:value-type="float">
            <text:p>0,0016402296</text:p>
          </table:table-cell>
          <table:table-cell office:value-type="string" calcext:value-type="string">
            <text:p>sq</text:p>
          </table:table-cell>
          <table:table-cell office:value-type="float" office:value="0.000160012801024082" calcext:value-type="float">
            <text:p>0,0001600128</text:p>
          </table:table-cell>
          <table:table-cell office:value-type="string" calcext:value-type="string">
            <text:p>nl</text:p>
          </table:table-cell>
          <table:table-cell office:value-type="float" office:value="0.000140011200896072" calcext:value-type="float">
            <text:p>0,0001400112</text:p>
          </table:table-cell>
          <table:table-cell office:value-type="string" calcext:value-type="string">
            <text:p>bs</text:p>
          </table:table-cell>
          <table:table-cell office:value-type="float" office:value="0.0111215570179825" calcext:value-type="float">
            <text:p>0,011121557</text:p>
          </table:table-cell>
          <table:table-cell office:value-type="string" calcext:value-type="string">
            <text:p>sq</text:p>
          </table:table-cell>
          <table:table-cell office:value-type="float" office:value="0.000140011200896072" calcext:value-type="float">
            <text:p>0,0001400112</text:p>
          </table:table-cell>
          <table:table-cell office:value-type="string" calcext:value-type="string">
            <text:p>bs</text:p>
          </table:table-cell>
          <table:table-cell office:value-type="float" office:value="0.000140011200896072" calcext:value-type="float">
            <text:p>0,0001400112</text:p>
          </table:table-cell>
          <table:table-cell office:value-type="string" calcext:value-type="string">
            <text:p>fr</text:p>
          </table:table-cell>
          <table:table-cell office:value-type="float" office:value="0.00379005306074285" calcext:value-type="float">
            <text:p>0,0037900531</text:p>
          </table:table-cell>
          <table:table-cell office:value-type="string" calcext:value-type="string">
            <text:p>sq</text:p>
          </table:table-cell>
          <table:table-cell office:value-type="float" office:value="0.000212002968041553" calcext:value-type="float">
            <text:p>0,000212003</text:p>
          </table:table-cell>
          <table:table-cell office:value-type="string" calcext:value-type="string">
            <text:p>nl</text:p>
          </table:table-cell>
          <table:table-cell office:value-type="float" office:value="0.000174001392011136" calcext:value-type="float">
            <text:p>0,0001740014</text:p>
          </table:table-cell>
          <table:table-cell office:value-type="string" calcext:value-type="string">
            <text:p>fi</text:p>
          </table:table-cell>
          <table:table-cell office:value-type="float" office:value="0.0181622542715598" calcext:value-type="float">
            <text:p>0,0181622543</text:p>
          </table:table-cell>
          <table:table-cell office:value-type="string" calcext:value-type="string">
            <text:p>sq</text:p>
          </table:table-cell>
          <table:table-cell office:value-type="float" office:value="0.000114000912007296" calcext:value-type="float">
            <text:p>0,0001140009</text:p>
          </table:table-cell>
          <table:table-cell office:value-type="string" calcext:value-type="string">
            <text:p>fr</text:p>
          </table:table-cell>
          <table:table-cell office:value-type="float" office:value="0.000108000864006912" calcext:value-type="float">
            <text:p>0,0001080009</text:p>
          </table:table-cell>
          <table:table-cell office:value-type="string" calcext:value-type="string">
            <text:p>pt</text:p>
          </table:table-cell>
          <table:table-cell office:value-type="float" office:value="0.00353404947669267" calcext:value-type="float">
            <text:p>0,0035340495</text:p>
          </table:table-cell>
          <table:table-cell office:value-type="string" calcext:value-type="string">
            <text:p>sq</text:p>
          </table:table-cell>
          <table:table-cell office:value-type="float" office:value="0.00017000238003332" calcext:value-type="float">
            <text:p>0,0001700024</text:p>
          </table:table-cell>
          <table:table-cell office:value-type="string" calcext:value-type="string">
            <text:p>nl</text:p>
          </table:table-cell>
          <table:table-cell office:value-type="float" office:value="0.000120002400048001" calcext:value-type="float">
            <text:p>0,0001200024</text:p>
          </table:table-cell>
          <table:table-cell office:value-type="string" calcext:value-type="string">
            <text:p>bs</text:p>
          </table:table-cell>
          <table:table-cell office:value-type="float" office:value="0.0173302426233967" calcext:value-type="float">
            <text:p>0,0173302426</text:p>
          </table:table-cell>
          <table:table-cell office:value-type="string" calcext:value-type="string">
            <text:p>sq</text:p>
          </table:table-cell>
          <table:table-cell office:value-type="float" office:value="0.00011000088000704" calcext:value-type="float">
            <text:p>0,0001100009</text:p>
          </table:table-cell>
          <table:table-cell office:value-type="string" calcext:value-type="string">
            <text:p>fr</text:p>
          </table:table-cell>
          <table:table-cell office:value-type="float" office:value="0.000076000608004864" calcext:value-type="float">
            <text:p>7,6000608004864E-005</text:p>
          </table:table-cell>
          <table:table-cell office:value-type="string" calcext:value-type="string">
            <text:p>pt</text:p>
          </table:table-cell>
          <table:table-cell office:value-type="float" office:value="0.0038854828035113" calcext:value-type="float">
            <text:p>0,0038854828</text:p>
          </table:table-cell>
          <table:table-cell office:value-type="string" calcext:value-type="string">
            <text:p>sq</text:p>
          </table:table-cell>
          <table:table-cell office:value-type="float" office:value="0.00019181975125251" calcext:value-type="float">
            <text:p>0,0001918198</text:p>
          </table:table-cell>
          <table:table-cell office:value-type="string" calcext:value-type="string">
            <text:p>nl</text:p>
          </table:table-cell>
          <table:table-cell office:value-type="float" office:value="0.000166364241324514" calcext:value-type="float">
            <text:p>0,0001663642</text:p>
          </table:table-cell>
          <table:table-cell office:value-type="string" calcext:value-type="string">
            <text:p>fi</text:p>
          </table:table-cell>
          <table:table-cell office:value-type="float" office:value="0.0185655895679241" calcext:value-type="float">
            <text:p>0,0185655896</text:p>
          </table:table-cell>
          <table:table-cell office:value-type="string" calcext:value-type="string">
            <text:p>sq</text:p>
          </table:table-cell>
          <table:table-cell office:value-type="float" office:value="0.000168182888436563" calcext:value-type="float">
            <text:p>0,0001681829</text:p>
          </table:table-cell>
          <table:table-cell office:value-type="string" calcext:value-type="string">
            <text:p>fr</text:p>
          </table:table-cell>
          <table:table-cell office:value-type="float" office:value="0.000114546183475713" calcext:value-type="float">
            <text:p>0,0001145462</text:p>
          </table:table-cell>
          <table:table-cell office:value-type="string" calcext:value-type="string">
            <text:p>it</text:p>
          </table:table-cell>
          <table:table-cell office:value-type="float" office:value="0.00376820922333981" calcext:value-type="float">
            <text:p>0,0037682092</text:p>
          </table:table-cell>
          <table:table-cell office:value-type="string" calcext:value-type="string">
            <text:p>sq</text:p>
          </table:table-cell>
          <table:table-cell office:value-type="float" office:value="0.000164546800837461" calcext:value-type="float">
            <text:p>0,0001645468</text:p>
          </table:table-cell>
          <table:table-cell office:value-type="string" calcext:value-type="string">
            <text:p>nl</text:p>
          </table:table-cell>
          <table:table-cell office:value-type="float" office:value="0.000118182247935447" calcext:value-type="float">
            <text:p>0,0001181822</text:p>
          </table:table-cell>
          <table:table-cell office:value-type="string" calcext:value-type="string">
            <text:p>fi</text:p>
          </table:table-cell>
          <table:table-cell office:value-type="float" office:value="0.017793765772842" calcext:value-type="float">
            <text:p>0,0177937658</text:p>
          </table:table-cell>
          <table:table-cell office:value-type="string" calcext:value-type="string">
            <text:p>sq</text:p>
          </table:table-cell>
          <table:table-cell office:value-type="float" office:value="0.000161819211576801" calcext:value-type="float">
            <text:p>0,0001618192</text:p>
          </table:table-cell>
          <table:table-cell office:value-type="string" calcext:value-type="string">
            <text:p>fr</text:p>
          </table:table-cell>
          <table:table-cell office:value-type="float" office:value="0.0000990922603490048" calcext:value-type="float">
            <text:p>9,90922603490048E-005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table:style-name="ce8" office:value-type="float" office:value="0.00248019841587327" calcext:value-type="float">
            <text:p>0,0024801984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0194023282793935" calcext:value-type="float">
            <text:p>0,0019402328</text:p>
          </table:table-cell>
          <table:table-cell office:value-type="string" calcext:value-type="string">
            <text:p>sr</text:p>
          </table:table-cell>
          <table:table-cell office:value-type="float" office:value="0.00186014881190495" calcext:value-type="float">
            <text:p>0,0018601488</text:p>
          </table:table-cell>
          <table:table-cell office:value-type="string" calcext:value-type="string">
            <text:p>bs</text:p>
          </table:table-cell>
          <table:table-cell office:value-type="float" office:value="0.00664079689562747" calcext:value-type="float">
            <text:p>0,0066407969</text:p>
          </table:table-cell>
          <table:table-cell office:value-type="string" calcext:value-type="string">
            <text:p>sr</text:p>
          </table:table-cell>
          <table:table-cell office:value-type="float" office:value="0.00550044003520281" calcext:value-type="float">
            <text:p>0,00550044</text:p>
          </table:table-cell>
          <table:table-cell office:value-type="string" calcext:value-type="string">
            <text:p>cr</text:p>
          </table:table-cell>
          <table:table-cell office:value-type="float" office:value="0.00436034882790623" calcext:value-type="float">
            <text:p>0,0043603488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0236018881510521" calcext:value-type="float">
            <text:p>0,0023601888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0182021842621115" calcext:value-type="float">
            <text:p>0,0018202184</text:p>
          </table:table-cell>
          <table:table-cell office:value-type="string" calcext:value-type="string">
            <text:p>sr</text:p>
          </table:table-cell>
          <table:table-cell office:value-type="float" office:value="0.00162012961036883" calcext:value-type="float">
            <text:p>0,0016201296</text:p>
          </table:table-cell>
          <table:table-cell office:value-type="string" calcext:value-type="string">
            <text:p>bs</text:p>
          </table:table-cell>
          <table:table-cell office:value-type="float" office:value="0.00604072488698644" calcext:value-type="float">
            <text:p>0,0060407249</text:p>
          </table:table-cell>
          <table:table-cell office:value-type="string" calcext:value-type="string">
            <text:p>sr</text:p>
          </table:table-cell>
          <table:table-cell office:value-type="float" office:value="0.00484038723097848" calcext:value-type="float">
            <text:p>0,0048403872</text:p>
          </table:table-cell>
          <table:table-cell office:value-type="string" calcext:value-type="string">
            <text:p>cr</text:p>
          </table:table-cell>
          <table:table-cell office:value-type="float" office:value="0.00364029122329786" calcext:value-type="float">
            <text:p>0,0036402912</text:p>
          </table:table-cell>
          <table:table-cell office:value-type="string" calcext:value-type="string">
            <text:p>bs</text:p>
          </table:table-cell>
          <table:table-cell office:value-type="float" office:value="0.00308804323260526" calcext:value-type="float">
            <text:p>0,0030880432</text:p>
          </table:table-cell>
          <table:table-cell office:value-type="string" calcext:value-type="string">
            <text:p>sr</text:p>
          </table:table-cell>
          <table:table-cell office:value-type="float" office:value="0.00284402275218202" calcext:value-type="float">
            <text:p>0,0028440228</text:p>
          </table:table-cell>
          <table:table-cell office:value-type="string" calcext:value-type="string">
            <text:p>cr</text:p>
          </table:table-cell>
          <table:table-cell office:value-type="float" office:value="0.00202805678559" calcext:value-type="float">
            <text:p>0,0020280568</text:p>
          </table:table-cell>
          <table:table-cell office:value-type="string" calcext:value-type="string">
            <text:p>bs</text:p>
          </table:table-cell>
          <table:table-cell office:value-type="float" office:value="0.00874212238971345" calcext:value-type="float">
            <text:p>0,0087421224</text:p>
          </table:table-cell>
          <table:table-cell office:value-type="string" calcext:value-type="string">
            <text:p>sr</text:p>
          </table:table-cell>
          <table:table-cell office:value-type="float" office:value="0.00737805902447219" calcext:value-type="float">
            <text:p>0,007378059</text:p>
          </table:table-cell>
          <table:table-cell office:value-type="string" calcext:value-type="string">
            <text:p>cr</text:p>
          </table:table-cell>
          <table:table-cell office:value-type="float" office:value="0.00454609092181843" calcext:value-type="float">
            <text:p>0,0045460909</text:p>
          </table:table-cell>
          <table:table-cell office:value-type="string" calcext:value-type="string">
            <text:p>bs</text:p>
          </table:table-cell>
          <table:table-cell office:value-type="float" office:value="0.0029760416645833" calcext:value-type="float">
            <text:p>0,0029760417</text:p>
          </table:table-cell>
          <table:table-cell office:value-type="string" calcext:value-type="string">
            <text:p>sr</text:p>
          </table:table-cell>
          <table:table-cell office:value-type="float" office:value="0.00279402235217882" calcext:value-type="float">
            <text:p>0,0027940224</text:p>
          </table:table-cell>
          <table:table-cell office:value-type="string" calcext:value-type="string">
            <text:p>cr</text:p>
          </table:table-cell>
          <table:table-cell office:value-type="float" office:value="0.00192803856077122" calcext:value-type="float">
            <text:p>0,0019280386</text:p>
          </table:table-cell>
          <table:table-cell office:value-type="string" calcext:value-type="string">
            <text:p>bs</text:p>
          </table:table-cell>
          <table:table-cell office:value-type="float" office:value="0.00770810791351079" calcext:value-type="float">
            <text:p>0,0077081079</text:p>
          </table:table-cell>
          <table:table-cell office:value-type="string" calcext:value-type="string">
            <text:p>sr</text:p>
          </table:table-cell>
          <table:table-cell office:value-type="float" office:value="0.00636205089640717" calcext:value-type="float">
            <text:p>0,0063620509</text:p>
          </table:table-cell>
          <table:table-cell office:value-type="string" calcext:value-type="string">
            <text:p>cr</text:p>
          </table:table-cell>
          <table:table-cell office:value-type="float" office:value="0.00374007480149603" calcext:value-type="float">
            <text:p>0,0037400748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0243273611904043" calcext:value-type="float">
            <text:p>0,0024327361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0204912071448312" calcext:value-type="float">
            <text:p>0,0020491207</text:p>
          </table:table-cell>
          <table:table-cell office:value-type="string" calcext:value-type="string">
            <text:p>sr</text:p>
          </table:table-cell>
          <table:table-cell office:value-type="float" office:value="0.00166911366973186" calcext:value-type="float">
            <text:p>0,0016691137</text:p>
          </table:table-cell>
          <table:table-cell office:value-type="string" calcext:value-type="string">
            <text:p>bs</text:p>
          </table:table-cell>
          <table:table-cell office:value-type="float" office:value="0.00569916344389838" calcext:value-type="float">
            <text:p>0,0056991634</text:p>
          </table:table-cell>
          <table:table-cell office:value-type="string" calcext:value-type="string">
            <text:p>sr</text:p>
          </table:table-cell>
          <table:table-cell office:value-type="float" office:value="0.00564820235709948" calcext:value-type="float">
            <text:p>0,0056482024</text:p>
          </table:table-cell>
          <table:table-cell office:value-type="string" calcext:value-type="string">
            <text:p>cr</text:p>
          </table:table-cell>
          <table:table-cell office:value-type="float" office:value="0.00392096255858034" calcext:value-type="float">
            <text:p>0,0039209626</text:p>
          </table:table-cell>
          <table:table-cell office:value-type="string" calcext:value-type="string">
            <text:p>bs</text:p>
          </table:table-cell>
          <table:table-cell table:style-name="ce8" office:value-type="float" office:value="0.00230182655209655" calcext:value-type="float">
            <text:p>0,0023018266</text:p>
          </table:table-cell>
          <table:table-cell table:style-name="ce14" office:value-type="string" calcext:value-type="string">
            <text:p>cr</text:p>
          </table:table-cell>
          <table:table-cell office:value-type="float" office:value="0.00199638904495148" calcext:value-type="float">
            <text:p>0,001996389</text:p>
          </table:table-cell>
          <table:table-cell office:value-type="string" calcext:value-type="string">
            <text:p>sr</text:p>
          </table:table-cell>
          <table:table-cell office:value-type="float" office:value="0.00154820293003996" calcext:value-type="float">
            <text:p>0,0015482029</text:p>
          </table:table-cell>
          <table:table-cell office:value-type="string" calcext:value-type="string">
            <text:p>bs</text:p>
          </table:table-cell>
          <table:table-cell office:value-type="float" office:value="0.005135519906617" calcext:value-type="float">
            <text:p>0,0051355199</text:p>
          </table:table-cell>
          <table:table-cell office:value-type="string" calcext:value-type="string">
            <text:p>sr</text:p>
          </table:table-cell>
          <table:table-cell office:value-type="float" office:value="0.00464365324964818" calcext:value-type="float">
            <text:p>0,0046436532</text:p>
          </table:table-cell>
          <table:table-cell office:value-type="string" calcext:value-type="string">
            <text:p>cr</text:p>
          </table:table-cell>
          <table:table-cell office:value-type="float" office:value="0.00314277012868357" calcext:value-type="float">
            <text:p>0,003142770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float" office:value="0.00386030882470598" calcext:value-type="float">
            <text:p>0,0038603088</text:p>
          </table:table-cell>
          <table:table-cell office:value-type="string" calcext:value-type="string">
            <text:p>sv</text:p>
          </table:table-cell>
          <table:table-cell office:value-type="float" office:value="0.0031202496199696" calcext:value-type="float">
            <text:p>0,0031202496</text:p>
          </table:table-cell>
          <table:table-cell office:value-type="string" calcext:value-type="string">
            <text:p>no</text:p>
          </table:table-cell>
          <table:table-cell office:value-type="float" office:value="0.00084006720537643" calcext:value-type="float">
            <text:p>0,0008400672</text:p>
          </table:table-cell>
          <table:table-cell office:value-type="string" calcext:value-type="string">
            <text:p>da</text:p>
          </table:table-cell>
          <table:table-cell office:value-type="float" office:value="0.021401712136971" calcext:value-type="float">
            <text:p>0,0214017121</text:p>
          </table:table-cell>
          <table:table-cell office:value-type="string" calcext:value-type="string">
            <text:p>sv</text:p>
          </table:table-cell>
          <table:table-cell office:value-type="float" office:value="0.0135210816865349" calcext:value-type="float">
            <text:p>0,0135210817</text:p>
          </table:table-cell>
          <table:table-cell office:value-type="string" calcext:value-type="string">
            <text:p>no</text:p>
          </table:table-cell>
          <table:table-cell office:value-type="float" office:value="0.00418033442675414" calcext:value-type="float">
            <text:p>0,0041803344</text:p>
          </table:table-cell>
          <table:table-cell office:value-type="string" calcext:value-type="string">
            <text:p>da</text:p>
          </table:table-cell>
          <table:table-cell office:value-type="float" office:value="0.00394031522521802" calcext:value-type="float">
            <text:p>0,0039403152</text:p>
          </table:table-cell>
          <table:table-cell office:value-type="string" calcext:value-type="string">
            <text:p>sv</text:p>
          </table:table-cell>
          <table:table-cell office:value-type="float" office:value="0.00310024801984159" calcext:value-type="float">
            <text:p>0,003100248</text:p>
          </table:table-cell>
          <table:table-cell office:value-type="string" calcext:value-type="string">
            <text:p>no</text:p>
          </table:table-cell>
          <table:table-cell office:value-type="float" office:value="0.00084006720537643" calcext:value-type="float">
            <text:p>0,0008400672</text:p>
          </table:table-cell>
          <table:table-cell office:value-type="string" calcext:value-type="string">
            <text:p>da</text:p>
          </table:table-cell>
          <table:table-cell office:value-type="float" office:value="0.021441715337227" calcext:value-type="float">
            <text:p>0,0214417153</text:p>
          </table:table-cell>
          <table:table-cell office:value-type="string" calcext:value-type="string">
            <text:p>sv</text:p>
          </table:table-cell>
          <table:table-cell office:value-type="float" office:value="0.0129010320825666" calcext:value-type="float">
            <text:p>0,0129010321</text:p>
          </table:table-cell>
          <table:table-cell office:value-type="string" calcext:value-type="string">
            <text:p>no</text:p>
          </table:table-cell>
          <table:table-cell office:value-type="float" office:value="0.00382030562444995" calcext:value-type="float">
            <text:p>0,0038203056</text:p>
          </table:table-cell>
          <table:table-cell office:value-type="string" calcext:value-type="string">
            <text:p>da</text:p>
          </table:table-cell>
          <table:table-cell office:value-type="float" office:value="0.00367012478424266" calcext:value-type="float">
            <text:p>0,0036701248</text:p>
          </table:table-cell>
          <table:table-cell office:value-type="string" calcext:value-type="string">
            <text:p>sv</text:p>
          </table:table-cell>
          <table:table-cell office:value-type="float" office:value="0.0017860142881143" calcext:value-type="float">
            <text:p>0,0017860143</text:p>
          </table:table-cell>
          <table:table-cell office:value-type="string" calcext:value-type="string">
            <text:p>no</text:p>
          </table:table-cell>
          <table:table-cell office:value-type="float" office:value="0.000660010560168963" calcext:value-type="float">
            <text:p>0,0006600106</text:p>
          </table:table-cell>
          <table:table-cell office:value-type="string" calcext:value-type="string">
            <text:p>da</text:p>
          </table:table-cell>
          <table:table-cell office:value-type="float" office:value="0.0178706076006584" calcext:value-type="float">
            <text:p>0,0178706076</text:p>
          </table:table-cell>
          <table:table-cell office:value-type="string" calcext:value-type="string">
            <text:p>sv</text:p>
          </table:table-cell>
          <table:table-cell office:value-type="float" office:value="0.00845406763254106" calcext:value-type="float">
            <text:p>0,0084540676</text:p>
          </table:table-cell>
          <table:table-cell office:value-type="string" calcext:value-type="string">
            <text:p>no</text:p>
          </table:table-cell>
          <table:table-cell office:value-type="float" office:value="0.00472606616492631" calcext:value-type="float">
            <text:p>0,0047260662</text:p>
          </table:table-cell>
          <table:table-cell office:value-type="string" calcext:value-type="string">
            <text:p>da</text:p>
          </table:table-cell>
          <table:table-cell office:value-type="float" office:value="0.00376012784434671" calcext:value-type="float">
            <text:p>0,0037601278</text:p>
          </table:table-cell>
          <table:table-cell office:value-type="string" calcext:value-type="string">
            <text:p>sv</text:p>
          </table:table-cell>
          <table:table-cell office:value-type="float" office:value="0.00177001416011328" calcext:value-type="float">
            <text:p>0,0017700142</text:p>
          </table:table-cell>
          <table:table-cell office:value-type="string" calcext:value-type="string">
            <text:p>no</text:p>
          </table:table-cell>
          <table:table-cell office:value-type="float" office:value="0.000626010016160258" calcext:value-type="float">
            <text:p>0,00062601</text:p>
          </table:table-cell>
          <table:table-cell office:value-type="string" calcext:value-type="string">
            <text:p>da</text:p>
          </table:table-cell>
          <table:table-cell office:value-type="float" office:value="0.0178646073966515" calcext:value-type="float">
            <text:p>0,0178646074</text:p>
          </table:table-cell>
          <table:table-cell office:value-type="string" calcext:value-type="string">
            <text:p>sv</text:p>
          </table:table-cell>
          <table:table-cell office:value-type="float" office:value="0.00793206345650765" calcext:value-type="float">
            <text:p>0,0079320635</text:p>
          </table:table-cell>
          <table:table-cell office:value-type="string" calcext:value-type="string">
            <text:p>no</text:p>
          </table:table-cell>
          <table:table-cell office:value-type="float" office:value="0.00422605916482831" calcext:value-type="float">
            <text:p>0,0042260592</text:p>
          </table:table-cell>
          <table:table-cell office:value-type="string" calcext:value-type="string">
            <text:p>da</text:p>
          </table:table-cell>
          <table:table-cell office:value-type="float" office:value="0.00397920666783034" calcext:value-type="float">
            <text:p>0,0039792067</text:p>
          </table:table-cell>
          <table:table-cell office:value-type="string" calcext:value-type="string">
            <text:p>sv</text:p>
          </table:table-cell>
          <table:table-cell office:value-type="float" office:value="0.00135273588104652" calcext:value-type="float">
            <text:p>0,0013527359</text:p>
          </table:table-cell>
          <table:table-cell office:value-type="string" calcext:value-type="string">
            <text:p>no</text:p>
          </table:table-cell>
          <table:table-cell office:value-type="float" office:value="0.000950918600095092" calcext:value-type="float">
            <text:p>0,0009509186</text:p>
          </table:table-cell>
          <table:table-cell office:value-type="string" calcext:value-type="string">
            <text:p>da</text:p>
          </table:table-cell>
          <table:table-cell office:value-type="float" office:value="0.0194678036673727" calcext:value-type="float">
            <text:p>0,0194678037</text:p>
          </table:table-cell>
          <table:table-cell office:value-type="string" calcext:value-type="string">
            <text:p>sv</text:p>
          </table:table-cell>
          <table:table-cell office:value-type="float" office:value="0.00737004690029846" calcext:value-type="float">
            <text:p>0,0073700469</text:p>
          </table:table-cell>
          <table:table-cell office:value-type="string" calcext:value-type="string">
            <text:p>no</text:p>
          </table:table-cell>
          <table:table-cell office:value-type="float" office:value="0.00507823260050782" calcext:value-type="float">
            <text:p>0,0050782326</text:p>
          </table:table-cell>
          <table:table-cell office:value-type="string" calcext:value-type="string">
            <text:p>da</text:p>
          </table:table-cell>
          <table:table-cell office:value-type="float" office:value="0.00395102402978996" calcext:value-type="float">
            <text:p>0,003951024</text:p>
          </table:table-cell>
          <table:table-cell office:value-type="string" calcext:value-type="string">
            <text:p>sv</text:p>
          </table:table-cell>
          <table:table-cell office:value-type="float" office:value="0.00126637169509261" calcext:value-type="float">
            <text:p>0,0012663717</text:p>
          </table:table-cell>
          <table:table-cell office:value-type="string" calcext:value-type="string">
            <text:p>no</text:p>
          </table:table-cell>
          <table:table-cell office:value-type="float" office:value="0.000926372900092637" calcext:value-type="float">
            <text:p>0,0009263729</text:p>
          </table:table-cell>
          <table:table-cell office:value-type="string" calcext:value-type="string">
            <text:p>da</text:p>
          </table:table-cell>
          <table:table-cell office:value-type="float" office:value="0.0189168795512605" calcext:value-type="float">
            <text:p>0,0189168796</text:p>
          </table:table-cell>
          <table:table-cell office:value-type="string" calcext:value-type="string">
            <text:p>sv</text:p>
          </table:table-cell>
          <table:table-cell office:value-type="float" office:value="0.00707549957136091" calcext:value-type="float">
            <text:p>0,0070754996</text:p>
          </table:table-cell>
          <table:table-cell office:value-type="string" calcext:value-type="string">
            <text:p>no</text:p>
          </table:table-cell>
          <table:table-cell office:value-type="float" office:value="0.00460276074735089" calcext:value-type="float">
            <text:p>0,0046027607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float" office:value="0.00123359490114108" calcext:value-type="float">
            <text:p>0,0012335949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018018018018018" calcext:value-type="float">
            <text:p>0,0018018018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</text:p>
          </table:table-cell>
          <table:table-cell office:value-type="float" office:value="0.00131313131313131" calcext:value-type="float">
            <text:p>0,001313131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180837563451777" calcext:value-type="float">
            <text:p>0,0018083756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  <table:table-cell office:value-type="float" office:value="0.00111858730608027" calcext:value-type="float">
            <text:p>0,001118587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201346142783179" calcext:value-type="float">
            <text:p>0,0020134614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139880313439244" calcext:value-type="float">
            <text:p>0,0013988031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</text:p>
          </table:table-cell>
          <table:table-cell office:value-type="float" office:value="0.00213010357036915" calcext:value-type="float">
            <text:p>0,0021301036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106383637670028" calcext:value-type="float">
            <text:p>0,0010638364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.0020443113580775" calcext:value-type="float">
            <text:p>0,0020443114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.00135941129727113" calcext:value-type="float">
            <text:p>0,0013594113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</text:p>
          </table:table-cell>
          <table:table-cell office:value-type="float" office:value="0.00221395220619907" calcext:value-type="float">
            <text:p>0,0022139522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/>
          <table:table-cell office:value-type="float" office:value="0.000205754260827818" calcext:value-type="float">
            <text:p>0,0002057543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0151701905755191" calcext:value-type="float">
            <text:p>0,0015170191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.000101739749720216" calcext:value-type="float">
            <text:p>0,0001017397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0.00137114365846058" calcext:value-type="float">
            <text:p>0,0013711437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211583139727846" calcext:value-type="float">
            <text:p>0,0021158314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41126758772808" calcext:value-type="float">
            <text:p>0,0041126759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t</text:p>
          </table:table-cell>
          <table:table-cell office:value-type="float" office:value="0.00205403966821459" calcext:value-type="float">
            <text:p>0,0020540397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40002517861077" calcext:value-type="float">
            <text:p>0,0040002518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float" office:value="0.00133234989485578" calcext:value-type="float">
            <text:p>0,0013323499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.00296571729043516" calcext:value-type="float">
            <text:p>0,0029657173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0125207195467159" calcext:value-type="float">
            <text:p>0,001252072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296270003592453" calcext:value-type="float">
            <text:p>0,0029627</text:p>
          </table:table-cell>
          <table:table-cell office:value-type="string" calcext:value-type="string">
            <text:p>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float" office:value="0.0000786802696110572" calcext:value-type="float">
            <text:p>7,86802696110572E-005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float" office:value="0.0000781148287983335" calcext:value-type="float">
            <text:p>7,81148287983335E-005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float" office:value="0.0000785957558291852" calcext:value-type="float">
            <text:p>7,85957558291852E-005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00780355842264072" calcext:value-type="float">
            <text:p>7,80355842264072E-005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office:value-type="float" office:value="0.000168016740577061" calcext:value-type="float">
            <text:p>0,0001680167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.000196860330119631" calcext:value-type="float">
            <text:p>0,0001968603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000165166614999162" calcext:value-type="float">
            <text:p>0,000165166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0188995902568832" calcext:value-type="float">
            <text:p>0,000188995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</text:p>
          </table:table-cell>
          <table:table-cell office:value-type="float" office:value="0.000156292872003084" calcext:value-type="float">
            <text:p>0,000156292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</text:p>
          </table:table-cell>
          <table:table-cell office:value-type="float" office:value="0.000196452143223952" calcext:value-type="float">
            <text:p>0,0001964521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</text:p>
          </table:table-cell>
          <table:table-cell office:value-type="float" office:value="0.000153706937499061" calcext:value-type="float">
            <text:p>0,0001537069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</text:p>
          </table:table-cell>
          <table:table-cell office:value-type="float" office:value="0.000193773562406553" calcext:value-type="float">
            <text:p>0,0001937736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float" office:value="0.00194015521241699" calcext:value-type="float">
            <text:p>0,0019401552</text:p>
          </table:table-cell>
          <table:table-cell office:value-type="string" calcext:value-type="string">
            <text:p>tr</text:p>
          </table:table-cell>
          <table:table-cell office:value-type="float" office:value="0.000180025203528494" calcext:value-type="float">
            <text:p>0,0001800252</text:p>
          </table:table-cell>
          <table:table-cell office:value-type="string" calcext:value-type="string">
            <text:p>id</text:p>
          </table:table-cell>
          <table:table-cell office:value-type="float" office:value="0.00014001400140014" calcext:value-type="float">
            <text:p>0,000140014</text:p>
          </table:table-cell>
          <table:table-cell office:value-type="string" calcext:value-type="string">
            <text:p>hu</text:p>
          </table:table-cell>
          <table:table-cell office:value-type="float" office:value="0.00658052644211536" calcext:value-type="float">
            <text:p>0,0065805264</text:p>
          </table:table-cell>
          <table:table-cell office:value-type="string" calcext:value-type="string">
            <text:p>tr</text:p>
          </table:table-cell>
          <table:table-cell office:value-type="float" office:value="0.000180014401152092" calcext:value-type="float">
            <text:p>0,0001800144</text:p>
          </table:table-cell>
          <table:table-cell office:value-type="string" calcext:value-type="string">
            <text:p>fi</text:p>
          </table:table-cell>
          <table:table-cell office:value-type="float" office:value="0.000160022403136439" calcext:value-type="float">
            <text:p>0,0001600224</text:p>
          </table:table-cell>
          <table:table-cell office:value-type="string" calcext:value-type="string">
            <text:p>id</text:p>
          </table:table-cell>
          <table:table-cell office:value-type="float" office:value="0.00208016641331306" calcext:value-type="float">
            <text:p>0,0020801664</text:p>
          </table:table-cell>
          <table:table-cell office:value-type="string" calcext:value-type="string">
            <text:p>tr</text:p>
          </table:table-cell>
          <table:table-cell office:value-type="float" office:value="0.000160022403136439" calcext:value-type="float">
            <text:p>0,0001600224</text:p>
          </table:table-cell>
          <table:table-cell office:value-type="string" calcext:value-type="string">
            <text:p>id</text:p>
          </table:table-cell>
          <table:table-cell office:value-type="float" office:value="0.0000800064005120409" calcext:value-type="float">
            <text:p>8,00064005120409E-005</text:p>
          </table:table-cell>
          <table:table-cell office:value-type="string" calcext:value-type="string">
            <text:p>la</text:p>
          </table:table-cell>
          <table:table-cell office:value-type="float" office:value="0.00620049603968317" calcext:value-type="float">
            <text:p>0,006200496</text:p>
          </table:table-cell>
          <table:table-cell office:value-type="string" calcext:value-type="string">
            <text:p>tr</text:p>
          </table:table-cell>
          <table:table-cell office:value-type="float" office:value="0.000160012801024082" calcext:value-type="float">
            <text:p>0,0001600128</text:p>
          </table:table-cell>
          <table:table-cell office:value-type="string" calcext:value-type="string">
            <text:p>fi</text:p>
          </table:table-cell>
          <table:table-cell office:value-type="float" office:value="0.000140019602744384" calcext:value-type="float">
            <text:p>0,0001400196</text:p>
          </table:table-cell>
          <table:table-cell office:value-type="string" calcext:value-type="string">
            <text:p>id</text:p>
          </table:table-cell>
          <table:table-cell office:value-type="float" office:value="0.00189003402061237" calcext:value-type="float">
            <text:p>0,001890034</text:p>
          </table:table-cell>
          <table:table-cell office:value-type="string" calcext:value-type="string">
            <text:p>tr</text:p>
          </table:table-cell>
          <table:table-cell office:value-type="float" office:value="0.000200003600064801" calcext:value-type="float">
            <text:p>0,0002000036</text:p>
          </table:table-cell>
          <table:table-cell office:value-type="string" calcext:value-type="string">
            <text:p>id</text:p>
          </table:table-cell>
          <table:table-cell office:value-type="float" office:value="0.0000740010360145042" calcext:value-type="float">
            <text:p>0,000074001</text:p>
          </table:table-cell>
          <table:table-cell office:value-type="string" calcext:value-type="string">
            <text:p>hu</text:p>
          </table:table-cell>
          <table:table-cell office:value-type="float" office:value="0.00658811858613455" calcext:value-type="float">
            <text:p>0,0065881186</text:p>
          </table:table-cell>
          <table:table-cell office:value-type="string" calcext:value-type="string">
            <text:p>tr</text:p>
          </table:table-cell>
          <table:table-cell office:value-type="float" office:value="0.000318004452062329" calcext:value-type="float">
            <text:p>0,0003180045</text:p>
          </table:table-cell>
          <table:table-cell office:value-type="string" calcext:value-type="string">
            <text:p>id</text:p>
          </table:table-cell>
          <table:table-cell office:value-type="float" office:value="0.000242003388047433" calcext:value-type="float">
            <text:p>0,0002420034</text:p>
          </table:table-cell>
          <table:table-cell office:value-type="string" calcext:value-type="string">
            <text:p>sq</text:p>
          </table:table-cell>
          <table:table-cell office:value-type="float" office:value="0.00220203963671346" calcext:value-type="float">
            <text:p>0,0022020396</text:p>
          </table:table-cell>
          <table:table-cell office:value-type="string" calcext:value-type="string">
            <text:p>tr</text:p>
          </table:table-cell>
          <table:table-cell office:value-type="float" office:value="0.000200002800039201" calcext:value-type="float">
            <text:p>0,0002000028</text:p>
          </table:table-cell>
          <table:table-cell office:value-type="string" calcext:value-type="string">
            <text:p>id</text:p>
          </table:table-cell>
          <table:table-cell office:value-type="float" office:value="0.0000620008680121522" calcext:value-type="float">
            <text:p>6,20008680121522E-005</text:p>
          </table:table-cell>
          <table:table-cell office:value-type="string" calcext:value-type="string">
            <text:p>hu</text:p>
          </table:table-cell>
          <table:table-cell office:value-type="float" office:value="0.00654811786612159" calcext:value-type="float">
            <text:p>0,0065481179</text:p>
          </table:table-cell>
          <table:table-cell office:value-type="string" calcext:value-type="string">
            <text:p>tr</text:p>
          </table:table-cell>
          <table:table-cell office:value-type="float" office:value="0.000290004060056841" calcext:value-type="float">
            <text:p>0,0002900041</text:p>
          </table:table-cell>
          <table:table-cell office:value-type="string" calcext:value-type="string">
            <text:p>id</text:p>
          </table:table-cell>
          <table:table-cell office:value-type="float" office:value="0.000226003164044297" calcext:value-type="float">
            <text:p>0,0002260032</text:p>
          </table:table-cell>
          <table:table-cell office:value-type="string" calcext:value-type="string">
            <text:p>sq</text:p>
          </table:table-cell>
          <table:table-cell office:value-type="float" office:value="0.00158276468352888" calcext:value-type="float">
            <text:p>0,0015827647</text:p>
          </table:table-cell>
          <table:table-cell office:value-type="string" calcext:value-type="string">
            <text:p>tr</text:p>
          </table:table-cell>
          <table:table-cell office:value-type="float" office:value="0.000115456329779642" calcext:value-type="float">
            <text:p>0,0001154563</text:p>
          </table:table-cell>
          <table:table-cell office:value-type="string" calcext:value-type="string">
            <text:p>id</text:p>
          </table:table-cell>
          <table:table-cell office:value-type="float" office:value="0.0000590917148870212" calcext:value-type="float">
            <text:p>5,90917148870212E-005</text:p>
          </table:table-cell>
          <table:table-cell office:value-type="string" calcext:value-type="string">
            <text:p>bs</text:p>
          </table:table-cell>
          <table:table-cell office:value-type="float" office:value="0.00587281803446053" calcext:value-type="float">
            <text:p>0,005872818</text:p>
          </table:table-cell>
          <table:table-cell office:value-type="string" calcext:value-type="string">
            <text:p>tr</text:p>
          </table:table-cell>
          <table:table-cell office:value-type="float" office:value="0.000240910842987949" calcext:value-type="float">
            <text:p>0,0002409108</text:p>
          </table:table-cell>
          <table:table-cell office:value-type="string" calcext:value-type="string">
            <text:p>sq</text:p>
          </table:table-cell>
          <table:table-cell office:value-type="float" office:value="0.000206364386779588" calcext:value-type="float">
            <text:p>0,0002063644</text:p>
          </table:table-cell>
          <table:table-cell office:value-type="string" calcext:value-type="string">
            <text:p>fi</text:p>
          </table:table-cell>
          <table:table-cell office:value-type="float" office:value="0.00174729973099584" calcext:value-type="float">
            <text:p>0,0017472997</text:p>
          </table:table-cell>
          <table:table-cell office:value-type="string" calcext:value-type="string">
            <text:p>tr</text:p>
          </table:table-cell>
          <table:table-cell office:value-type="float" office:value="0.000114547224820747" calcext:value-type="float">
            <text:p>0,0001145472</text:p>
          </table:table-cell>
          <table:table-cell office:value-type="string" calcext:value-type="string">
            <text:p>id</text:p>
          </table:table-cell>
          <table:table-cell office:value-type="float" office:value="0.0000436369586858003" calcext:value-type="float">
            <text:p>0,000043637</text:p>
          </table:table-cell>
          <table:table-cell office:value-type="string" calcext:value-type="string">
            <text:p>bs</text:p>
          </table:table-cell>
          <table:table-cell office:value-type="float" office:value="0.00564008716498346" calcext:value-type="float">
            <text:p>0,0056400872</text:p>
          </table:table-cell>
          <table:table-cell office:value-type="string" calcext:value-type="string">
            <text:p>tr</text:p>
          </table:table-cell>
          <table:table-cell office:value-type="float" office:value="0.000211819722325253" calcext:value-type="float">
            <text:p>0,0002118197</text:p>
          </table:table-cell>
          <table:table-cell office:value-type="string" calcext:value-type="string">
            <text:p>sq</text:p>
          </table:table-cell>
          <table:table-cell office:value-type="float" office:value="0.000180909748762723" calcext:value-type="float">
            <text:p>0,0001809097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float" office:value="0.0011002200440088" calcext:value-type="float">
            <text:p>0,00110022</text:p>
          </table:table-cell>
          <table:table-cell office:value-type="string" calcext:value-type="string">
            <text:p>uk</text:p>
          </table:table-cell>
          <table:table-cell office:value-type="float" office:value="0.000320025602048164" calcext:value-type="float">
            <text:p>0,0003200256</text:p>
          </table:table-cell>
          <table:table-cell office:value-type="string" calcext:value-type="string">
            <text:p>ru</text:p>
          </table:table-cell>
          <table:table-cell office:value-type="float" office:value="0.000200016001280102" calcext:value-type="float">
            <text:p>0,000200016</text:p>
          </table:table-cell>
          <table:table-cell office:value-type="string" calcext:value-type="string">
            <text:p>bg</text:p>
          </table:table-cell>
          <table:table-cell office:value-type="float" office:value="0.00432086417283457" calcext:value-type="float">
            <text:p>0,0043208642</text:p>
          </table:table-cell>
          <table:table-cell office:value-type="string" calcext:value-type="string">
            <text:p>uk</text:p>
          </table:table-cell>
          <table:table-cell office:value-type="float" office:value="0.000660052804224338" calcext:value-type="float">
            <text:p>0,0006600528</text:p>
          </table:table-cell>
          <table:table-cell office:value-type="string" calcext:value-type="string">
            <text:p>ru</text:p>
          </table:table-cell>
          <table:table-cell office:value-type="float" office:value="0.000340027202176174" calcext:value-type="float">
            <text:p>0,0003400272</text:p>
          </table:table-cell>
          <table:table-cell office:value-type="string" calcext:value-type="string">
            <text:p>bg</text:p>
          </table:table-cell>
          <table:table-cell office:value-type="float" office:value="0.0011002200440088" calcext:value-type="float">
            <text:p>0,00110022</text:p>
          </table:table-cell>
          <table:table-cell office:value-type="string" calcext:value-type="string">
            <text:p>uk</text:p>
          </table:table-cell>
          <table:table-cell office:value-type="float" office:value="0.000280022401792143" calcext:value-type="float">
            <text:p>0,0002800224</text:p>
          </table:table-cell>
          <table:table-cell office:value-type="string" calcext:value-type="string">
            <text:p>ru</text:p>
          </table:table-cell>
          <table:table-cell office:value-type="float" office:value="0.000200016001280102" calcext:value-type="float">
            <text:p>0,000200016</text:p>
          </table:table-cell>
          <table:table-cell office:value-type="string" calcext:value-type="string">
            <text:p>bg</text:p>
          </table:table-cell>
          <table:table-cell office:value-type="float" office:value="0.00410082016403281" calcext:value-type="float">
            <text:p>0,0041008202</text:p>
          </table:table-cell>
          <table:table-cell office:value-type="string" calcext:value-type="string">
            <text:p>uk</text:p>
          </table:table-cell>
          <table:table-cell office:value-type="float" office:value="0.000960076806144491" calcext:value-type="float">
            <text:p>0,0009600768</text:p>
          </table:table-cell>
          <table:table-cell office:value-type="string" calcext:value-type="string">
            <text:p>ru</text:p>
          </table:table-cell>
          <table:table-cell office:value-type="float" office:value="0.000340027202176174" calcext:value-type="float">
            <text:p>0,0003400272</text:p>
          </table:table-cell>
          <table:table-cell office:value-type="string" calcext:value-type="string">
            <text:p>bg</text:p>
          </table:table-cell>
          <table:table-cell office:value-type="float" office:value="0.0016942778615693" calcext:value-type="float">
            <text:p>0,0016942779</text:p>
          </table:table-cell>
          <table:table-cell office:value-type="string" calcext:value-type="string">
            <text:p>uk</text:p>
          </table:table-cell>
          <table:table-cell office:value-type="float" office:value="0.000262041926708273" calcext:value-type="float">
            <text:p>0,0002620419</text:p>
          </table:table-cell>
          <table:table-cell office:value-type="string" calcext:value-type="string">
            <text:p>ru</text:p>
          </table:table-cell>
          <table:table-cell office:value-type="float" office:value="0.000170003060055081" calcext:value-type="float">
            <text:p>0,0001700031</text:p>
          </table:table-cell>
          <table:table-cell office:value-type="string" calcext:value-type="string">
            <text:p>bg</text:p>
          </table:table-cell>
          <table:table-cell office:value-type="float" office:value="0.00643687541505645" calcext:value-type="float">
            <text:p>0,0064368754</text:p>
          </table:table-cell>
          <table:table-cell office:value-type="string" calcext:value-type="string">
            <text:p>uk</text:p>
          </table:table-cell>
          <table:table-cell office:value-type="float" office:value="0.000716104551264485" calcext:value-type="float">
            <text:p>0,0007161046</text:p>
          </table:table-cell>
          <table:table-cell office:value-type="string" calcext:value-type="string">
            <text:p>ru</text:p>
          </table:table-cell>
          <table:table-cell office:value-type="float" office:value="0.000248003472048609" calcext:value-type="float">
            <text:p>0,0002480035</text:p>
          </table:table-cell>
          <table:table-cell office:value-type="string" calcext:value-type="string">
            <text:p>bg</text:p>
          </table:table-cell>
          <table:table-cell office:value-type="float" office:value="0.00198032477326282" calcext:value-type="float">
            <text:p>0,0019803248</text:p>
          </table:table-cell>
          <table:table-cell office:value-type="string" calcext:value-type="string">
            <text:p>uk</text:p>
          </table:table-cell>
          <table:table-cell office:value-type="float" office:value="0.000254040138341858" calcext:value-type="float">
            <text:p>0,0002540401</text:p>
          </table:table-cell>
          <table:table-cell office:value-type="string" calcext:value-type="string">
            <text:p>ru</text:p>
          </table:table-cell>
          <table:table-cell office:value-type="float" office:value="0.000154002772049897" calcext:value-type="float">
            <text:p>0,0001540028</text:p>
          </table:table-cell>
          <table:table-cell office:value-type="string" calcext:value-type="string">
            <text:p>bg</text:p>
          </table:table-cell>
          <table:table-cell office:value-type="float" office:value="0.00562276469599866" calcext:value-type="float">
            <text:p>0,0056227647</text:p>
          </table:table-cell>
          <table:table-cell office:value-type="string" calcext:value-type="string">
            <text:p>uk</text:p>
          </table:table-cell>
          <table:table-cell office:value-type="float" office:value="0.000766111852330441" calcext:value-type="float">
            <text:p>0,0007661119</text:p>
          </table:table-cell>
          <table:table-cell office:value-type="string" calcext:value-type="string">
            <text:p>ru</text:p>
          </table:table-cell>
          <table:table-cell office:value-type="float" office:value="0.000224003136043905" calcext:value-type="float">
            <text:p>0,0002240031</text:p>
          </table:table-cell>
          <table:table-cell office:value-type="string" calcext:value-type="string">
            <text:p>bg</text:p>
          </table:table-cell>
          <table:table-cell office:value-type="float" office:value="0.0018029387082667" calcext:value-type="float">
            <text:p>0,0018029387</text:p>
          </table:table-cell>
          <table:table-cell office:value-type="string" calcext:value-type="string">
            <text:p>uk</text:p>
          </table:table-cell>
          <table:table-cell office:value-type="float" office:value="0.000308243466875193" calcext:value-type="float">
            <text:p>0,0003082435</text:p>
          </table:table-cell>
          <table:table-cell office:value-type="string" calcext:value-type="string">
            <text:p>ru</text:p>
          </table:table-cell>
          <table:table-cell office:value-type="float" office:value="0.000152730049637266" calcext:value-type="float">
            <text:p>0,00015273</text:p>
          </table:table-cell>
          <table:table-cell office:value-type="string" calcext:value-type="string">
            <text:p>bg</text:p>
          </table:table-cell>
          <table:table-cell office:value-type="float" office:value="0.00711625674166906" calcext:value-type="float">
            <text:p>0,0071162567</text:p>
          </table:table-cell>
          <table:table-cell office:value-type="string" calcext:value-type="string">
            <text:p>uk</text:p>
          </table:table-cell>
          <table:table-cell office:value-type="float" office:value="0.000772864280486086" calcext:value-type="float">
            <text:p>0,0007728643</text:p>
          </table:table-cell>
          <table:table-cell office:value-type="string" calcext:value-type="string">
            <text:p>ru</text:p>
          </table:table-cell>
          <table:table-cell office:value-type="float" office:value="0.000215457287638206" calcext:value-type="float">
            <text:p>0,0002154573</text:p>
          </table:table-cell>
          <table:table-cell office:value-type="string" calcext:value-type="string">
            <text:p>bg</text:p>
          </table:table-cell>
          <table:table-cell office:value-type="float" office:value="0.00223298914145386" calcext:value-type="float">
            <text:p>0,0022329891</text:p>
          </table:table-cell>
          <table:table-cell office:value-type="string" calcext:value-type="string">
            <text:p>uk</text:p>
          </table:table-cell>
          <table:table-cell office:value-type="float" office:value="0.000291876291734445" calcext:value-type="float">
            <text:p>0,0002918763</text:p>
          </table:table-cell>
          <table:table-cell office:value-type="string" calcext:value-type="string">
            <text:p>ru</text:p>
          </table:table-cell>
          <table:table-cell office:value-type="float" office:value="0.000141820115728851" calcext:value-type="float">
            <text:p>0,0001418201</text:p>
          </table:table-cell>
          <table:table-cell office:value-type="string" calcext:value-type="string">
            <text:p>bg</text:p>
          </table:table-cell>
          <table:table-cell office:value-type="float" office:value="0.00666256923507741" calcext:value-type="float">
            <text:p>0,0066625692</text:p>
          </table:table-cell>
          <table:table-cell office:value-type="string" calcext:value-type="string">
            <text:p>uk</text:p>
          </table:table-cell>
          <table:table-cell office:value-type="float" office:value="0.000819230178221206" calcext:value-type="float">
            <text:p>0,0008192302</text:p>
          </table:table-cell>
          <table:table-cell office:value-type="string" calcext:value-type="string">
            <text:p>ru</text:p>
          </table:table-cell>
          <table:table-cell office:value-type="float" office:value="0.000207275365322831" calcext:value-type="float">
            <text:p>0,0002072754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float" office:value="0.00276248788834601" calcext:value-type="float">
            <text:p>0,0027624879</text:p>
          </table:table-cell>
          <table:table-cell office:value-type="string" calcext:value-type="string">
            <text:p>ur</text:p>
          </table:table-cell>
          <table:table-cell office:value-type="float" office:value="0.0000204834084391643" calcext:value-type="float">
            <text:p>2,04834084391643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247312697001536" calcext:value-type="float">
            <text:p>0,0247312697</text:p>
          </table:table-cell>
          <table:table-cell office:value-type="string" calcext:value-type="string">
            <text:p>ur</text:p>
          </table:table-cell>
          <table:table-cell office:value-type="float" office:value="0.0000611122428193115" calcext:value-type="float">
            <text:p>6,11122428193115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</text:p>
          </table:table-cell>
          <table:table-cell office:value-type="float" office:value="0.00263152484529512" calcext:value-type="float">
            <text:p>0,0026315248</text:p>
          </table:table-cell>
          <table:table-cell office:value-type="string" calcext:value-type="string">
            <text:p>ur</text:p>
          </table:table-cell>
          <table:table-cell office:value-type="float" office:value="0.0000204670582697149" calcext:value-type="float">
            <text:p>2,04670582697149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</text:p>
          </table:table-cell>
          <table:table-cell office:value-type="float" office:value="0.0241847496666263" calcext:value-type="float">
            <text:p>0,0241847497</text:p>
          </table:table-cell>
          <table:table-cell office:value-type="string" calcext:value-type="string">
            <text:p>ur</text:p>
          </table:table-cell>
          <table:table-cell office:value-type="float" office:value="0.0000610699454441821" calcext:value-type="float">
            <text:p>6,10699454441821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</text:p>
          </table:table-cell>
          <table:table-cell office:value-type="float" office:value="0.00410253875478063" calcext:value-type="float">
            <text:p>0,0041025388</text:p>
          </table:table-cell>
          <table:table-cell office:value-type="string" calcext:value-type="string">
            <text:p>ur</text:p>
          </table:table-cell>
          <table:table-cell office:value-type="float" office:value="0.0000130006890365189" calcext:value-type="float">
            <text:p>1,30006890365189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</text:p>
          </table:table-cell>
          <table:table-cell office:value-type="float" office:value="0.0315803005199109" calcext:value-type="float">
            <text:p>0,0315803005</text:p>
          </table:table-cell>
          <table:table-cell office:value-type="string" calcext:value-type="string">
            <text:p>ur</text:p>
          </table:table-cell>
          <table:table-cell office:value-type="float" office:value="0.0000868048204198812" calcext:value-type="float">
            <text:p>8,68048204198812E-005</text:p>
          </table:table-cell>
          <table:table-cell office:value-type="string" calcext:value-type="string">
            <text:p>fa</text:p>
          </table:table-cell>
          <table:table-cell office:value-type="float" office:value="0.0000222955498082583" calcext:value-type="float">
            <text:p>2,22955498082583E-005</text:p>
          </table:table-cell>
          <table:table-cell office:value-type="string" calcext:value-type="string">
            <text:p>ar</text:p>
          </table:table-cell>
          <table:table-cell office:value-type="float" office:value="0.00396051017299443" calcext:value-type="float">
            <text:p>0,0039605102</text:p>
          </table:table-cell>
          <table:table-cell office:value-type="string" calcext:value-type="string">
            <text:p>ur</text:p>
          </table:table-cell>
          <table:table-cell office:value-type="float" office:value="0.0000107946829709558" calcext:value-type="float">
            <text:p>1,07946829709558E-005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</text:p>
          </table:table-cell>
          <table:table-cell office:value-type="float" office:value="0.0301237498572431" calcext:value-type="float">
            <text:p>0,0301237499</text:p>
          </table:table-cell>
          <table:table-cell office:value-type="string" calcext:value-type="string">
            <text:p>ur</text:p>
          </table:table-cell>
          <table:table-cell office:value-type="float" office:value="0.0000783017410497935" calcext:value-type="float">
            <text:p>7,83017410497935E-005</text:p>
          </table:table-cell>
          <table:table-cell office:value-type="string" calcext:value-type="string">
            <text:p>fa</text:p>
          </table:table-cell>
          <table:table-cell office:value-type="float" office:value="0.0000222918498520069" calcext:value-type="float">
            <text:p>2,22918498520069E-005</text:p>
          </table:table-cell>
          <table:table-cell office:value-type="string" calcext:value-type="string">
            <text:p>ar</text:p>
          </table:table-cell>
          <table:table-cell office:value-type="float" office:value="0.00439072860805505" calcext:value-type="float">
            <text:p>0,0043907286</text:p>
          </table:table-cell>
          <table:table-cell office:value-type="string" calcext:value-type="string">
            <text:p>ur</text:p>
          </table:table-cell>
          <table:table-cell office:value-type="float" office:value="0.00000998223162770269" calcext:value-type="float">
            <text:p>9,98223162770269E-006</text:p>
          </table:table-cell>
          <table:table-cell office:value-type="string" calcext:value-type="string">
            <text:p>fa</text:p>
          </table:table-cell>
          <table:table-cell office:value-type="float" office:value="0.00000114516710851031" calcext:value-type="float">
            <text:p>1,14516710851031E-006</text:p>
          </table:table-cell>
          <table:table-cell office:value-type="string" calcext:value-type="string">
            <text:p>ar</text:p>
          </table:table-cell>
          <table:table-cell office:value-type="float" office:value="0.0320468484714417" calcext:value-type="float">
            <text:p>0,0320468485</text:p>
          </table:table-cell>
          <table:table-cell office:value-type="string" calcext:value-type="string">
            <text:p>ur</text:p>
          </table:table-cell>
          <table:table-cell office:value-type="float" office:value="0.000118442703586856" calcext:value-type="float">
            <text:p>0,0001184427</text:p>
          </table:table-cell>
          <table:table-cell office:value-type="string" calcext:value-type="string">
            <text:p>fa</text:p>
          </table:table-cell>
          <table:table-cell office:value-type="float" office:value="0.0000141758127920354" calcext:value-type="float">
            <text:p>1,41758127920354E-005</text:p>
          </table:table-cell>
          <table:table-cell office:value-type="string" calcext:value-type="string">
            <text:p>ar</text:p>
          </table:table-cell>
          <table:table-cell office:value-type="float" office:value="0.0042148319066926" calcext:value-type="float">
            <text:p>0,0042148319</text:p>
          </table:table-cell>
          <table:table-cell office:value-type="string" calcext:value-type="string">
            <text:p>ur</text:p>
          </table:table-cell>
          <table:table-cell office:value-type="float" office:value="0.00000894981836840833" calcext:value-type="float">
            <text:p>8,94981836840833E-006</text:p>
          </table:table-cell>
          <table:table-cell office:value-type="string" calcext:value-type="string">
            <text:p>fa</text:p>
          </table:table-cell>
          <table:table-cell office:value-type="float" office:value="0.00000113864869727203" calcext:value-type="float">
            <text:p>1,13864869727203E-006</text:p>
          </table:table-cell>
          <table:table-cell office:value-type="string" calcext:value-type="string">
            <text:p>ar</text:p>
          </table:table-cell>
          <table:table-cell office:value-type="float" office:value="0.0311001169682283" calcext:value-type="float">
            <text:p>0,031100117</text:p>
          </table:table-cell>
          <table:table-cell office:value-type="string" calcext:value-type="string">
            <text:p>ur</text:p>
          </table:table-cell>
          <table:table-cell office:value-type="float" office:value="0.000107548118005706" calcext:value-type="float">
            <text:p>0,0001075481</text:p>
          </table:table-cell>
          <table:table-cell office:value-type="string" calcext:value-type="string">
            <text:p>fa</text:p>
          </table:table-cell>
          <table:table-cell office:value-type="float" office:value="0.0000141740353478635" calcext:value-type="float">
            <text:p>0,000014174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float" office:value="0.00164013121049684" calcext:value-type="float">
            <text:p>0,0016401312</text:p>
          </table:table-cell>
          <table:table-cell office:value-type="string" calcext:value-type="string">
            <text:p>vi</text:p>
          </table:table-cell>
          <table:table-cell office:value-type="float" office:value="0.000240019201536123" calcext:value-type="float">
            <text:p>0,0002400192</text:p>
          </table:table-cell>
          <table:table-cell office:value-type="string" calcext:value-type="string">
            <text:p>en</text:p>
          </table:table-cell>
          <table:table-cell office:value-type="float" office:value="0.0000200016001280102" calcext:value-type="float">
            <text:p>2,00016001280102E-005</text:p>
          </table:table-cell>
          <table:table-cell office:value-type="string" calcext:value-type="string">
            <text:p>pl</text:p>
          </table:table-cell>
          <table:table-cell office:value-type="float" office:value="0.0182614609168734" calcext:value-type="float">
            <text:p>0,0182614609</text:p>
          </table:table-cell>
          <table:table-cell office:value-type="string" calcext:value-type="string">
            <text:p>vi</text:p>
          </table:table-cell>
          <table:table-cell office:value-type="float" office:value="0.00172013761100888" calcext:value-type="float">
            <text:p>0,0017201376</text:p>
          </table:table-cell>
          <table:table-cell office:value-type="string" calcext:value-type="string">
            <text:p>en</text:p>
          </table:table-cell>
          <table:table-cell office:value-type="float" office:value="0.00120009600768061" calcext:value-type="float">
            <text:p>0,001200096</text:p>
          </table:table-cell>
          <table:table-cell office:value-type="string" calcext:value-type="string">
            <text:p>it</text:p>
          </table:table-cell>
          <table:table-cell office:value-type="float" office:value="0.00130010400832067" calcext:value-type="float">
            <text:p>0,001300104</text:p>
          </table:table-cell>
          <table:table-cell office:value-type="string" calcext:value-type="string">
            <text:p>vi</text:p>
          </table:table-cell>
          <table:table-cell office:value-type="float" office:value="0.0000800064005120409" calcext:value-type="float">
            <text:p>8,00064005120409E-005</text:p>
          </table:table-cell>
          <table:table-cell office:value-type="string" calcext:value-type="string">
            <text:p>en</text:p>
          </table:table-cell>
          <table:table-cell office:value-type="float" office:value="0.0000200016001280102" calcext:value-type="float">
            <text:p>2,00016001280102E-005</text:p>
          </table:table-cell>
          <table:table-cell office:value-type="string" calcext:value-type="string">
            <text:p>fr</text:p>
          </table:table-cell>
          <table:table-cell office:value-type="float" office:value="0.0157412593007441" calcext:value-type="float">
            <text:p>0,0157412593</text:p>
          </table:table-cell>
          <table:table-cell office:value-type="string" calcext:value-type="string">
            <text:p>vi</text:p>
          </table:table-cell>
          <table:table-cell office:value-type="float" office:value="0.00114009120729658" calcext:value-type="float">
            <text:p>0,0011400912</text:p>
          </table:table-cell>
          <table:table-cell office:value-type="string" calcext:value-type="string">
            <text:p>it</text:p>
          </table:table-cell>
          <table:table-cell office:value-type="float" office:value="0.00106008480678454" calcext:value-type="float">
            <text:p>0,0010600848</text:p>
          </table:table-cell>
          <table:table-cell office:value-type="string" calcext:value-type="string">
            <text:p>es</text:p>
          </table:table-cell>
          <table:table-cell office:value-type="float" office:value="0.00257202057616461" calcext:value-type="float">
            <text:p>0,0025720206</text:p>
          </table:table-cell>
          <table:table-cell office:value-type="string" calcext:value-type="string">
            <text:p>vi</text:p>
          </table:table-cell>
          <table:table-cell office:value-type="float" office:value="0.000128002048032769" calcext:value-type="float">
            <text:p>0,000128002</text:p>
          </table:table-cell>
          <table:table-cell office:value-type="string" calcext:value-type="string">
            <text:p>en</text:p>
          </table:table-cell>
          <table:table-cell office:value-type="float" office:value="0.0000100004200176407" calcext:value-type="float">
            <text:p>1,00004200176407E-005</text:p>
          </table:table-cell>
          <table:table-cell office:value-type="string" calcext:value-type="string">
            <text:p>pl</text:p>
          </table:table-cell>
          <table:table-cell office:value-type="float" office:value="0.0210441683533468" calcext:value-type="float">
            <text:p>0,0210441684</text:p>
          </table:table-cell>
          <table:table-cell office:value-type="string" calcext:value-type="string">
            <text:p>vi</text:p>
          </table:table-cell>
          <table:table-cell office:value-type="float" office:value="0.00128602829262244" calcext:value-type="float">
            <text:p>0,0012860283</text:p>
          </table:table-cell>
          <table:table-cell office:value-type="string" calcext:value-type="string">
            <text:p>es</text:p>
          </table:table-cell>
          <table:table-cell office:value-type="float" office:value="0.00107400859206874" calcext:value-type="float">
            <text:p>0,0010740086</text:p>
          </table:table-cell>
          <table:table-cell office:value-type="string" calcext:value-type="string">
            <text:p>it</text:p>
          </table:table-cell>
          <table:table-cell office:value-type="float" office:value="0.00229401835214682" calcext:value-type="float">
            <text:p>0,0022940184</text:p>
          </table:table-cell>
          <table:table-cell office:value-type="string" calcext:value-type="string">
            <text:p>vi</text:p>
          </table:table-cell>
          <table:table-cell office:value-type="float" office:value="0.0000120001920030721" calcext:value-type="float">
            <text:p>1,20001920030721E-005</text:p>
          </table:table-cell>
          <table:table-cell office:value-type="string" calcext:value-type="string">
            <text:p>en</text:p>
          </table:table-cell>
          <table:table-cell office:value-type="float" office:value="0.00000600025201058444" calcext:value-type="float">
            <text:p>6,00025201058444E-006</text:p>
          </table:table-cell>
          <table:table-cell office:value-type="string" calcext:value-type="string">
            <text:p>pl</text:p>
          </table:table-cell>
          <table:table-cell office:value-type="float" office:value="0.0182541460331683" calcext:value-type="float">
            <text:p>0,018254146</text:p>
          </table:table-cell>
          <table:table-cell office:value-type="string" calcext:value-type="string">
            <text:p>vi</text:p>
          </table:table-cell>
          <table:table-cell office:value-type="float" office:value="0.00126002772060985" calcext:value-type="float">
            <text:p>0,0012600277</text:p>
          </table:table-cell>
          <table:table-cell office:value-type="string" calcext:value-type="string">
            <text:p>es</text:p>
          </table:table-cell>
          <table:table-cell office:value-type="float" office:value="0.00094000752006016" calcext:value-type="float">
            <text:p>0,0009400075</text:p>
          </table:table-cell>
          <table:table-cell office:value-type="string" calcext:value-type="string">
            <text:p>it</text:p>
          </table:table-cell>
          <table:table-cell office:value-type="float" office:value="0.00273911082989694" calcext:value-type="float">
            <text:p>0,0027391108</text:p>
          </table:table-cell>
          <table:table-cell office:value-type="string" calcext:value-type="string">
            <text:p>vi</text:p>
          </table:table-cell>
          <table:table-cell office:value-type="float" office:value="0.0001672739438105" calcext:value-type="float">
            <text:p>0,0001672739</text:p>
          </table:table-cell>
          <table:table-cell office:value-type="string" calcext:value-type="string">
            <text:p>en</text:p>
          </table:table-cell>
          <table:table-cell office:value-type="float" office:value="0.00000818199669810978" calcext:value-type="float">
            <text:p>0,000008182</text:p>
          </table:table-cell>
          <table:table-cell office:value-type="string" calcext:value-type="string">
            <text:p>pl</text:p>
          </table:table-cell>
          <table:table-cell office:value-type="float" office:value="0.02445654150212" calcext:value-type="float">
            <text:p>0,0244565415</text:p>
          </table:table-cell>
          <table:table-cell office:value-type="string" calcext:value-type="string">
            <text:p>vi</text:p>
          </table:table-cell>
          <table:table-cell office:value-type="float" office:value="0.00136729137215507" calcext:value-type="float">
            <text:p>0,0013672914</text:p>
          </table:table-cell>
          <table:table-cell office:value-type="string" calcext:value-type="string">
            <text:p>es</text:p>
          </table:table-cell>
          <table:table-cell office:value-type="float" office:value="0.00109182512979628" calcext:value-type="float">
            <text:p>0,0010918251</text:p>
          </table:table-cell>
          <table:table-cell office:value-type="string" calcext:value-type="string">
            <text:p>it</text:p>
          </table:table-cell>
          <table:table-cell office:value-type="float" office:value="0.00246183608608062" calcext:value-type="float">
            <text:p>0,0024618361</text:p>
          </table:table-cell>
          <table:table-cell office:value-type="string" calcext:value-type="string">
            <text:p>vi</text:p>
          </table:table-cell>
          <table:table-cell office:value-type="float" office:value="0.0000218183404970218" calcext:value-type="float">
            <text:p>2,18183404970218E-005</text:p>
          </table:table-cell>
          <table:table-cell office:value-type="string" calcext:value-type="string">
            <text:p>en</text:p>
          </table:table-cell>
          <table:table-cell office:value-type="float" office:value="0.00000636377520964094" calcext:value-type="float">
            <text:p>6,36377520964094E-006</text:p>
          </table:table-cell>
          <table:table-cell office:value-type="string" calcext:value-type="string">
            <text:p>pl</text:p>
          </table:table-cell>
          <table:table-cell office:value-type="float" office:value="0.0209401522920167" calcext:value-type="float">
            <text:p>0,0209401523</text:p>
          </table:table-cell>
          <table:table-cell office:value-type="string" calcext:value-type="string">
            <text:p>vi</text:p>
          </table:table-cell>
          <table:table-cell office:value-type="float" office:value="0.0013072905539621" calcext:value-type="float">
            <text:p>0,0013072906</text:p>
          </table:table-cell>
          <table:table-cell office:value-type="string" calcext:value-type="string">
            <text:p>es</text:p>
          </table:table-cell>
          <table:table-cell office:value-type="float" office:value="0.000990915396734343" calcext:value-type="float">
            <text:p>0,0009909154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table:style-name="Default" table:number-columns-repeated="54"/>
          <table:table-cell table:style-name="Default" table:formula="of:=SUM([.BD6:.BD48])" office:value-type="float" office:value="0.434726301869102" calcext:value-type="float">
            <text:p>0,4347263019</text:p>
          </table:table-cell>
          <table:table-cell table:style-name="Default"/>
          <table:table-cell table:style-name="Default" table:formula="of:=SUM([.BF6:.BF48])" office:value-type="float" office:value="0.104728440942573" calcext:value-type="float">
            <text:p>0,1047284409</text:p>
          </table:table-cell>
          <table:table-cell table:style-name="Default" table:number-columns-repeated="15"/>
        </table:table-row>
        <table:table-row table:style-name="ro1" table:number-rows-repeated="2">
          <table:table-cell/>
          <table:table-cell table:style-name="Default" table:number-columns-repeated="72"/>
        </table:table-row>
        <table:table-row table:style-name="ro1">
          <table:table-cell/>
          <table:table-cell table:style-name="Default" table:number-columns-repeated="54"/>
          <table:table-cell table:style-name="Default" table:formula="of:=[.BD49]-[.BF49]" office:value-type="float" office:value="0.329997860926528" calcext:value-type="float">
            <text:p>0,3299978609</text:p>
          </table:table-cell>
          <table:table-cell table:style-name="Default" table:formula="of:=[.BD52]/[.BD49]" office:value-type="float" office:value="0.75909338705228" calcext:value-type="float">
            <text:p>0,7590933871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4:01:30.509586747</dc:date>
    <meta:editing-duration>PT1H5M58S</meta:editing-duration>
    <meta:editing-cycles>10</meta:editing-cycles>
    <meta:generator>LibreOffice/4.4.6.3$Linux_X86_64 LibreOffice_project/40m0$Build-3</meta:generator>
    <meta:document-statistic meta:table-count="4" meta:cell-count="19221" meta:object-count="0"/>
  </office:meta>
</office:document-meta>
</file>